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35pt"/>
    </style:style>
    <style:style style:name="co2" style:family="table-column">
      <style:table-column-properties fo:break-before="auto" style:column-width="54.6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35.0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IG006" table:style-name="ta1">
        <table:shapes>
          <draw:frame draw:z-index="0" draw:style-name="gr1" draw:text-style-name="P1" svg:width="453.51pt" svg:height="255.09pt" svg:x="237.4pt" svg:y="36908.05pt">
            <loext:p draw:notify-on-update-of-ranges="AIG006.F2:AIG006.F28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0825" calcext:value-type="float">
            <text:p>20050825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0901" calcext:value-type="float">
            <text:p>2005090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0902" calcext:value-type="float">
            <text:p>20050902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0905" calcext:value-type="float">
            <text:p>20050905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0906" calcext:value-type="float">
            <text:p>20050906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0907" calcext:value-type="float">
            <text:p>20050907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0908" calcext:value-type="float">
            <text:p>2005090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0909" calcext:value-type="float">
            <text:p>2005090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0912" calcext:value-type="float">
            <text:p>20050912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0913" calcext:value-type="float">
            <text:p>20050913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0914" calcext:value-type="float">
            <text:p>20050914</text:p>
          </table:table-cell>
          <table:table-cell table:number-columns-repeated="4" office:value-type="float" office:value="10.02" calcext:value-type="float">
            <text:p>1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0915" calcext:value-type="float">
            <text:p>20050915</text:p>
          </table:table-cell>
          <table:table-cell table:number-columns-repeated="4" office:value-type="float" office:value="10.02" calcext:value-type="float">
            <text:p>1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0916" calcext:value-type="float">
            <text:p>20050916</text:p>
          </table:table-cell>
          <table:table-cell table:number-columns-repeated="4" office:value-type="float" office:value="10.02" calcext:value-type="float">
            <text:p>1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0919" calcext:value-type="float">
            <text:p>20050919</text:p>
          </table:table-cell>
          <table:table-cell table:number-columns-repeated="4" office:value-type="float" office:value="10.05" calcext:value-type="float">
            <text:p>1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0920" calcext:value-type="float">
            <text:p>20050920</text:p>
          </table:table-cell>
          <table:table-cell table:number-columns-repeated="4" office:value-type="float" office:value="10.05" calcext:value-type="float">
            <text:p>1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0921" calcext:value-type="float">
            <text:p>20050921</text:p>
          </table:table-cell>
          <table:table-cell table:number-columns-repeated="4" office:value-type="float" office:value="10.02" calcext:value-type="float">
            <text:p>1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0922" calcext:value-type="float">
            <text:p>20050922</text:p>
          </table:table-cell>
          <table:table-cell table:number-columns-repeated="4"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0923" calcext:value-type="float">
            <text:p>20050923</text:p>
          </table:table-cell>
          <table:table-cell table:number-columns-repeated="4" office:value-type="float" office:value="9.91" calcext:value-type="float">
            <text:p>9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0926" calcext:value-type="float">
            <text:p>20050926</text:p>
          </table:table-cell>
          <table:table-cell table:number-columns-repeated="4" office:value-type="float" office:value="9.95" calcext:value-type="float">
            <text:p>9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0927" calcext:value-type="float">
            <text:p>20050927</text:p>
          </table:table-cell>
          <table:table-cell table:number-columns-repeated="4" office:value-type="float" office:value="10.02" calcext:value-type="float">
            <text:p>1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0928" calcext:value-type="float">
            <text:p>20050928</text:p>
          </table:table-cell>
          <table:table-cell table:number-columns-repeated="4" office:value-type="float" office:value="9.97" calcext:value-type="float">
            <text:p>9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0929" calcext:value-type="float">
            <text:p>20050929</text:p>
          </table:table-cell>
          <table:table-cell table:number-columns-repeated="4" office:value-type="float" office:value="9.93" calcext:value-type="float">
            <text:p>9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0930" calcext:value-type="float">
            <text:p>20050930</text:p>
          </table:table-cell>
          <table:table-cell table:number-columns-repeated="4" office:value-type="float" office:value="9.97" calcext:value-type="float">
            <text:p>9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003" calcext:value-type="float">
            <text:p>20051003</text:p>
          </table:table-cell>
          <table:table-cell table:number-columns-repeated="4" office:value-type="float" office:value="9.99" calcext:value-type="float">
            <text:p>9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004" calcext:value-type="float">
            <text:p>20051004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005" calcext:value-type="float">
            <text:p>20051005</text:p>
          </table:table-cell>
          <table:table-cell table:number-columns-repeated="4" office:value-type="float" office:value="9.94" calcext:value-type="float">
            <text:p>9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006" calcext:value-type="float">
            <text:p>20051006</text:p>
          </table:table-cell>
          <table:table-cell table:number-columns-repeated="4" office:value-type="float" office:value="9.82" calcext:value-type="float">
            <text:p>9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007" calcext:value-type="float">
            <text:p>20051007</text:p>
          </table:table-cell>
          <table:table-cell table:number-columns-repeated="4" office:value-type="float" office:value="9.77" calcext:value-type="float">
            <text:p>9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010" calcext:value-type="float">
            <text:p>20051010</text:p>
          </table:table-cell>
          <table:table-cell table:number-columns-repeated="4" office:value-type="float" office:value="9.75" calcext:value-type="float">
            <text:p>9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011" calcext:value-type="float">
            <text:p>20051011</text:p>
          </table:table-cell>
          <table:table-cell table:number-columns-repeated="4" office:value-type="float" office:value="9.77" calcext:value-type="float">
            <text:p>9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012" calcext:value-type="float">
            <text:p>20051012</text:p>
          </table:table-cell>
          <table:table-cell table:number-columns-repeated="4" office:value-type="float" office:value="9.74" calcext:value-type="float">
            <text:p>9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013" calcext:value-type="float">
            <text:p>20051013</text:p>
          </table:table-cell>
          <table:table-cell table:number-columns-repeated="4" office:value-type="float" office:value="9.59" calcext:value-type="float">
            <text:p>9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014" calcext:value-type="float">
            <text:p>20051014</text:p>
          </table:table-cell>
          <table:table-cell table:number-columns-repeated="4" office:value-type="float" office:value="9.52" calcext:value-type="float">
            <text:p>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017" calcext:value-type="float">
            <text:p>20051017</text:p>
          </table:table-cell>
          <table:table-cell table:number-columns-repeated="4" office:value-type="float" office:value="9.56" calcext:value-type="float">
            <text:p>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018" calcext:value-type="float">
            <text:p>20051018</text:p>
          </table:table-cell>
          <table:table-cell table:number-columns-repeated="4" office:value-type="float" office:value="9.54" calcext:value-type="float">
            <text:p>9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019" calcext:value-type="float">
            <text:p>20051019</text:p>
          </table:table-cell>
          <table:table-cell table:number-columns-repeated="4" office:value-type="float" office:value="9.41" calcext:value-type="float">
            <text:p>9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020" calcext:value-type="float">
            <text:p>20051020</text:p>
          </table:table-cell>
          <table:table-cell table:number-columns-repeated="4" office:value-type="float" office:value="9.46" calcext:value-type="float">
            <text:p>9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021" calcext:value-type="float">
            <text:p>20051021</text:p>
          </table:table-cell>
          <table:table-cell table:number-columns-repeated="4" office:value-type="float" office:value="9.43" calcext:value-type="float">
            <text:p>9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024" calcext:value-type="float">
            <text:p>20051024</text:p>
          </table:table-cell>
          <table:table-cell table:number-columns-repeated="4" office:value-type="float" office:value="9.47" calcext:value-type="float">
            <text:p>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025" calcext:value-type="float">
            <text:p>20051025</text:p>
          </table:table-cell>
          <table:table-cell table:number-columns-repeated="4" office:value-type="float" office:value="9.55" calcext:value-type="float">
            <text:p>9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026" calcext:value-type="float">
            <text:p>20051026</text:p>
          </table:table-cell>
          <table:table-cell table:number-columns-repeated="4" office:value-type="float" office:value="9.55" calcext:value-type="float">
            <text:p>9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027" calcext:value-type="float">
            <text:p>20051027</text:p>
          </table:table-cell>
          <table:table-cell table:number-columns-repeated="4" office:value-type="float" office:value="9.53" calcext:value-type="float">
            <text:p>9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028" calcext:value-type="float">
            <text:p>20051028</text:p>
          </table:table-cell>
          <table:table-cell table:number-columns-repeated="4" office:value-type="float" office:value="9.57" calcext:value-type="float">
            <text:p>9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031" calcext:value-type="float">
            <text:p>20051031</text:p>
          </table:table-cell>
          <table:table-cell table:number-columns-repeated="4" office:value-type="float" office:value="9.62" calcext:value-type="float">
            <text:p>9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102" calcext:value-type="float">
            <text:p>20051102</text:p>
          </table:table-cell>
          <table:table-cell table:number-columns-repeated="4" office:value-type="float" office:value="9.71" calcext:value-type="float">
            <text:p>9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103" calcext:value-type="float">
            <text:p>20051103</text:p>
          </table:table-cell>
          <table:table-cell table:number-columns-repeated="4"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104" calcext:value-type="float">
            <text:p>20051104</text:p>
          </table:table-cell>
          <table:table-cell table:number-columns-repeated="4" office:value-type="float" office:value="9.85" calcext:value-type="float">
            <text:p>9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107" calcext:value-type="float">
            <text:p>20051107</text:p>
          </table:table-cell>
          <table:table-cell table:number-columns-repeated="4" office:value-type="float" office:value="9.88" calcext:value-type="float">
            <text:p>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108" calcext:value-type="float">
            <text:p>20051108</text:p>
          </table:table-cell>
          <table:table-cell table:number-columns-repeated="4" office:value-type="float" office:value="9.81" calcext:value-type="float">
            <text:p>9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109" calcext:value-type="float">
            <text:p>20051109</text:p>
          </table:table-cell>
          <table:table-cell table:number-columns-repeated="4" office:value-type="float" office:value="9.77" calcext:value-type="float">
            <text:p>9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110" calcext:value-type="float">
            <text:p>20051110</text:p>
          </table:table-cell>
          <table:table-cell table:number-columns-repeated="4" office:value-type="float" office:value="9.74" calcext:value-type="float">
            <text:p>9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114" calcext:value-type="float">
            <text:p>20051114</text:p>
          </table:table-cell>
          <table:table-cell table:number-columns-repeated="4" office:value-type="float" office:value="9.72" calcext:value-type="float">
            <text:p>9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115" calcext:value-type="float">
            <text:p>20051115</text:p>
          </table:table-cell>
          <table:table-cell table:number-columns-repeated="4" office:value-type="float" office:value="9.67" calcext:value-type="float">
            <text:p>9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116" calcext:value-type="float">
            <text:p>20051116</text:p>
          </table:table-cell>
          <table:table-cell table:number-columns-repeated="4" office:value-type="float" office:value="9.68" calcext:value-type="float">
            <text:p>9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117" calcext:value-type="float">
            <text:p>20051117</text:p>
          </table:table-cell>
          <table:table-cell table:number-columns-repeated="4" office:value-type="float" office:value="9.72" calcext:value-type="float">
            <text:p>9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118" calcext:value-type="float">
            <text:p>20051118</text:p>
          </table:table-cell>
          <table:table-cell table:number-columns-repeated="4" office:value-type="float" office:value="9.71" calcext:value-type="float">
            <text:p>9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121" calcext:value-type="float">
            <text:p>20051121</text:p>
          </table:table-cell>
          <table:table-cell table:number-columns-repeated="4" office:value-type="float" office:value="9.64" calcext:value-type="float">
            <text:p>9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122" calcext:value-type="float">
            <text:p>20051122</text:p>
          </table:table-cell>
          <table:table-cell table:number-columns-repeated="4" office:value-type="float" office:value="9.61" calcext:value-type="float">
            <text:p>9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123" calcext:value-type="float">
            <text:p>20051123</text:p>
          </table:table-cell>
          <table:table-cell table:number-columns-repeated="4" office:value-type="float" office:value="9.66" calcext:value-type="float">
            <text:p>9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124" calcext:value-type="float">
            <text:p>20051124</text:p>
          </table:table-cell>
          <table:table-cell table:number-columns-repeated="4" office:value-type="float" office:value="9.69" calcext:value-type="float">
            <text:p>9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125" calcext:value-type="float">
            <text:p>20051125</text:p>
          </table:table-cell>
          <table:table-cell table:number-columns-repeated="4" office:value-type="float" office:value="9.74" calcext:value-type="float">
            <text:p>9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128" calcext:value-type="float">
            <text:p>20051128</text:p>
          </table:table-cell>
          <table:table-cell table:number-columns-repeated="4" office:value-type="float" office:value="9.77" calcext:value-type="float">
            <text:p>9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129" calcext:value-type="float">
            <text:p>20051129</text:p>
          </table:table-cell>
          <table:table-cell table:number-columns-repeated="4" office:value-type="float" office:value="9.71" calcext:value-type="float">
            <text:p>9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130" calcext:value-type="float">
            <text:p>20051130</text:p>
          </table:table-cell>
          <table:table-cell table:number-columns-repeated="4"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201" calcext:value-type="float">
            <text:p>20051201</text:p>
          </table:table-cell>
          <table:table-cell table:number-columns-repeated="4" office:value-type="float" office:value="9.74" calcext:value-type="float">
            <text:p>9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202" calcext:value-type="float">
            <text:p>20051202</text:p>
          </table:table-cell>
          <table:table-cell table:number-columns-repeated="4" office:value-type="float" office:value="9.78" calcext:value-type="float">
            <text:p>9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205" calcext:value-type="float">
            <text:p>20051205</text:p>
          </table:table-cell>
          <table:table-cell table:number-columns-repeated="4" office:value-type="float" office:value="9.72" calcext:value-type="float">
            <text:p>9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206" calcext:value-type="float">
            <text:p>20051206</text:p>
          </table:table-cell>
          <table:table-cell table:number-columns-repeated="4" office:value-type="float" office:value="9.64" calcext:value-type="float">
            <text:p>9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207" calcext:value-type="float">
            <text:p>20051207</text:p>
          </table:table-cell>
          <table:table-cell table:number-columns-repeated="4" office:value-type="float" office:value="9.67" calcext:value-type="float">
            <text:p>9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208" calcext:value-type="float">
            <text:p>20051208</text:p>
          </table:table-cell>
          <table:table-cell table:number-columns-repeated="4" office:value-type="float" office:value="9.64" calcext:value-type="float">
            <text:p>9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209" calcext:value-type="float">
            <text:p>20051209</text:p>
          </table:table-cell>
          <table:table-cell table:number-columns-repeated="4" office:value-type="float" office:value="9.62" calcext:value-type="float">
            <text:p>9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212" calcext:value-type="float">
            <text:p>20051212</text:p>
          </table:table-cell>
          <table:table-cell table:number-columns-repeated="4" office:value-type="float" office:value="9.63" calcext:value-type="float">
            <text:p>9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213" calcext:value-type="float">
            <text:p>20051213</text:p>
          </table:table-cell>
          <table:table-cell table:number-columns-repeated="4" office:value-type="float" office:value="9.64" calcext:value-type="float">
            <text:p>9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214" calcext:value-type="float">
            <text:p>20051214</text:p>
          </table:table-cell>
          <table:table-cell table:number-columns-repeated="4" office:value-type="float" office:value="9.68" calcext:value-type="float">
            <text:p>9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215" calcext:value-type="float">
            <text:p>20051215</text:p>
          </table:table-cell>
          <table:table-cell table:number-columns-repeated="4" office:value-type="float" office:value="9.67" calcext:value-type="float">
            <text:p>9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216" calcext:value-type="float">
            <text:p>20051216</text:p>
          </table:table-cell>
          <table:table-cell table:number-columns-repeated="4" office:value-type="float" office:value="9.71" calcext:value-type="float">
            <text:p>9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219" calcext:value-type="float">
            <text:p>20051219</text:p>
          </table:table-cell>
          <table:table-cell table:number-columns-repeated="4" office:value-type="float" office:value="9.72" calcext:value-type="float">
            <text:p>9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220" calcext:value-type="float">
            <text:p>20051220</text:p>
          </table:table-cell>
          <table:table-cell table:number-columns-repeated="4" office:value-type="float" office:value="9.74" calcext:value-type="float">
            <text:p>9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221" calcext:value-type="float">
            <text:p>20051221</text:p>
          </table:table-cell>
          <table:table-cell table:number-columns-repeated="4" office:value-type="float" office:value="9.74" calcext:value-type="float">
            <text:p>9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222" calcext:value-type="float">
            <text:p>20051222</text:p>
          </table:table-cell>
          <table:table-cell table:number-columns-repeated="4" office:value-type="float" office:value="9.74" calcext:value-type="float">
            <text:p>9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223" calcext:value-type="float">
            <text:p>20051223</text:p>
          </table:table-cell>
          <table:table-cell table:number-columns-repeated="4" office:value-type="float" office:value="9.76" calcext:value-type="float">
            <text:p>9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227" calcext:value-type="float">
            <text:p>20051227</text:p>
          </table:table-cell>
          <table:table-cell table:number-columns-repeated="4" office:value-type="float" office:value="9.81" calcext:value-type="float">
            <text:p>9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228" calcext:value-type="float">
            <text:p>20051228</text:p>
          </table:table-cell>
          <table:table-cell table:number-columns-repeated="4" office:value-type="float" office:value="9.77" calcext:value-type="float">
            <text:p>9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229" calcext:value-type="float">
            <text:p>20051229</text:p>
          </table:table-cell>
          <table:table-cell table:number-columns-repeated="4" office:value-type="float" office:value="9.81" calcext:value-type="float">
            <text:p>9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51230" calcext:value-type="float">
            <text:p>20051230</text:p>
          </table:table-cell>
          <table:table-cell table:number-columns-repeated="4" office:value-type="float" office:value="9.76" calcext:value-type="float">
            <text:p>9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102" calcext:value-type="float">
            <text:p>20060102</text:p>
          </table:table-cell>
          <table:table-cell table:number-columns-repeated="4" office:value-type="float" office:value="9.81" calcext:value-type="float">
            <text:p>9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103" calcext:value-type="float">
            <text:p>20060103</text:p>
          </table:table-cell>
          <table:table-cell table:number-columns-repeated="4"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104" calcext:value-type="float">
            <text:p>20060104</text:p>
          </table:table-cell>
          <table:table-cell table:number-columns-repeated="4" office:value-type="float" office:value="9.97" calcext:value-type="float">
            <text:p>9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105" calcext:value-type="float">
            <text:p>20060105</text:p>
          </table:table-cell>
          <table:table-cell table:number-columns-repeated="4" office:value-type="float" office:value="9.92" calcext:value-type="float">
            <text:p>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106" calcext:value-type="float">
            <text:p>20060106</text:p>
          </table:table-cell>
          <table:table-cell table:number-columns-repeated="4" office:value-type="float" office:value="9.96" calcext:value-type="float">
            <text:p>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109" calcext:value-type="float">
            <text:p>20060109</text:p>
          </table:table-cell>
          <table:table-cell table:number-columns-repeated="4" office:value-type="float" office:value="9.98" calcext:value-type="float">
            <text:p>9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110" calcext:value-type="float">
            <text:p>20060110</text:p>
          </table:table-cell>
          <table:table-cell table:number-columns-repeated="4" office:value-type="float" office:value="9.93" calcext:value-type="float">
            <text:p>9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111" calcext:value-type="float">
            <text:p>20060111</text:p>
          </table:table-cell>
          <table:table-cell table:number-columns-repeated="4" office:value-type="float" office:value="9.99" calcext:value-type="float">
            <text:p>9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112" calcext:value-type="float">
            <text:p>20060112</text:p>
          </table:table-cell>
          <table:table-cell table:number-columns-repeated="4" office:value-type="float" office:value="9.98" calcext:value-type="float">
            <text:p>9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113" calcext:value-type="float">
            <text:p>20060113</text:p>
          </table:table-cell>
          <table:table-cell table:number-columns-repeated="4" office:value-type="float" office:value="9.92" calcext:value-type="float">
            <text:p>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116" calcext:value-type="float">
            <text:p>20060116</text:p>
          </table:table-cell>
          <table:table-cell table:number-columns-repeated="4" office:value-type="float" office:value="9.98" calcext:value-type="float">
            <text:p>9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117" calcext:value-type="float">
            <text:p>20060117</text:p>
          </table:table-cell>
          <table:table-cell table:number-columns-repeated="4" office:value-type="float" office:value="9.99" calcext:value-type="float">
            <text:p>9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118" calcext:value-type="float">
            <text:p>20060118</text:p>
          </table:table-cell>
          <table:table-cell table:number-columns-repeated="4" office:value-type="float" office:value="9.99" calcext:value-type="float">
            <text:p>9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119" calcext:value-type="float">
            <text:p>20060119</text:p>
          </table:table-cell>
          <table:table-cell table:number-columns-repeated="4" office:value-type="float" office:value="10.06" calcext:value-type="float">
            <text:p>1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120" calcext:value-type="float">
            <text:p>20060120</text:p>
          </table:table-cell>
          <table:table-cell table:number-columns-repeated="4" office:value-type="float" office:value="10.16" calcext:value-type="float">
            <text:p>1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123" calcext:value-type="float">
            <text:p>20060123</text:p>
          </table:table-cell>
          <table:table-cell table:number-columns-repeated="4" office:value-type="float" office:value="10.16" calcext:value-type="float">
            <text:p>1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124" calcext:value-type="float">
            <text:p>20060124</text:p>
          </table:table-cell>
          <table:table-cell table:number-columns-repeated="4" office:value-type="float" office:value="10.17" calcext:value-type="float">
            <text:p>1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125" calcext:value-type="float">
            <text:p>20060125</text:p>
          </table:table-cell>
          <table:table-cell table:number-columns-repeated="4" office:value-type="float" office:value="10.18" calcext:value-type="float">
            <text:p>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126" calcext:value-type="float">
            <text:p>20060126</text:p>
          </table:table-cell>
          <table:table-cell table:number-columns-repeated="4" office:value-type="float" office:value="10.14" calcext:value-type="float">
            <text:p>1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127" calcext:value-type="float">
            <text:p>20060127</text:p>
          </table:table-cell>
          <table:table-cell table:number-columns-repeated="4" office:value-type="float" office:value="10.14" calcext:value-type="float">
            <text:p>1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130" calcext:value-type="float">
            <text:p>20060130</text:p>
          </table:table-cell>
          <table:table-cell table:number-columns-repeated="4" office:value-type="float" office:value="10.13" calcext:value-type="float">
            <text:p>1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131" calcext:value-type="float">
            <text:p>20060131</text:p>
          </table:table-cell>
          <table:table-cell table:number-columns-repeated="4" office:value-type="float" office:value="10.03" calcext:value-type="float">
            <text:p>1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201" calcext:value-type="float">
            <text:p>20060201</text:p>
          </table:table-cell>
          <table:table-cell table:number-columns-repeated="4" office:value-type="float" office:value="10.06" calcext:value-type="float">
            <text:p>1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202" calcext:value-type="float">
            <text:p>20060202</text:p>
          </table:table-cell>
          <table:table-cell table:number-columns-repeated="4" office:value-type="float" office:value="10.07" calcext:value-type="float">
            <text:p>1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203" calcext:value-type="float">
            <text:p>20060203</text:p>
          </table:table-cell>
          <table:table-cell table:number-columns-repeated="4" office:value-type="float" office:value="9.97" calcext:value-type="float">
            <text:p>9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206" calcext:value-type="float">
            <text:p>20060206</text:p>
          </table:table-cell>
          <table:table-cell table:number-columns-repeated="4" office:value-type="float" office:value="10.03" calcext:value-type="float">
            <text:p>1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207" calcext:value-type="float">
            <text:p>20060207</text:p>
          </table:table-cell>
          <table:table-cell table:number-columns-repeated="4" office:value-type="float" office:value="10.05" calcext:value-type="float">
            <text:p>1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208" calcext:value-type="float">
            <text:p>20060208</text:p>
          </table:table-cell>
          <table:table-cell table:number-columns-repeated="4" office:value-type="float" office:value="10.03" calcext:value-type="float">
            <text:p>1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209" calcext:value-type="float">
            <text:p>20060209</text:p>
          </table:table-cell>
          <table:table-cell table:number-columns-repeated="4" office:value-type="float" office:value="10.05" calcext:value-type="float">
            <text:p>1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210" calcext:value-type="float">
            <text:p>20060210</text:p>
          </table:table-cell>
          <table:table-cell table:number-columns-repeated="4" office:value-type="float" office:value="9.97" calcext:value-type="float">
            <text:p>9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213" calcext:value-type="float">
            <text:p>20060213</text:p>
          </table:table-cell>
          <table:table-cell table:number-columns-repeated="4" office:value-type="float" office:value="9.96" calcext:value-type="float">
            <text:p>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214" calcext:value-type="float">
            <text:p>20060214</text:p>
          </table:table-cell>
          <table:table-cell table:number-columns-repeated="4" office:value-type="float" office:value="9.95" calcext:value-type="float">
            <text:p>9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215" calcext:value-type="float">
            <text:p>20060215</text:p>
          </table:table-cell>
          <table:table-cell table:number-columns-repeated="4" office:value-type="float" office:value="9.97" calcext:value-type="float">
            <text:p>9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216" calcext:value-type="float">
            <text:p>20060216</text:p>
          </table:table-cell>
          <table:table-cell table:number-columns-repeated="4" office:value-type="float" office:value="9.95" calcext:value-type="float">
            <text:p>9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217" calcext:value-type="float">
            <text:p>20060217</text:p>
          </table:table-cell>
          <table:table-cell table:number-columns-repeated="4" office:value-type="float" office:value="10.08" calcext:value-type="float">
            <text:p>1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220" calcext:value-type="float">
            <text:p>20060220</text:p>
          </table:table-cell>
          <table:table-cell table:number-columns-repeated="4" office:value-type="float" office:value="10.12" calcext:value-type="float">
            <text:p>1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221" calcext:value-type="float">
            <text:p>20060221</text:p>
          </table:table-cell>
          <table:table-cell table:number-columns-repeated="4" office:value-type="float" office:value="10.15" calcext:value-type="float">
            <text:p>1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222" calcext:value-type="float">
            <text:p>20060222</text:p>
          </table:table-cell>
          <table:table-cell table:number-columns-repeated="4" office:value-type="float" office:value="10.16" calcext:value-type="float">
            <text:p>1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223" calcext:value-type="float">
            <text:p>20060223</text:p>
          </table:table-cell>
          <table:table-cell table:number-columns-repeated="4"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224" calcext:value-type="float">
            <text:p>20060224</text:p>
          </table:table-cell>
          <table:table-cell table:number-columns-repeated="4" office:value-type="float" office:value="10.26" calcext:value-type="float">
            <text:p>10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227" calcext:value-type="float">
            <text:p>20060227</text:p>
          </table:table-cell>
          <table:table-cell table:number-columns-repeated="4" office:value-type="float" office:value="10.22" calcext:value-type="float">
            <text:p>1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228" calcext:value-type="float">
            <text:p>20060228</text:p>
          </table:table-cell>
          <table:table-cell table:number-columns-repeated="4" office:value-type="float" office:value="10.05" calcext:value-type="float">
            <text:p>1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301" calcext:value-type="float">
            <text:p>20060301</text:p>
          </table:table-cell>
          <table:table-cell table:number-columns-repeated="4"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302" calcext:value-type="float">
            <text:p>20060302</text:p>
          </table:table-cell>
          <table:table-cell table:number-columns-repeated="4" office:value-type="float" office:value="10.09" calcext:value-type="float">
            <text:p>1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303" calcext:value-type="float">
            <text:p>20060303</text:p>
          </table:table-cell>
          <table:table-cell table:number-columns-repeated="4"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306" calcext:value-type="float">
            <text:p>20060306</text:p>
          </table:table-cell>
          <table:table-cell table:number-columns-repeated="4" office:value-type="float" office:value="10.12" calcext:value-type="float">
            <text:p>1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307" calcext:value-type="float">
            <text:p>20060307</text:p>
          </table:table-cell>
          <table:table-cell table:number-columns-repeated="4" office:value-type="float" office:value="10.03" calcext:value-type="float">
            <text:p>1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308" calcext:value-type="float">
            <text:p>20060308</text:p>
          </table:table-cell>
          <table:table-cell table:number-columns-repeated="4" office:value-type="float" office:value="9.95" calcext:value-type="float">
            <text:p>9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309" calcext:value-type="float">
            <text:p>20060309</text:p>
          </table:table-cell>
          <table:table-cell table:number-columns-repeated="4" office:value-type="float" office:value="9.96" calcext:value-type="float">
            <text:p>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310" calcext:value-type="float">
            <text:p>20060310</text:p>
          </table:table-cell>
          <table:table-cell table:number-columns-repeated="4" office:value-type="float" office:value="9.92" calcext:value-type="float">
            <text:p>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313" calcext:value-type="float">
            <text:p>20060313</text:p>
          </table:table-cell>
          <table:table-cell table:number-columns-repeated="4" office:value-type="float" office:value="9.96" calcext:value-type="float">
            <text:p>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314" calcext:value-type="float">
            <text:p>20060314</text:p>
          </table:table-cell>
          <table:table-cell table:number-columns-repeated="4" office:value-type="float" office:value="9.87" calcext:value-type="float">
            <text:p>9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315" calcext:value-type="float">
            <text:p>20060315</text:p>
          </table:table-cell>
          <table:table-cell table:number-columns-repeated="4" office:value-type="float" office:value="9.89" calcext:value-type="float">
            <text:p>9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316" calcext:value-type="float">
            <text:p>20060316</text:p>
          </table:table-cell>
          <table:table-cell table:number-columns-repeated="4" office:value-type="float" office:value="9.99" calcext:value-type="float">
            <text:p>9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317" calcext:value-type="float">
            <text:p>20060317</text:p>
          </table:table-cell>
          <table:table-cell table:number-columns-repeated="4" office:value-type="float" office:value="10.02" calcext:value-type="float">
            <text:p>1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320" calcext:value-type="float">
            <text:p>20060320</text:p>
          </table:table-cell>
          <table:table-cell table:number-columns-repeated="4" office:value-type="float" office:value="10.05" calcext:value-type="float">
            <text:p>1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321" calcext:value-type="float">
            <text:p>20060321</text:p>
          </table:table-cell>
          <table:table-cell table:number-columns-repeated="4" office:value-type="float" office:value="10.03" calcext:value-type="float">
            <text:p>1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322" calcext:value-type="float">
            <text:p>20060322</text:p>
          </table:table-cell>
          <table:table-cell table:number-columns-repeated="4" office:value-type="float" office:value="9.98" calcext:value-type="float">
            <text:p>9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323" calcext:value-type="float">
            <text:p>20060323</text:p>
          </table:table-cell>
          <table:table-cell table:number-columns-repeated="4" office:value-type="float" office:value="10.04" calcext:value-type="float">
            <text:p>1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324" calcext:value-type="float">
            <text:p>20060324</text:p>
          </table:table-cell>
          <table:table-cell table:number-columns-repeated="4" office:value-type="float" office:value="10.05" calcext:value-type="float">
            <text:p>1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327" calcext:value-type="float">
            <text:p>20060327</text:p>
          </table:table-cell>
          <table:table-cell table:number-columns-repeated="4" office:value-type="float" office:value="10.08" calcext:value-type="float">
            <text:p>1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328" calcext:value-type="float">
            <text:p>20060328</text:p>
          </table:table-cell>
          <table:table-cell table:number-columns-repeated="4" office:value-type="float" office:value="10.08" calcext:value-type="float">
            <text:p>1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329" calcext:value-type="float">
            <text:p>20060329</text:p>
          </table:table-cell>
          <table:table-cell table:number-columns-repeated="4" office:value-type="float" office:value="10.07" calcext:value-type="float">
            <text:p>1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330" calcext:value-type="float">
            <text:p>20060330</text:p>
          </table:table-cell>
          <table:table-cell table:number-columns-repeated="4"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331" calcext:value-type="float">
            <text:p>20060331</text:p>
          </table:table-cell>
          <table:table-cell table:number-columns-repeated="4" office:value-type="float" office:value="10.13" calcext:value-type="float">
            <text:p>1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403" calcext:value-type="float">
            <text:p>20060403</text:p>
          </table:table-cell>
          <table:table-cell table:number-columns-repeated="4"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404" calcext:value-type="float">
            <text:p>20060404</text:p>
          </table:table-cell>
          <table:table-cell table:number-columns-repeated="4" office:value-type="float" office:value="10.19" calcext:value-type="float">
            <text:p>1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405" calcext:value-type="float">
            <text:p>20060405</text:p>
          </table:table-cell>
          <table:table-cell table:number-columns-repeated="4"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406" calcext:value-type="float">
            <text:p>20060406</text:p>
          </table:table-cell>
          <table:table-cell table:number-columns-repeated="4" office:value-type="float" office:value="10.23" calcext:value-type="float">
            <text:p>1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407" calcext:value-type="float">
            <text:p>20060407</text:p>
          </table:table-cell>
          <table:table-cell table:number-columns-repeated="4" office:value-type="float" office:value="10.25" calcext:value-type="float">
            <text:p>1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410" calcext:value-type="float">
            <text:p>20060410</text:p>
          </table:table-cell>
          <table:table-cell table:number-columns-repeated="4"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411" calcext:value-type="float">
            <text:p>20060411</text:p>
          </table:table-cell>
          <table:table-cell table:number-columns-repeated="4" office:value-type="float" office:value="10.27" calcext:value-type="float">
            <text:p>1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412" calcext:value-type="float">
            <text:p>20060412</text:p>
          </table:table-cell>
          <table:table-cell table:number-columns-repeated="4" office:value-type="float" office:value="10.28" calcext:value-type="float">
            <text:p>1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413" calcext:value-type="float">
            <text:p>20060413</text:p>
          </table:table-cell>
          <table:table-cell table:number-columns-repeated="4" office:value-type="float" office:value="10.28" calcext:value-type="float">
            <text:p>1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418" calcext:value-type="float">
            <text:p>20060418</text:p>
          </table:table-cell>
          <table:table-cell table:number-columns-repeated="4" office:value-type="float" office:value="10.32" calcext:value-type="float">
            <text:p>1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419" calcext:value-type="float">
            <text:p>20060419</text:p>
          </table:table-cell>
          <table:table-cell table:number-columns-repeated="4" office:value-type="float" office:value="10.36" calcext:value-type="float">
            <text:p>1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420" calcext:value-type="float">
            <text:p>20060420</text:p>
          </table:table-cell>
          <table:table-cell table:number-columns-repeated="4" office:value-type="float" office:value="10.44" calcext:value-type="float">
            <text:p>1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421" calcext:value-type="float">
            <text:p>20060421</text:p>
          </table:table-cell>
          <table:table-cell table:number-columns-repeated="4" office:value-type="float" office:value="10.44" calcext:value-type="float">
            <text:p>1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424" calcext:value-type="float">
            <text:p>20060424</text:p>
          </table:table-cell>
          <table:table-cell table:number-columns-repeated="4" office:value-type="float" office:value="10.51" calcext:value-type="float">
            <text:p>1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425" calcext:value-type="float">
            <text:p>20060425</text:p>
          </table:table-cell>
          <table:table-cell table:number-columns-repeated="4" office:value-type="float" office:value="10.47" calcext:value-type="float">
            <text:p>10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426" calcext:value-type="float">
            <text:p>20060426</text:p>
          </table:table-cell>
          <table:table-cell table:number-columns-repeated="4"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427" calcext:value-type="float">
            <text:p>20060427</text:p>
          </table:table-cell>
          <table:table-cell table:number-columns-repeated="4" office:value-type="float" office:value="10.36" calcext:value-type="float">
            <text:p>1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428" calcext:value-type="float">
            <text:p>20060428</text:p>
          </table:table-cell>
          <table:table-cell table:number-columns-repeated="4" office:value-type="float" office:value="10.42" calcext:value-type="float">
            <text:p>1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502" calcext:value-type="float">
            <text:p>20060502</text:p>
          </table:table-cell>
          <table:table-cell table:number-columns-repeated="4" office:value-type="float" office:value="10.41" calcext:value-type="float">
            <text:p>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504" calcext:value-type="float">
            <text:p>20060504</text:p>
          </table:table-cell>
          <table:table-cell table:number-columns-repeated="4" office:value-type="float" office:value="10.49" calcext:value-type="float">
            <text:p>10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505" calcext:value-type="float">
            <text:p>20060505</text:p>
          </table:table-cell>
          <table:table-cell table:number-columns-repeated="4" office:value-type="float" office:value="10.55" calcext:value-type="float">
            <text:p>1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508" calcext:value-type="float">
            <text:p>20060508</text:p>
          </table:table-cell>
          <table:table-cell table:number-columns-repeated="4" office:value-type="float" office:value="10.58" calcext:value-type="float">
            <text:p>1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509" calcext:value-type="float">
            <text:p>20060509</text:p>
          </table:table-cell>
          <table:table-cell table:number-columns-repeated="4" office:value-type="float" office:value="10.54" calcext:value-type="float">
            <text:p>1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510" calcext:value-type="float">
            <text:p>20060510</text:p>
          </table:table-cell>
          <table:table-cell table:number-columns-repeated="4" office:value-type="float" office:value="10.54" calcext:value-type="float">
            <text:p>1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511" calcext:value-type="float">
            <text:p>20060511</text:p>
          </table:table-cell>
          <table:table-cell table:number-columns-repeated="4"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512" calcext:value-type="float">
            <text:p>20060512</text:p>
          </table:table-cell>
          <table:table-cell table:number-columns-repeated="4" office:value-type="float" office:value="10.51" calcext:value-type="float">
            <text:p>1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515" calcext:value-type="float">
            <text:p>20060515</text:p>
          </table:table-cell>
          <table:table-cell table:number-columns-repeated="4" office:value-type="float" office:value="10.33" calcext:value-type="float">
            <text:p>1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516" calcext:value-type="float">
            <text:p>20060516</text:p>
          </table:table-cell>
          <table:table-cell table:number-columns-repeated="4" office:value-type="float" office:value="10.38" calcext:value-type="float">
            <text:p>10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517" calcext:value-type="float">
            <text:p>20060517</text:p>
          </table:table-cell>
          <table:table-cell table:number-columns-repeated="4"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518" calcext:value-type="float">
            <text:p>20060518</text:p>
          </table:table-cell>
          <table:table-cell table:number-columns-repeated="4" office:value-type="float" office:value="10.21" calcext:value-type="float">
            <text:p>1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519" calcext:value-type="float">
            <text:p>20060519</text:p>
          </table:table-cell>
          <table:table-cell table:number-columns-repeated="4" office:value-type="float" office:value="10.15" calcext:value-type="float">
            <text:p>1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522" calcext:value-type="float">
            <text:p>20060522</text:p>
          </table:table-cell>
          <table:table-cell table:number-columns-repeated="4" office:value-type="float" office:value="9.84" calcext:value-type="float">
            <text:p>9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523" calcext:value-type="float">
            <text:p>20060523</text:p>
          </table:table-cell>
          <table:table-cell table:number-columns-repeated="4" office:value-type="float" office:value="9.99" calcext:value-type="float">
            <text:p>9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524" calcext:value-type="float">
            <text:p>20060524</text:p>
          </table:table-cell>
          <table:table-cell table:number-columns-repeated="4" office:value-type="float" office:value="9.81" calcext:value-type="float">
            <text:p>9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525" calcext:value-type="float">
            <text:p>20060525</text:p>
          </table:table-cell>
          <table:table-cell table:number-columns-repeated="4" office:value-type="float" office:value="9.88" calcext:value-type="float">
            <text:p>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526" calcext:value-type="float">
            <text:p>20060526</text:p>
          </table:table-cell>
          <table:table-cell table:number-columns-repeated="4" office:value-type="float" office:value="10.02" calcext:value-type="float">
            <text:p>1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529" calcext:value-type="float">
            <text:p>20060529</text:p>
          </table:table-cell>
          <table:table-cell table:number-columns-repeated="4"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530" calcext:value-type="float">
            <text:p>20060530</text:p>
          </table:table-cell>
          <table:table-cell table:number-columns-repeated="4" office:value-type="float" office:value="9.92" calcext:value-type="float">
            <text:p>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531" calcext:value-type="float">
            <text:p>20060531</text:p>
          </table:table-cell>
          <table:table-cell table:number-columns-repeated="4" office:value-type="float" office:value="9.84" calcext:value-type="float">
            <text:p>9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601" calcext:value-type="float">
            <text:p>20060601</text:p>
          </table:table-cell>
          <table:table-cell table:number-columns-repeated="4" office:value-type="float" office:value="9.85" calcext:value-type="float">
            <text:p>9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602" calcext:value-type="float">
            <text:p>20060602</text:p>
          </table:table-cell>
          <table:table-cell table:number-columns-repeated="4" office:value-type="float" office:value="9.96" calcext:value-type="float">
            <text:p>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605" calcext:value-type="float">
            <text:p>20060605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606" calcext:value-type="float">
            <text:p>20060606</text:p>
          </table:table-cell>
          <table:table-cell table:number-columns-repeated="4" office:value-type="float" office:value="9.91" calcext:value-type="float">
            <text:p>9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607" calcext:value-type="float">
            <text:p>20060607</text:p>
          </table:table-cell>
          <table:table-cell table:number-columns-repeated="4" office:value-type="float" office:value="9.82" calcext:value-type="float">
            <text:p>9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608" calcext:value-type="float">
            <text:p>20060608</text:p>
          </table:table-cell>
          <table:table-cell table:number-columns-repeated="4" office:value-type="float" office:value="9.65" calcext:value-type="float">
            <text:p>9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609" calcext:value-type="float">
            <text:p>20060609</text:p>
          </table:table-cell>
          <table:table-cell table:number-columns-repeated="4" office:value-type="float" office:value="9.54" calcext:value-type="float">
            <text:p>9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612" calcext:value-type="float">
            <text:p>20060612</text:p>
          </table:table-cell>
          <table:table-cell table:number-columns-repeated="4" office:value-type="float" office:value="9.39" calcext:value-type="float">
            <text:p>9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613" calcext:value-type="float">
            <text:p>20060613</text:p>
          </table:table-cell>
          <table:table-cell table:number-columns-repeated="4" office:value-type="float" office:value="9.23" calcext:value-type="float">
            <text:p>9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614" calcext:value-type="float">
            <text:p>20060614</text:p>
          </table:table-cell>
          <table:table-cell table:number-columns-repeated="4" office:value-type="float" office:value="9.24" calcext:value-type="float">
            <text:p>9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616" calcext:value-type="float">
            <text:p>20060616</text:p>
          </table:table-cell>
          <table:table-cell table:number-columns-repeated="4" office:value-type="float" office:value="9.34" calcext:value-type="float">
            <text:p>9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619" calcext:value-type="float">
            <text:p>20060619</text:p>
          </table:table-cell>
          <table:table-cell table:number-columns-repeated="4" office:value-type="float" office:value="9.39" calcext:value-type="float">
            <text:p>9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620" calcext:value-type="float">
            <text:p>20060620</text:p>
          </table:table-cell>
          <table:table-cell table:number-columns-repeated="4" office:value-type="float" office:value="9.42" calcext:value-type="float">
            <text:p>9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621" calcext:value-type="float">
            <text:p>20060621</text:p>
          </table:table-cell>
          <table:table-cell table:number-columns-repeated="4" office:value-type="float" office:value="9.43" calcext:value-type="float">
            <text:p>9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622" calcext:value-type="float">
            <text:p>20060622</text:p>
          </table:table-cell>
          <table:table-cell table:number-columns-repeated="4" office:value-type="float" office:value="9.45" calcext:value-type="float">
            <text:p>9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623" calcext:value-type="float">
            <text:p>20060623</text:p>
          </table:table-cell>
          <table:table-cell table:number-columns-repeated="4" office:value-type="float" office:value="9.44" calcext:value-type="float">
            <text:p>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626" calcext:value-type="float">
            <text:p>20060626</text:p>
          </table:table-cell>
          <table:table-cell table:number-columns-repeated="4" office:value-type="float" office:value="9.41" calcext:value-type="float">
            <text:p>9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627" calcext:value-type="float">
            <text:p>20060627</text:p>
          </table:table-cell>
          <table:table-cell table:number-columns-repeated="4" office:value-type="float" office:value="9.61" calcext:value-type="float">
            <text:p>9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628" calcext:value-type="float">
            <text:p>20060628</text:p>
          </table:table-cell>
          <table:table-cell table:number-columns-repeated="4" office:value-type="float" office:value="9.67" calcext:value-type="float">
            <text:p>9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629" calcext:value-type="float">
            <text:p>20060629</text:p>
          </table:table-cell>
          <table:table-cell table:number-columns-repeated="4" office:value-type="float" office:value="9.68" calcext:value-type="float">
            <text:p>9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630" calcext:value-type="float">
            <text:p>20060630</text:p>
          </table:table-cell>
          <table:table-cell table:number-columns-repeated="4" office:value-type="float" office:value="9.78" calcext:value-type="float">
            <text:p>9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703" calcext:value-type="float">
            <text:p>20060703</text:p>
          </table:table-cell>
          <table:table-cell table:number-columns-repeated="4" office:value-type="float" office:value="9.81" calcext:value-type="float">
            <text:p>9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704" calcext:value-type="float">
            <text:p>20060704</text:p>
          </table:table-cell>
          <table:table-cell table:number-columns-repeated="4"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705" calcext:value-type="float">
            <text:p>20060705</text:p>
          </table:table-cell>
          <table:table-cell table:number-columns-repeated="4" office:value-type="float" office:value="9.79" calcext:value-type="float">
            <text:p>9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706" calcext:value-type="float">
            <text:p>20060706</text:p>
          </table:table-cell>
          <table:table-cell table:number-columns-repeated="4" office:value-type="float" office:value="9.87" calcext:value-type="float">
            <text:p>9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707" calcext:value-type="float">
            <text:p>20060707</text:p>
          </table:table-cell>
          <table:table-cell table:number-columns-repeated="4" office:value-type="float" office:value="9.93" calcext:value-type="float">
            <text:p>9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710" calcext:value-type="float">
            <text:p>2006071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711" calcext:value-type="float">
            <text:p>2006071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712" calcext:value-type="float">
            <text:p>20060712</text:p>
          </table:table-cell>
          <table:table-cell table:number-columns-repeated="4" office:value-type="float" office:value="10.05" calcext:value-type="float">
            <text:p>1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713" calcext:value-type="float">
            <text:p>20060713</text:p>
          </table:table-cell>
          <table:table-cell table:number-columns-repeated="4" office:value-type="float" office:value="9.88" calcext:value-type="float">
            <text:p>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714" calcext:value-type="float">
            <text:p>20060714</text:p>
          </table:table-cell>
          <table:table-cell table:number-columns-repeated="4" office:value-type="float" office:value="9.81" calcext:value-type="float">
            <text:p>9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717" calcext:value-type="float">
            <text:p>20060717</text:p>
          </table:table-cell>
          <table:table-cell table:number-columns-repeated="4" office:value-type="float" office:value="9.79" calcext:value-type="float">
            <text:p>9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718" calcext:value-type="float">
            <text:p>20060718</text:p>
          </table:table-cell>
          <table:table-cell table:number-columns-repeated="4" office:value-type="float" office:value="9.85" calcext:value-type="float">
            <text:p>9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719" calcext:value-type="float">
            <text:p>20060719</text:p>
          </table:table-cell>
          <table:table-cell table:number-columns-repeated="4" office:value-type="float" office:value="9.86" calcext:value-type="float">
            <text:p>9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720" calcext:value-type="float">
            <text:p>20060720</text:p>
          </table:table-cell>
          <table:table-cell table:number-columns-repeated="4" office:value-type="float" office:value="9.95" calcext:value-type="float">
            <text:p>9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721" calcext:value-type="float">
            <text:p>20060721</text:p>
          </table:table-cell>
          <table:table-cell table:number-columns-repeated="4" office:value-type="float" office:value="9.89" calcext:value-type="float">
            <text:p>9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724" calcext:value-type="float">
            <text:p>20060724</text:p>
          </table:table-cell>
          <table:table-cell table:number-columns-repeated="4" office:value-type="float" office:value="9.92" calcext:value-type="float">
            <text:p>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725" calcext:value-type="float">
            <text:p>20060725</text:p>
          </table:table-cell>
          <table:table-cell table:number-columns-repeated="4" office:value-type="float" office:value="9.99" calcext:value-type="float">
            <text:p>9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726" calcext:value-type="float">
            <text:p>20060726</text:p>
          </table:table-cell>
          <table:table-cell table:number-columns-repeated="4" office:value-type="float" office:value="10.03" calcext:value-type="float">
            <text:p>1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727" calcext:value-type="float">
            <text:p>20060727</text:p>
          </table:table-cell>
          <table:table-cell table:number-columns-repeated="4" office:value-type="float" office:value="10.15" calcext:value-type="float">
            <text:p>1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728" calcext:value-type="float">
            <text:p>20060728</text:p>
          </table:table-cell>
          <table:table-cell table:number-columns-repeated="4" office:value-type="float" office:value="10.17" calcext:value-type="float">
            <text:p>1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731" calcext:value-type="float">
            <text:p>20060731</text:p>
          </table:table-cell>
          <table:table-cell table:number-columns-repeated="4"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801" calcext:value-type="float">
            <text:p>20060801</text:p>
          </table:table-cell>
          <table:table-cell table:number-columns-repeated="4" office:value-type="float" office:value="10.14" calcext:value-type="float">
            <text:p>1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802" calcext:value-type="float">
            <text:p>20060802</text:p>
          </table:table-cell>
          <table:table-cell table:number-columns-repeated="4" office:value-type="float" office:value="10.08" calcext:value-type="float">
            <text:p>1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803" calcext:value-type="float">
            <text:p>20060803</text:p>
          </table:table-cell>
          <table:table-cell table:number-columns-repeated="4" office:value-type="float" office:value="9.97" calcext:value-type="float">
            <text:p>9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804" calcext:value-type="float">
            <text:p>20060804</text:p>
          </table:table-cell>
          <table:table-cell table:number-columns-repeated="4" office:value-type="float" office:value="10.02" calcext:value-type="float">
            <text:p>1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807" calcext:value-type="float">
            <text:p>20060807</text:p>
          </table:table-cell>
          <table:table-cell table:number-columns-repeated="4" office:value-type="float" office:value="9.98" calcext:value-type="float">
            <text:p>9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808" calcext:value-type="float">
            <text:p>20060808</text:p>
          </table:table-cell>
          <table:table-cell table:number-columns-repeated="4" office:value-type="float" office:value="9.98" calcext:value-type="float">
            <text:p>9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809" calcext:value-type="float">
            <text:p>20060809</text:p>
          </table:table-cell>
          <table:table-cell table:number-columns-repeated="4" office:value-type="float" office:value="10.04" calcext:value-type="float">
            <text:p>1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810" calcext:value-type="float">
            <text:p>20060810</text:p>
          </table:table-cell>
          <table:table-cell table:number-columns-repeated="4" office:value-type="float" office:value="9.97" calcext:value-type="float">
            <text:p>9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811" calcext:value-type="float">
            <text:p>20060811</text:p>
          </table:table-cell>
          <table:table-cell table:number-columns-repeated="4" office:value-type="float" office:value="9.91" calcext:value-type="float">
            <text:p>9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814" calcext:value-type="float">
            <text:p>20060814</text:p>
          </table:table-cell>
          <table:table-cell table:number-columns-repeated="4"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816" calcext:value-type="float">
            <text:p>20060816</text:p>
          </table:table-cell>
          <table:table-cell table:number-columns-repeated="4" office:value-type="float" office:value="9.94" calcext:value-type="float">
            <text:p>9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817" calcext:value-type="float">
            <text:p>20060817</text:p>
          </table:table-cell>
          <table:table-cell table:number-columns-repeated="4" office:value-type="float" office:value="9.92" calcext:value-type="float">
            <text:p>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818" calcext:value-type="float">
            <text:p>20060818</text:p>
          </table:table-cell>
          <table:table-cell table:number-columns-repeated="4" office:value-type="float" office:value="9.92" calcext:value-type="float">
            <text:p>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821" calcext:value-type="float">
            <text:p>20060821</text:p>
          </table:table-cell>
          <table:table-cell table:number-columns-repeated="4" office:value-type="float" office:value="9.93" calcext:value-type="float">
            <text:p>9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822" calcext:value-type="float">
            <text:p>20060822</text:p>
          </table:table-cell>
          <table:table-cell table:number-columns-repeated="4" office:value-type="float" office:value="9.96" calcext:value-type="float">
            <text:p>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823" calcext:value-type="float">
            <text:p>20060823</text:p>
          </table:table-cell>
          <table:table-cell table:number-columns-repeated="4" office:value-type="float" office:value="9.99" calcext:value-type="float">
            <text:p>9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824" calcext:value-type="float">
            <text:p>20060824</text:p>
          </table:table-cell>
          <table:table-cell table:number-columns-repeated="4" office:value-type="float" office:value="9.96" calcext:value-type="float">
            <text:p>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825" calcext:value-type="float">
            <text:p>20060825</text:p>
          </table:table-cell>
          <table:table-cell table:number-columns-repeated="4" office:value-type="float" office:value="9.94" calcext:value-type="float">
            <text:p>9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828" calcext:value-type="float">
            <text:p>20060828</text:p>
          </table:table-cell>
          <table:table-cell table:number-columns-repeated="4" office:value-type="float" office:value="9.92" calcext:value-type="float">
            <text:p>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829" calcext:value-type="float">
            <text:p>20060829</text:p>
          </table:table-cell>
          <table:table-cell table:number-columns-repeated="4" office:value-type="float" office:value="10.02" calcext:value-type="float">
            <text:p>1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830" calcext:value-type="float">
            <text:p>20060830</text:p>
          </table:table-cell>
          <table:table-cell table:number-columns-repeated="4" office:value-type="float" office:value="10.08" calcext:value-type="float">
            <text:p>1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831" calcext:value-type="float">
            <text:p>20060831</text:p>
          </table:table-cell>
          <table:table-cell table:number-columns-repeated="4" office:value-type="float" office:value="10.06" calcext:value-type="float">
            <text:p>1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901" calcext:value-type="float">
            <text:p>20060901</text:p>
          </table:table-cell>
          <table:table-cell table:number-columns-repeated="4" office:value-type="float" office:value="10.08" calcext:value-type="float">
            <text:p>1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904" calcext:value-type="float">
            <text:p>20060904</text:p>
          </table:table-cell>
          <table:table-cell table:number-columns-repeated="4" office:value-type="float" office:value="10.21" calcext:value-type="float">
            <text:p>1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905" calcext:value-type="float">
            <text:p>20060905</text:p>
          </table:table-cell>
          <table:table-cell table:number-columns-repeated="4" office:value-type="float" office:value="10.27" calcext:value-type="float">
            <text:p>1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906" calcext:value-type="float">
            <text:p>20060906</text:p>
          </table:table-cell>
          <table:table-cell table:number-columns-repeated="4" office:value-type="float" office:value="10.23" calcext:value-type="float">
            <text:p>1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907" calcext:value-type="float">
            <text:p>20060907</text:p>
          </table:table-cell>
          <table:table-cell table:number-columns-repeated="4" office:value-type="float" office:value="10.18" calcext:value-type="float">
            <text:p>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908" calcext:value-type="float">
            <text:p>20060908</text:p>
          </table:table-cell>
          <table:table-cell table:number-columns-repeated="4" office:value-type="float" office:value="10.19" calcext:value-type="float">
            <text:p>1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911" calcext:value-type="float">
            <text:p>20060911</text:p>
          </table:table-cell>
          <table:table-cell table:number-columns-repeated="4" office:value-type="float" office:value="10.16" calcext:value-type="float">
            <text:p>1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912" calcext:value-type="float">
            <text:p>20060912</text:p>
          </table:table-cell>
          <table:table-cell table:number-columns-repeated="4" office:value-type="float" office:value="10.21" calcext:value-type="float">
            <text:p>1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913" calcext:value-type="float">
            <text:p>20060913</text:p>
          </table:table-cell>
          <table:table-cell table:number-columns-repeated="4" office:value-type="float" office:value="10.27" calcext:value-type="float">
            <text:p>1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914" calcext:value-type="float">
            <text:p>20060914</text:p>
          </table:table-cell>
          <table:table-cell table:number-columns-repeated="4" office:value-type="float" office:value="10.25" calcext:value-type="float">
            <text:p>1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915" calcext:value-type="float">
            <text:p>20060915</text:p>
          </table:table-cell>
          <table:table-cell table:number-columns-repeated="4" office:value-type="float" office:value="10.24" calcext:value-type="float">
            <text:p>1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918" calcext:value-type="float">
            <text:p>20060918</text:p>
          </table:table-cell>
          <table:table-cell table:number-columns-repeated="4" office:value-type="float" office:value="10.23" calcext:value-type="float">
            <text:p>1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919" calcext:value-type="float">
            <text:p>20060919</text:p>
          </table:table-cell>
          <table:table-cell table:number-columns-repeated="4" office:value-type="float" office:value="10.22" calcext:value-type="float">
            <text:p>1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920" calcext:value-type="float">
            <text:p>20060920</text:p>
          </table:table-cell>
          <table:table-cell table:number-columns-repeated="4" office:value-type="float" office:value="10.14" calcext:value-type="float">
            <text:p>1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921" calcext:value-type="float">
            <text:p>20060921</text:p>
          </table:table-cell>
          <table:table-cell table:number-columns-repeated="4" office:value-type="float" office:value="10.13" calcext:value-type="float">
            <text:p>1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922" calcext:value-type="float">
            <text:p>20060922</text:p>
          </table:table-cell>
          <table:table-cell table:number-columns-repeated="4" office:value-type="float" office:value="10.12" calcext:value-type="float">
            <text:p>1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925" calcext:value-type="float">
            <text:p>20060925</text:p>
          </table:table-cell>
          <table:table-cell table:number-columns-repeated="4" office:value-type="float" office:value="10.16" calcext:value-type="float">
            <text:p>1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926" calcext:value-type="float">
            <text:p>20060926</text:p>
          </table:table-cell>
          <table:table-cell table:number-columns-repeated="4" office:value-type="float" office:value="10.23" calcext:value-type="float">
            <text:p>1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927" calcext:value-type="float">
            <text:p>20060927</text:p>
          </table:table-cell>
          <table:table-cell table:number-columns-repeated="4" office:value-type="float" office:value="10.25" calcext:value-type="float">
            <text:p>1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928" calcext:value-type="float">
            <text:p>20060928</text:p>
          </table:table-cell>
          <table:table-cell table:number-columns-repeated="4" office:value-type="float" office:value="10.29" calcext:value-type="float">
            <text:p>1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0929" calcext:value-type="float">
            <text:p>20060929</text:p>
          </table:table-cell>
          <table:table-cell table:number-columns-repeated="4" office:value-type="float" office:value="10.27" calcext:value-type="float">
            <text:p>1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002" calcext:value-type="float">
            <text:p>20061002</text:p>
          </table:table-cell>
          <table:table-cell table:number-columns-repeated="4" office:value-type="float" office:value="10.27" calcext:value-type="float">
            <text:p>1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003" calcext:value-type="float">
            <text:p>20061003</text:p>
          </table:table-cell>
          <table:table-cell table:number-columns-repeated="4" office:value-type="float" office:value="10.21" calcext:value-type="float">
            <text:p>1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004" calcext:value-type="float">
            <text:p>20061004</text:p>
          </table:table-cell>
          <table:table-cell table:number-columns-repeated="4" office:value-type="float" office:value="10.24" calcext:value-type="float">
            <text:p>1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005" calcext:value-type="float">
            <text:p>20061005</text:p>
          </table:table-cell>
          <table:table-cell table:number-columns-repeated="4" office:value-type="float" office:value="10.29" calcext:value-type="float">
            <text:p>1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006" calcext:value-type="float">
            <text:p>20061006</text:p>
          </table:table-cell>
          <table:table-cell table:number-columns-repeated="4"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009" calcext:value-type="float">
            <text:p>20061009</text:p>
          </table:table-cell>
          <table:table-cell table:number-columns-repeated="4" office:value-type="float" office:value="10.39" calcext:value-type="float">
            <text:p>1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010" calcext:value-type="float">
            <text:p>20061010</text:p>
          </table:table-cell>
          <table:table-cell table:number-columns-repeated="4" office:value-type="float" office:value="10.48" calcext:value-type="float">
            <text:p>1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011" calcext:value-type="float">
            <text:p>20061011</text:p>
          </table:table-cell>
          <table:table-cell table:number-columns-repeated="4" office:value-type="float" office:value="10.54" calcext:value-type="float">
            <text:p>1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012" calcext:value-type="float">
            <text:p>20061012</text:p>
          </table:table-cell>
          <table:table-cell table:number-columns-repeated="4" office:value-type="float" office:value="10.58" calcext:value-type="float">
            <text:p>1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013" calcext:value-type="float">
            <text:p>20061013</text:p>
          </table:table-cell>
          <table:table-cell table:number-columns-repeated="4" office:value-type="float" office:value="10.61" calcext:value-type="float">
            <text:p>10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016" calcext:value-type="float">
            <text:p>20061016</text:p>
          </table:table-cell>
          <table:table-cell table:number-columns-repeated="4" office:value-type="float" office:value="10.62" calcext:value-type="float">
            <text:p>1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017" calcext:value-type="float">
            <text:p>20061017</text:p>
          </table:table-cell>
          <table:table-cell table:number-columns-repeated="4"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018" calcext:value-type="float">
            <text:p>20061018</text:p>
          </table:table-cell>
          <table:table-cell table:number-columns-repeated="4" office:value-type="float" office:value="10.64" calcext:value-type="float">
            <text:p>1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019" calcext:value-type="float">
            <text:p>20061019</text:p>
          </table:table-cell>
          <table:table-cell table:number-columns-repeated="4"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020" calcext:value-type="float">
            <text:p>20061020</text:p>
          </table:table-cell>
          <table:table-cell table:number-columns-repeated="4" office:value-type="float" office:value="10.65" calcext:value-type="float">
            <text:p>1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023" calcext:value-type="float">
            <text:p>20061023</text:p>
          </table:table-cell>
          <table:table-cell table:number-columns-repeated="4" office:value-type="float" office:value="10.64" calcext:value-type="float">
            <text:p>1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024" calcext:value-type="float">
            <text:p>20061024</text:p>
          </table:table-cell>
          <table:table-cell table:number-columns-repeated="4" office:value-type="float" office:value="10.66" calcext:value-type="float">
            <text:p>1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025" calcext:value-type="float">
            <text:p>20061025</text:p>
          </table:table-cell>
          <table:table-cell table:number-columns-repeated="4" office:value-type="float" office:value="10.76" calcext:value-type="float">
            <text:p>1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026" calcext:value-type="float">
            <text:p>20061026</text:p>
          </table:table-cell>
          <table:table-cell table:number-columns-repeated="4" office:value-type="float" office:value="10.82" calcext:value-type="float">
            <text:p>1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027" calcext:value-type="float">
            <text:p>20061027</text:p>
          </table:table-cell>
          <table:table-cell table:number-columns-repeated="4" office:value-type="float" office:value="10.73" calcext:value-type="float">
            <text:p>1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030" calcext:value-type="float">
            <text:p>20061030</text:p>
          </table:table-cell>
          <table:table-cell table:number-columns-repeated="4" office:value-type="float" office:value="10.66" calcext:value-type="float">
            <text:p>1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031" calcext:value-type="float">
            <text:p>20061031</text:p>
          </table:table-cell>
          <table:table-cell table:number-columns-repeated="4" office:value-type="float" office:value="10.68" calcext:value-type="float">
            <text:p>1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102" calcext:value-type="float">
            <text:p>20061102</text:p>
          </table:table-cell>
          <table:table-cell table:number-columns-repeated="4"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103" calcext:value-type="float">
            <text:p>20061103</text:p>
          </table:table-cell>
          <table:table-cell table:number-columns-repeated="4" office:value-type="float" office:value="10.73" calcext:value-type="float">
            <text:p>1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106" calcext:value-type="float">
            <text:p>20061106</text:p>
          </table:table-cell>
          <table:table-cell table:number-columns-repeated="4" office:value-type="float" office:value="10.77" calcext:value-type="float">
            <text:p>10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107" calcext:value-type="float">
            <text:p>20061107</text:p>
          </table:table-cell>
          <table:table-cell table:number-columns-repeated="4"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108" calcext:value-type="float">
            <text:p>20061108</text:p>
          </table:table-cell>
          <table:table-cell table:number-columns-repeated="4" office:value-type="float" office:value="10.83" calcext:value-type="float">
            <text:p>1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109" calcext:value-type="float">
            <text:p>20061109</text:p>
          </table:table-cell>
          <table:table-cell table:number-columns-repeated="4" office:value-type="float" office:value="10.92" calcext:value-type="float">
            <text:p>1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110" calcext:value-type="float">
            <text:p>20061110</text:p>
          </table:table-cell>
          <table:table-cell table:number-columns-repeated="4"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113" calcext:value-type="float">
            <text:p>20061113</text:p>
          </table:table-cell>
          <table:table-cell table:number-columns-repeated="4" office:value-type="float" office:value="10.82" calcext:value-type="float">
            <text:p>1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114" calcext:value-type="float">
            <text:p>20061114</text:p>
          </table:table-cell>
          <table:table-cell table:number-columns-repeated="4" office:value-type="float" office:value="10.82" calcext:value-type="float">
            <text:p>1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115" calcext:value-type="float">
            <text:p>20061115</text:p>
          </table:table-cell>
          <table:table-cell table:number-columns-repeated="4" office:value-type="float" office:value="11.01" calcext:value-type="float">
            <text:p>11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116" calcext:value-type="float">
            <text:p>20061116</text:p>
          </table:table-cell>
          <table:table-cell table:number-columns-repeated="4" office:value-type="float" office:value="11.09" calcext:value-type="float">
            <text:p>11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117" calcext:value-type="float">
            <text:p>20061117</text:p>
          </table:table-cell>
          <table:table-cell table:number-columns-repeated="4" office:value-type="float" office:value="11.08" calcext:value-type="float">
            <text:p>1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120" calcext:value-type="float">
            <text:p>20061120</text:p>
          </table:table-cell>
          <table:table-cell table:number-columns-repeated="4"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121" calcext:value-type="float">
            <text:p>20061121</text:p>
          </table:table-cell>
          <table:table-cell table:number-columns-repeated="4" office:value-type="float" office:value="11.38" calcext:value-type="float">
            <text:p>11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122" calcext:value-type="float">
            <text:p>20061122</text:p>
          </table:table-cell>
          <table:table-cell table:number-columns-repeated="4" office:value-type="float" office:value="11.44" calcext:value-type="float">
            <text:p>1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123" calcext:value-type="float">
            <text:p>20061123</text:p>
          </table:table-cell>
          <table:table-cell table:number-columns-repeated="4" office:value-type="float" office:value="11.49" calcext:value-type="float">
            <text:p>11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124" calcext:value-type="float">
            <text:p>20061124</text:p>
          </table:table-cell>
          <table:table-cell table:number-columns-repeated="4" office:value-type="float" office:value="11.43" calcext:value-type="float">
            <text:p>11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127" calcext:value-type="float">
            <text:p>20061127</text:p>
          </table:table-cell>
          <table:table-cell table:number-columns-repeated="4" office:value-type="float" office:value="11.46" calcext:value-type="float">
            <text:p>1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128" calcext:value-type="float">
            <text:p>20061128</text:p>
          </table:table-cell>
          <table:table-cell table:number-columns-repeated="4" office:value-type="float" office:value="11.41" calcext:value-type="float">
            <text:p>11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129" calcext:value-type="float">
            <text:p>20061129</text:p>
          </table:table-cell>
          <table:table-cell table:number-columns-repeated="4" office:value-type="float" office:value="11.53" calcext:value-type="float">
            <text:p>11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130" calcext:value-type="float">
            <text:p>20061130</text:p>
          </table:table-cell>
          <table:table-cell table:number-columns-repeated="4" office:value-type="float" office:value="11.52" calcext:value-type="float">
            <text:p>11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201" calcext:value-type="float">
            <text:p>20061201</text:p>
          </table:table-cell>
          <table:table-cell table:number-columns-repeated="4" office:value-type="float" office:value="11.54" calcext:value-type="float">
            <text:p>11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204" calcext:value-type="float">
            <text:p>20061204</text:p>
          </table:table-cell>
          <table:table-cell table:number-columns-repeated="4" office:value-type="float" office:value="11.64" calcext:value-type="float">
            <text:p>11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205" calcext:value-type="float">
            <text:p>20061205</text:p>
          </table:table-cell>
          <table:table-cell table:number-columns-repeated="4" office:value-type="float" office:value="11.71" calcext:value-type="float">
            <text:p>1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206" calcext:value-type="float">
            <text:p>20061206</text:p>
          </table:table-cell>
          <table:table-cell table:number-columns-repeated="4" office:value-type="float" office:value="11.68" calcext:value-type="float">
            <text:p>1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207" calcext:value-type="float">
            <text:p>20061207</text:p>
          </table:table-cell>
          <table:table-cell table:number-columns-repeated="4" office:value-type="float" office:value="11.74" calcext:value-type="float">
            <text:p>11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208" calcext:value-type="float">
            <text:p>20061208</text:p>
          </table:table-cell>
          <table:table-cell table:number-columns-repeated="4"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211" calcext:value-type="float">
            <text:p>20061211</text:p>
          </table:table-cell>
          <table:table-cell table:number-columns-repeated="4" office:value-type="float" office:value="11.74" calcext:value-type="float">
            <text:p>11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212" calcext:value-type="float">
            <text:p>20061212</text:p>
          </table:table-cell>
          <table:table-cell table:number-columns-repeated="4" office:value-type="float" office:value="11.73" calcext:value-type="float">
            <text:p>11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213" calcext:value-type="float">
            <text:p>20061213</text:p>
          </table:table-cell>
          <table:table-cell table:number-columns-repeated="4" office:value-type="float" office:value="11.73" calcext:value-type="float">
            <text:p>11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214" calcext:value-type="float">
            <text:p>20061214</text:p>
          </table:table-cell>
          <table:table-cell table:number-columns-repeated="4" office:value-type="float" office:value="11.74" calcext:value-type="float">
            <text:p>11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215" calcext:value-type="float">
            <text:p>20061215</text:p>
          </table:table-cell>
          <table:table-cell table:number-columns-repeated="4" office:value-type="float" office:value="11.73" calcext:value-type="float">
            <text:p>11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218" calcext:value-type="float">
            <text:p>20061218</text:p>
          </table:table-cell>
          <table:table-cell table:number-columns-repeated="4"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219" calcext:value-type="float">
            <text:p>20061219</text:p>
          </table:table-cell>
          <table:table-cell table:number-columns-repeated="4" office:value-type="float" office:value="11.61" calcext:value-type="float">
            <text:p>11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220" calcext:value-type="float">
            <text:p>20061220</text:p>
          </table:table-cell>
          <table:table-cell table:number-columns-repeated="4" office:value-type="float" office:value="11.59" calcext:value-type="float">
            <text:p>11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221" calcext:value-type="float">
            <text:p>20061221</text:p>
          </table:table-cell>
          <table:table-cell table:number-columns-repeated="4" office:value-type="float" office:value="11.61" calcext:value-type="float">
            <text:p>11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222" calcext:value-type="float">
            <text:p>20061222</text:p>
          </table:table-cell>
          <table:table-cell table:number-columns-repeated="4" office:value-type="float" office:value="11.59" calcext:value-type="float">
            <text:p>11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227" calcext:value-type="float">
            <text:p>20061227</text:p>
          </table:table-cell>
          <table:table-cell table:number-columns-repeated="4"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228" calcext:value-type="float">
            <text:p>20061228</text:p>
          </table:table-cell>
          <table:table-cell table:number-columns-repeated="4" office:value-type="float" office:value="11.72" calcext:value-type="float">
            <text:p>1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61229" calcext:value-type="float">
            <text:p>20061229</text:p>
          </table:table-cell>
          <table:table-cell table:number-columns-repeated="4" office:value-type="float" office:value="11.77" calcext:value-type="float">
            <text:p>11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102" calcext:value-type="float">
            <text:p>20070102</text:p>
          </table:table-cell>
          <table:table-cell table:number-columns-repeated="4" office:value-type="float" office:value="11.82" calcext:value-type="float">
            <text:p>11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103" calcext:value-type="float">
            <text:p>20070103</text:p>
          </table:table-cell>
          <table:table-cell table:number-columns-repeated="4" office:value-type="float" office:value="11.79" calcext:value-type="float">
            <text:p>11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104" calcext:value-type="float">
            <text:p>20070104</text:p>
          </table:table-cell>
          <table:table-cell table:number-columns-repeated="4" office:value-type="float" office:value="11.71" calcext:value-type="float">
            <text:p>1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105" calcext:value-type="float">
            <text:p>20070105</text:p>
          </table:table-cell>
          <table:table-cell table:number-columns-repeated="4" office:value-type="float" office:value="11.67" calcext:value-type="float">
            <text:p>11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108" calcext:value-type="float">
            <text:p>20070108</text:p>
          </table:table-cell>
          <table:table-cell table:number-columns-repeated="4" office:value-type="float" office:value="11.65" calcext:value-type="float">
            <text:p>11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109" calcext:value-type="float">
            <text:p>20070109</text:p>
          </table:table-cell>
          <table:table-cell table:number-columns-repeated="4" office:value-type="float" office:value="11.69" calcext:value-type="float">
            <text:p>1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110" calcext:value-type="float">
            <text:p>20070110</text:p>
          </table:table-cell>
          <table:table-cell table:number-columns-repeated="4" office:value-type="float" office:value="11.63" calcext:value-type="float">
            <text:p>11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111" calcext:value-type="float">
            <text:p>20070111</text:p>
          </table:table-cell>
          <table:table-cell table:number-columns-repeated="4" office:value-type="float" office:value="11.71" calcext:value-type="float">
            <text:p>1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112" calcext:value-type="float">
            <text:p>20070112</text:p>
          </table:table-cell>
          <table:table-cell table:number-columns-repeated="4" office:value-type="float" office:value="11.75" calcext:value-type="float">
            <text:p>11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115" calcext:value-type="float">
            <text:p>20070115</text:p>
          </table:table-cell>
          <table:table-cell table:number-columns-repeated="4" office:value-type="float" office:value="11.86" calcext:value-type="float">
            <text:p>11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116" calcext:value-type="float">
            <text:p>20070116</text:p>
          </table:table-cell>
          <table:table-cell table:number-columns-repeated="4" office:value-type="float" office:value="11.87" calcext:value-type="float">
            <text:p>11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117" calcext:value-type="float">
            <text:p>20070117</text:p>
          </table:table-cell>
          <table:table-cell table:number-columns-repeated="4" office:value-type="float" office:value="11.85" calcext:value-type="float">
            <text:p>11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118" calcext:value-type="float">
            <text:p>20070118</text:p>
          </table:table-cell>
          <table:table-cell table:number-columns-repeated="4" office:value-type="float" office:value="11.95" calcext:value-type="float">
            <text:p>11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119" calcext:value-type="float">
            <text:p>20070119</text:p>
          </table:table-cell>
          <table:table-cell table:number-columns-repeated="4"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122" calcext:value-type="float">
            <text:p>20070122</text:p>
          </table:table-cell>
          <table:table-cell table:number-columns-repeated="4" office:value-type="float" office:value="11.94" calcext:value-type="float">
            <text:p>11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123" calcext:value-type="float">
            <text:p>20070123</text:p>
          </table:table-cell>
          <table:table-cell table:number-columns-repeated="4" office:value-type="float" office:value="11.92" calcext:value-type="float">
            <text:p>11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124" calcext:value-type="float">
            <text:p>20070124</text:p>
          </table:table-cell>
          <table:table-cell table:number-columns-repeated="4" office:value-type="float" office:value="11.95" calcext:value-type="float">
            <text:p>11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125" calcext:value-type="float">
            <text:p>20070125</text:p>
          </table:table-cell>
          <table:table-cell table:number-columns-repeated="4" office:value-type="float" office:value="11.94" calcext:value-type="float">
            <text:p>11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126" calcext:value-type="float">
            <text:p>20070126</text:p>
          </table:table-cell>
          <table:table-cell table:number-columns-repeated="4" office:value-type="float" office:value="11.94" calcext:value-type="float">
            <text:p>11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129" calcext:value-type="float">
            <text:p>20070129</text:p>
          </table:table-cell>
          <table:table-cell table:number-columns-repeated="4" office:value-type="float" office:value="11.99" calcext:value-type="float">
            <text:p>11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130" calcext:value-type="float">
            <text:p>20070130</text:p>
          </table:table-cell>
          <table:table-cell table:number-columns-repeated="4" office:value-type="float" office:value="11.98" calcext:value-type="float">
            <text:p>11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131" calcext:value-type="float">
            <text:p>20070131</text:p>
          </table:table-cell>
          <table:table-cell table:number-columns-repeated="4" office:value-type="float" office:value="12.03" calcext:value-type="float">
            <text:p>12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201" calcext:value-type="float">
            <text:p>20070201</text:p>
          </table:table-cell>
          <table:table-cell table:number-columns-repeated="4" office:value-type="float" office:value="12.1" calcext:value-type="float">
            <text:p>1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202" calcext:value-type="float">
            <text:p>20070202</text:p>
          </table:table-cell>
          <table:table-cell table:number-columns-repeated="4" office:value-type="float" office:value="12.1" calcext:value-type="float">
            <text:p>1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205" calcext:value-type="float">
            <text:p>20070205</text:p>
          </table:table-cell>
          <table:table-cell table:number-columns-repeated="4" office:value-type="float" office:value="12.11" calcext:value-type="float">
            <text:p>12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206" calcext:value-type="float">
            <text:p>20070206</text:p>
          </table:table-cell>
          <table:table-cell table:number-columns-repeated="4" office:value-type="float" office:value="12.12" calcext:value-type="float">
            <text:p>12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207" calcext:value-type="float">
            <text:p>20070207</text:p>
          </table:table-cell>
          <table:table-cell table:number-columns-repeated="4" office:value-type="float" office:value="12.11" calcext:value-type="float">
            <text:p>12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208" calcext:value-type="float">
            <text:p>20070208</text:p>
          </table:table-cell>
          <table:table-cell table:number-columns-repeated="4" office:value-type="float" office:value="11.99" calcext:value-type="float">
            <text:p>11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209" calcext:value-type="float">
            <text:p>20070209</text:p>
          </table:table-cell>
          <table:table-cell table:number-columns-repeated="4" office:value-type="float" office:value="12.01" calcext:value-type="float">
            <text:p>12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212" calcext:value-type="float">
            <text:p>20070212</text:p>
          </table:table-cell>
          <table:table-cell table:number-columns-repeated="4" office:value-type="float" office:value="11.98" calcext:value-type="float">
            <text:p>11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213" calcext:value-type="float">
            <text:p>20070213</text:p>
          </table:table-cell>
          <table:table-cell table:number-columns-repeated="4" office:value-type="float" office:value="12.05" calcext:value-type="float">
            <text:p>12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214" calcext:value-type="float">
            <text:p>20070214</text:p>
          </table:table-cell>
          <table:table-cell table:number-columns-repeated="4" office:value-type="float" office:value="12.09" calcext:value-type="float">
            <text:p>12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215" calcext:value-type="float">
            <text:p>20070215</text:p>
          </table:table-cell>
          <table:table-cell table:number-columns-repeated="4" office:value-type="float" office:value="12.09" calcext:value-type="float">
            <text:p>12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216" calcext:value-type="float">
            <text:p>20070216</text:p>
          </table:table-cell>
          <table:table-cell table:number-columns-repeated="4" office:value-type="float" office:value="12.08" calcext:value-type="float">
            <text:p>12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219" calcext:value-type="float">
            <text:p>20070219</text:p>
          </table:table-cell>
          <table:table-cell table:number-columns-repeated="4" office:value-type="float" office:value="12.14" calcext:value-type="float">
            <text:p>12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220" calcext:value-type="float">
            <text:p>20070220</text:p>
          </table:table-cell>
          <table:table-cell table:number-columns-repeated="4" office:value-type="float" office:value="12.08" calcext:value-type="float">
            <text:p>12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221" calcext:value-type="float">
            <text:p>20070221</text:p>
          </table:table-cell>
          <table:table-cell table:number-columns-repeated="4" office:value-type="float" office:value="12.09" calcext:value-type="float">
            <text:p>12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222" calcext:value-type="float">
            <text:p>20070222</text:p>
          </table:table-cell>
          <table:table-cell table:number-columns-repeated="4" office:value-type="float" office:value="12.12" calcext:value-type="float">
            <text:p>12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223" calcext:value-type="float">
            <text:p>20070223</text:p>
          </table:table-cell>
          <table:table-cell table:number-columns-repeated="4" office:value-type="float" office:value="12.13" calcext:value-type="float">
            <text:p>12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226" calcext:value-type="float">
            <text:p>20070226</text:p>
          </table:table-cell>
          <table:table-cell table:number-columns-repeated="4" office:value-type="float" office:value="12.1" calcext:value-type="float">
            <text:p>1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227" calcext:value-type="float">
            <text:p>20070227</text:p>
          </table:table-cell>
          <table:table-cell table:number-columns-repeated="4" office:value-type="float" office:value="11.88" calcext:value-type="float">
            <text:p>1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228" calcext:value-type="float">
            <text:p>20070228</text:p>
          </table:table-cell>
          <table:table-cell table:number-columns-repeated="4" office:value-type="float" office:value="11.8" calcext:value-type="float">
            <text:p>1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301" calcext:value-type="float">
            <text:p>20070301</text:p>
          </table:table-cell>
          <table:table-cell table:number-columns-repeated="4" office:value-type="float" office:value="11.74" calcext:value-type="float">
            <text:p>11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302" calcext:value-type="float">
            <text:p>20070302</text:p>
          </table:table-cell>
          <table:table-cell table:number-columns-repeated="4" office:value-type="float" office:value="11.8" calcext:value-type="float">
            <text:p>1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305" calcext:value-type="float">
            <text:p>20070305</text:p>
          </table:table-cell>
          <table:table-cell table:number-columns-repeated="4" office:value-type="float" office:value="11.71" calcext:value-type="float">
            <text:p>1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306" calcext:value-type="float">
            <text:p>20070306</text:p>
          </table:table-cell>
          <table:table-cell table:number-columns-repeated="4" office:value-type="float" office:value="11.77" calcext:value-type="float">
            <text:p>11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307" calcext:value-type="float">
            <text:p>20070307</text:p>
          </table:table-cell>
          <table:table-cell table:number-columns-repeated="4"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308" calcext:value-type="float">
            <text:p>20070308</text:p>
          </table:table-cell>
          <table:table-cell table:number-columns-repeated="4"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309" calcext:value-type="float">
            <text:p>20070309</text:p>
          </table:table-cell>
          <table:table-cell table:number-columns-repeated="4" office:value-type="float" office:value="11.89" calcext:value-type="float">
            <text:p>1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312" calcext:value-type="float">
            <text:p>20070312</text:p>
          </table:table-cell>
          <table:table-cell table:number-columns-repeated="4" office:value-type="float" office:value="11.89" calcext:value-type="float">
            <text:p>1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313" calcext:value-type="float">
            <text:p>20070313</text:p>
          </table:table-cell>
          <table:table-cell table:number-columns-repeated="4" office:value-type="float" office:value="11.88" calcext:value-type="float">
            <text:p>1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314" calcext:value-type="float">
            <text:p>20070314</text:p>
          </table:table-cell>
          <table:table-cell table:number-columns-repeated="4" office:value-type="float" office:value="11.88" calcext:value-type="float">
            <text:p>1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315" calcext:value-type="float">
            <text:p>20070315</text:p>
          </table:table-cell>
          <table:table-cell table:number-columns-repeated="4" office:value-type="float" office:value="11.91" calcext:value-type="float">
            <text:p>11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316" calcext:value-type="float">
            <text:p>20070316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319" calcext:value-type="float">
            <text:p>20070319</text:p>
          </table:table-cell>
          <table:table-cell table:number-columns-repeated="4" office:value-type="float" office:value="12.11" calcext:value-type="float">
            <text:p>12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320" calcext:value-type="float">
            <text:p>20070320</text:p>
          </table:table-cell>
          <table:table-cell table:number-columns-repeated="4" office:value-type="float" office:value="12.13" calcext:value-type="float">
            <text:p>12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321" calcext:value-type="float">
            <text:p>20070321</text:p>
          </table:table-cell>
          <table:table-cell table:number-columns-repeated="4" office:value-type="float" office:value="12.18" calcext:value-type="float">
            <text:p>1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322" calcext:value-type="float">
            <text:p>20070322</text:p>
          </table:table-cell>
          <table:table-cell table:number-columns-repeated="4" office:value-type="float" office:value="12.26" calcext:value-type="float">
            <text:p>12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323" calcext:value-type="float">
            <text:p>20070323</text:p>
          </table:table-cell>
          <table:table-cell table:number-columns-repeated="4" office:value-type="float" office:value="12.32" calcext:value-type="float">
            <text:p>1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326" calcext:value-type="float">
            <text:p>20070326</text:p>
          </table:table-cell>
          <table:table-cell table:number-columns-repeated="4" office:value-type="float" office:value="12.25" calcext:value-type="float">
            <text:p>12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327" calcext:value-type="float">
            <text:p>20070327</text:p>
          </table:table-cell>
          <table:table-cell table:number-columns-repeated="4" office:value-type="float" office:value="12.23" calcext:value-type="float">
            <text:p>12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328" calcext:value-type="float">
            <text:p>20070328</text:p>
          </table:table-cell>
          <table:table-cell table:number-columns-repeated="4" office:value-type="float" office:value="12.19" calcext:value-type="float">
            <text:p>1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329" calcext:value-type="float">
            <text:p>20070329</text:p>
          </table:table-cell>
          <table:table-cell table:number-columns-repeated="4" office:value-type="float" office:value="12.3" calcext:value-type="float">
            <text:p>1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330" calcext:value-type="float">
            <text:p>20070330</text:p>
          </table:table-cell>
          <table:table-cell table:number-columns-repeated="4" office:value-type="float" office:value="12.31" calcext:value-type="float">
            <text:p>12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402" calcext:value-type="float">
            <text:p>20070402</text:p>
          </table:table-cell>
          <table:table-cell table:number-columns-repeated="4" office:value-type="float" office:value="12.26" calcext:value-type="float">
            <text:p>12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403" calcext:value-type="float">
            <text:p>20070403</text:p>
          </table:table-cell>
          <table:table-cell table:number-columns-repeated="4" office:value-type="float" office:value="12.31" calcext:value-type="float">
            <text:p>12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404" calcext:value-type="float">
            <text:p>20070404</text:p>
          </table:table-cell>
          <table:table-cell table:number-columns-repeated="4" office:value-type="float" office:value="12.39" calcext:value-type="float">
            <text:p>12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405" calcext:value-type="float">
            <text:p>20070405</text:p>
          </table:table-cell>
          <table:table-cell table:number-columns-repeated="4" office:value-type="float" office:value="12.39" calcext:value-type="float">
            <text:p>12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410" calcext:value-type="float">
            <text:p>20070410</text:p>
          </table:table-cell>
          <table:table-cell table:number-columns-repeated="4" office:value-type="float" office:value="12.47" calcext:value-type="float">
            <text:p>12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411" calcext:value-type="float">
            <text:p>20070411</text:p>
          </table:table-cell>
          <table:table-cell table:number-columns-repeated="4"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412" calcext:value-type="float">
            <text:p>20070412</text:p>
          </table:table-cell>
          <table:table-cell table:number-columns-repeated="4" office:value-type="float" office:value="12.43" calcext:value-type="float">
            <text:p>12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413" calcext:value-type="float">
            <text:p>20070413</text:p>
          </table:table-cell>
          <table:table-cell table:number-columns-repeated="4"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416" calcext:value-type="float">
            <text:p>20070416</text:p>
          </table:table-cell>
          <table:table-cell table:number-columns-repeated="4" office:value-type="float" office:value="12.53" calcext:value-type="float">
            <text:p>12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417" calcext:value-type="float">
            <text:p>20070417</text:p>
          </table:table-cell>
          <table:table-cell table:number-columns-repeated="4" office:value-type="float" office:value="12.51" calcext:value-type="float">
            <text:p>1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418" calcext:value-type="float">
            <text:p>20070418</text:p>
          </table:table-cell>
          <table:table-cell table:number-columns-repeated="4"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419" calcext:value-type="float">
            <text:p>20070419</text:p>
          </table:table-cell>
          <table:table-cell table:number-columns-repeated="4" office:value-type="float" office:value="12.46" calcext:value-type="float">
            <text:p>12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420" calcext:value-type="float">
            <text:p>20070420</text:p>
          </table:table-cell>
          <table:table-cell table:number-columns-repeated="4" office:value-type="float" office:value="12.54" calcext:value-type="float">
            <text:p>12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423" calcext:value-type="float">
            <text:p>20070423</text:p>
          </table:table-cell>
          <table:table-cell table:number-columns-repeated="4" office:value-type="float" office:value="12.55" calcext:value-type="float">
            <text:p>12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424" calcext:value-type="float">
            <text:p>20070424</text:p>
          </table:table-cell>
          <table:table-cell table:number-columns-repeated="4" office:value-type="float" office:value="12.53" calcext:value-type="float">
            <text:p>12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425" calcext:value-type="float">
            <text:p>20070425</text:p>
          </table:table-cell>
          <table:table-cell table:number-columns-repeated="4" office:value-type="float" office:value="12.55" calcext:value-type="float">
            <text:p>12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426" calcext:value-type="float">
            <text:p>20070426</text:p>
          </table:table-cell>
          <table:table-cell table:number-columns-repeated="4" office:value-type="float" office:value="12.56" calcext:value-type="float">
            <text:p>12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427" calcext:value-type="float">
            <text:p>20070427</text:p>
          </table:table-cell>
          <table:table-cell table:number-columns-repeated="4" office:value-type="float" office:value="12.55" calcext:value-type="float">
            <text:p>12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430" calcext:value-type="float">
            <text:p>20070430</text:p>
          </table:table-cell>
          <table:table-cell table:number-columns-repeated="4" office:value-type="float" office:value="12.59" calcext:value-type="float">
            <text:p>12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502" calcext:value-type="float">
            <text:p>20070502</text:p>
          </table:table-cell>
          <table:table-cell table:number-columns-repeated="4" office:value-type="float" office:value="12.59" calcext:value-type="float">
            <text:p>12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504" calcext:value-type="float">
            <text:p>20070504</text:p>
          </table:table-cell>
          <table:table-cell table:number-columns-repeated="4" office:value-type="float" office:value="12.67" calcext:value-type="float">
            <text:p>12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507" calcext:value-type="float">
            <text:p>20070507</text:p>
          </table:table-cell>
          <table:table-cell table:number-columns-repeated="4" office:value-type="float" office:value="12.65" calcext:value-type="float">
            <text:p>12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508" calcext:value-type="float">
            <text:p>20070508</text:p>
          </table:table-cell>
          <table:table-cell table:number-columns-repeated="4" office:value-type="float" office:value="12.59" calcext:value-type="float">
            <text:p>12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509" calcext:value-type="float">
            <text:p>20070509</text:p>
          </table:table-cell>
          <table:table-cell table:number-columns-repeated="4" office:value-type="float" office:value="12.61" calcext:value-type="float">
            <text:p>12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510" calcext:value-type="float">
            <text:p>20070510</text:p>
          </table:table-cell>
          <table:table-cell table:number-columns-repeated="4" office:value-type="float" office:value="12.51" calcext:value-type="float">
            <text:p>1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511" calcext:value-type="float">
            <text:p>20070511</text:p>
          </table:table-cell>
          <table:table-cell table:number-columns-repeated="4" office:value-type="float" office:value="12.55" calcext:value-type="float">
            <text:p>12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514" calcext:value-type="float">
            <text:p>20070514</text:p>
          </table:table-cell>
          <table:table-cell table:number-columns-repeated="4" office:value-type="float" office:value="12.61" calcext:value-type="float">
            <text:p>12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515" calcext:value-type="float">
            <text:p>20070515</text:p>
          </table:table-cell>
          <table:table-cell table:number-columns-repeated="4" office:value-type="float" office:value="12.55" calcext:value-type="float">
            <text:p>12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516" calcext:value-type="float">
            <text:p>20070516</text:p>
          </table:table-cell>
          <table:table-cell table:number-columns-repeated="4" office:value-type="float" office:value="12.53" calcext:value-type="float">
            <text:p>12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517" calcext:value-type="float">
            <text:p>20070517</text:p>
          </table:table-cell>
          <table:table-cell table:number-columns-repeated="4"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518" calcext:value-type="float">
            <text:p>20070518</text:p>
          </table:table-cell>
          <table:table-cell table:number-columns-repeated="4" office:value-type="float" office:value="12.57" calcext:value-type="float">
            <text:p>12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521" calcext:value-type="float">
            <text:p>20070521</text:p>
          </table:table-cell>
          <table:table-cell table:number-columns-repeated="4" office:value-type="float" office:value="12.63" calcext:value-type="float">
            <text:p>12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522" calcext:value-type="float">
            <text:p>20070522</text:p>
          </table:table-cell>
          <table:table-cell table:number-columns-repeated="4" office:value-type="float" office:value="12.7" calcext:value-type="float">
            <text:p>1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523" calcext:value-type="float">
            <text:p>20070523</text:p>
          </table:table-cell>
          <table:table-cell table:number-columns-repeated="4" office:value-type="float" office:value="12.71" calcext:value-type="float">
            <text:p>12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524" calcext:value-type="float">
            <text:p>20070524</text:p>
          </table:table-cell>
          <table:table-cell table:number-columns-repeated="4" office:value-type="float" office:value="12.69" calcext:value-type="float">
            <text:p>12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525" calcext:value-type="float">
            <text:p>20070525</text:p>
          </table:table-cell>
          <table:table-cell table:number-columns-repeated="4" office:value-type="float" office:value="12.68" calcext:value-type="float">
            <text:p>12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528" calcext:value-type="float">
            <text:p>20070528</text:p>
          </table:table-cell>
          <table:table-cell table:number-columns-repeated="4" office:value-type="float" office:value="12.74" calcext:value-type="float">
            <text:p>12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529" calcext:value-type="float">
            <text:p>20070529</text:p>
          </table:table-cell>
          <table:table-cell table:number-columns-repeated="4" office:value-type="float" office:value="12.77" calcext:value-type="float">
            <text:p>12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530" calcext:value-type="float">
            <text:p>20070530</text:p>
          </table:table-cell>
          <table:table-cell table:number-columns-repeated="4" office:value-type="float" office:value="12.73" calcext:value-type="float">
            <text:p>12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531" calcext:value-type="float">
            <text:p>20070531</text:p>
          </table:table-cell>
          <table:table-cell table:number-columns-repeated="4" office:value-type="float" office:value="12.85" calcext:value-type="float">
            <text:p>12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601" calcext:value-type="float">
            <text:p>20070601</text:p>
          </table:table-cell>
          <table:table-cell table:number-columns-repeated="4" office:value-type="float" office:value="12.95" calcext:value-type="float">
            <text:p>12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604" calcext:value-type="float">
            <text:p>20070604</text:p>
          </table:table-cell>
          <table:table-cell table:number-columns-repeated="4" office:value-type="float" office:value="12.92" calcext:value-type="float">
            <text:p>12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605" calcext:value-type="float">
            <text:p>20070605</text:p>
          </table:table-cell>
          <table:table-cell table:number-columns-repeated="4" office:value-type="float" office:value="12.92" calcext:value-type="float">
            <text:p>12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606" calcext:value-type="float">
            <text:p>20070606</text:p>
          </table:table-cell>
          <table:table-cell table:number-columns-repeated="4" office:value-type="float" office:value="12.82" calcext:value-type="float">
            <text:p>12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608" calcext:value-type="float">
            <text:p>20070608</text:p>
          </table:table-cell>
          <table:table-cell table:number-columns-repeated="4" office:value-type="float" office:value="12.75" calcext:value-type="float">
            <text:p>12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611" calcext:value-type="float">
            <text:p>20070611</text:p>
          </table:table-cell>
          <table:table-cell table:number-columns-repeated="4" office:value-type="float" office:value="12.85" calcext:value-type="float">
            <text:p>12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612" calcext:value-type="float">
            <text:p>20070612</text:p>
          </table:table-cell>
          <table:table-cell table:number-columns-repeated="4" office:value-type="float" office:value="12.83" calcext:value-type="float">
            <text:p>12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613" calcext:value-type="float">
            <text:p>20070613</text:p>
          </table:table-cell>
          <table:table-cell table:number-columns-repeated="4" office:value-type="float" office:value="12.86" calcext:value-type="float">
            <text:p>12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614" calcext:value-type="float">
            <text:p>20070614</text:p>
          </table:table-cell>
          <table:table-cell table:number-columns-repeated="4" office:value-type="float" office:value="12.91" calcext:value-type="float">
            <text:p>12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615" calcext:value-type="float">
            <text:p>20070615</text:p>
          </table:table-cell>
          <table:table-cell table:number-columns-repeated="4" office:value-type="float" office:value="12.98" calcext:value-type="float">
            <text:p>12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618" calcext:value-type="float">
            <text:p>20070618</text:p>
          </table:table-cell>
          <table:table-cell table:number-columns-repeated="4" office:value-type="float" office:value="12.94" calcext:value-type="float">
            <text:p>12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619" calcext:value-type="float">
            <text:p>20070619</text:p>
          </table:table-cell>
          <table:table-cell table:number-columns-repeated="4" office:value-type="float" office:value="12.95" calcext:value-type="float">
            <text:p>12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620" calcext:value-type="float">
            <text:p>20070620</text:p>
          </table:table-cell>
          <table:table-cell table:number-columns-repeated="4" office:value-type="float" office:value="12.89" calcext:value-type="float">
            <text:p>12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621" calcext:value-type="float">
            <text:p>20070621</text:p>
          </table:table-cell>
          <table:table-cell table:number-columns-repeated="4"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622" calcext:value-type="float">
            <text:p>20070622</text:p>
          </table:table-cell>
          <table:table-cell table:number-columns-repeated="4" office:value-type="float" office:value="12.97" calcext:value-type="float">
            <text:p>12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625" calcext:value-type="float">
            <text:p>20070625</text:p>
          </table:table-cell>
          <table:table-cell table:number-columns-repeated="4" office:value-type="float" office:value="13.02" calcext:value-type="float">
            <text:p>13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626" calcext:value-type="float">
            <text:p>20070626</text:p>
          </table:table-cell>
          <table:table-cell table:number-columns-repeated="4" office:value-type="float" office:value="13.11" calcext:value-type="float">
            <text:p>13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627" calcext:value-type="float">
            <text:p>20070627</text:p>
          </table:table-cell>
          <table:table-cell table:number-columns-repeated="4" office:value-type="float" office:value="12.99" calcext:value-type="float">
            <text:p>12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628" calcext:value-type="float">
            <text:p>20070628</text:p>
          </table:table-cell>
          <table:table-cell table:number-columns-repeated="4" office:value-type="float" office:value="13.06" calcext:value-type="float">
            <text:p>13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629" calcext:value-type="float">
            <text:p>20070629</text:p>
          </table:table-cell>
          <table:table-cell table:number-columns-repeated="4" office:value-type="float" office:value="13.05" calcext:value-type="float">
            <text:p>13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702" calcext:value-type="float">
            <text:p>20070702</text:p>
          </table:table-cell>
          <table:table-cell table:number-columns-repeated="4" office:value-type="float" office:value="13.01" calcext:value-type="float">
            <text:p>13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703" calcext:value-type="float">
            <text:p>20070703</text:p>
          </table:table-cell>
          <table:table-cell table:number-columns-repeated="4" office:value-type="float" office:value="13.12" calcext:value-type="float">
            <text:p>13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704" calcext:value-type="float">
            <text:p>20070704</text:p>
          </table:table-cell>
          <table:table-cell table:number-columns-repeated="4" office:value-type="float" office:value="13.17" calcext:value-type="float">
            <text:p>13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705" calcext:value-type="float">
            <text:p>20070705</text:p>
          </table:table-cell>
          <table:table-cell table:number-columns-repeated="4" office:value-type="float" office:value="13.17" calcext:value-type="float">
            <text:p>13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706" calcext:value-type="float">
            <text:p>20070706</text:p>
          </table:table-cell>
          <table:table-cell table:number-columns-repeated="4" office:value-type="float" office:value="13.22" calcext:value-type="float">
            <text:p>13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709" calcext:value-type="float">
            <text:p>20070709</text:p>
          </table:table-cell>
          <table:table-cell table:number-columns-repeated="4" office:value-type="float" office:value="13.17" calcext:value-type="float">
            <text:p>13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710" calcext:value-type="float">
            <text:p>20070710</text:p>
          </table:table-cell>
          <table:table-cell table:number-columns-repeated="4" office:value-type="float" office:value="13.11" calcext:value-type="float">
            <text:p>13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711" calcext:value-type="float">
            <text:p>20070711</text:p>
          </table:table-cell>
          <table:table-cell table:number-columns-repeated="4" office:value-type="float" office:value="13.07" calcext:value-type="float">
            <text:p>13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712" calcext:value-type="float">
            <text:p>20070712</text:p>
          </table:table-cell>
          <table:table-cell table:number-columns-repeated="4" office:value-type="float" office:value="13.09" calcext:value-type="float">
            <text:p>13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713" calcext:value-type="float">
            <text:p>20070713</text:p>
          </table:table-cell>
          <table:table-cell table:number-columns-repeated="4" office:value-type="float" office:value="13.08" calcext:value-type="float">
            <text:p>13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716" calcext:value-type="float">
            <text:p>20070716</text:p>
          </table:table-cell>
          <table:table-cell table:number-columns-repeated="4" office:value-type="float" office:value="13.03" calcext:value-type="float">
            <text:p>13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717" calcext:value-type="float">
            <text:p>20070717</text:p>
          </table:table-cell>
          <table:table-cell table:number-columns-repeated="4" office:value-type="float" office:value="13.02" calcext:value-type="float">
            <text:p>13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718" calcext:value-type="float">
            <text:p>20070718</text:p>
          </table:table-cell>
          <table:table-cell table:number-columns-repeated="4" office:value-type="float" office:value="13.04" calcext:value-type="float">
            <text:p>1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719" calcext:value-type="float">
            <text:p>20070719</text:p>
          </table:table-cell>
          <table:table-cell table:number-columns-repeated="4" office:value-type="float" office:value="13.09" calcext:value-type="float">
            <text:p>13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720" calcext:value-type="float">
            <text:p>20070720</text:p>
          </table:table-cell>
          <table:table-cell table:number-columns-repeated="4" office:value-type="float" office:value="13.04" calcext:value-type="float">
            <text:p>1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723" calcext:value-type="float">
            <text:p>20070723</text:p>
          </table:table-cell>
          <table:table-cell table:number-columns-repeated="4" office:value-type="float" office:value="13.12" calcext:value-type="float">
            <text:p>13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724" calcext:value-type="float">
            <text:p>20070724</text:p>
          </table:table-cell>
          <table:table-cell table:number-columns-repeated="4" office:value-type="float" office:value="13.04" calcext:value-type="float">
            <text:p>1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725" calcext:value-type="float">
            <text:p>20070725</text:p>
          </table:table-cell>
          <table:table-cell table:number-columns-repeated="4" office:value-type="float" office:value="13.06" calcext:value-type="float">
            <text:p>13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726" calcext:value-type="float">
            <text:p>20070726</text:p>
          </table:table-cell>
          <table:table-cell table:number-columns-repeated="4" office:value-type="float" office:value="12.91" calcext:value-type="float">
            <text:p>12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727" calcext:value-type="float">
            <text:p>20070727</text:p>
          </table:table-cell>
          <table:table-cell table:number-columns-repeated="4" office:value-type="float" office:value="12.84" calcext:value-type="float">
            <text:p>12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730" calcext:value-type="float">
            <text:p>20070730</text:p>
          </table:table-cell>
          <table:table-cell table:number-columns-repeated="4" office:value-type="float" office:value="12.83" calcext:value-type="float">
            <text:p>12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731" calcext:value-type="float">
            <text:p>20070731</text:p>
          </table:table-cell>
          <table:table-cell table:number-columns-repeated="4"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801" calcext:value-type="float">
            <text:p>20070801</text:p>
          </table:table-cell>
          <table:table-cell table:number-columns-repeated="4" office:value-type="float" office:value="12.78" calcext:value-type="float">
            <text:p>12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802" calcext:value-type="float">
            <text:p>20070802</text:p>
          </table:table-cell>
          <table:table-cell table:number-columns-repeated="4"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803" calcext:value-type="float">
            <text:p>20070803</text:p>
          </table:table-cell>
          <table:table-cell table:number-columns-repeated="4" office:value-type="float" office:value="12.72" calcext:value-type="float">
            <text:p>12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806" calcext:value-type="float">
            <text:p>20070806</text:p>
          </table:table-cell>
          <table:table-cell table:number-columns-repeated="4" office:value-type="float" office:value="12.64" calcext:value-type="float">
            <text:p>1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807" calcext:value-type="float">
            <text:p>20070807</text:p>
          </table:table-cell>
          <table:table-cell table:number-columns-repeated="4" office:value-type="float" office:value="12.7" calcext:value-type="float">
            <text:p>1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808" calcext:value-type="float">
            <text:p>20070808</text:p>
          </table:table-cell>
          <table:table-cell table:number-columns-repeated="4" office:value-type="float" office:value="12.74" calcext:value-type="float">
            <text:p>12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809" calcext:value-type="float">
            <text:p>20070809</text:p>
          </table:table-cell>
          <table:table-cell table:number-columns-repeated="4" office:value-type="float" office:value="12.65" calcext:value-type="float">
            <text:p>12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810" calcext:value-type="float">
            <text:p>20070810</text:p>
          </table:table-cell>
          <table:table-cell table:number-columns-repeated="4" office:value-type="float" office:value="12.51" calcext:value-type="float">
            <text:p>1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813" calcext:value-type="float">
            <text:p>20070813</text:p>
          </table:table-cell>
          <table:table-cell table:number-columns-repeated="4" office:value-type="float" office:value="12.59" calcext:value-type="float">
            <text:p>12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814" calcext:value-type="float">
            <text:p>20070814</text:p>
          </table:table-cell>
          <table:table-cell table:number-columns-repeated="4"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816" calcext:value-type="float">
            <text:p>20070816</text:p>
          </table:table-cell>
          <table:table-cell table:number-columns-repeated="4" office:value-type="float" office:value="12.15" calcext:value-type="float">
            <text:p>12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817" calcext:value-type="float">
            <text:p>20070817</text:p>
          </table:table-cell>
          <table:table-cell table:number-columns-repeated="4" office:value-type="float" office:value="12.27" calcext:value-type="float">
            <text:p>12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820" calcext:value-type="float">
            <text:p>20070820</text:p>
          </table:table-cell>
          <table:table-cell table:number-columns-repeated="4" office:value-type="float" office:value="12.29" calcext:value-type="float">
            <text:p>12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821" calcext:value-type="float">
            <text:p>20070821</text:p>
          </table:table-cell>
          <table:table-cell table:number-columns-repeated="4" office:value-type="float" office:value="12.23" calcext:value-type="float">
            <text:p>12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822" calcext:value-type="float">
            <text:p>20070822</text:p>
          </table:table-cell>
          <table:table-cell table:number-columns-repeated="4" office:value-type="float" office:value="12.47" calcext:value-type="float">
            <text:p>12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823" calcext:value-type="float">
            <text:p>20070823</text:p>
          </table:table-cell>
          <table:table-cell table:number-columns-repeated="4" office:value-type="float" office:value="12.56" calcext:value-type="float">
            <text:p>12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824" calcext:value-type="float">
            <text:p>20070824</text:p>
          </table:table-cell>
          <table:table-cell table:number-columns-repeated="4" office:value-type="float" office:value="12.65" calcext:value-type="float">
            <text:p>12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827" calcext:value-type="float">
            <text:p>20070827</text:p>
          </table:table-cell>
          <table:table-cell table:number-columns-repeated="4" office:value-type="float" office:value="12.68" calcext:value-type="float">
            <text:p>12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828" calcext:value-type="float">
            <text:p>20070828</text:p>
          </table:table-cell>
          <table:table-cell table:number-columns-repeated="4" office:value-type="float" office:value="12.63" calcext:value-type="float">
            <text:p>12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829" calcext:value-type="float">
            <text:p>20070829</text:p>
          </table:table-cell>
          <table:table-cell table:number-columns-repeated="4" office:value-type="float" office:value="12.66" calcext:value-type="float">
            <text:p>12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830" calcext:value-type="float">
            <text:p>20070830</text:p>
          </table:table-cell>
          <table:table-cell table:number-columns-repeated="4" office:value-type="float" office:value="12.62" calcext:value-type="float">
            <text:p>12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831" calcext:value-type="float">
            <text:p>20070831</text:p>
          </table:table-cell>
          <table:table-cell table:number-columns-repeated="4" office:value-type="float" office:value="12.79" calcext:value-type="float">
            <text:p>12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903" calcext:value-type="float">
            <text:p>20070903</text:p>
          </table:table-cell>
          <table:table-cell table:number-columns-repeated="4" office:value-type="float" office:value="12.83" calcext:value-type="float">
            <text:p>12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904" calcext:value-type="float">
            <text:p>20070904</text:p>
          </table:table-cell>
          <table:table-cell table:number-columns-repeated="4" office:value-type="float" office:value="12.85" calcext:value-type="float">
            <text:p>12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905" calcext:value-type="float">
            <text:p>20070905</text:p>
          </table:table-cell>
          <table:table-cell table:number-columns-repeated="4" office:value-type="float" office:value="12.77" calcext:value-type="float">
            <text:p>12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906" calcext:value-type="float">
            <text:p>20070906</text:p>
          </table:table-cell>
          <table:table-cell table:number-columns-repeated="4" office:value-type="float" office:value="12.73" calcext:value-type="float">
            <text:p>12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907" calcext:value-type="float">
            <text:p>20070907</text:p>
          </table:table-cell>
          <table:table-cell table:number-columns-repeated="4" office:value-type="float" office:value="12.64" calcext:value-type="float">
            <text:p>1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910" calcext:value-type="float">
            <text:p>20070910</text:p>
          </table:table-cell>
          <table:table-cell table:number-columns-repeated="4" office:value-type="float" office:value="12.54" calcext:value-type="float">
            <text:p>12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911" calcext:value-type="float">
            <text:p>20070911</text:p>
          </table:table-cell>
          <table:table-cell table:number-columns-repeated="4" office:value-type="float" office:value="12.58" calcext:value-type="float">
            <text:p>12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912" calcext:value-type="float">
            <text:p>20070912</text:p>
          </table:table-cell>
          <table:table-cell table:number-columns-repeated="4" office:value-type="float" office:value="12.64" calcext:value-type="float">
            <text:p>1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913" calcext:value-type="float">
            <text:p>20070913</text:p>
          </table:table-cell>
          <table:table-cell table:number-columns-repeated="4" office:value-type="float" office:value="12.74" calcext:value-type="float">
            <text:p>12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914" calcext:value-type="float">
            <text:p>20070914</text:p>
          </table:table-cell>
          <table:table-cell table:number-columns-repeated="4" office:value-type="float" office:value="12.7" calcext:value-type="float">
            <text:p>1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917" calcext:value-type="float">
            <text:p>20070917</text:p>
          </table:table-cell>
          <table:table-cell table:number-columns-repeated="4" office:value-type="float" office:value="12.66" calcext:value-type="float">
            <text:p>12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918" calcext:value-type="float">
            <text:p>20070918</text:p>
          </table:table-cell>
          <table:table-cell table:number-columns-repeated="4" office:value-type="float" office:value="12.69" calcext:value-type="float">
            <text:p>12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919" calcext:value-type="float">
            <text:p>20070919</text:p>
          </table:table-cell>
          <table:table-cell table:number-columns-repeated="4" office:value-type="float" office:value="12.91" calcext:value-type="float">
            <text:p>12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920" calcext:value-type="float">
            <text:p>20070920</text:p>
          </table:table-cell>
          <table:table-cell table:number-columns-repeated="4" office:value-type="float" office:value="12.92" calcext:value-type="float">
            <text:p>12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921" calcext:value-type="float">
            <text:p>20070921</text:p>
          </table:table-cell>
          <table:table-cell table:number-columns-repeated="4" office:value-type="float" office:value="12.89" calcext:value-type="float">
            <text:p>12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924" calcext:value-type="float">
            <text:p>20070924</text:p>
          </table:table-cell>
          <table:table-cell table:number-columns-repeated="4" office:value-type="float" office:value="12.84" calcext:value-type="float">
            <text:p>12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925" calcext:value-type="float">
            <text:p>20070925</text:p>
          </table:table-cell>
          <table:table-cell table:number-columns-repeated="4" office:value-type="float" office:value="12.81" calcext:value-type="float">
            <text:p>12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926" calcext:value-type="float">
            <text:p>20070926</text:p>
          </table:table-cell>
          <table:table-cell table:number-columns-repeated="4" office:value-type="float" office:value="12.84" calcext:value-type="float">
            <text:p>12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927" calcext:value-type="float">
            <text:p>20070927</text:p>
          </table:table-cell>
          <table:table-cell table:number-columns-repeated="4" office:value-type="float" office:value="12.83" calcext:value-type="float">
            <text:p>12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0928" calcext:value-type="float">
            <text:p>20070928</text:p>
          </table:table-cell>
          <table:table-cell table:number-columns-repeated="4" office:value-type="float" office:value="12.79" calcext:value-type="float">
            <text:p>12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001" calcext:value-type="float">
            <text:p>20071001</text:p>
          </table:table-cell>
          <table:table-cell table:number-columns-repeated="4" office:value-type="float" office:value="12.78" calcext:value-type="float">
            <text:p>12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002" calcext:value-type="float">
            <text:p>20071002</text:p>
          </table:table-cell>
          <table:table-cell table:number-columns-repeated="4" office:value-type="float" office:value="12.83" calcext:value-type="float">
            <text:p>12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003" calcext:value-type="float">
            <text:p>20071003</text:p>
          </table:table-cell>
          <table:table-cell table:number-columns-repeated="4"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004" calcext:value-type="float">
            <text:p>20071004</text:p>
          </table:table-cell>
          <table:table-cell table:number-columns-repeated="4" office:value-type="float" office:value="12.79" calcext:value-type="float">
            <text:p>12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005" calcext:value-type="float">
            <text:p>20071005</text:p>
          </table:table-cell>
          <table:table-cell table:number-columns-repeated="4" office:value-type="float" office:value="12.87" calcext:value-type="float">
            <text:p>12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008" calcext:value-type="float">
            <text:p>20071008</text:p>
          </table:table-cell>
          <table:table-cell table:number-columns-repeated="4"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009" calcext:value-type="float">
            <text:p>20071009</text:p>
          </table:table-cell>
          <table:table-cell table:number-columns-repeated="4" office:value-type="float" office:value="12.98" calcext:value-type="float">
            <text:p>12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010" calcext:value-type="float">
            <text:p>20071010</text:p>
          </table:table-cell>
          <table:table-cell table:number-columns-repeated="4" office:value-type="float" office:value="12.98" calcext:value-type="float">
            <text:p>12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011" calcext:value-type="float">
            <text:p>20071011</text:p>
          </table:table-cell>
          <table:table-cell table:number-columns-repeated="4" office:value-type="float" office:value="13.09" calcext:value-type="float">
            <text:p>13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012" calcext:value-type="float">
            <text:p>20071012</text:p>
          </table:table-cell>
          <table:table-cell table:number-columns-repeated="4" office:value-type="float" office:value="13.04" calcext:value-type="float">
            <text:p>1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015" calcext:value-type="float">
            <text:p>20071015</text:p>
          </table:table-cell>
          <table:table-cell table:number-columns-repeated="4" office:value-type="float" office:value="13.05" calcext:value-type="float">
            <text:p>13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016" calcext:value-type="float">
            <text:p>20071016</text:p>
          </table:table-cell>
          <table:table-cell table:number-columns-repeated="4" office:value-type="float" office:value="12.93" calcext:value-type="float">
            <text:p>12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017" calcext:value-type="float">
            <text:p>20071017</text:p>
          </table:table-cell>
          <table:table-cell table:number-columns-repeated="4" office:value-type="float" office:value="12.96" calcext:value-type="float">
            <text:p>1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018" calcext:value-type="float">
            <text:p>20071018</text:p>
          </table:table-cell>
          <table:table-cell table:number-columns-repeated="4" office:value-type="float" office:value="12.88" calcext:value-type="float">
            <text:p>1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019" calcext:value-type="float">
            <text:p>20071019</text:p>
          </table:table-cell>
          <table:table-cell table:number-columns-repeated="4"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022" calcext:value-type="float">
            <text:p>20071022</text:p>
          </table:table-cell>
          <table:table-cell table:number-columns-repeated="4" office:value-type="float" office:value="12.83" calcext:value-type="float">
            <text:p>12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023" calcext:value-type="float">
            <text:p>20071023</text:p>
          </table:table-cell>
          <table:table-cell table:number-columns-repeated="4" office:value-type="float" office:value="12.94" calcext:value-type="float">
            <text:p>12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024" calcext:value-type="float">
            <text:p>20071024</text:p>
          </table:table-cell>
          <table:table-cell table:number-columns-repeated="4" office:value-type="float" office:value="12.91" calcext:value-type="float">
            <text:p>12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025" calcext:value-type="float">
            <text:p>20071025</text:p>
          </table:table-cell>
          <table:table-cell table:number-columns-repeated="4" office:value-type="float" office:value="12.94" calcext:value-type="float">
            <text:p>12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026" calcext:value-type="float">
            <text:p>20071026</text:p>
          </table:table-cell>
          <table:table-cell table:number-columns-repeated="4" office:value-type="float" office:value="12.91" calcext:value-type="float">
            <text:p>12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029" calcext:value-type="float">
            <text:p>20071029</text:p>
          </table:table-cell>
          <table:table-cell table:number-columns-repeated="4" office:value-type="float" office:value="12.98" calcext:value-type="float">
            <text:p>12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030" calcext:value-type="float">
            <text:p>20071030</text:p>
          </table:table-cell>
          <table:table-cell table:number-columns-repeated="4" office:value-type="float" office:value="12.93" calcext:value-type="float">
            <text:p>12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031" calcext:value-type="float">
            <text:p>20071031</text:p>
          </table:table-cell>
          <table:table-cell table:number-columns-repeated="4" office:value-type="float" office:value="12.89" calcext:value-type="float">
            <text:p>12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102" calcext:value-type="float">
            <text:p>20071102</text:p>
          </table:table-cell>
          <table:table-cell table:number-columns-repeated="4" office:value-type="float" office:value="12.84" calcext:value-type="float">
            <text:p>12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105" calcext:value-type="float">
            <text:p>20071105</text:p>
          </table:table-cell>
          <table:table-cell table:number-columns-repeated="4" office:value-type="float" office:value="12.79" calcext:value-type="float">
            <text:p>12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106" calcext:value-type="float">
            <text:p>20071106</text:p>
          </table:table-cell>
          <table:table-cell table:number-columns-repeated="4" office:value-type="float" office:value="12.78" calcext:value-type="float">
            <text:p>12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107" calcext:value-type="float">
            <text:p>20071107</text:p>
          </table:table-cell>
          <table:table-cell table:number-columns-repeated="4" office:value-type="float" office:value="12.62" calcext:value-type="float">
            <text:p>12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108" calcext:value-type="float">
            <text:p>20071108</text:p>
          </table:table-cell>
          <table:table-cell table:number-columns-repeated="4" office:value-type="float" office:value="12.58" calcext:value-type="float">
            <text:p>12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109" calcext:value-type="float">
            <text:p>20071109</text:p>
          </table:table-cell>
          <table:table-cell table:number-columns-repeated="4" office:value-type="float" office:value="12.49" calcext:value-type="float">
            <text:p>12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112" calcext:value-type="float">
            <text:p>20071112</text:p>
          </table:table-cell>
          <table:table-cell table:number-columns-repeated="4" office:value-type="float" office:value="12.38" calcext:value-type="float">
            <text:p>12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113" calcext:value-type="float">
            <text:p>20071113</text:p>
          </table:table-cell>
          <table:table-cell table:number-columns-repeated="4" office:value-type="float" office:value="12.43" calcext:value-type="float">
            <text:p>12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114" calcext:value-type="float">
            <text:p>20071114</text:p>
          </table:table-cell>
          <table:table-cell table:number-columns-repeated="4" office:value-type="float" office:value="12.37" calcext:value-type="float">
            <text:p>12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115" calcext:value-type="float">
            <text:p>20071115</text:p>
          </table:table-cell>
          <table:table-cell table:number-columns-repeated="4" office:value-type="float" office:value="12.26" calcext:value-type="float">
            <text:p>12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116" calcext:value-type="float">
            <text:p>20071116</text:p>
          </table:table-cell>
          <table:table-cell table:number-columns-repeated="4" office:value-type="float" office:value="12.25" calcext:value-type="float">
            <text:p>12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119" calcext:value-type="float">
            <text:p>20071119</text:p>
          </table:table-cell>
          <table:table-cell table:number-columns-repeated="4" office:value-type="float" office:value="12.18" calcext:value-type="float">
            <text:p>1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120" calcext:value-type="float">
            <text:p>20071120</text:p>
          </table:table-cell>
          <table:table-cell table:number-columns-repeated="4" office:value-type="float" office:value="12.18" calcext:value-type="float">
            <text:p>1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121" calcext:value-type="float">
            <text:p>20071121</text:p>
          </table:table-cell>
          <table:table-cell table:number-columns-repeated="4" office:value-type="float" office:value="12.02" calcext:value-type="float">
            <text:p>12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122" calcext:value-type="float">
            <text:p>20071122</text:p>
          </table:table-cell>
          <table:table-cell table:number-columns-repeated="4" office:value-type="float" office:value="12.11" calcext:value-type="float">
            <text:p>12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123" calcext:value-type="float">
            <text:p>20071123</text:p>
          </table:table-cell>
          <table:table-cell table:number-columns-repeated="4" office:value-type="float" office:value="12.15" calcext:value-type="float">
            <text:p>12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126" calcext:value-type="float">
            <text:p>20071126</text:p>
          </table:table-cell>
          <table:table-cell table:number-columns-repeated="4" office:value-type="float" office:value="12.08" calcext:value-type="float">
            <text:p>12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127" calcext:value-type="float">
            <text:p>20071127</text:p>
          </table:table-cell>
          <table:table-cell table:number-columns-repeated="4"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128" calcext:value-type="float">
            <text:p>20071128</text:p>
          </table:table-cell>
          <table:table-cell table:number-columns-repeated="4" office:value-type="float" office:value="12.13" calcext:value-type="float">
            <text:p>12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129" calcext:value-type="float">
            <text:p>20071129</text:p>
          </table:table-cell>
          <table:table-cell table:number-columns-repeated="4" office:value-type="float" office:value="12.17" calcext:value-type="float">
            <text:p>12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130" calcext:value-type="float">
            <text:p>20071130</text:p>
          </table:table-cell>
          <table:table-cell table:number-columns-repeated="4" office:value-type="float" office:value="12.23" calcext:value-type="float">
            <text:p>12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203" calcext:value-type="float">
            <text:p>20071203</text:p>
          </table:table-cell>
          <table:table-cell table:number-columns-repeated="4" office:value-type="float" office:value="12.2" calcext:value-type="float">
            <text:p>1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204" calcext:value-type="float">
            <text:p>20071204</text:p>
          </table:table-cell>
          <table:table-cell table:number-columns-repeated="4" office:value-type="float" office:value="12.18" calcext:value-type="float">
            <text:p>1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205" calcext:value-type="float">
            <text:p>20071205</text:p>
          </table:table-cell>
          <table:table-cell table:number-columns-repeated="4" office:value-type="float" office:value="12.38" calcext:value-type="float">
            <text:p>12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206" calcext:value-type="float">
            <text:p>20071206</text:p>
          </table:table-cell>
          <table:table-cell table:number-columns-repeated="4" office:value-type="float" office:value="12.41" calcext:value-type="float">
            <text:p>12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207" calcext:value-type="float">
            <text:p>20071207</text:p>
          </table:table-cell>
          <table:table-cell table:number-columns-repeated="4"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210" calcext:value-type="float">
            <text:p>20071210</text:p>
          </table:table-cell>
          <table:table-cell table:number-columns-repeated="4"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211" calcext:value-type="float">
            <text:p>20071211</text:p>
          </table:table-cell>
          <table:table-cell table:number-columns-repeated="4" office:value-type="float" office:value="12.45" calcext:value-type="float">
            <text:p>12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212" calcext:value-type="float">
            <text:p>20071212</text:p>
          </table:table-cell>
          <table:table-cell table:number-columns-repeated="4"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213" calcext:value-type="float">
            <text:p>20071213</text:p>
          </table:table-cell>
          <table:table-cell table:number-columns-repeated="4"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214" calcext:value-type="float">
            <text:p>20071214</text:p>
          </table:table-cell>
          <table:table-cell table:number-columns-repeated="4" office:value-type="float" office:value="12.31" calcext:value-type="float">
            <text:p>12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217" calcext:value-type="float">
            <text:p>20071217</text:p>
          </table:table-cell>
          <table:table-cell table:number-columns-repeated="4" office:value-type="float" office:value="12.12" calcext:value-type="float">
            <text:p>12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218" calcext:value-type="float">
            <text:p>20071218</text:p>
          </table:table-cell>
          <table:table-cell table:number-columns-repeated="4" office:value-type="float" office:value="12.11" calcext:value-type="float">
            <text:p>12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219" calcext:value-type="float">
            <text:p>20071219</text:p>
          </table:table-cell>
          <table:table-cell table:number-columns-repeated="4" office:value-type="float" office:value="12.1" calcext:value-type="float">
            <text:p>1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220" calcext:value-type="float">
            <text:p>20071220</text:p>
          </table:table-cell>
          <table:table-cell table:number-columns-repeated="4" office:value-type="float" office:value="12.13" calcext:value-type="float">
            <text:p>12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221" calcext:value-type="float">
            <text:p>20071221</text:p>
          </table:table-cell>
          <table:table-cell table:number-columns-repeated="4" office:value-type="float" office:value="12.18" calcext:value-type="float">
            <text:p>1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227" calcext:value-type="float">
            <text:p>20071227</text:p>
          </table:table-cell>
          <table:table-cell table:number-columns-repeated="4" office:value-type="float" office:value="12.28" calcext:value-type="float">
            <text:p>1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71228" calcext:value-type="float">
            <text:p>20071228</text:p>
          </table:table-cell>
          <table:table-cell table:number-columns-repeated="4" office:value-type="float" office:value="12.17" calcext:value-type="float">
            <text:p>12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102" calcext:value-type="float">
            <text:p>20080102</text:p>
          </table:table-cell>
          <table:table-cell table:number-columns-repeated="4" office:value-type="float" office:value="12.14" calcext:value-type="float">
            <text:p>12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103" calcext:value-type="float">
            <text:p>20080103</text:p>
          </table:table-cell>
          <table:table-cell table:number-columns-repeated="4" office:value-type="float" office:value="12.15" calcext:value-type="float">
            <text:p>12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104" calcext:value-type="float">
            <text:p>20080104</text:p>
          </table:table-cell>
          <table:table-cell table:number-columns-repeated="4" office:value-type="float" office:value="12.07" calcext:value-type="float">
            <text:p>12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107" calcext:value-type="float">
            <text:p>20080107</text:p>
          </table:table-cell>
          <table:table-cell table:number-columns-repeated="4" office:value-type="float" office:value="11.93" calcext:value-type="float">
            <text:p>11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108" calcext:value-type="float">
            <text:p>20080108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109" calcext:value-type="float">
            <text:p>20080109</text:p>
          </table:table-cell>
          <table:table-cell table:number-columns-repeated="4" office:value-type="float" office:value="11.82" calcext:value-type="float">
            <text:p>11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110" calcext:value-type="float">
            <text:p>20080110</text:p>
          </table:table-cell>
          <table:table-cell table:number-columns-repeated="4" office:value-type="float" office:value="11.68" calcext:value-type="float">
            <text:p>1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111" calcext:value-type="float">
            <text:p>20080111</text:p>
          </table:table-cell>
          <table:table-cell table:number-columns-repeated="4" office:value-type="float" office:value="11.61" calcext:value-type="float">
            <text:p>11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114" calcext:value-type="float">
            <text:p>20080114</text:p>
          </table:table-cell>
          <table:table-cell table:number-columns-repeated="4" office:value-type="float" office:value="11.54" calcext:value-type="float">
            <text:p>11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115" calcext:value-type="float">
            <text:p>20080115</text:p>
          </table:table-cell>
          <table:table-cell table:number-columns-repeated="4" office:value-type="float" office:value="11.37" calcext:value-type="float">
            <text:p>1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116" calcext:value-type="float">
            <text:p>20080116</text:p>
          </table:table-cell>
          <table:table-cell table:number-columns-repeated="4" office:value-type="float" office:value="11.15" calcext:value-type="float">
            <text:p>11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117" calcext:value-type="float">
            <text:p>20080117</text:p>
          </table:table-cell>
          <table:table-cell table:number-columns-repeated="4" office:value-type="float" office:value="11.17" calcext:value-type="float">
            <text:p>1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118" calcext:value-type="float">
            <text:p>20080118</text:p>
          </table:table-cell>
          <table:table-cell table:number-columns-repeated="4" office:value-type="float" office:value="11.24" calcext:value-type="float">
            <text:p>1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121" calcext:value-type="float">
            <text:p>20080121</text:p>
          </table:table-cell>
          <table:table-cell table:number-columns-repeated="4" office:value-type="float" office:value="10.87" calcext:value-type="float">
            <text:p>1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122" calcext:value-type="float">
            <text:p>20080122</text:p>
          </table:table-cell>
          <table:table-cell table:number-columns-repeated="4" office:value-type="float" office:value="10.91" calcext:value-type="float">
            <text:p>1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123" calcext:value-type="float">
            <text:p>20080123</text:p>
          </table:table-cell>
          <table:table-cell table:number-columns-repeated="4" office:value-type="float" office:value="10.87" calcext:value-type="float">
            <text:p>1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124" calcext:value-type="float">
            <text:p>20080124</text:p>
          </table:table-cell>
          <table:table-cell table:number-columns-repeated="4" office:value-type="float" office:value="11.17" calcext:value-type="float">
            <text:p>1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125" calcext:value-type="float">
            <text:p>20080125</text:p>
          </table:table-cell>
          <table:table-cell table:number-columns-repeated="4" office:value-type="float" office:value="11.23" calcext:value-type="float">
            <text:p>11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128" calcext:value-type="float">
            <text:p>20080128</text:p>
          </table:table-cell>
          <table:table-cell table:number-columns-repeated="4" office:value-type="float" office:value="11.1" calcext:value-type="float">
            <text:p>1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129" calcext:value-type="float">
            <text:p>20080129</text:p>
          </table:table-cell>
          <table:table-cell table:number-columns-repeated="4" office:value-type="float" office:value="11.26" calcext:value-type="float">
            <text:p>1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130" calcext:value-type="float">
            <text:p>20080130</text:p>
          </table:table-cell>
          <table:table-cell table:number-columns-repeated="4" office:value-type="float" office:value="11.32" calcext:value-type="float">
            <text:p>1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131" calcext:value-type="float">
            <text:p>20080131</text:p>
          </table:table-cell>
          <table:table-cell table:number-columns-repeated="4" office:value-type="float" office:value="11.25" calcext:value-type="float">
            <text:p>11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201" calcext:value-type="float">
            <text:p>20080201</text:p>
          </table:table-cell>
          <table:table-cell table:number-columns-repeated="4" office:value-type="float" office:value="11.41" calcext:value-type="float">
            <text:p>11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204" calcext:value-type="float">
            <text:p>20080204</text:p>
          </table:table-cell>
          <table:table-cell table:number-columns-repeated="4" office:value-type="float" office:value="11.45" calcext:value-type="float">
            <text:p>1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205" calcext:value-type="float">
            <text:p>20080205</text:p>
          </table:table-cell>
          <table:table-cell table:number-columns-repeated="4" office:value-type="float" office:value="11.26" calcext:value-type="float">
            <text:p>1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206" calcext:value-type="float">
            <text:p>20080206</text:p>
          </table:table-cell>
          <table:table-cell table:number-columns-repeated="4" office:value-type="float" office:value="11.22" calcext:value-type="float">
            <text:p>1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207" calcext:value-type="float">
            <text:p>20080207</text:p>
          </table:table-cell>
          <table:table-cell table:number-columns-repeated="4" office:value-type="float" office:value="11.08" calcext:value-type="float">
            <text:p>1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208" calcext:value-type="float">
            <text:p>20080208</text:p>
          </table:table-cell>
          <table:table-cell table:number-columns-repeated="4" office:value-type="float" office:value="11.11" calcext:value-type="float">
            <text:p>11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211" calcext:value-type="float">
            <text:p>20080211</text:p>
          </table:table-cell>
          <table:table-cell table:number-columns-repeated="4" office:value-type="float" office:value="11.15" calcext:value-type="float">
            <text:p>11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212" calcext:value-type="float">
            <text:p>20080212</text:p>
          </table:table-cell>
          <table:table-cell table:number-columns-repeated="4" office:value-type="float" office:value="11.36" calcext:value-type="float">
            <text:p>1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213" calcext:value-type="float">
            <text:p>20080213</text:p>
          </table:table-cell>
          <table:table-cell table:number-columns-repeated="4" office:value-type="float" office:value="11.43" calcext:value-type="float">
            <text:p>11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214" calcext:value-type="float">
            <text:p>20080214</text:p>
          </table:table-cell>
          <table:table-cell table:number-columns-repeated="4" office:value-type="float" office:value="11.45" calcext:value-type="float">
            <text:p>1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215" calcext:value-type="float">
            <text:p>20080215</text:p>
          </table:table-cell>
          <table:table-cell table:number-columns-repeated="4" office:value-type="float" office:value="11.32" calcext:value-type="float">
            <text:p>1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218" calcext:value-type="float">
            <text:p>20080218</text:p>
          </table:table-cell>
          <table:table-cell table:number-columns-repeated="4"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219" calcext:value-type="float">
            <text:p>20080219</text:p>
          </table:table-cell>
          <table:table-cell table:number-columns-repeated="4" office:value-type="float" office:value="11.37" calcext:value-type="float">
            <text:p>1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220" calcext:value-type="float">
            <text:p>20080220</text:p>
          </table:table-cell>
          <table:table-cell table:number-columns-repeated="4"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221" calcext:value-type="float">
            <text:p>20080221</text:p>
          </table:table-cell>
          <table:table-cell table:number-columns-repeated="4"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222" calcext:value-type="float">
            <text:p>20080222</text:p>
          </table:table-cell>
          <table:table-cell table:number-columns-repeated="4" office:value-type="float" office:value="11.21" calcext:value-type="float">
            <text:p>11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225" calcext:value-type="float">
            <text:p>20080225</text:p>
          </table:table-cell>
          <table:table-cell table:number-columns-repeated="4" office:value-type="float" office:value="11.26" calcext:value-type="float">
            <text:p>1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226" calcext:value-type="float">
            <text:p>20080226</text:p>
          </table:table-cell>
          <table:table-cell table:number-columns-repeated="4" office:value-type="float" office:value="11.24" calcext:value-type="float">
            <text:p>1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227" calcext:value-type="float">
            <text:p>20080227</text:p>
          </table:table-cell>
          <table:table-cell table:number-columns-repeated="4" office:value-type="float" office:value="11.25" calcext:value-type="float">
            <text:p>11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228" calcext:value-type="float">
            <text:p>20080228</text:p>
          </table:table-cell>
          <table:table-cell table:number-columns-repeated="4" office:value-type="float" office:value="11.16" calcext:value-type="float">
            <text:p>1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229" calcext:value-type="float">
            <text:p>20080229</text:p>
          </table:table-cell>
          <table:table-cell table:number-columns-repeated="4" office:value-type="float" office:value="10.95" calcext:value-type="float">
            <text:p>1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303" calcext:value-type="float">
            <text:p>20080303</text:p>
          </table:table-cell>
          <table:table-cell table:number-columns-repeated="4" office:value-type="float" office:value="10.81" calcext:value-type="float">
            <text:p>1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304" calcext:value-type="float">
            <text:p>20080304</text:p>
          </table:table-cell>
          <table:table-cell table:number-columns-repeated="4" office:value-type="float" office:value="10.71" calcext:value-type="float">
            <text:p>1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305" calcext:value-type="float">
            <text:p>20080305</text:p>
          </table:table-cell>
          <table:table-cell table:number-columns-repeated="4"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306" calcext:value-type="float">
            <text:p>20080306</text:p>
          </table:table-cell>
          <table:table-cell table:number-columns-repeated="4" office:value-type="float" office:value="10.72" calcext:value-type="float">
            <text:p>1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307" calcext:value-type="float">
            <text:p>20080307</text:p>
          </table:table-cell>
          <table:table-cell table:number-columns-repeated="4" office:value-type="float" office:value="10.58" calcext:value-type="float">
            <text:p>1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310" calcext:value-type="float">
            <text:p>20080310</text:p>
          </table:table-cell>
          <table:table-cell table:number-columns-repeated="4" office:value-type="float" office:value="10.62" calcext:value-type="float">
            <text:p>1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311" calcext:value-type="float">
            <text:p>20080311</text:p>
          </table:table-cell>
          <table:table-cell table:number-columns-repeated="4"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312" calcext:value-type="float">
            <text:p>20080312</text:p>
          </table:table-cell>
          <table:table-cell table:number-columns-repeated="4"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313" calcext:value-type="float">
            <text:p>20080313</text:p>
          </table:table-cell>
          <table:table-cell table:number-columns-repeated="4" office:value-type="float" office:value="10.72" calcext:value-type="float">
            <text:p>1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314" calcext:value-type="float">
            <text:p>20080314</text:p>
          </table:table-cell>
          <table:table-cell table:number-columns-repeated="4" office:value-type="float" office:value="10.75" calcext:value-type="float">
            <text:p>1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317" calcext:value-type="float">
            <text:p>20080317</text:p>
          </table:table-cell>
          <table:table-cell table:number-columns-repeated="4" office:value-type="float" office:value="10.54" calcext:value-type="float">
            <text:p>1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318" calcext:value-type="float">
            <text:p>20080318</text:p>
          </table:table-cell>
          <table:table-cell table:number-columns-repeated="4" office:value-type="float" office:value="10.78" calcext:value-type="float">
            <text:p>10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319" calcext:value-type="float">
            <text:p>20080319</text:p>
          </table:table-cell>
          <table:table-cell table:number-columns-repeated="4" office:value-type="float" office:value="10.86" calcext:value-type="float">
            <text:p>1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320" calcext:value-type="float">
            <text:p>20080320</text:p>
          </table:table-cell>
          <table:table-cell table:number-columns-repeated="4" office:value-type="float" office:value="10.77" calcext:value-type="float">
            <text:p>10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325" calcext:value-type="float">
            <text:p>20080325</text:p>
          </table:table-cell>
          <table:table-cell table:number-columns-repeated="4" office:value-type="float" office:value="10.95" calcext:value-type="float">
            <text:p>1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326" calcext:value-type="float">
            <text:p>20080326</text:p>
          </table:table-cell>
          <table:table-cell table:number-columns-repeated="4" office:value-type="float" office:value="10.92" calcext:value-type="float">
            <text:p>1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327" calcext:value-type="float">
            <text:p>20080327</text:p>
          </table:table-cell>
          <table:table-cell table:number-columns-repeated="4" office:value-type="float" office:value="11.02" calcext:value-type="float">
            <text:p>11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328" calcext:value-type="float">
            <text:p>20080328</text:p>
          </table:table-cell>
          <table:table-cell table:number-columns-repeated="4" office:value-type="float" office:value="10.99" calcext:value-type="float">
            <text:p>1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331" calcext:value-type="float">
            <text:p>20080331</text:p>
          </table:table-cell>
          <table:table-cell table:number-columns-repeated="4"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401" calcext:value-type="float">
            <text:p>20080401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402" calcext:value-type="float">
            <text:p>20080402</text:p>
          </table:table-cell>
          <table:table-cell table:number-columns-repeated="4" office:value-type="float" office:value="11.03" calcext:value-type="float">
            <text:p>11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403" calcext:value-type="float">
            <text:p>20080403</text:p>
          </table:table-cell>
          <table:table-cell table:number-columns-repeated="4" office:value-type="float" office:value="10.97" calcext:value-type="float">
            <text:p>1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404" calcext:value-type="float">
            <text:p>20080404</text:p>
          </table:table-cell>
          <table:table-cell table:number-columns-repeated="4" office:value-type="float" office:value="11.02" calcext:value-type="float">
            <text:p>11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407" calcext:value-type="float">
            <text:p>20080407</text:p>
          </table:table-cell>
          <table:table-cell table:number-columns-repeated="4" office:value-type="float" office:value="11.12" calcext:value-type="float">
            <text:p>1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408" calcext:value-type="float">
            <text:p>20080408</text:p>
          </table:table-cell>
          <table:table-cell table:number-columns-repeated="4" office:value-type="float" office:value="11.07" calcext:value-type="float">
            <text:p>11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409" calcext:value-type="float">
            <text:p>20080409</text:p>
          </table:table-cell>
          <table:table-cell table:number-columns-repeated="4" office:value-type="float" office:value="11.05" calcext:value-type="float">
            <text:p>1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410" calcext:value-type="float">
            <text:p>20080410</text:p>
          </table:table-cell>
          <table:table-cell table:number-columns-repeated="4" office:value-type="float" office:value="10.99" calcext:value-type="float">
            <text:p>1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411" calcext:value-type="float">
            <text:p>20080411</text:p>
          </table:table-cell>
          <table:table-cell table:number-columns-repeated="4"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414" calcext:value-type="float">
            <text:p>20080414</text:p>
          </table:table-cell>
          <table:table-cell table:number-columns-repeated="4" office:value-type="float" office:value="10.87" calcext:value-type="float">
            <text:p>1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415" calcext:value-type="float">
            <text:p>20080415</text:p>
          </table:table-cell>
          <table:table-cell table:number-columns-repeated="4" office:value-type="float" office:value="10.89" calcext:value-type="float">
            <text:p>1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416" calcext:value-type="float">
            <text:p>20080416</text:p>
          </table:table-cell>
          <table:table-cell table:number-columns-repeated="4" office:value-type="float" office:value="10.89" calcext:value-type="float">
            <text:p>1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417" calcext:value-type="float">
            <text:p>20080417</text:p>
          </table:table-cell>
          <table:table-cell table:number-columns-repeated="4" office:value-type="float" office:value="10.83" calcext:value-type="float">
            <text:p>1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418" calcext:value-type="float">
            <text:p>20080418</text:p>
          </table:table-cell>
          <table:table-cell table:number-columns-repeated="4" office:value-type="float" office:value="10.93" calcext:value-type="float">
            <text:p>1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421" calcext:value-type="float">
            <text:p>20080421</text:p>
          </table:table-cell>
          <table:table-cell table:number-columns-repeated="4"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422" calcext:value-type="float">
            <text:p>20080422</text:p>
          </table:table-cell>
          <table:table-cell table:number-columns-repeated="4" office:value-type="float" office:value="10.83" calcext:value-type="float">
            <text:p>1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423" calcext:value-type="float">
            <text:p>20080423</text:p>
          </table:table-cell>
          <table:table-cell table:number-columns-repeated="4" office:value-type="float" office:value="10.77" calcext:value-type="float">
            <text:p>10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424" calcext:value-type="float">
            <text:p>20080424</text:p>
          </table:table-cell>
          <table:table-cell table:number-columns-repeated="4"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425" calcext:value-type="float">
            <text:p>20080425</text:p>
          </table:table-cell>
          <table:table-cell table:number-columns-repeated="4"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428" calcext:value-type="float">
            <text:p>20080428</text:p>
          </table:table-cell>
          <table:table-cell table:number-columns-repeated="4" office:value-type="float" office:value="10.93" calcext:value-type="float">
            <text:p>1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429" calcext:value-type="float">
            <text:p>20080429</text:p>
          </table:table-cell>
          <table:table-cell table:number-columns-repeated="4"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430" calcext:value-type="float">
            <text:p>20080430</text:p>
          </table:table-cell>
          <table:table-cell table:number-columns-repeated="4" office:value-type="float" office:value="10.94" calcext:value-type="float">
            <text:p>1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505" calcext:value-type="float">
            <text:p>20080505</text:p>
          </table:table-cell>
          <table:table-cell table:number-columns-repeated="4" office:value-type="float" office:value="11.05" calcext:value-type="float">
            <text:p>1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506" calcext:value-type="float">
            <text:p>20080506</text:p>
          </table:table-cell>
          <table:table-cell table:number-columns-repeated="4" office:value-type="float" office:value="11.06" calcext:value-type="float">
            <text:p>1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507" calcext:value-type="float">
            <text:p>20080507</text:p>
          </table:table-cell>
          <table:table-cell table:number-columns-repeated="4" office:value-type="float" office:value="11.15" calcext:value-type="float">
            <text:p>11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508" calcext:value-type="float">
            <text:p>20080508</text:p>
          </table:table-cell>
          <table:table-cell table:number-columns-repeated="4" office:value-type="float" office:value="11.04" calcext:value-type="float">
            <text:p>1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509" calcext:value-type="float">
            <text:p>20080509</text:p>
          </table:table-cell>
          <table:table-cell table:number-columns-repeated="4" office:value-type="float" office:value="11.01" calcext:value-type="float">
            <text:p>11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512" calcext:value-type="float">
            <text:p>20080512</text:p>
          </table:table-cell>
          <table:table-cell table:number-columns-repeated="4" office:value-type="float" office:value="11.06" calcext:value-type="float">
            <text:p>1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513" calcext:value-type="float">
            <text:p>20080513</text:p>
          </table:table-cell>
          <table:table-cell table:number-columns-repeated="4" office:value-type="float" office:value="11.07" calcext:value-type="float">
            <text:p>11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514" calcext:value-type="float">
            <text:p>20080514</text:p>
          </table:table-cell>
          <table:table-cell table:number-columns-repeated="4" office:value-type="float" office:value="11.13" calcext:value-type="float">
            <text:p>1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515" calcext:value-type="float">
            <text:p>20080515</text:p>
          </table:table-cell>
          <table:table-cell table:number-columns-repeated="4" office:value-type="float" office:value="11.08" calcext:value-type="float">
            <text:p>1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516" calcext:value-type="float">
            <text:p>20080516</text:p>
          </table:table-cell>
          <table:table-cell table:number-columns-repeated="4" office:value-type="float" office:value="11.14" calcext:value-type="float">
            <text:p>1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519" calcext:value-type="float">
            <text:p>20080519</text:p>
          </table:table-cell>
          <table:table-cell table:number-columns-repeated="4" office:value-type="float" office:value="11.13" calcext:value-type="float">
            <text:p>1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520" calcext:value-type="float">
            <text:p>20080520</text:p>
          </table:table-cell>
          <table:table-cell table:number-columns-repeated="4" office:value-type="float" office:value="11.08" calcext:value-type="float">
            <text:p>1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521" calcext:value-type="float">
            <text:p>20080521</text:p>
          </table:table-cell>
          <table:table-cell table:number-columns-repeated="4" office:value-type="float" office:value="11.11" calcext:value-type="float">
            <text:p>11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523" calcext:value-type="float">
            <text:p>20080523</text:p>
          </table:table-cell>
          <table:table-cell table:number-columns-repeated="4" office:value-type="float" office:value="11.08" calcext:value-type="float">
            <text:p>1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526" calcext:value-type="float">
            <text:p>20080526</text:p>
          </table:table-cell>
          <table:table-cell table:number-columns-repeated="4" office:value-type="float" office:value="11.09" calcext:value-type="float">
            <text:p>11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527" calcext:value-type="float">
            <text:p>20080527</text:p>
          </table:table-cell>
          <table:table-cell table:number-columns-repeated="4" office:value-type="float" office:value="11.07" calcext:value-type="float">
            <text:p>11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528" calcext:value-type="float">
            <text:p>20080528</text:p>
          </table:table-cell>
          <table:table-cell table:number-columns-repeated="4" office:value-type="float" office:value="11.11" calcext:value-type="float">
            <text:p>11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529" calcext:value-type="float">
            <text:p>20080529</text:p>
          </table:table-cell>
          <table:table-cell table:number-columns-repeated="4" office:value-type="float" office:value="11.12" calcext:value-type="float">
            <text:p>1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530" calcext:value-type="float">
            <text:p>20080530</text:p>
          </table:table-cell>
          <table:table-cell table:number-columns-repeated="4" office:value-type="float" office:value="11.1" calcext:value-type="float">
            <text:p>1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602" calcext:value-type="float">
            <text:p>20080602</text:p>
          </table:table-cell>
          <table:table-cell table:number-columns-repeated="4" office:value-type="float" office:value="11.06" calcext:value-type="float">
            <text:p>1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603" calcext:value-type="float">
            <text:p>20080603</text:p>
          </table:table-cell>
          <table:table-cell table:number-columns-repeated="4" office:value-type="float" office:value="11.08" calcext:value-type="float">
            <text:p>1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604" calcext:value-type="float">
            <text:p>20080604</text:p>
          </table:table-cell>
          <table:table-cell table:number-columns-repeated="4" office:value-type="float" office:value="10.96" calcext:value-type="float">
            <text:p>1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605" calcext:value-type="float">
            <text:p>20080605</text:p>
          </table:table-cell>
          <table:table-cell table:number-columns-repeated="4" office:value-type="float" office:value="10.94" calcext:value-type="float">
            <text:p>1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606" calcext:value-type="float">
            <text:p>20080606</text:p>
          </table:table-cell>
          <table:table-cell table:number-columns-repeated="4" office:value-type="float" office:value="10.81" calcext:value-type="float">
            <text:p>1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609" calcext:value-type="float">
            <text:p>20080609</text:p>
          </table:table-cell>
          <table:table-cell table:number-columns-repeated="4" office:value-type="float" office:value="10.74" calcext:value-type="float">
            <text:p>1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610" calcext:value-type="float">
            <text:p>20080610</text:p>
          </table:table-cell>
          <table:table-cell table:number-columns-repeated="4"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611" calcext:value-type="float">
            <text:p>20080611</text:p>
          </table:table-cell>
          <table:table-cell table:number-columns-repeated="4" office:value-type="float" office:value="10.45" calcext:value-type="float">
            <text:p>1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612" calcext:value-type="float">
            <text:p>20080612</text:p>
          </table:table-cell>
          <table:table-cell table:number-columns-repeated="4" office:value-type="float" office:value="10.54" calcext:value-type="float">
            <text:p>1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613" calcext:value-type="float">
            <text:p>20080613</text:p>
          </table:table-cell>
          <table:table-cell table:number-columns-repeated="4"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616" calcext:value-type="float">
            <text:p>20080616</text:p>
          </table:table-cell>
          <table:table-cell table:number-columns-repeated="4"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617" calcext:value-type="float">
            <text:p>20080617</text:p>
          </table:table-cell>
          <table:table-cell table:number-columns-repeated="4" office:value-type="float" office:value="10.54" calcext:value-type="float">
            <text:p>1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618" calcext:value-type="float">
            <text:p>20080618</text:p>
          </table:table-cell>
          <table:table-cell table:number-columns-repeated="4" office:value-type="float" office:value="10.52" calcext:value-type="float">
            <text:p>1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619" calcext:value-type="float">
            <text:p>20080619</text:p>
          </table:table-cell>
          <table:table-cell table:number-columns-repeated="4"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620" calcext:value-type="float">
            <text:p>20080620</text:p>
          </table:table-cell>
          <table:table-cell table:number-columns-repeated="4" office:value-type="float" office:value="10.51" calcext:value-type="float">
            <text:p>1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623" calcext:value-type="float">
            <text:p>20080623</text:p>
          </table:table-cell>
          <table:table-cell table:number-columns-repeated="4" office:value-type="float" office:value="10.46" calcext:value-type="float">
            <text:p>1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624" calcext:value-type="float">
            <text:p>20080624</text:p>
          </table:table-cell>
          <table:table-cell table:number-columns-repeated="4"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625" calcext:value-type="float">
            <text:p>20080625</text:p>
          </table:table-cell>
          <table:table-cell table:number-columns-repeated="4" office:value-type="float" office:value="10.43" calcext:value-type="float">
            <text:p>10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626" calcext:value-type="float">
            <text:p>20080626</text:p>
          </table:table-cell>
          <table:table-cell table:number-columns-repeated="4" office:value-type="float" office:value="10.44" calcext:value-type="float">
            <text:p>1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627" calcext:value-type="float">
            <text:p>20080627</text:p>
          </table:table-cell>
          <table:table-cell table:number-columns-repeated="4" office:value-type="float" office:value="10.29" calcext:value-type="float">
            <text:p>1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630" calcext:value-type="float">
            <text:p>20080630</text:p>
          </table:table-cell>
          <table:table-cell table:number-columns-repeated="4" office:value-type="float" office:value="10.31" calcext:value-type="float">
            <text:p>1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701" calcext:value-type="float">
            <text:p>20080701</text:p>
          </table:table-cell>
          <table:table-cell table:number-columns-repeated="4" office:value-type="float" office:value="10.23" calcext:value-type="float">
            <text:p>1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702" calcext:value-type="float">
            <text:p>20080702</text:p>
          </table:table-cell>
          <table:table-cell table:number-columns-repeated="4"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703" calcext:value-type="float">
            <text:p>20080703</text:p>
          </table:table-cell>
          <table:table-cell table:number-columns-repeated="4" office:value-type="float" office:value="10.18" calcext:value-type="float">
            <text:p>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704" calcext:value-type="float">
            <text:p>20080704</text:p>
          </table:table-cell>
          <table:table-cell table:number-columns-repeated="4" office:value-type="float" office:value="10.11" calcext:value-type="float">
            <text:p>1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707" calcext:value-type="float">
            <text:p>20080707</text:p>
          </table:table-cell>
          <table:table-cell table:number-columns-repeated="4" office:value-type="float" office:value="10.13" calcext:value-type="float">
            <text:p>1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708" calcext:value-type="float">
            <text:p>20080708</text:p>
          </table:table-cell>
          <table:table-cell table:number-columns-repeated="4" office:value-type="float" office:value="10.15" calcext:value-type="float">
            <text:p>1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709" calcext:value-type="float">
            <text:p>20080709</text:p>
          </table:table-cell>
          <table:table-cell table:number-columns-repeated="4"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710" calcext:value-type="float">
            <text:p>20080710</text:p>
          </table:table-cell>
          <table:table-cell table:number-columns-repeated="4" office:value-type="float" office:value="10.23" calcext:value-type="float">
            <text:p>1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711" calcext:value-type="float">
            <text:p>20080711</text:p>
          </table:table-cell>
          <table:table-cell table:number-columns-repeated="4" office:value-type="float" office:value="10.15" calcext:value-type="float">
            <text:p>1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714" calcext:value-type="float">
            <text:p>20080714</text:p>
          </table:table-cell>
          <table:table-cell table:number-columns-repeated="4" office:value-type="float" office:value="10.15" calcext:value-type="float">
            <text:p>1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715" calcext:value-type="float">
            <text:p>20080715</text:p>
          </table:table-cell>
          <table:table-cell table:number-columns-repeated="4" office:value-type="float" office:value="9.98" calcext:value-type="float">
            <text:p>9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716" calcext:value-type="float">
            <text:p>20080716</text:p>
          </table:table-cell>
          <table:table-cell table:number-columns-repeated="4" office:value-type="float" office:value="9.96" calcext:value-type="float">
            <text:p>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717" calcext:value-type="float">
            <text:p>20080717</text:p>
          </table:table-cell>
          <table:table-cell table:number-columns-repeated="4" office:value-type="float" office:value="10.25" calcext:value-type="float">
            <text:p>1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718" calcext:value-type="float">
            <text:p>20080718</text:p>
          </table:table-cell>
          <table:table-cell table:number-columns-repeated="4" office:value-type="float" office:value="10.35" calcext:value-type="float">
            <text:p>10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721" calcext:value-type="float">
            <text:p>20080721</text:p>
          </table:table-cell>
          <table:table-cell table:number-columns-repeated="4" office:value-type="float" office:value="10.43" calcext:value-type="float">
            <text:p>10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722" calcext:value-type="float">
            <text:p>20080722</text:p>
          </table:table-cell>
          <table:table-cell table:number-columns-repeated="4" office:value-type="float" office:value="10.42" calcext:value-type="float">
            <text:p>1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723" calcext:value-type="float">
            <text:p>20080723</text:p>
          </table:table-cell>
          <table:table-cell table:number-columns-repeated="4" office:value-type="float" office:value="10.53" calcext:value-type="float">
            <text:p>1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724" calcext:value-type="float">
            <text:p>20080724</text:p>
          </table:table-cell>
          <table:table-cell table:number-columns-repeated="4" office:value-type="float" office:value="10.48" calcext:value-type="float">
            <text:p>1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725" calcext:value-type="float">
            <text:p>20080725</text:p>
          </table:table-cell>
          <table:table-cell table:number-columns-repeated="4" office:value-type="float" office:value="10.48" calcext:value-type="float">
            <text:p>1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728" calcext:value-type="float">
            <text:p>20080728</text:p>
          </table:table-cell>
          <table:table-cell table:number-columns-repeated="4" office:value-type="float" office:value="10.48" calcext:value-type="float">
            <text:p>1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729" calcext:value-type="float">
            <text:p>20080729</text:p>
          </table:table-cell>
          <table:table-cell table:number-columns-repeated="4" office:value-type="float" office:value="10.54" calcext:value-type="float">
            <text:p>1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730" calcext:value-type="float">
            <text:p>20080730</text:p>
          </table:table-cell>
          <table:table-cell table:number-columns-repeated="4" office:value-type="float" office:value="10.69" calcext:value-type="float">
            <text:p>1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731" calcext:value-type="float">
            <text:p>20080731</text:p>
          </table:table-cell>
          <table:table-cell table:number-columns-repeated="4" office:value-type="float" office:value="10.66" calcext:value-type="float">
            <text:p>1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801" calcext:value-type="float">
            <text:p>20080801</text:p>
          </table:table-cell>
          <table:table-cell table:number-columns-repeated="4" office:value-type="float" office:value="10.54" calcext:value-type="float">
            <text:p>1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804" calcext:value-type="float">
            <text:p>20080804</text:p>
          </table:table-cell>
          <table:table-cell table:number-columns-repeated="4" office:value-type="float" office:value="10.48" calcext:value-type="float">
            <text:p>1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805" calcext:value-type="float">
            <text:p>20080805</text:p>
          </table:table-cell>
          <table:table-cell table:number-columns-repeated="4" office:value-type="float" office:value="10.52" calcext:value-type="float">
            <text:p>1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806" calcext:value-type="float">
            <text:p>20080806</text:p>
          </table:table-cell>
          <table:table-cell table:number-columns-repeated="4" office:value-type="float" office:value="10.58" calcext:value-type="float">
            <text:p>1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807" calcext:value-type="float">
            <text:p>20080807</text:p>
          </table:table-cell>
          <table:table-cell table:number-columns-repeated="4"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808" calcext:value-type="float">
            <text:p>20080808</text:p>
          </table:table-cell>
          <table:table-cell table:number-columns-repeated="4"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811" calcext:value-type="float">
            <text:p>20080811</text:p>
          </table:table-cell>
          <table:table-cell table:number-columns-repeated="4" office:value-type="float" office:value="10.55" calcext:value-type="float">
            <text:p>1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812" calcext:value-type="float">
            <text:p>20080812</text:p>
          </table:table-cell>
          <table:table-cell table:number-columns-repeated="4"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813" calcext:value-type="float">
            <text:p>20080813</text:p>
          </table:table-cell>
          <table:table-cell table:number-columns-repeated="4"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814" calcext:value-type="float">
            <text:p>20080814</text:p>
          </table:table-cell>
          <table:table-cell table:number-columns-repeated="4" office:value-type="float" office:value="10.63" calcext:value-type="float">
            <text:p>1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818" calcext:value-type="float">
            <text:p>20080818</text:p>
          </table:table-cell>
          <table:table-cell table:number-columns-repeated="4" office:value-type="float" office:value="10.62" calcext:value-type="float">
            <text:p>1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819" calcext:value-type="float">
            <text:p>20080819</text:p>
          </table:table-cell>
          <table:table-cell table:number-columns-repeated="4"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820" calcext:value-type="float">
            <text:p>20080820</text:p>
          </table:table-cell>
          <table:table-cell table:number-columns-repeated="4" office:value-type="float" office:value="10.55" calcext:value-type="float">
            <text:p>1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821" calcext:value-type="float">
            <text:p>20080821</text:p>
          </table:table-cell>
          <table:table-cell table:number-columns-repeated="4"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822" calcext:value-type="float">
            <text:p>20080822</text:p>
          </table:table-cell>
          <table:table-cell table:number-columns-repeated="4"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825" calcext:value-type="float">
            <text:p>20080825</text:p>
          </table:table-cell>
          <table:table-cell table:number-columns-repeated="4"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826" calcext:value-type="float">
            <text:p>20080826</text:p>
          </table:table-cell>
          <table:table-cell table:number-columns-repeated="4" office:value-type="float" office:value="10.52" calcext:value-type="float">
            <text:p>1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827" calcext:value-type="float">
            <text:p>20080827</text:p>
          </table:table-cell>
          <table:table-cell table:number-columns-repeated="4" office:value-type="float" office:value="10.48" calcext:value-type="float">
            <text:p>1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828" calcext:value-type="float">
            <text:p>20080828</text:p>
          </table:table-cell>
          <table:table-cell table:number-columns-repeated="4" office:value-type="float" office:value="10.55" calcext:value-type="float">
            <text:p>1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829" calcext:value-type="float">
            <text:p>20080829</text:p>
          </table:table-cell>
          <table:table-cell table:number-columns-repeated="4" office:value-type="float" office:value="10.61" calcext:value-type="float">
            <text:p>10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901" calcext:value-type="float">
            <text:p>20080901</text:p>
          </table:table-cell>
          <table:table-cell table:number-columns-repeated="4" office:value-type="float" office:value="10.55" calcext:value-type="float">
            <text:p>1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902" calcext:value-type="float">
            <text:p>20080902</text:p>
          </table:table-cell>
          <table:table-cell table:number-columns-repeated="4"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903" calcext:value-type="float">
            <text:p>20080903</text:p>
          </table:table-cell>
          <table:table-cell table:number-columns-repeated="4"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904" calcext:value-type="float">
            <text:p>20080904</text:p>
          </table:table-cell>
          <table:table-cell table:number-columns-repeated="4" office:value-type="float" office:value="10.55" calcext:value-type="float">
            <text:p>1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905" calcext:value-type="float">
            <text:p>20080905</text:p>
          </table:table-cell>
          <table:table-cell table:number-columns-repeated="4" office:value-type="float" office:value="10.35" calcext:value-type="float">
            <text:p>10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908" calcext:value-type="float">
            <text:p>20080908</text:p>
          </table:table-cell>
          <table:table-cell table:number-columns-repeated="4"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909" calcext:value-type="float">
            <text:p>20080909</text:p>
          </table:table-cell>
          <table:table-cell table:number-columns-repeated="4" office:value-type="float" office:value="10.55" calcext:value-type="float">
            <text:p>1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910" calcext:value-type="float">
            <text:p>20080910</text:p>
          </table:table-cell>
          <table:table-cell table:number-columns-repeated="4"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911" calcext:value-type="float">
            <text:p>20080911</text:p>
          </table:table-cell>
          <table:table-cell table:number-columns-repeated="4"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912" calcext:value-type="float">
            <text:p>20080912</text:p>
          </table:table-cell>
          <table:table-cell table:number-columns-repeated="4" office:value-type="float" office:value="10.27" calcext:value-type="float">
            <text:p>1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915" calcext:value-type="float">
            <text:p>20080915</text:p>
          </table:table-cell>
          <table:table-cell table:number-columns-repeated="4" office:value-type="float" office:value="9.99" calcext:value-type="float">
            <text:p>9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916" calcext:value-type="float">
            <text:p>20080916</text:p>
          </table:table-cell>
          <table:table-cell table:number-columns-repeated="4" office:value-type="float" office:value="9.77" calcext:value-type="float">
            <text:p>9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917" calcext:value-type="float">
            <text:p>20080917</text:p>
          </table:table-cell>
          <table:table-cell table:number-columns-repeated="4" office:value-type="float" office:value="9.68" calcext:value-type="float">
            <text:p>9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918" calcext:value-type="float">
            <text:p>20080918</text:p>
          </table:table-cell>
          <table:table-cell table:number-columns-repeated="4" office:value-type="float" office:value="9.67" calcext:value-type="float">
            <text:p>9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919" calcext:value-type="float">
            <text:p>20080919</text:p>
          </table:table-cell>
          <table:table-cell table:number-columns-repeated="4" office:value-type="float" office:value="10.09" calcext:value-type="float">
            <text:p>1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922" calcext:value-type="float">
            <text:p>20080922</text:p>
          </table:table-cell>
          <table:table-cell table:number-columns-repeated="4" office:value-type="float" office:value="10.05" calcext:value-type="float">
            <text:p>1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923" calcext:value-type="float">
            <text:p>20080923</text:p>
          </table:table-cell>
          <table:table-cell table:number-columns-repeated="4" office:value-type="float" office:value="9.99" calcext:value-type="float">
            <text:p>9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924" calcext:value-type="float">
            <text:p>20080924</text:p>
          </table:table-cell>
          <table:table-cell table:number-columns-repeated="4" office:value-type="float" office:value="9.97" calcext:value-type="float">
            <text:p>9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925" calcext:value-type="float">
            <text:p>20080925</text:p>
          </table:table-cell>
          <table:table-cell table:number-columns-repeated="4"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926" calcext:value-type="float">
            <text:p>20080926</text:p>
          </table:table-cell>
          <table:table-cell table:number-columns-repeated="4" office:value-type="float" office:value="10.15" calcext:value-type="float">
            <text:p>1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929" calcext:value-type="float">
            <text:p>20080929</text:p>
          </table:table-cell>
          <table:table-cell table:number-columns-repeated="4" office:value-type="float" office:value="9.81" calcext:value-type="float">
            <text:p>9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0930" calcext:value-type="float">
            <text:p>20080930</text:p>
          </table:table-cell>
          <table:table-cell table:number-columns-repeated="4" office:value-type="float" office:value="9.85" calcext:value-type="float">
            <text:p>9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001" calcext:value-type="float">
            <text:p>20081001</text:p>
          </table:table-cell>
          <table:table-cell table:number-columns-repeated="4" office:value-type="float" office:value="9.94" calcext:value-type="float">
            <text:p>9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002" calcext:value-type="float">
            <text:p>20081002</text:p>
          </table:table-cell>
          <table:table-cell table:number-columns-repeated="4" office:value-type="float" office:value="9.83" calcext:value-type="float">
            <text:p>9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003" calcext:value-type="float">
            <text:p>20081003</text:p>
          </table:table-cell>
          <table:table-cell table:number-columns-repeated="4" office:value-type="float" office:value="9.78" calcext:value-type="float">
            <text:p>9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006" calcext:value-type="float">
            <text:p>20081006</text:p>
          </table:table-cell>
          <table:table-cell table:number-columns-repeated="4" office:value-type="float" office:value="9.21" calcext:value-type="float">
            <text:p>9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007" calcext:value-type="float">
            <text:p>20081007</text:p>
          </table:table-cell>
          <table:table-cell table:number-columns-repeated="4" office:value-type="float" office:value="9.12" calcext:value-type="float">
            <text:p>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008" calcext:value-type="float">
            <text:p>20081008</text:p>
          </table:table-cell>
          <table:table-cell table:number-columns-repeated="4" office:value-type="float" office:value="8.94" calcext:value-type="float">
            <text:p>8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009" calcext:value-type="float">
            <text:p>20081009</text:p>
          </table:table-cell>
          <table:table-cell table:number-columns-repeated="4" office:value-type="float" office:value="8.68" calcext:value-type="float">
            <text:p>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010" calcext:value-type="float">
            <text:p>20081010</text:p>
          </table:table-cell>
          <table:table-cell table:number-columns-repeated="4" office:value-type="float" office:value="8.26" calcext:value-type="float">
            <text:p>8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013" calcext:value-type="float">
            <text:p>20081013</text:p>
          </table:table-cell>
          <table:table-cell table:number-columns-repeated="4" office:value-type="float" office:value="8.61" calcext:value-type="float">
            <text:p>8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014" calcext:value-type="float">
            <text:p>20081014</text:p>
          </table:table-cell>
          <table:table-cell table:number-columns-repeated="4" office:value-type="float" office:value="8.89" calcext:value-type="float">
            <text:p>8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015" calcext:value-type="float">
            <text:p>20081015</text:p>
          </table:table-cell>
          <table:table-cell table:number-columns-repeated="4" office:value-type="float" office:value="8.23" calcext:value-type="float">
            <text:p>8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016" calcext:value-type="float">
            <text:p>20081016</text:p>
          </table:table-cell>
          <table:table-cell table:number-columns-repeated="4" office:value-type="float" office:value="7.91" calcext:value-type="float">
            <text:p>7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017" calcext:value-type="float">
            <text:p>20081017</text:p>
          </table:table-cell>
          <table:table-cell table:number-columns-repeated="4" office:value-type="float" office:value="7.71" calcext:value-type="float">
            <text:p>7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020" calcext:value-type="float">
            <text:p>20081020</text:p>
          </table:table-cell>
          <table:table-cell table:number-columns-repeated="4" office:value-type="float" office:value="7.69" calcext:value-type="float">
            <text:p>7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021" calcext:value-type="float">
            <text:p>20081021</text:p>
          </table:table-cell>
          <table:table-cell table:number-columns-repeated="4" office:value-type="float" office:value="7.65" calcext:value-type="float">
            <text:p>7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022" calcext:value-type="float">
            <text:p>20081022</text:p>
          </table:table-cell>
          <table:table-cell table:number-columns-repeated="4" office:value-type="float" office:value="7.43" calcext:value-type="float">
            <text:p>7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023" calcext:value-type="float">
            <text:p>20081023</text:p>
          </table:table-cell>
          <table:table-cell table:number-columns-repeated="4" office:value-type="float" office:value="7.57" calcext:value-type="float">
            <text:p>7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024" calcext:value-type="float">
            <text:p>20081024</text:p>
          </table:table-cell>
          <table:table-cell table:number-columns-repeated="4" office:value-type="float" office:value="7.44" calcext:value-type="float">
            <text:p>7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027" calcext:value-type="float">
            <text:p>20081027</text:p>
          </table:table-cell>
          <table:table-cell table:number-columns-repeated="4" office:value-type="float" office:value="7.31" calcext:value-type="float">
            <text:p>7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028" calcext:value-type="float">
            <text:p>20081028</text:p>
          </table:table-cell>
          <table:table-cell table:number-columns-repeated="4" office:value-type="float" office:value="7.44" calcext:value-type="float">
            <text:p>7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029" calcext:value-type="float">
            <text:p>20081029</text:p>
          </table:table-cell>
          <table:table-cell table:number-columns-repeated="4" office:value-type="float" office:value="7.86" calcext:value-type="float">
            <text:p>7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030" calcext:value-type="float">
            <text:p>20081030</text:p>
          </table:table-cell>
          <table:table-cell table:number-columns-repeated="4" office:value-type="float" office:value="8.13" calcext:value-type="float">
            <text:p>8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031" calcext:value-type="float">
            <text:p>20081031</text:p>
          </table:table-cell>
          <table:table-cell table:number-columns-repeated="4"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103" calcext:value-type="float">
            <text:p>20081103</text:p>
          </table:table-cell>
          <table:table-cell table:number-columns-repeated="4" office:value-type="float" office:value="8.06" calcext:value-type="float">
            <text:p>8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104" calcext:value-type="float">
            <text:p>20081104</text:p>
          </table:table-cell>
          <table:table-cell table:number-columns-repeated="4" office:value-type="float" office:value="8.31" calcext:value-type="float">
            <text:p>8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105" calcext:value-type="float">
            <text:p>20081105</text:p>
          </table:table-cell>
          <table:table-cell table:number-columns-repeated="4" office:value-type="float" office:value="8.26" calcext:value-type="float">
            <text:p>8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106" calcext:value-type="float">
            <text:p>20081106</text:p>
          </table:table-cell>
          <table:table-cell table:number-columns-repeated="4" office:value-type="float" office:value="8.06" calcext:value-type="float">
            <text:p>8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107" calcext:value-type="float">
            <text:p>20081107</text:p>
          </table:table-cell>
          <table:table-cell table:number-columns-repeated="4" office:value-type="float" office:value="8.13" calcext:value-type="float">
            <text:p>8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110" calcext:value-type="float">
            <text:p>20081110</text:p>
          </table:table-cell>
          <table:table-cell table:number-columns-repeated="4" office:value-type="float" office:value="8.07" calcext:value-type="float">
            <text:p>8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112" calcext:value-type="float">
            <text:p>20081112</text:p>
          </table:table-cell>
          <table:table-cell table:number-columns-repeated="4" office:value-type="float" office:value="7.77" calcext:value-type="float">
            <text:p>7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113" calcext:value-type="float">
            <text:p>20081113</text:p>
          </table:table-cell>
          <table:table-cell table:number-columns-repeated="4" office:value-type="float" office:value="7.56" calcext:value-type="float">
            <text:p>7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114" calcext:value-type="float">
            <text:p>20081114</text:p>
          </table:table-cell>
          <table:table-cell table:number-columns-repeated="4" office:value-type="float" office:value="7.66" calcext:value-type="float">
            <text:p>7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117" calcext:value-type="float">
            <text:p>20081117</text:p>
          </table:table-cell>
          <table:table-cell table:number-columns-repeated="4" office:value-type="float" office:value="7.65" calcext:value-type="float">
            <text:p>7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118" calcext:value-type="float">
            <text:p>20081118</text:p>
          </table:table-cell>
          <table:table-cell table:number-columns-repeated="4" office:value-type="float" office:value="7.64" calcext:value-type="float">
            <text:p>7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119" calcext:value-type="float">
            <text:p>20081119</text:p>
          </table:table-cell>
          <table:table-cell table:number-columns-repeated="4" office:value-type="float" office:value="7.56" calcext:value-type="float">
            <text:p>7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120" calcext:value-type="float">
            <text:p>20081120</text:p>
          </table:table-cell>
          <table:table-cell table:number-columns-repeated="4"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121" calcext:value-type="float">
            <text:p>20081121</text:p>
          </table:table-cell>
          <table:table-cell table:number-columns-repeated="4" office:value-type="float" office:value="7.48" calcext:value-type="float">
            <text:p>7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124" calcext:value-type="float">
            <text:p>20081124</text:p>
          </table:table-cell>
          <table:table-cell table:number-columns-repeated="4" office:value-type="float" office:value="7.98" calcext:value-type="float">
            <text:p>7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125" calcext:value-type="float">
            <text:p>20081125</text:p>
          </table:table-cell>
          <table:table-cell table:number-columns-repeated="4" office:value-type="float" office:value="8.17" calcext:value-type="float">
            <text:p>8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126" calcext:value-type="float">
            <text:p>20081126</text:p>
          </table:table-cell>
          <table:table-cell table:number-columns-repeated="4" office:value-type="float" office:value="8.15" calcext:value-type="float">
            <text:p>8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127" calcext:value-type="float">
            <text:p>20081127</text:p>
          </table:table-cell>
          <table:table-cell table:number-columns-repeated="4" office:value-type="float" office:value="8.26" calcext:value-type="float">
            <text:p>8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128" calcext:value-type="float">
            <text:p>20081128</text:p>
          </table:table-cell>
          <table:table-cell table:number-columns-repeated="4" office:value-type="float" office:value="8.28" calcext:value-type="float">
            <text:p>8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201" calcext:value-type="float">
            <text:p>20081201</text:p>
          </table:table-cell>
          <table:table-cell table:number-columns-repeated="4" office:value-type="float" office:value="8.22" calcext:value-type="float">
            <text:p>8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202" calcext:value-type="float">
            <text:p>20081202</text:p>
          </table:table-cell>
          <table:table-cell table:number-columns-repeated="4" office:value-type="float" office:value="8.24" calcext:value-type="float">
            <text:p>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203" calcext:value-type="float">
            <text:p>20081203</text:p>
          </table:table-cell>
          <table:table-cell table:number-columns-repeated="4" office:value-type="float" office:value="8.21" calcext:value-type="float">
            <text:p>8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204" calcext:value-type="float">
            <text:p>20081204</text:p>
          </table:table-cell>
          <table:table-cell table:number-columns-repeated="4" office:value-type="float" office:value="8.49" calcext:value-type="float">
            <text:p>8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205" calcext:value-type="float">
            <text:p>20081205</text:p>
          </table:table-cell>
          <table:table-cell table:number-columns-repeated="4" office:value-type="float" office:value="8.37" calcext:value-type="float">
            <text:p>8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208" calcext:value-type="float">
            <text:p>20081208</text:p>
          </table:table-cell>
          <table:table-cell table:number-columns-repeated="4" office:value-type="float" office:value="8.47" calcext:value-type="float">
            <text:p>8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209" calcext:value-type="float">
            <text:p>20081209</text:p>
          </table:table-cell>
          <table:table-cell table:number-columns-repeated="4" office:value-type="float" office:value="8.67" calcext:value-type="float">
            <text:p>8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210" calcext:value-type="float">
            <text:p>20081210</text:p>
          </table:table-cell>
          <table:table-cell table:number-columns-repeated="4" office:value-type="float" office:value="8.73" calcext:value-type="float">
            <text:p>8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211" calcext:value-type="float">
            <text:p>20081211</text:p>
          </table:table-cell>
          <table:table-cell table:number-columns-repeated="4" office:value-type="float" office:value="8.77" calcext:value-type="float">
            <text:p>8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212" calcext:value-type="float">
            <text:p>20081212</text:p>
          </table:table-cell>
          <table:table-cell table:number-columns-repeated="4"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215" calcext:value-type="float">
            <text:p>20081215</text:p>
          </table:table-cell>
          <table:table-cell table:number-columns-repeated="4" office:value-type="float" office:value="8.54" calcext:value-type="float">
            <text:p>8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216" calcext:value-type="float">
            <text:p>20081216</text:p>
          </table:table-cell>
          <table:table-cell table:number-columns-repeated="4" office:value-type="float" office:value="8.66" calcext:value-type="float">
            <text:p>8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217" calcext:value-type="float">
            <text:p>20081217</text:p>
          </table:table-cell>
          <table:table-cell table:number-columns-repeated="4" office:value-type="float" office:value="8.69" calcext:value-type="float">
            <text:p>8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218" calcext:value-type="float">
            <text:p>20081218</text:p>
          </table:table-cell>
          <table:table-cell table:number-columns-repeated="4" office:value-type="float" office:value="8.82" calcext:value-type="float">
            <text:p>8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219" calcext:value-type="float">
            <text:p>20081219</text:p>
          </table:table-cell>
          <table:table-cell table:number-columns-repeated="4" office:value-type="float" office:value="8.74" calcext:value-type="float">
            <text:p>8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222" calcext:value-type="float">
            <text:p>20081222</text:p>
          </table:table-cell>
          <table:table-cell table:number-columns-repeated="4" office:value-type="float" office:value="8.68" calcext:value-type="float">
            <text:p>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223" calcext:value-type="float">
            <text:p>20081223</text:p>
          </table:table-cell>
          <table:table-cell table:number-columns-repeated="4" office:value-type="float" office:value="8.78" calcext:value-type="float">
            <text:p>8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229" calcext:value-type="float">
            <text:p>20081229</text:p>
          </table:table-cell>
          <table:table-cell table:number-columns-repeated="4" office:value-type="float" office:value="8.87" calcext:value-type="float">
            <text:p>8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230" calcext:value-type="float">
            <text:p>20081230</text:p>
          </table:table-cell>
          <table:table-cell table:number-columns-repeated="4" office:value-type="float" office:value="8.86" calcext:value-type="float">
            <text:p>8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81231" calcext:value-type="float">
            <text:p>20081231</text:p>
          </table:table-cell>
          <table:table-cell table:number-columns-repeated="4" office:value-type="float" office:value="8.95" calcext:value-type="float">
            <text:p>8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105" calcext:value-type="float">
            <text:p>20090105</text:p>
          </table:table-cell>
          <table:table-cell table:number-columns-repeated="4" office:value-type="float" office:value="8.93" calcext:value-type="float">
            <text:p>8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106" calcext:value-type="float">
            <text:p>20090106</text:p>
          </table:table-cell>
          <table:table-cell table:number-columns-repeated="4" office:value-type="float" office:value="8.96" calcext:value-type="float">
            <text:p>8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107" calcext:value-type="float">
            <text:p>20090107</text:p>
          </table:table-cell>
          <table:table-cell table:number-columns-repeated="4" office:value-type="float" office:value="8.75" calcext:value-type="float">
            <text:p>8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108" calcext:value-type="float">
            <text:p>20090108</text:p>
          </table:table-cell>
          <table:table-cell table:number-columns-repeated="4" office:value-type="float" office:value="8.66" calcext:value-type="float">
            <text:p>8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109" calcext:value-type="float">
            <text:p>20090109</text:p>
          </table:table-cell>
          <table:table-cell table:number-columns-repeated="4" office:value-type="float" office:value="8.49" calcext:value-type="float">
            <text:p>8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112" calcext:value-type="float">
            <text:p>20090112</text:p>
          </table:table-cell>
          <table:table-cell table:number-columns-repeated="4"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113" calcext:value-type="float">
            <text:p>20090113</text:p>
          </table:table-cell>
          <table:table-cell table:number-columns-repeated="4" office:value-type="float" office:value="8.41" calcext:value-type="float">
            <text:p>8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114" calcext:value-type="float">
            <text:p>20090114</text:p>
          </table:table-cell>
          <table:table-cell table:number-columns-repeated="4" office:value-type="float" office:value="8.36" calcext:value-type="float">
            <text:p>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115" calcext:value-type="float">
            <text:p>20090115</text:p>
          </table:table-cell>
          <table:table-cell table:number-columns-repeated="4" office:value-type="float" office:value="8.37" calcext:value-type="float">
            <text:p>8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116" calcext:value-type="float">
            <text:p>20090116</text:p>
          </table:table-cell>
          <table:table-cell table:number-columns-repeated="4" office:value-type="float" office:value="8.43" calcext:value-type="float">
            <text:p>8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119" calcext:value-type="float">
            <text:p>20090119</text:p>
          </table:table-cell>
          <table:table-cell table:number-columns-repeated="4" office:value-type="float" office:value="8.38" calcext:value-type="float">
            <text:p>8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120" calcext:value-type="float">
            <text:p>20090120</text:p>
          </table:table-cell>
          <table:table-cell table:number-columns-repeated="4" office:value-type="float" office:value="8.27" calcext:value-type="float">
            <text:p>8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121" calcext:value-type="float">
            <text:p>20090121</text:p>
          </table:table-cell>
          <table:table-cell table:number-columns-repeated="4" office:value-type="float" office:value="8.38" calcext:value-type="float">
            <text:p>8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122" calcext:value-type="float">
            <text:p>20090122</text:p>
          </table:table-cell>
          <table:table-cell table:number-columns-repeated="4" office:value-type="float" office:value="8.25" calcext:value-type="float">
            <text:p>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123" calcext:value-type="float">
            <text:p>20090123</text:p>
          </table:table-cell>
          <table:table-cell table:number-columns-repeated="4"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126" calcext:value-type="float">
            <text:p>20090126</text:p>
          </table:table-cell>
          <table:table-cell table:number-columns-repeated="4" office:value-type="float" office:value="8.32" calcext:value-type="float">
            <text:p>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127" calcext:value-type="float">
            <text:p>20090127</text:p>
          </table:table-cell>
          <table:table-cell table:number-columns-repeated="4" office:value-type="float" office:value="8.18" calcext:value-type="float">
            <text:p>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128" calcext:value-type="float">
            <text:p>20090128</text:p>
          </table:table-cell>
          <table:table-cell table:number-columns-repeated="4" office:value-type="float" office:value="8.31" calcext:value-type="float">
            <text:p>8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129" calcext:value-type="float">
            <text:p>20090129</text:p>
          </table:table-cell>
          <table:table-cell table:number-columns-repeated="4" office:value-type="float" office:value="8.16" calcext:value-type="float">
            <text:p>8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130" calcext:value-type="float">
            <text:p>20090130</text:p>
          </table:table-cell>
          <table:table-cell table:number-columns-repeated="4" office:value-type="float" office:value="8.02" calcext:value-type="float">
            <text:p>8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202" calcext:value-type="float">
            <text:p>20090202</text:p>
          </table:table-cell>
          <table:table-cell table:number-columns-repeated="4" office:value-type="float" office:value="7.88" calcext:value-type="float">
            <text:p>7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203" calcext:value-type="float">
            <text:p>20090203</text:p>
          </table:table-cell>
          <table:table-cell table:number-columns-repeated="4" office:value-type="float" office:value="7.79" calcext:value-type="float">
            <text:p>7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204" calcext:value-type="float">
            <text:p>20090204</text:p>
          </table:table-cell>
          <table:table-cell table:number-columns-repeated="4" office:value-type="float" office:value="7.95" calcext:value-type="float">
            <text:p>7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205" calcext:value-type="float">
            <text:p>20090205</text:p>
          </table:table-cell>
          <table:table-cell table:number-columns-repeated="4" office:value-type="float" office:value="7.91" calcext:value-type="float">
            <text:p>7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206" calcext:value-type="float">
            <text:p>20090206</text:p>
          </table:table-cell>
          <table:table-cell table:number-columns-repeated="4" office:value-type="float" office:value="7.94" calcext:value-type="float">
            <text:p>7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209" calcext:value-type="float">
            <text:p>20090209</text:p>
          </table:table-cell>
          <table:table-cell table:number-columns-repeated="4" office:value-type="float" office:value="8.09" calcext:value-type="float">
            <text:p>8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210" calcext:value-type="float">
            <text:p>20090210</text:p>
          </table:table-cell>
          <table:table-cell table:number-columns-repeated="4" office:value-type="float" office:value="8.01" calcext:value-type="float">
            <text:p>8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211" calcext:value-type="float">
            <text:p>20090211</text:p>
          </table:table-cell>
          <table:table-cell table:number-columns-repeated="4" office:value-type="float" office:value="7.87" calcext:value-type="float">
            <text:p>7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212" calcext:value-type="float">
            <text:p>20090212</text:p>
          </table:table-cell>
          <table:table-cell table:number-columns-repeated="4"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213" calcext:value-type="float">
            <text:p>20090213</text:p>
          </table:table-cell>
          <table:table-cell table:number-columns-repeated="4" office:value-type="float" office:value="7.86" calcext:value-type="float">
            <text:p>7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216" calcext:value-type="float">
            <text:p>20090216</text:p>
          </table:table-cell>
          <table:table-cell table:number-columns-repeated="4" office:value-type="float" office:value="7.69" calcext:value-type="float">
            <text:p>7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217" calcext:value-type="float">
            <text:p>20090217</text:p>
          </table:table-cell>
          <table:table-cell table:number-columns-repeated="4" office:value-type="float" office:value="7.24" calcext:value-type="float">
            <text:p>7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218" calcext:value-type="float">
            <text:p>20090218</text:p>
          </table:table-cell>
          <table:table-cell table:number-columns-repeated="4" office:value-type="float" office:value="7.19" calcext:value-type="float">
            <text:p>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219" calcext:value-type="float">
            <text:p>20090219</text:p>
          </table:table-cell>
          <table:table-cell table:number-columns-repeated="4" office:value-type="float" office:value="7.25" calcext:value-type="float">
            <text:p>7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220" calcext:value-type="float">
            <text:p>20090220</text:p>
          </table:table-cell>
          <table:table-cell table:number-columns-repeated="4" office:value-type="float" office:value="7.21" calcext:value-type="float">
            <text:p>7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223" calcext:value-type="float">
            <text:p>20090223</text:p>
          </table:table-cell>
          <table:table-cell table:number-columns-repeated="4" office:value-type="float" office:value="7.16" calcext:value-type="float">
            <text:p>7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224" calcext:value-type="float">
            <text:p>20090224</text:p>
          </table:table-cell>
          <table:table-cell table:number-columns-repeated="4" office:value-type="float" office:value="7.17" calcext:value-type="float">
            <text:p>7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225" calcext:value-type="float">
            <text:p>20090225</text:p>
          </table:table-cell>
          <table:table-cell table:number-columns-repeated="4" office:value-type="float" office:value="7.11" calcext:value-type="float">
            <text:p>7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226" calcext:value-type="float">
            <text:p>20090226</text:p>
          </table:table-cell>
          <table:table-cell table:number-columns-repeated="4" office:value-type="float" office:value="7.22" calcext:value-type="float">
            <text:p>7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227" calcext:value-type="float">
            <text:p>20090227</text:p>
          </table:table-cell>
          <table:table-cell table:number-columns-repeated="4" office:value-type="float" office:value="7.25" calcext:value-type="float">
            <text:p>7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302" calcext:value-type="float">
            <text:p>20090302</text:p>
          </table:table-cell>
          <table:table-cell table:number-columns-repeated="4" office:value-type="float" office:value="7.21" calcext:value-type="float">
            <text:p>7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303" calcext:value-type="float">
            <text:p>20090303</text:p>
          </table:table-cell>
          <table:table-cell table:number-columns-repeated="4" office:value-type="float" office:value="7.25" calcext:value-type="float">
            <text:p>7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304" calcext:value-type="float">
            <text:p>20090304</text:p>
          </table:table-cell>
          <table:table-cell table:number-columns-repeated="4" office:value-type="float" office:value="7.31" calcext:value-type="float">
            <text:p>7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305" calcext:value-type="float">
            <text:p>20090305</text:p>
          </table:table-cell>
          <table:table-cell table:number-columns-repeated="4" office:value-type="float" office:value="7.19" calcext:value-type="float">
            <text:p>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306" calcext:value-type="float">
            <text:p>20090306</text:p>
          </table:table-cell>
          <table:table-cell table:number-columns-repeated="4" office:value-type="float" office:value="7.12" calcext:value-type="float">
            <text:p>7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309" calcext:value-type="float">
            <text:p>20090309</text:p>
          </table:table-cell>
          <table:table-cell table:number-columns-repeated="4" office:value-type="float" office:value="7.14" calcext:value-type="float">
            <text:p>7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310" calcext:value-type="float">
            <text:p>20090310</text:p>
          </table:table-cell>
          <table:table-cell table:number-columns-repeated="4" office:value-type="float" office:value="7.33" calcext:value-type="float">
            <text:p>7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311" calcext:value-type="float">
            <text:p>20090311</text:p>
          </table:table-cell>
          <table:table-cell table:number-columns-repeated="4" office:value-type="float" office:value="7.39" calcext:value-type="float">
            <text:p>7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312" calcext:value-type="float">
            <text:p>20090312</text:p>
          </table:table-cell>
          <table:table-cell table:number-columns-repeated="4" office:value-type="float" office:value="7.37" calcext:value-type="float">
            <text:p>7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313" calcext:value-type="float">
            <text:p>20090313</text:p>
          </table:table-cell>
          <table:table-cell table:number-columns-repeated="4" office:value-type="float" office:value="7.46" calcext:value-type="float">
            <text:p>7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316" calcext:value-type="float">
            <text:p>20090316</text:p>
          </table:table-cell>
          <table:table-cell table:number-columns-repeated="4" office:value-type="float" office:value="7.53" calcext:value-type="float">
            <text:p>7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317" calcext:value-type="float">
            <text:p>20090317</text:p>
          </table:table-cell>
          <table:table-cell table:number-columns-repeated="4" office:value-type="float" office:value="7.41" calcext:value-type="float">
            <text:p>7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318" calcext:value-type="float">
            <text:p>20090318</text:p>
          </table:table-cell>
          <table:table-cell table:number-columns-repeated="4" office:value-type="float" office:value="7.41" calcext:value-type="float">
            <text:p>7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319" calcext:value-type="float">
            <text:p>20090319</text:p>
          </table:table-cell>
          <table:table-cell table:number-columns-repeated="4" office:value-type="float" office:value="7.56" calcext:value-type="float">
            <text:p>7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320" calcext:value-type="float">
            <text:p>20090320</text:p>
          </table:table-cell>
          <table:table-cell table:number-columns-repeated="4" office:value-type="float" office:value="7.68" calcext:value-type="float">
            <text:p>7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323" calcext:value-type="float">
            <text:p>20090323</text:p>
          </table:table-cell>
          <table:table-cell table:number-columns-repeated="4" office:value-type="float" office:value="7.76" calcext:value-type="float">
            <text:p>7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324" calcext:value-type="float">
            <text:p>20090324</text:p>
          </table:table-cell>
          <table:table-cell table:number-columns-repeated="4" office:value-type="float" office:value="7.76" calcext:value-type="float">
            <text:p>7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325" calcext:value-type="float">
            <text:p>20090325</text:p>
          </table:table-cell>
          <table:table-cell table:number-columns-repeated="4" office:value-type="float" office:value="7.99" calcext:value-type="float">
            <text:p>7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326" calcext:value-type="float">
            <text:p>20090326</text:p>
          </table:table-cell>
          <table:table-cell table:number-columns-repeated="4" office:value-type="float" office:value="7.98" calcext:value-type="float">
            <text:p>7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327" calcext:value-type="float">
            <text:p>20090327</text:p>
          </table:table-cell>
          <table:table-cell table:number-columns-repeated="4" office:value-type="float" office:value="7.81" calcext:value-type="float">
            <text:p>7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330" calcext:value-type="float">
            <text:p>20090330</text:p>
          </table:table-cell>
          <table:table-cell table:number-columns-repeated="4" office:value-type="float" office:value="7.68" calcext:value-type="float">
            <text:p>7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331" calcext:value-type="float">
            <text:p>20090331</text:p>
          </table:table-cell>
          <table:table-cell table:number-columns-repeated="4" office:value-type="float" office:value="7.62" calcext:value-type="float">
            <text:p>7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401" calcext:value-type="float">
            <text:p>20090401</text:p>
          </table:table-cell>
          <table:table-cell table:number-columns-repeated="4" office:value-type="float" office:value="7.67" calcext:value-type="float">
            <text:p>7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402" calcext:value-type="float">
            <text:p>20090402</text:p>
          </table:table-cell>
          <table:table-cell table:number-columns-repeated="4"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403" calcext:value-type="float">
            <text:p>20090403</text:p>
          </table:table-cell>
          <table:table-cell table:number-columns-repeated="4" office:value-type="float" office:value="8.05" calcext:value-type="float">
            <text:p>8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406" calcext:value-type="float">
            <text:p>20090406</text:p>
          </table:table-cell>
          <table:table-cell table:number-columns-repeated="4" office:value-type="float" office:value="8.18" calcext:value-type="float">
            <text:p>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407" calcext:value-type="float">
            <text:p>20090407</text:p>
          </table:table-cell>
          <table:table-cell table:number-columns-repeated="4" office:value-type="float" office:value="8.09" calcext:value-type="float">
            <text:p>8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408" calcext:value-type="float">
            <text:p>20090408</text:p>
          </table:table-cell>
          <table:table-cell table:number-columns-repeated="4" office:value-type="float" office:value="8.34" calcext:value-type="float">
            <text:p>8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409" calcext:value-type="float">
            <text:p>20090409</text:p>
          </table:table-cell>
          <table:table-cell table:number-columns-repeated="4" office:value-type="float" office:value="8.53" calcext:value-type="float">
            <text:p>8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414" calcext:value-type="float">
            <text:p>20090414</text:p>
          </table:table-cell>
          <table:table-cell table:number-columns-repeated="4" office:value-type="float" office:value="8.41" calcext:value-type="float">
            <text:p>8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415" calcext:value-type="float">
            <text:p>20090415</text:p>
          </table:table-cell>
          <table:table-cell table:number-columns-repeated="4"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416" calcext:value-type="float">
            <text:p>20090416</text:p>
          </table:table-cell>
          <table:table-cell table:number-columns-repeated="4" office:value-type="float" office:value="8.23" calcext:value-type="float">
            <text:p>8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417" calcext:value-type="float">
            <text:p>20090417</text:p>
          </table:table-cell>
          <table:table-cell table:number-columns-repeated="4"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420" calcext:value-type="float">
            <text:p>20090420</text:p>
          </table:table-cell>
          <table:table-cell table:number-columns-repeated="4" office:value-type="float" office:value="7.98" calcext:value-type="float">
            <text:p>7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421" calcext:value-type="float">
            <text:p>20090421</text:p>
          </table:table-cell>
          <table:table-cell table:number-columns-repeated="4" office:value-type="float" office:value="8.06" calcext:value-type="float">
            <text:p>8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422" calcext:value-type="float">
            <text:p>20090422</text:p>
          </table:table-cell>
          <table:table-cell table:number-columns-repeated="4" office:value-type="float" office:value="8.16" calcext:value-type="float">
            <text:p>8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423" calcext:value-type="float">
            <text:p>20090423</text:p>
          </table:table-cell>
          <table:table-cell table:number-columns-repeated="4"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424" calcext:value-type="float">
            <text:p>20090424</text:p>
          </table:table-cell>
          <table:table-cell table:number-columns-repeated="4" office:value-type="float" office:value="8.38" calcext:value-type="float">
            <text:p>8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427" calcext:value-type="float">
            <text:p>20090427</text:p>
          </table:table-cell>
          <table:table-cell table:number-columns-repeated="4" office:value-type="float" office:value="8.44" calcext:value-type="float">
            <text:p>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428" calcext:value-type="float">
            <text:p>20090428</text:p>
          </table:table-cell>
          <table:table-cell table:number-columns-repeated="4" office:value-type="float" office:value="8.37" calcext:value-type="float">
            <text:p>8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429" calcext:value-type="float">
            <text:p>20090429</text:p>
          </table:table-cell>
          <table:table-cell table:number-columns-repeated="4" office:value-type="float" office:value="8.42" calcext:value-type="float">
            <text:p>8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430" calcext:value-type="float">
            <text:p>20090430</text:p>
          </table:table-cell>
          <table:table-cell table:number-columns-repeated="4" office:value-type="float" office:value="8.52" calcext:value-type="float">
            <text:p>8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504" calcext:value-type="float">
            <text:p>20090504</text:p>
          </table:table-cell>
          <table:table-cell table:number-columns-repeated="4"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505" calcext:value-type="float">
            <text:p>20090505</text:p>
          </table:table-cell>
          <table:table-cell table:number-columns-repeated="4" office:value-type="float" office:value="8.81" calcext:value-type="float">
            <text:p>8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506" calcext:value-type="float">
            <text:p>20090506</text:p>
          </table:table-cell>
          <table:table-cell table:number-columns-repeated="4" office:value-type="float" office:value="8.86" calcext:value-type="float">
            <text:p>8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507" calcext:value-type="float">
            <text:p>20090507</text:p>
          </table:table-cell>
          <table:table-cell table:number-columns-repeated="4" office:value-type="float" office:value="8.97" calcext:value-type="float">
            <text:p>8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508" calcext:value-type="float">
            <text:p>20090508</text:p>
          </table:table-cell>
          <table:table-cell table:number-columns-repeated="4" office:value-type="float" office:value="9.02" calcext:value-type="float">
            <text:p>9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511" calcext:value-type="float">
            <text:p>20090511</text:p>
          </table:table-cell>
          <table:table-cell table:number-columns-repeated="4" office:value-type="float" office:value="8.96" calcext:value-type="float">
            <text:p>8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512" calcext:value-type="float">
            <text:p>20090512</text:p>
          </table:table-cell>
          <table:table-cell table:number-columns-repeated="4" office:value-type="float" office:value="8.97" calcext:value-type="float">
            <text:p>8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513" calcext:value-type="float">
            <text:p>20090513</text:p>
          </table:table-cell>
          <table:table-cell table:number-columns-repeated="4" office:value-type="float" office:value="8.79" calcext:value-type="float">
            <text:p>8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514" calcext:value-type="float">
            <text:p>20090514</text:p>
          </table:table-cell>
          <table:table-cell table:number-columns-repeated="4"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515" calcext:value-type="float">
            <text:p>20090515</text:p>
          </table:table-cell>
          <table:table-cell table:number-columns-repeated="4" office:value-type="float" office:value="8.74" calcext:value-type="float">
            <text:p>8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518" calcext:value-type="float">
            <text:p>20090518</text:p>
          </table:table-cell>
          <table:table-cell table:number-columns-repeated="4" office:value-type="float" office:value="8.85" calcext:value-type="float">
            <text:p>8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519" calcext:value-type="float">
            <text:p>20090519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520" calcext:value-type="float">
            <text:p>20090520</text:p>
          </table:table-cell>
          <table:table-cell table:number-columns-repeated="4" office:value-type="float" office:value="9.05" calcext:value-type="float">
            <text:p>9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521" calcext:value-type="float">
            <text:p>20090521</text:p>
          </table:table-cell>
          <table:table-cell table:number-columns-repeated="4" office:value-type="float" office:value="9.03" calcext:value-type="float">
            <text:p>9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522" calcext:value-type="float">
            <text:p>20090522</text:p>
          </table:table-cell>
          <table:table-cell table:number-columns-repeated="4" office:value-type="float" office:value="8.96" calcext:value-type="float">
            <text:p>8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525" calcext:value-type="float">
            <text:p>20090525</text:p>
          </table:table-cell>
          <table:table-cell table:number-columns-repeated="4" office:value-type="float" office:value="8.96" calcext:value-type="float">
            <text:p>8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526" calcext:value-type="float">
            <text:p>20090526</text:p>
          </table:table-cell>
          <table:table-cell table:number-columns-repeated="4" office:value-type="float" office:value="8.97" calcext:value-type="float">
            <text:p>8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527" calcext:value-type="float">
            <text:p>20090527</text:p>
          </table:table-cell>
          <table:table-cell table:number-columns-repeated="4" office:value-type="float" office:value="9.01" calcext:value-type="float">
            <text:p>9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528" calcext:value-type="float">
            <text:p>2009052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529" calcext:value-type="float">
            <text:p>20090529</text:p>
          </table:table-cell>
          <table:table-cell table:number-columns-repeated="4" office:value-type="float" office:value="8.91" calcext:value-type="float">
            <text:p>8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601" calcext:value-type="float">
            <text:p>20090601</text:p>
          </table:table-cell>
          <table:table-cell table:number-columns-repeated="4" office:value-type="float" office:value="9.02" calcext:value-type="float">
            <text:p>9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602" calcext:value-type="float">
            <text:p>20090602</text:p>
          </table:table-cell>
          <table:table-cell table:number-columns-repeated="4" office:value-type="float" office:value="9.22" calcext:value-type="float">
            <text:p>9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603" calcext:value-type="float">
            <text:p>20090603</text:p>
          </table:table-cell>
          <table:table-cell table:number-columns-repeated="4" office:value-type="float" office:value="9.15" calcext:value-type="float">
            <text:p>9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604" calcext:value-type="float">
            <text:p>20090604</text:p>
          </table:table-cell>
          <table:table-cell table:number-columns-repeated="4" office:value-type="float" office:value="9.06" calcext:value-type="float">
            <text:p>9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605" calcext:value-type="float">
            <text:p>20090605</text:p>
          </table:table-cell>
          <table:table-cell table:number-columns-repeated="4" office:value-type="float" office:value="9.11" calcext:value-type="float">
            <text:p>9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608" calcext:value-type="float">
            <text:p>20090608</text:p>
          </table:table-cell>
          <table:table-cell table:number-columns-repeated="4"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609" calcext:value-type="float">
            <text:p>20090609</text:p>
          </table:table-cell>
          <table:table-cell table:number-columns-repeated="4" office:value-type="float" office:value="9.17" calcext:value-type="float">
            <text:p>9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610" calcext:value-type="float">
            <text:p>20090610</text:p>
          </table:table-cell>
          <table:table-cell table:number-columns-repeated="4" office:value-type="float" office:value="9.33" calcext:value-type="float">
            <text:p>9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612" calcext:value-type="float">
            <text:p>20090612</text:p>
          </table:table-cell>
          <table:table-cell table:number-columns-repeated="4" office:value-type="float" office:value="9.36" calcext:value-type="float">
            <text:p>9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615" calcext:value-type="float">
            <text:p>20090615</text:p>
          </table:table-cell>
          <table:table-cell table:number-columns-repeated="4" office:value-type="float" office:value="9.29" calcext:value-type="float">
            <text:p>9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616" calcext:value-type="float">
            <text:p>20090616</text:p>
          </table:table-cell>
          <table:table-cell table:number-columns-repeated="4" office:value-type="float" office:value="9.25" calcext:value-type="float">
            <text:p>9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617" calcext:value-type="float">
            <text:p>20090617</text:p>
          </table:table-cell>
          <table:table-cell table:number-columns-repeated="4" office:value-type="float" office:value="9.14" calcext:value-type="float">
            <text:p>9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618" calcext:value-type="float">
            <text:p>20090618</text:p>
          </table:table-cell>
          <table:table-cell table:number-columns-repeated="4" office:value-type="float" office:value="9.15" calcext:value-type="float">
            <text:p>9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619" calcext:value-type="float">
            <text:p>20090619</text:p>
          </table:table-cell>
          <table:table-cell table:number-columns-repeated="4" office:value-type="float" office:value="9.26" calcext:value-type="float">
            <text:p>9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622" calcext:value-type="float">
            <text:p>20090622</text:p>
          </table:table-cell>
          <table:table-cell table:number-columns-repeated="4" office:value-type="float" office:value="9.06" calcext:value-type="float">
            <text:p>9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623" calcext:value-type="float">
            <text:p>20090623</text:p>
          </table:table-cell>
          <table:table-cell table:number-columns-repeated="4" office:value-type="float" office:value="9.04" calcext:value-type="float">
            <text:p>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624" calcext:value-type="float">
            <text:p>20090624</text:p>
          </table:table-cell>
          <table:table-cell table:number-columns-repeated="4" office:value-type="float" office:value="9.16" calcext:value-type="float">
            <text:p>9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625" calcext:value-type="float">
            <text:p>20090625</text:p>
          </table:table-cell>
          <table:table-cell table:number-columns-repeated="4" office:value-type="float" office:value="9.15" calcext:value-type="float">
            <text:p>9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626" calcext:value-type="float">
            <text:p>20090626</text:p>
          </table:table-cell>
          <table:table-cell table:number-columns-repeated="4" office:value-type="float" office:value="9.22" calcext:value-type="float">
            <text:p>9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629" calcext:value-type="float">
            <text:p>20090629</text:p>
          </table:table-cell>
          <table:table-cell table:number-columns-repeated="4" office:value-type="float" office:value="9.22" calcext:value-type="float">
            <text:p>9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630" calcext:value-type="float">
            <text:p>20090630</text:p>
          </table:table-cell>
          <table:table-cell table:number-columns-repeated="4" office:value-type="float" office:value="9.26" calcext:value-type="float">
            <text:p>9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701" calcext:value-type="float">
            <text:p>20090701</text:p>
          </table:table-cell>
          <table:table-cell table:number-columns-repeated="4" office:value-type="float" office:value="9.26" calcext:value-type="float">
            <text:p>9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702" calcext:value-type="float">
            <text:p>20090702</text:p>
          </table:table-cell>
          <table:table-cell table:number-columns-repeated="4" office:value-type="float" office:value="9.21" calcext:value-type="float">
            <text:p>9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703" calcext:value-type="float">
            <text:p>20090703</text:p>
          </table:table-cell>
          <table:table-cell table:number-columns-repeated="4"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706" calcext:value-type="float">
            <text:p>20090706</text:p>
          </table:table-cell>
          <table:table-cell table:number-columns-repeated="4" office:value-type="float" office:value="9.05" calcext:value-type="float">
            <text:p>9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707" calcext:value-type="float">
            <text:p>20090707</text:p>
          </table:table-cell>
          <table:table-cell table:number-columns-repeated="4" office:value-type="float" office:value="9.05" calcext:value-type="float">
            <text:p>9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708" calcext:value-type="float">
            <text:p>20090708</text:p>
          </table:table-cell>
          <table:table-cell table:number-columns-repeated="4" office:value-type="float" office:value="9.03" calcext:value-type="float">
            <text:p>9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709" calcext:value-type="float">
            <text:p>20090709</text:p>
          </table:table-cell>
          <table:table-cell table:number-columns-repeated="4" office:value-type="float" office:value="9.06" calcext:value-type="float">
            <text:p>9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710" calcext:value-type="float">
            <text:p>200907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713" calcext:value-type="float">
            <text:p>20090713</text:p>
          </table:table-cell>
          <table:table-cell table:number-columns-repeated="4" office:value-type="float" office:value="9.12" calcext:value-type="float">
            <text:p>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714" calcext:value-type="float">
            <text:p>20090714</text:p>
          </table:table-cell>
          <table:table-cell table:number-columns-repeated="4" office:value-type="float" office:value="9.31" calcext:value-type="float">
            <text:p>9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715" calcext:value-type="float">
            <text:p>20090715</text:p>
          </table:table-cell>
          <table:table-cell table:number-columns-repeated="4" office:value-type="float" office:value="9.41" calcext:value-type="float">
            <text:p>9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716" calcext:value-type="float">
            <text:p>20090716</text:p>
          </table:table-cell>
          <table:table-cell table:number-columns-repeated="4" office:value-type="float" office:value="9.43" calcext:value-type="float">
            <text:p>9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717" calcext:value-type="float">
            <text:p>20090717</text:p>
          </table:table-cell>
          <table:table-cell table:number-columns-repeated="4" office:value-type="float" office:value="9.45" calcext:value-type="float">
            <text:p>9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720" calcext:value-type="float">
            <text:p>20090720</text:p>
          </table:table-cell>
          <table:table-cell table:number-columns-repeated="4" office:value-type="float" office:value="9.57" calcext:value-type="float">
            <text:p>9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721" calcext:value-type="float">
            <text:p>20090721</text:p>
          </table:table-cell>
          <table:table-cell table:number-columns-repeated="4" office:value-type="float" office:value="9.63" calcext:value-type="float">
            <text:p>9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722" calcext:value-type="float">
            <text:p>20090722</text:p>
          </table:table-cell>
          <table:table-cell table:number-columns-repeated="4" office:value-type="float" office:value="9.57" calcext:value-type="float">
            <text:p>9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723" calcext:value-type="float">
            <text:p>20090723</text:p>
          </table:table-cell>
          <table:table-cell table:number-columns-repeated="4" office:value-type="float" office:value="9.66" calcext:value-type="float">
            <text:p>9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724" calcext:value-type="float">
            <text:p>20090724</text:p>
          </table:table-cell>
          <table:table-cell table:number-columns-repeated="4" office:value-type="float" office:value="9.76" calcext:value-type="float">
            <text:p>9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727" calcext:value-type="float">
            <text:p>20090727</text:p>
          </table:table-cell>
          <table:table-cell table:number-columns-repeated="4" office:value-type="float" office:value="9.74" calcext:value-type="float">
            <text:p>9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728" calcext:value-type="float">
            <text:p>20090728</text:p>
          </table:table-cell>
          <table:table-cell table:number-columns-repeated="4" office:value-type="float" office:value="9.66" calcext:value-type="float">
            <text:p>9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729" calcext:value-type="float">
            <text:p>20090729</text:p>
          </table:table-cell>
          <table:table-cell table:number-columns-repeated="4" office:value-type="float" office:value="9.61" calcext:value-type="float">
            <text:p>9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730" calcext:value-type="float">
            <text:p>20090730</text:p>
          </table:table-cell>
          <table:table-cell table:number-columns-repeated="4" office:value-type="float" office:value="9.85" calcext:value-type="float">
            <text:p>9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731" calcext:value-type="float">
            <text:p>20090731</text:p>
          </table:table-cell>
          <table:table-cell table:number-columns-repeated="4" office:value-type="float" office:value="9.92" calcext:value-type="float">
            <text:p>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803" calcext:value-type="float">
            <text:p>20090803</text:p>
          </table:table-cell>
          <table:table-cell table:number-columns-repeated="4" office:value-type="float" office:value="9.97" calcext:value-type="float">
            <text:p>9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804" calcext:value-type="float">
            <text:p>20090804</text:p>
          </table:table-cell>
          <table:table-cell table:number-columns-repeated="4" office:value-type="float" office:value="9.89" calcext:value-type="float">
            <text:p>9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805" calcext:value-type="float">
            <text:p>20090805</text:p>
          </table:table-cell>
          <table:table-cell table:number-columns-repeated="4" office:value-type="float" office:value="9.83" calcext:value-type="float">
            <text:p>9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806" calcext:value-type="float">
            <text:p>20090806</text:p>
          </table:table-cell>
          <table:table-cell table:number-columns-repeated="4" office:value-type="float" office:value="9.91" calcext:value-type="float">
            <text:p>9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807" calcext:value-type="float">
            <text:p>20090807</text:p>
          </table:table-cell>
          <table:table-cell table:number-columns-repeated="4" office:value-type="float" office:value="9.95" calcext:value-type="float">
            <text:p>9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810" calcext:value-type="float">
            <text:p>20090810</text:p>
          </table:table-cell>
          <table:table-cell table:number-columns-repeated="4" office:value-type="float" office:value="9.94" calcext:value-type="float">
            <text:p>9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811" calcext:value-type="float">
            <text:p>20090811</text:p>
          </table:table-cell>
          <table:table-cell table:number-columns-repeated="4" office:value-type="float" office:value="9.82" calcext:value-type="float">
            <text:p>9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812" calcext:value-type="float">
            <text:p>20090812</text:p>
          </table:table-cell>
          <table:table-cell table:number-columns-repeated="4" office:value-type="float" office:value="9.84" calcext:value-type="float">
            <text:p>9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813" calcext:value-type="float">
            <text:p>20090813</text:p>
          </table:table-cell>
          <table:table-cell table:number-columns-repeated="4" office:value-type="float" office:value="10.04" calcext:value-type="float">
            <text:p>1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814" calcext:value-type="float">
            <text:p>20090814</text:p>
          </table:table-cell>
          <table:table-cell table:number-columns-repeated="4" office:value-type="float" office:value="9.96" calcext:value-type="float">
            <text:p>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817" calcext:value-type="float">
            <text:p>20090817</text:p>
          </table:table-cell>
          <table:table-cell table:number-columns-repeated="4" office:value-type="float" office:value="9.82" calcext:value-type="float">
            <text:p>9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818" calcext:value-type="float">
            <text:p>20090818</text:p>
          </table:table-cell>
          <table:table-cell table:number-columns-repeated="4" office:value-type="float" office:value="9.88" calcext:value-type="float">
            <text:p>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819" calcext:value-type="float">
            <text:p>20090819</text:p>
          </table:table-cell>
          <table:table-cell table:number-columns-repeated="4" office:value-type="float" office:value="9.88" calcext:value-type="float">
            <text:p>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820" calcext:value-type="float">
            <text:p>20090820</text:p>
          </table:table-cell>
          <table:table-cell table:number-columns-repeated="4" office:value-type="float" office:value="9.96" calcext:value-type="float">
            <text:p>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821" calcext:value-type="float">
            <text:p>20090821</text:p>
          </table:table-cell>
          <table:table-cell table:number-columns-repeated="4" office:value-type="float" office:value="10.08" calcext:value-type="float">
            <text:p>1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824" calcext:value-type="float">
            <text:p>20090824</text:p>
          </table:table-cell>
          <table:table-cell table:number-columns-repeated="4" office:value-type="float" office:value="10.38" calcext:value-type="float">
            <text:p>10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825" calcext:value-type="float">
            <text:p>20090825</text:p>
          </table:table-cell>
          <table:table-cell table:number-columns-repeated="4" office:value-type="float" office:value="10.42" calcext:value-type="float">
            <text:p>1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826" calcext:value-type="float">
            <text:p>20090826</text:p>
          </table:table-cell>
          <table:table-cell table:number-columns-repeated="4"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827" calcext:value-type="float">
            <text:p>20090827</text:p>
          </table:table-cell>
          <table:table-cell table:number-columns-repeated="4" office:value-type="float" office:value="10.23" calcext:value-type="float">
            <text:p>1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828" calcext:value-type="float">
            <text:p>20090828</text:p>
          </table:table-cell>
          <table:table-cell table:number-columns-repeated="4"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831" calcext:value-type="float">
            <text:p>20090831</text:p>
          </table:table-cell>
          <table:table-cell table:number-columns-repeated="4" office:value-type="float" office:value="10.16" calcext:value-type="float">
            <text:p>1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901" calcext:value-type="float">
            <text:p>20090901</text:p>
          </table:table-cell>
          <table:table-cell table:number-columns-repeated="4" office:value-type="float" office:value="10.08" calcext:value-type="float">
            <text:p>1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902" calcext:value-type="float">
            <text:p>20090902</text:p>
          </table:table-cell>
          <table:table-cell table:number-columns-repeated="4" office:value-type="float" office:value="9.92" calcext:value-type="float">
            <text:p>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903" calcext:value-type="float">
            <text:p>20090903</text:p>
          </table:table-cell>
          <table:table-cell table:number-columns-repeated="4" office:value-type="float" office:value="9.94" calcext:value-type="float">
            <text:p>9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904" calcext:value-type="float">
            <text:p>20090904</text:p>
          </table:table-cell>
          <table:table-cell table:number-columns-repeated="4" office:value-type="float" office:value="9.99" calcext:value-type="float">
            <text:p>9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907" calcext:value-type="float">
            <text:p>20090907</text:p>
          </table:table-cell>
          <table:table-cell table:number-columns-repeated="4" office:value-type="float" office:value="10.19" calcext:value-type="float">
            <text:p>1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908" calcext:value-type="float">
            <text:p>20090908</text:p>
          </table:table-cell>
          <table:table-cell table:number-columns-repeated="4" office:value-type="float" office:value="10.18" calcext:value-type="float">
            <text:p>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909" calcext:value-type="float">
            <text:p>20090909</text:p>
          </table:table-cell>
          <table:table-cell table:number-columns-repeated="4" office:value-type="float" office:value="10.23" calcext:value-type="float">
            <text:p>1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910" calcext:value-type="float">
            <text:p>20090910</text:p>
          </table:table-cell>
          <table:table-cell table:number-columns-repeated="4" office:value-type="float" office:value="10.22" calcext:value-type="float">
            <text:p>1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911" calcext:value-type="float">
            <text:p>20090911</text:p>
          </table:table-cell>
          <table:table-cell table:number-columns-repeated="4" office:value-type="float" office:value="10.23" calcext:value-type="float">
            <text:p>1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914" calcext:value-type="float">
            <text:p>20090914</text:p>
          </table:table-cell>
          <table:table-cell table:number-columns-repeated="4" office:value-type="float" office:value="10.23" calcext:value-type="float">
            <text:p>1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915" calcext:value-type="float">
            <text:p>20090915</text:p>
          </table:table-cell>
          <table:table-cell table:number-columns-repeated="4" office:value-type="float" office:value="10.15" calcext:value-type="float">
            <text:p>1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916" calcext:value-type="float">
            <text:p>20090916</text:p>
          </table:table-cell>
          <table:table-cell table:number-columns-repeated="4" office:value-type="float" office:value="10.31" calcext:value-type="float">
            <text:p>1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917" calcext:value-type="float">
            <text:p>20090917</text:p>
          </table:table-cell>
          <table:table-cell table:number-columns-repeated="4" office:value-type="float" office:value="10.39" calcext:value-type="float">
            <text:p>1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918" calcext:value-type="float">
            <text:p>20090918</text:p>
          </table:table-cell>
          <table:table-cell table:number-columns-repeated="4" office:value-type="float" office:value="10.41" calcext:value-type="float">
            <text:p>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921" calcext:value-type="float">
            <text:p>20090921</text:p>
          </table:table-cell>
          <table:table-cell table:number-columns-repeated="4" office:value-type="float" office:value="10.33" calcext:value-type="float">
            <text:p>1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922" calcext:value-type="float">
            <text:p>20090922</text:p>
          </table:table-cell>
          <table:table-cell table:number-columns-repeated="4" office:value-type="float" office:value="10.53" calcext:value-type="float">
            <text:p>1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923" calcext:value-type="float">
            <text:p>20090923</text:p>
          </table:table-cell>
          <table:table-cell table:number-columns-repeated="4" office:value-type="float" office:value="10.62" calcext:value-type="float">
            <text:p>1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924" calcext:value-type="float">
            <text:p>20090924</text:p>
          </table:table-cell>
          <table:table-cell table:number-columns-repeated="4"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925" calcext:value-type="float">
            <text:p>20090925</text:p>
          </table:table-cell>
          <table:table-cell table:number-columns-repeated="4" office:value-type="float" office:value="10.63" calcext:value-type="float">
            <text:p>1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928" calcext:value-type="float">
            <text:p>20090928</text:p>
          </table:table-cell>
          <table:table-cell table:number-columns-repeated="4" office:value-type="float" office:value="10.71" calcext:value-type="float">
            <text:p>1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929" calcext:value-type="float">
            <text:p>20090929</text:p>
          </table:table-cell>
          <table:table-cell table:number-columns-repeated="4"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0930" calcext:value-type="float">
            <text:p>20090930</text:p>
          </table:table-cell>
          <table:table-cell table:number-columns-repeated="4"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001" calcext:value-type="float">
            <text:p>20091001</text:p>
          </table:table-cell>
          <table:table-cell table:number-columns-repeated="4" office:value-type="float" office:value="10.63" calcext:value-type="float">
            <text:p>1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002" calcext:value-type="float">
            <text:p>20091002</text:p>
          </table:table-cell>
          <table:table-cell table:number-columns-repeated="4" office:value-type="float" office:value="10.48" calcext:value-type="float">
            <text:p>1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005" calcext:value-type="float">
            <text:p>20091005</text:p>
          </table:table-cell>
          <table:table-cell table:number-columns-repeated="4" office:value-type="float" office:value="10.47" calcext:value-type="float">
            <text:p>10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006" calcext:value-type="float">
            <text:p>20091006</text:p>
          </table:table-cell>
          <table:table-cell table:number-columns-repeated="4"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007" calcext:value-type="float">
            <text:p>20091007</text:p>
          </table:table-cell>
          <table:table-cell table:number-columns-repeated="4" office:value-type="float" office:value="10.52" calcext:value-type="float">
            <text:p>1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008" calcext:value-type="float">
            <text:p>20091008</text:p>
          </table:table-cell>
          <table:table-cell table:number-columns-repeated="4"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009" calcext:value-type="float">
            <text:p>20091009</text:p>
          </table:table-cell>
          <table:table-cell table:number-columns-repeated="4" office:value-type="float" office:value="10.63" calcext:value-type="float">
            <text:p>1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012" calcext:value-type="float">
            <text:p>20091012</text:p>
          </table:table-cell>
          <table:table-cell table:number-columns-repeated="4" office:value-type="float" office:value="10.74" calcext:value-type="float">
            <text:p>1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013" calcext:value-type="float">
            <text:p>20091013</text:p>
          </table:table-cell>
          <table:table-cell table:number-columns-repeated="4" office:value-type="float" office:value="10.72" calcext:value-type="float">
            <text:p>1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014" calcext:value-type="float">
            <text:p>20091014</text:p>
          </table:table-cell>
          <table:table-cell table:number-columns-repeated="4"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015" calcext:value-type="float">
            <text:p>20091015</text:p>
          </table:table-cell>
          <table:table-cell table:number-columns-repeated="4"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016" calcext:value-type="float">
            <text:p>20091016</text:p>
          </table:table-cell>
          <table:table-cell table:number-columns-repeated="4" office:value-type="float" office:value="10.86" calcext:value-type="float">
            <text:p>1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019" calcext:value-type="float">
            <text:p>20091019</text:p>
          </table:table-cell>
          <table:table-cell table:number-columns-repeated="4" office:value-type="float" office:value="10.92" calcext:value-type="float">
            <text:p>1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020" calcext:value-type="float">
            <text:p>20091020</text:p>
          </table:table-cell>
          <table:table-cell table:number-columns-repeated="4" office:value-type="float" office:value="11.03" calcext:value-type="float">
            <text:p>11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021" calcext:value-type="float">
            <text:p>20091021</text:p>
          </table:table-cell>
          <table:table-cell table:number-columns-repeated="4" office:value-type="float" office:value="10.99" calcext:value-type="float">
            <text:p>1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022" calcext:value-type="float">
            <text:p>20091022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023" calcext:value-type="float">
            <text:p>20091023</text:p>
          </table:table-cell>
          <table:table-cell table:number-columns-repeated="4" office:value-type="float" office:value="11.08" calcext:value-type="float">
            <text:p>1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026" calcext:value-type="float">
            <text:p>20091026</text:p>
          </table:table-cell>
          <table:table-cell table:number-columns-repeated="4" office:value-type="float" office:value="10.99" calcext:value-type="float">
            <text:p>1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027" calcext:value-type="float">
            <text:p>20091027</text:p>
          </table:table-cell>
          <table:table-cell table:number-columns-repeated="4" office:value-type="float" office:value="10.87" calcext:value-type="float">
            <text:p>1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028" calcext:value-type="float">
            <text:p>20091028</text:p>
          </table:table-cell>
          <table:table-cell table:number-columns-repeated="4" office:value-type="float" office:value="10.65" calcext:value-type="float">
            <text:p>1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029" calcext:value-type="float">
            <text:p>20091029</text:p>
          </table:table-cell>
          <table:table-cell table:number-columns-repeated="4" office:value-type="float" office:value="10.71" calcext:value-type="float">
            <text:p>1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030" calcext:value-type="float">
            <text:p>20091030</text:p>
          </table:table-cell>
          <table:table-cell table:number-columns-repeated="4"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102" calcext:value-type="float">
            <text:p>20091102</text:p>
          </table:table-cell>
          <table:table-cell table:number-columns-repeated="4" office:value-type="float" office:value="10.62" calcext:value-type="float">
            <text:p>1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103" calcext:value-type="float">
            <text:p>20091103</text:p>
          </table:table-cell>
          <table:table-cell table:number-columns-repeated="4" office:value-type="float" office:value="10.46" calcext:value-type="float">
            <text:p>1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104" calcext:value-type="float">
            <text:p>20091104</text:p>
          </table:table-cell>
          <table:table-cell table:number-columns-repeated="4" office:value-type="float" office:value="10.62" calcext:value-type="float">
            <text:p>1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105" calcext:value-type="float">
            <text:p>20091105</text:p>
          </table:table-cell>
          <table:table-cell table:number-columns-repeated="4" office:value-type="float" office:value="10.75" calcext:value-type="float">
            <text:p>1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106" calcext:value-type="float">
            <text:p>20091106</text:p>
          </table:table-cell>
          <table:table-cell table:number-columns-repeated="4" office:value-type="float" office:value="10.73" calcext:value-type="float">
            <text:p>1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109" calcext:value-type="float">
            <text:p>20091109</text:p>
          </table:table-cell>
          <table:table-cell table:number-columns-repeated="4" office:value-type="float" office:value="10.93" calcext:value-type="float">
            <text:p>1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110" calcext:value-type="float">
            <text:p>20091110</text:p>
          </table:table-cell>
          <table:table-cell table:number-columns-repeated="4" office:value-type="float" office:value="10.97" calcext:value-type="float">
            <text:p>1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112" calcext:value-type="float">
            <text:p>20091112</text:p>
          </table:table-cell>
          <table:table-cell table:number-columns-repeated="4" office:value-type="float" office:value="10.97" calcext:value-type="float">
            <text:p>1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113" calcext:value-type="float">
            <text:p>20091113</text:p>
          </table:table-cell>
          <table:table-cell table:number-columns-repeated="4" office:value-type="float" office:value="10.85" calcext:value-type="float">
            <text:p>1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116" calcext:value-type="float">
            <text:p>20091116</text:p>
          </table:table-cell>
          <table:table-cell table:number-columns-repeated="4" office:value-type="float" office:value="10.94" calcext:value-type="float">
            <text:p>1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117" calcext:value-type="float">
            <text:p>20091117</text:p>
          </table:table-cell>
          <table:table-cell table:number-columns-repeated="4" office:value-type="float" office:value="10.95" calcext:value-type="float">
            <text:p>1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118" calcext:value-type="float">
            <text:p>20091118</text:p>
          </table:table-cell>
          <table:table-cell table:number-columns-repeated="4" office:value-type="float" office:value="10.93" calcext:value-type="float">
            <text:p>1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119" calcext:value-type="float">
            <text:p>20091119</text:p>
          </table:table-cell>
          <table:table-cell table:number-columns-repeated="4" office:value-type="float" office:value="10.82" calcext:value-type="float">
            <text:p>1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120" calcext:value-type="float">
            <text:p>20091120</text:p>
          </table:table-cell>
          <table:table-cell table:number-columns-repeated="4" office:value-type="float" office:value="10.81" calcext:value-type="float">
            <text:p>1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123" calcext:value-type="float">
            <text:p>20091123</text:p>
          </table:table-cell>
          <table:table-cell table:number-columns-repeated="4"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124" calcext:value-type="float">
            <text:p>20091124</text:p>
          </table:table-cell>
          <table:table-cell table:number-columns-repeated="4"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125" calcext:value-type="float">
            <text:p>20091125</text:p>
          </table:table-cell>
          <table:table-cell table:number-columns-repeated="4" office:value-type="float" office:value="10.74" calcext:value-type="float">
            <text:p>1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126" calcext:value-type="float">
            <text:p>20091126</text:p>
          </table:table-cell>
          <table:table-cell table:number-columns-repeated="4"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127" calcext:value-type="float">
            <text:p>20091127</text:p>
          </table:table-cell>
          <table:table-cell table:number-columns-repeated="4" office:value-type="float" office:value="10.61" calcext:value-type="float">
            <text:p>10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130" calcext:value-type="float">
            <text:p>20091130</text:p>
          </table:table-cell>
          <table:table-cell table:number-columns-repeated="4" office:value-type="float" office:value="10.64" calcext:value-type="float">
            <text:p>1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201" calcext:value-type="float">
            <text:p>20091201</text:p>
          </table:table-cell>
          <table:table-cell table:number-columns-repeated="4" office:value-type="float" office:value="10.68" calcext:value-type="float">
            <text:p>1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202" calcext:value-type="float">
            <text:p>20091202</text:p>
          </table:table-cell>
          <table:table-cell table:number-columns-repeated="4" office:value-type="float" office:value="10.71" calcext:value-type="float">
            <text:p>1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203" calcext:value-type="float">
            <text:p>20091203</text:p>
          </table:table-cell>
          <table:table-cell table:number-columns-repeated="4" office:value-type="float" office:value="10.78" calcext:value-type="float">
            <text:p>10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204" calcext:value-type="float">
            <text:p>20091204</text:p>
          </table:table-cell>
          <table:table-cell table:number-columns-repeated="4" office:value-type="float" office:value="10.89" calcext:value-type="float">
            <text:p>1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207" calcext:value-type="float">
            <text:p>20091207</text:p>
          </table:table-cell>
          <table:table-cell table:number-columns-repeated="4" office:value-type="float" office:value="10.79" calcext:value-type="float">
            <text:p>1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208" calcext:value-type="float">
            <text:p>20091208</text:p>
          </table:table-cell>
          <table:table-cell table:number-columns-repeated="4" office:value-type="float" office:value="10.65" calcext:value-type="float">
            <text:p>1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209" calcext:value-type="float">
            <text:p>20091209</text:p>
          </table:table-cell>
          <table:table-cell table:number-columns-repeated="4"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210" calcext:value-type="float">
            <text:p>20091210</text:p>
          </table:table-cell>
          <table:table-cell table:number-columns-repeated="4"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211" calcext:value-type="float">
            <text:p>20091211</text:p>
          </table:table-cell>
          <table:table-cell table:number-columns-repeated="4" office:value-type="float" office:value="10.66" calcext:value-type="float">
            <text:p>1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214" calcext:value-type="float">
            <text:p>20091214</text:p>
          </table:table-cell>
          <table:table-cell table:number-columns-repeated="4" office:value-type="float" office:value="10.69" calcext:value-type="float">
            <text:p>1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215" calcext:value-type="float">
            <text:p>20091215</text:p>
          </table:table-cell>
          <table:table-cell table:number-columns-repeated="4" office:value-type="float" office:value="10.63" calcext:value-type="float">
            <text:p>1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216" calcext:value-type="float">
            <text:p>20091216</text:p>
          </table:table-cell>
          <table:table-cell table:number-columns-repeated="4" office:value-type="float" office:value="10.71" calcext:value-type="float">
            <text:p>1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217" calcext:value-type="float">
            <text:p>20091217</text:p>
          </table:table-cell>
          <table:table-cell table:number-columns-repeated="4" office:value-type="float" office:value="10.61" calcext:value-type="float">
            <text:p>10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218" calcext:value-type="float">
            <text:p>20091218</text:p>
          </table:table-cell>
          <table:table-cell table:number-columns-repeated="4"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221" calcext:value-type="float">
            <text:p>20091221</text:p>
          </table:table-cell>
          <table:table-cell table:number-columns-repeated="4"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222" calcext:value-type="float">
            <text:p>20091222</text:p>
          </table:table-cell>
          <table:table-cell table:number-columns-repeated="4"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223" calcext:value-type="float">
            <text:p>20091223</text:p>
          </table:table-cell>
          <table:table-cell table:number-columns-repeated="4" office:value-type="float" office:value="10.64" calcext:value-type="float">
            <text:p>1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228" calcext:value-type="float">
            <text:p>20091228</text:p>
          </table:table-cell>
          <table:table-cell table:number-columns-repeated="4" office:value-type="float" office:value="10.68" calcext:value-type="float">
            <text:p>1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229" calcext:value-type="float">
            <text:p>20091229</text:p>
          </table:table-cell>
          <table:table-cell table:number-columns-repeated="4" office:value-type="float" office:value="10.72" calcext:value-type="float">
            <text:p>1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230" calcext:value-type="float">
            <text:p>20091230</text:p>
          </table:table-cell>
          <table:table-cell table:number-columns-repeated="4" office:value-type="float" office:value="10.66" calcext:value-type="float">
            <text:p>1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091231" calcext:value-type="float">
            <text:p>20091231</text:p>
          </table:table-cell>
          <table:table-cell table:number-columns-repeated="4" office:value-type="float" office:value="10.64" calcext:value-type="float">
            <text:p>1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104" calcext:value-type="float">
            <text:p>20100104</text:p>
          </table:table-cell>
          <table:table-cell table:number-columns-repeated="4" office:value-type="float" office:value="10.75" calcext:value-type="float">
            <text:p>1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105" calcext:value-type="float">
            <text:p>20100105</text:p>
          </table:table-cell>
          <table:table-cell table:number-columns-repeated="4"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106" calcext:value-type="float">
            <text:p>20100106</text:p>
          </table:table-cell>
          <table:table-cell table:number-columns-repeated="4" office:value-type="float" office:value="10.86" calcext:value-type="float">
            <text:p>1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107" calcext:value-type="float">
            <text:p>20100107</text:p>
          </table:table-cell>
          <table:table-cell table:number-columns-repeated="4"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108" calcext:value-type="float">
            <text:p>20100108</text:p>
          </table:table-cell>
          <table:table-cell table:number-columns-repeated="4" office:value-type="float" office:value="10.86" calcext:value-type="float">
            <text:p>1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111" calcext:value-type="float">
            <text:p>20100111</text:p>
          </table:table-cell>
          <table:table-cell table:number-columns-repeated="4" office:value-type="float" office:value="10.97" calcext:value-type="float">
            <text:p>1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112" calcext:value-type="float">
            <text:p>20100112</text:p>
          </table:table-cell>
          <table:table-cell table:number-columns-repeated="4" office:value-type="float" office:value="10.93" calcext:value-type="float">
            <text:p>1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113" calcext:value-type="float">
            <text:p>20100113</text:p>
          </table:table-cell>
          <table:table-cell table:number-columns-repeated="4" office:value-type="float" office:value="10.95" calcext:value-type="float">
            <text:p>1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114" calcext:value-type="float">
            <text:p>20100114</text:p>
          </table:table-cell>
          <table:table-cell table:number-columns-repeated="4" office:value-type="float" office:value="10.97" calcext:value-type="float">
            <text:p>1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115" calcext:value-type="float">
            <text:p>20100115</text:p>
          </table:table-cell>
          <table:table-cell table:number-columns-repeated="4" office:value-type="float" office:value="10.93" calcext:value-type="float">
            <text:p>1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118" calcext:value-type="float">
            <text:p>20100118</text:p>
          </table:table-cell>
          <table:table-cell table:number-columns-repeated="4" office:value-type="float" office:value="10.97" calcext:value-type="float">
            <text:p>1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119" calcext:value-type="float">
            <text:p>20100119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120" calcext:value-type="float">
            <text:p>20100120</text:p>
          </table:table-cell>
          <table:table-cell table:number-columns-repeated="4" office:value-type="float" office:value="10.97" calcext:value-type="float">
            <text:p>1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121" calcext:value-type="float">
            <text:p>20100121</text:p>
          </table:table-cell>
          <table:table-cell table:number-columns-repeated="4" office:value-type="float" office:value="10.93" calcext:value-type="float">
            <text:p>1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122" calcext:value-type="float">
            <text:p>20100122</text:p>
          </table:table-cell>
          <table:table-cell table:number-columns-repeated="4"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125" calcext:value-type="float">
            <text:p>20100125</text:p>
          </table:table-cell>
          <table:table-cell table:number-columns-repeated="4" office:value-type="float" office:value="10.83" calcext:value-type="float">
            <text:p>1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126" calcext:value-type="float">
            <text:p>20100126</text:p>
          </table:table-cell>
          <table:table-cell table:number-columns-repeated="4" office:value-type="float" office:value="10.76" calcext:value-type="float">
            <text:p>1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127" calcext:value-type="float">
            <text:p>20100127</text:p>
          </table:table-cell>
          <table:table-cell table:number-columns-repeated="4" office:value-type="float" office:value="10.73" calcext:value-type="float">
            <text:p>1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128" calcext:value-type="float">
            <text:p>20100128</text:p>
          </table:table-cell>
          <table:table-cell table:number-columns-repeated="4"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129" calcext:value-type="float">
            <text:p>20100129</text:p>
          </table:table-cell>
          <table:table-cell table:number-columns-repeated="4" office:value-type="float" office:value="10.73" calcext:value-type="float">
            <text:p>1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201" calcext:value-type="float">
            <text:p>20100201</text:p>
          </table:table-cell>
          <table:table-cell table:number-columns-repeated="4" office:value-type="float" office:value="10.68" calcext:value-type="float">
            <text:p>1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202" calcext:value-type="float">
            <text:p>20100202</text:p>
          </table:table-cell>
          <table:table-cell table:number-columns-repeated="4"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203" calcext:value-type="float">
            <text:p>20100203</text:p>
          </table:table-cell>
          <table:table-cell table:number-columns-repeated="4" office:value-type="float" office:value="10.69" calcext:value-type="float">
            <text:p>1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204" calcext:value-type="float">
            <text:p>20100204</text:p>
          </table:table-cell>
          <table:table-cell table:number-columns-repeated="4" office:value-type="float" office:value="10.46" calcext:value-type="float">
            <text:p>1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205" calcext:value-type="float">
            <text:p>20100205</text:p>
          </table:table-cell>
          <table:table-cell table:number-columns-repeated="4" office:value-type="float" office:value="10.29" calcext:value-type="float">
            <text:p>1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208" calcext:value-type="float">
            <text:p>20100208</text:p>
          </table:table-cell>
          <table:table-cell table:number-columns-repeated="4" office:value-type="float" office:value="10.31" calcext:value-type="float">
            <text:p>1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209" calcext:value-type="float">
            <text:p>20100209</text:p>
          </table:table-cell>
          <table:table-cell table:number-columns-repeated="4" office:value-type="float" office:value="10.36" calcext:value-type="float">
            <text:p>1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210" calcext:value-type="float">
            <text:p>20100210</text:p>
          </table:table-cell>
          <table:table-cell table:number-columns-repeated="4" office:value-type="float" office:value="10.42" calcext:value-type="float">
            <text:p>1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211" calcext:value-type="float">
            <text:p>20100211</text:p>
          </table:table-cell>
          <table:table-cell table:number-columns-repeated="4" office:value-type="float" office:value="10.36" calcext:value-type="float">
            <text:p>1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212" calcext:value-type="float">
            <text:p>20100212</text:p>
          </table:table-cell>
          <table:table-cell table:number-columns-repeated="4" office:value-type="float" office:value="10.34" calcext:value-type="float">
            <text:p>1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215" calcext:value-type="float">
            <text:p>20100215</text:p>
          </table:table-cell>
          <table:table-cell table:number-columns-repeated="4" office:value-type="float" office:value="10.45" calcext:value-type="float">
            <text:p>1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216" calcext:value-type="float">
            <text:p>20100216</text:p>
          </table:table-cell>
          <table:table-cell table:number-columns-repeated="4" office:value-type="float" office:value="10.46" calcext:value-type="float">
            <text:p>1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217" calcext:value-type="float">
            <text:p>20100217</text:p>
          </table:table-cell>
          <table:table-cell table:number-columns-repeated="4" office:value-type="float" office:value="10.52" calcext:value-type="float">
            <text:p>1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218" calcext:value-type="float">
            <text:p>20100218</text:p>
          </table:table-cell>
          <table:table-cell table:number-columns-repeated="4" office:value-type="float" office:value="10.47" calcext:value-type="float">
            <text:p>10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219" calcext:value-type="float">
            <text:p>20100219</text:p>
          </table:table-cell>
          <table:table-cell table:number-columns-repeated="4"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222" calcext:value-type="float">
            <text:p>20100222</text:p>
          </table:table-cell>
          <table:table-cell table:number-columns-repeated="4" office:value-type="float" office:value="10.51" calcext:value-type="float">
            <text:p>1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223" calcext:value-type="float">
            <text:p>20100223</text:p>
          </table:table-cell>
          <table:table-cell table:number-columns-repeated="4" office:value-type="float" office:value="10.44" calcext:value-type="float">
            <text:p>1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224" calcext:value-type="float">
            <text:p>20100224</text:p>
          </table:table-cell>
          <table:table-cell table:number-columns-repeated="4" office:value-type="float" office:value="10.45" calcext:value-type="float">
            <text:p>1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225" calcext:value-type="float">
            <text:p>20100225</text:p>
          </table:table-cell>
          <table:table-cell table:number-columns-repeated="4" office:value-type="float" office:value="10.37" calcext:value-type="float">
            <text:p>10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226" calcext:value-type="float">
            <text:p>20100226</text:p>
          </table:table-cell>
          <table:table-cell table:number-columns-repeated="4" office:value-type="float" office:value="10.47" calcext:value-type="float">
            <text:p>10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301" calcext:value-type="float">
            <text:p>20100301</text:p>
          </table:table-cell>
          <table:table-cell table:number-columns-repeated="4" office:value-type="float" office:value="10.49" calcext:value-type="float">
            <text:p>10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302" calcext:value-type="float">
            <text:p>20100302</text:p>
          </table:table-cell>
          <table:table-cell table:number-columns-repeated="4" office:value-type="float" office:value="10.58" calcext:value-type="float">
            <text:p>1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303" calcext:value-type="float">
            <text:p>20100303</text:p>
          </table:table-cell>
          <table:table-cell table:number-columns-repeated="4"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304" calcext:value-type="float">
            <text:p>20100304</text:p>
          </table:table-cell>
          <table:table-cell table:number-columns-repeated="4"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305" calcext:value-type="float">
            <text:p>20100305</text:p>
          </table:table-cell>
          <table:table-cell table:number-columns-repeated="4" office:value-type="float" office:value="10.64" calcext:value-type="float">
            <text:p>1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308" calcext:value-type="float">
            <text:p>20100308</text:p>
          </table:table-cell>
          <table:table-cell table:number-columns-repeated="4"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309" calcext:value-type="float">
            <text:p>20100309</text:p>
          </table:table-cell>
          <table:table-cell table:number-columns-repeated="4" office:value-type="float" office:value="10.69" calcext:value-type="float">
            <text:p>1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310" calcext:value-type="float">
            <text:p>20100310</text:p>
          </table:table-cell>
          <table:table-cell table:number-columns-repeated="4" office:value-type="float" office:value="10.74" calcext:value-type="float">
            <text:p>1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311" calcext:value-type="float">
            <text:p>20100311</text:p>
          </table:table-cell>
          <table:table-cell table:number-columns-repeated="4" office:value-type="float" office:value="10.77" calcext:value-type="float">
            <text:p>10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312" calcext:value-type="float">
            <text:p>20100312</text:p>
          </table:table-cell>
          <table:table-cell table:number-columns-repeated="4" office:value-type="float" office:value="10.81" calcext:value-type="float">
            <text:p>1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315" calcext:value-type="float">
            <text:p>20100315</text:p>
          </table:table-cell>
          <table:table-cell table:number-columns-repeated="4" office:value-type="float" office:value="10.79" calcext:value-type="float">
            <text:p>1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316" calcext:value-type="float">
            <text:p>20100316</text:p>
          </table:table-cell>
          <table:table-cell table:number-columns-repeated="4" office:value-type="float" office:value="10.91" calcext:value-type="float">
            <text:p>1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317" calcext:value-type="float">
            <text:p>20100317</text:p>
          </table:table-cell>
          <table:table-cell table:number-columns-repeated="4" office:value-type="float" office:value="10.94" calcext:value-type="float">
            <text:p>1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318" calcext:value-type="float">
            <text:p>20100318</text:p>
          </table:table-cell>
          <table:table-cell table:number-columns-repeated="4" office:value-type="float" office:value="10.94" calcext:value-type="float">
            <text:p>1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319" calcext:value-type="float">
            <text:p>20100319</text:p>
          </table:table-cell>
          <table:table-cell table:number-columns-repeated="4" office:value-type="float" office:value="10.92" calcext:value-type="float">
            <text:p>1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322" calcext:value-type="float">
            <text:p>20100322</text:p>
          </table:table-cell>
          <table:table-cell table:number-columns-repeated="4"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323" calcext:value-type="float">
            <text:p>20100323</text:p>
          </table:table-cell>
          <table:table-cell table:number-columns-repeated="4" office:value-type="float" office:value="10.94" calcext:value-type="float">
            <text:p>1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324" calcext:value-type="float">
            <text:p>20100324</text:p>
          </table:table-cell>
          <table:table-cell table:number-columns-repeated="4" office:value-type="float" office:value="10.93" calcext:value-type="float">
            <text:p>1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325" calcext:value-type="float">
            <text:p>20100325</text:p>
          </table:table-cell>
          <table:table-cell table:number-columns-repeated="4" office:value-type="float" office:value="11.07" calcext:value-type="float">
            <text:p>11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326" calcext:value-type="float">
            <text:p>20100326</text:p>
          </table:table-cell>
          <table:table-cell table:number-columns-repeated="4" office:value-type="float" office:value="11.04" calcext:value-type="float">
            <text:p>1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329" calcext:value-type="float">
            <text:p>20100329</text:p>
          </table:table-cell>
          <table:table-cell table:number-columns-repeated="4" office:value-type="float" office:value="11.01" calcext:value-type="float">
            <text:p>11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330" calcext:value-type="float">
            <text:p>20100330</text:p>
          </table:table-cell>
          <table:table-cell table:number-columns-repeated="4" office:value-type="float" office:value="11.03" calcext:value-type="float">
            <text:p>11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331" calcext:value-type="float">
            <text:p>20100331</text:p>
          </table:table-cell>
          <table:table-cell table:number-columns-repeated="4" office:value-type="float" office:value="10.98" calcext:value-type="float">
            <text:p>1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401" calcext:value-type="float">
            <text:p>20100401</text:p>
          </table:table-cell>
          <table:table-cell table:number-columns-repeated="4" office:value-type="float" office:value="11.12" calcext:value-type="float">
            <text:p>1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406" calcext:value-type="float">
            <text:p>20100406</text:p>
          </table:table-cell>
          <table:table-cell table:number-columns-repeated="4" office:value-type="float" office:value="11.18" calcext:value-type="float">
            <text:p>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407" calcext:value-type="float">
            <text:p>20100407</text:p>
          </table:table-cell>
          <table:table-cell table:number-columns-repeated="4" office:value-type="float" office:value="11.18" calcext:value-type="float">
            <text:p>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408" calcext:value-type="float">
            <text:p>20100408</text:p>
          </table:table-cell>
          <table:table-cell table:number-columns-repeated="4" office:value-type="float" office:value="11.05" calcext:value-type="float">
            <text:p>1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409" calcext:value-type="float">
            <text:p>20100409</text:p>
          </table:table-cell>
          <table:table-cell table:number-columns-repeated="4" office:value-type="float" office:value="11.14" calcext:value-type="float">
            <text:p>1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412" calcext:value-type="float">
            <text:p>20100412</text:p>
          </table:table-cell>
          <table:table-cell table:number-columns-repeated="4" office:value-type="float" office:value="11.26" calcext:value-type="float">
            <text:p>1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413" calcext:value-type="float">
            <text:p>20100413</text:p>
          </table:table-cell>
          <table:table-cell table:number-columns-repeated="4" office:value-type="float" office:value="11.32" calcext:value-type="float">
            <text:p>1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414" calcext:value-type="float">
            <text:p>20100414</text:p>
          </table:table-cell>
          <table:table-cell table:number-columns-repeated="4" office:value-type="float" office:value="11.41" calcext:value-type="float">
            <text:p>11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415" calcext:value-type="float">
            <text:p>20100415</text:p>
          </table:table-cell>
          <table:table-cell table:number-columns-repeated="4" office:value-type="float" office:value="11.41" calcext:value-type="float">
            <text:p>11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416" calcext:value-type="float">
            <text:p>20100416</text:p>
          </table:table-cell>
          <table:table-cell table:number-columns-repeated="4" office:value-type="float" office:value="11.36" calcext:value-type="float">
            <text:p>1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419" calcext:value-type="float">
            <text:p>20100419</text:p>
          </table:table-cell>
          <table:table-cell table:number-columns-repeated="4" office:value-type="float" office:value="11.25" calcext:value-type="float">
            <text:p>11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420" calcext:value-type="float">
            <text:p>20100420</text:p>
          </table:table-cell>
          <table:table-cell table:number-columns-repeated="4" office:value-type="float" office:value="11.27" calcext:value-type="float">
            <text:p>1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421" calcext:value-type="float">
            <text:p>20100421</text:p>
          </table:table-cell>
          <table:table-cell table:number-columns-repeated="4" office:value-type="float" office:value="11.22" calcext:value-type="float">
            <text:p>1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422" calcext:value-type="float">
            <text:p>20100422</text:p>
          </table:table-cell>
          <table:table-cell table:number-columns-repeated="4" office:value-type="float" office:value="11.13" calcext:value-type="float">
            <text:p>1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423" calcext:value-type="float">
            <text:p>20100423</text:p>
          </table:table-cell>
          <table:table-cell table:number-columns-repeated="4" office:value-type="float" office:value="11.19" calcext:value-type="float">
            <text:p>1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426" calcext:value-type="float">
            <text:p>20100426</text:p>
          </table:table-cell>
          <table:table-cell table:number-columns-repeated="4"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427" calcext:value-type="float">
            <text:p>20100427</text:p>
          </table:table-cell>
          <table:table-cell table:number-columns-repeated="4" office:value-type="float" office:value="11.22" calcext:value-type="float">
            <text:p>1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428" calcext:value-type="float">
            <text:p>20100428</text:p>
          </table:table-cell>
          <table:table-cell table:number-columns-repeated="4" office:value-type="float" office:value="11.04" calcext:value-type="float">
            <text:p>1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429" calcext:value-type="float">
            <text:p>20100429</text:p>
          </table:table-cell>
          <table:table-cell table:number-columns-repeated="4" office:value-type="float" office:value="11.15" calcext:value-type="float">
            <text:p>11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430" calcext:value-type="float">
            <text:p>20100430</text:p>
          </table:table-cell>
          <table:table-cell table:number-columns-repeated="4" office:value-type="float" office:value="11.21" calcext:value-type="float">
            <text:p>11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504" calcext:value-type="float">
            <text:p>20100504</text:p>
          </table:table-cell>
          <table:table-cell table:number-columns-repeated="4" office:value-type="float" office:value="10.95" calcext:value-type="float">
            <text:p>1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505" calcext:value-type="float">
            <text:p>20100505</text:p>
          </table:table-cell>
          <table:table-cell table:number-columns-repeated="4"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506" calcext:value-type="float">
            <text:p>20100506</text:p>
          </table:table-cell>
          <table:table-cell table:number-columns-repeated="4" office:value-type="float" office:value="10.75" calcext:value-type="float">
            <text:p>1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507" calcext:value-type="float">
            <text:p>20100507</text:p>
          </table:table-cell>
          <table:table-cell table:number-columns-repeated="4"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510" calcext:value-type="float">
            <text:p>20100510</text:p>
          </table:table-cell>
          <table:table-cell table:number-columns-repeated="4" office:value-type="float" office:value="11.03" calcext:value-type="float">
            <text:p>11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511" calcext:value-type="float">
            <text:p>20100511</text:p>
          </table:table-cell>
          <table:table-cell table:number-columns-repeated="4" office:value-type="float" office:value="11.04" calcext:value-type="float">
            <text:p>1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512" calcext:value-type="float">
            <text:p>20100512</text:p>
          </table:table-cell>
          <table:table-cell table:number-columns-repeated="4" office:value-type="float" office:value="11.1" calcext:value-type="float">
            <text:p>1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513" calcext:value-type="float">
            <text:p>20100513</text:p>
          </table:table-cell>
          <table:table-cell table:number-columns-repeated="4" office:value-type="float" office:value="11.05" calcext:value-type="float">
            <text:p>1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514" calcext:value-type="float">
            <text:p>20100514</text:p>
          </table:table-cell>
          <table:table-cell table:number-columns-repeated="4"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517" calcext:value-type="float">
            <text:p>20100517</text:p>
          </table:table-cell>
          <table:table-cell table:number-columns-repeated="4" office:value-type="float" office:value="10.89" calcext:value-type="float">
            <text:p>1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518" calcext:value-type="float">
            <text:p>20100518</text:p>
          </table:table-cell>
          <table:table-cell table:number-columns-repeated="4" office:value-type="float" office:value="10.97" calcext:value-type="float">
            <text:p>1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519" calcext:value-type="float">
            <text:p>20100519</text:p>
          </table:table-cell>
          <table:table-cell table:number-columns-repeated="4"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520" calcext:value-type="float">
            <text:p>20100520</text:p>
          </table:table-cell>
          <table:table-cell table:number-columns-repeated="4"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521" calcext:value-type="float">
            <text:p>20100521</text:p>
          </table:table-cell>
          <table:table-cell table:number-columns-repeated="4" office:value-type="float" office:value="10.72" calcext:value-type="float">
            <text:p>1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524" calcext:value-type="float">
            <text:p>20100524</text:p>
          </table:table-cell>
          <table:table-cell table:number-columns-repeated="4" office:value-type="float" office:value="10.73" calcext:value-type="float">
            <text:p>1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525" calcext:value-type="float">
            <text:p>20100525</text:p>
          </table:table-cell>
          <table:table-cell table:number-columns-repeated="4" office:value-type="float" office:value="10.55" calcext:value-type="float">
            <text:p>1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526" calcext:value-type="float">
            <text:p>20100526</text:p>
          </table:table-cell>
          <table:table-cell table:number-columns-repeated="4" office:value-type="float" office:value="10.73" calcext:value-type="float">
            <text:p>1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527" calcext:value-type="float">
            <text:p>20100527</text:p>
          </table:table-cell>
          <table:table-cell table:number-columns-repeated="4" office:value-type="float" office:value="10.83" calcext:value-type="float">
            <text:p>1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528" calcext:value-type="float">
            <text:p>20100528</text:p>
          </table:table-cell>
          <table:table-cell table:number-columns-repeated="4"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531" calcext:value-type="float">
            <text:p>20100531</text:p>
          </table:table-cell>
          <table:table-cell table:number-columns-repeated="4" office:value-type="float" office:value="10.95" calcext:value-type="float">
            <text:p>1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601" calcext:value-type="float">
            <text:p>20100601</text:p>
          </table:table-cell>
          <table:table-cell table:number-columns-repeated="4" office:value-type="float" office:value="10.85" calcext:value-type="float">
            <text:p>1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602" calcext:value-type="float">
            <text:p>20100602</text:p>
          </table:table-cell>
          <table:table-cell table:number-columns-repeated="4" office:value-type="float" office:value="10.86" calcext:value-type="float">
            <text:p>1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604" calcext:value-type="float">
            <text:p>20100604</text:p>
          </table:table-cell>
          <table:table-cell table:number-columns-repeated="4" office:value-type="float" office:value="10.58" calcext:value-type="float">
            <text:p>1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607" calcext:value-type="float">
            <text:p>20100607</text:p>
          </table:table-cell>
          <table:table-cell table:number-columns-repeated="4" office:value-type="float" office:value="10.52" calcext:value-type="float">
            <text:p>1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608" calcext:value-type="float">
            <text:p>20100608</text:p>
          </table:table-cell>
          <table:table-cell table:number-columns-repeated="4" office:value-type="float" office:value="10.53" calcext:value-type="float">
            <text:p>1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609" calcext:value-type="float">
            <text:p>20100609</text:p>
          </table:table-cell>
          <table:table-cell table:number-columns-repeated="4" office:value-type="float" office:value="10.55" calcext:value-type="float">
            <text:p>1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610" calcext:value-type="float">
            <text:p>20100610</text:p>
          </table:table-cell>
          <table:table-cell table:number-columns-repeated="4"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611" calcext:value-type="float">
            <text:p>20100611</text:p>
          </table:table-cell>
          <table:table-cell table:number-columns-repeated="4" office:value-type="float" office:value="10.68" calcext:value-type="float">
            <text:p>1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614" calcext:value-type="float">
            <text:p>20100614</text:p>
          </table:table-cell>
          <table:table-cell table:number-columns-repeated="4" office:value-type="float" office:value="10.72" calcext:value-type="float">
            <text:p>1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615" calcext:value-type="float">
            <text:p>20100615</text:p>
          </table:table-cell>
          <table:table-cell table:number-columns-repeated="4" office:value-type="float" office:value="10.75" calcext:value-type="float">
            <text:p>1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616" calcext:value-type="float">
            <text:p>20100616</text:p>
          </table:table-cell>
          <table:table-cell table:number-columns-repeated="4"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617" calcext:value-type="float">
            <text:p>20100617</text:p>
          </table:table-cell>
          <table:table-cell table:number-columns-repeated="4" office:value-type="float" office:value="10.62" calcext:value-type="float">
            <text:p>1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618" calcext:value-type="float">
            <text:p>20100618</text:p>
          </table:table-cell>
          <table:table-cell table:number-columns-repeated="4" office:value-type="float" office:value="10.64" calcext:value-type="float">
            <text:p>1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621" calcext:value-type="float">
            <text:p>20100621</text:p>
          </table:table-cell>
          <table:table-cell table:number-columns-repeated="4" office:value-type="float" office:value="10.69" calcext:value-type="float">
            <text:p>1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622" calcext:value-type="float">
            <text:p>20100622</text:p>
          </table:table-cell>
          <table:table-cell table:number-columns-repeated="4" office:value-type="float" office:value="10.66" calcext:value-type="float">
            <text:p>1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623" calcext:value-type="float">
            <text:p>20100623</text:p>
          </table:table-cell>
          <table:table-cell table:number-columns-repeated="4"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624" calcext:value-type="float">
            <text:p>20100624</text:p>
          </table:table-cell>
          <table:table-cell table:number-columns-repeated="4" office:value-type="float" office:value="10.51" calcext:value-type="float">
            <text:p>1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625" calcext:value-type="float">
            <text:p>20100625</text:p>
          </table:table-cell>
          <table:table-cell table:number-columns-repeated="4" office:value-type="float" office:value="10.52" calcext:value-type="float">
            <text:p>1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628" calcext:value-type="float">
            <text:p>20100628</text:p>
          </table:table-cell>
          <table:table-cell table:number-columns-repeated="4" office:value-type="float" office:value="10.54" calcext:value-type="float">
            <text:p>1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629" calcext:value-type="float">
            <text:p>20100629</text:p>
          </table:table-cell>
          <table:table-cell table:number-columns-repeated="4" office:value-type="float" office:value="10.41" calcext:value-type="float">
            <text:p>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630" calcext:value-type="float">
            <text:p>20100630</text:p>
          </table:table-cell>
          <table:table-cell table:number-columns-repeated="4"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701" calcext:value-type="float">
            <text:p>20100701</text:p>
          </table:table-cell>
          <table:table-cell table:number-columns-repeated="4" office:value-type="float" office:value="10.37" calcext:value-type="float">
            <text:p>10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702" calcext:value-type="float">
            <text:p>20100702</text:p>
          </table:table-cell>
          <table:table-cell table:number-columns-repeated="4" office:value-type="float" office:value="10.46" calcext:value-type="float">
            <text:p>1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705" calcext:value-type="float">
            <text:p>20100705</text:p>
          </table:table-cell>
          <table:table-cell table:number-columns-repeated="4" office:value-type="float" office:value="10.42" calcext:value-type="float">
            <text:p>1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706" calcext:value-type="float">
            <text:p>20100706</text:p>
          </table:table-cell>
          <table:table-cell table:number-columns-repeated="4" office:value-type="float" office:value="10.54" calcext:value-type="float">
            <text:p>1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707" calcext:value-type="float">
            <text:p>20100707</text:p>
          </table:table-cell>
          <table:table-cell table:number-columns-repeated="4"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708" calcext:value-type="float">
            <text:p>20100708</text:p>
          </table:table-cell>
          <table:table-cell table:number-columns-repeated="4" office:value-type="float" office:value="10.65" calcext:value-type="float">
            <text:p>1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709" calcext:value-type="float">
            <text:p>20100709</text:p>
          </table:table-cell>
          <table:table-cell table:number-columns-repeated="4" office:value-type="float" office:value="10.68" calcext:value-type="float">
            <text:p>1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712" calcext:value-type="float">
            <text:p>20100712</text:p>
          </table:table-cell>
          <table:table-cell table:number-columns-repeated="4" office:value-type="float" office:value="10.72" calcext:value-type="float">
            <text:p>1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713" calcext:value-type="float">
            <text:p>20100713</text:p>
          </table:table-cell>
          <table:table-cell table:number-columns-repeated="4"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714" calcext:value-type="float">
            <text:p>20100714</text:p>
          </table:table-cell>
          <table:table-cell table:number-columns-repeated="4" office:value-type="float" office:value="10.81" calcext:value-type="float">
            <text:p>1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715" calcext:value-type="float">
            <text:p>20100715</text:p>
          </table:table-cell>
          <table:table-cell table:number-columns-repeated="4"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716" calcext:value-type="float">
            <text:p>20100716</text:p>
          </table:table-cell>
          <table:table-cell table:number-columns-repeated="4" office:value-type="float" office:value="10.72" calcext:value-type="float">
            <text:p>1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719" calcext:value-type="float">
            <text:p>20100719</text:p>
          </table:table-cell>
          <table:table-cell table:number-columns-repeated="4" office:value-type="float" office:value="10.64" calcext:value-type="float">
            <text:p>1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720" calcext:value-type="float">
            <text:p>20100720</text:p>
          </table:table-cell>
          <table:table-cell table:number-columns-repeated="4" office:value-type="float" office:value="10.61" calcext:value-type="float">
            <text:p>10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721" calcext:value-type="float">
            <text:p>20100721</text:p>
          </table:table-cell>
          <table:table-cell table:number-columns-repeated="4" office:value-type="float" office:value="10.77" calcext:value-type="float">
            <text:p>10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722" calcext:value-type="float">
            <text:p>20100722</text:p>
          </table:table-cell>
          <table:table-cell table:number-columns-repeated="4" office:value-type="float" office:value="10.89" calcext:value-type="float">
            <text:p>1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723" calcext:value-type="float">
            <text:p>20100723</text:p>
          </table:table-cell>
          <table:table-cell table:number-columns-repeated="4"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726" calcext:value-type="float">
            <text:p>20100726</text:p>
          </table:table-cell>
          <table:table-cell table:number-columns-repeated="4"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727" calcext:value-type="float">
            <text:p>20100727</text:p>
          </table:table-cell>
          <table:table-cell table:number-columns-repeated="4"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728" calcext:value-type="float">
            <text:p>20100728</text:p>
          </table:table-cell>
          <table:table-cell table:number-columns-repeated="4" office:value-type="float" office:value="10.87" calcext:value-type="float">
            <text:p>1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729" calcext:value-type="float">
            <text:p>20100729</text:p>
          </table:table-cell>
          <table:table-cell table:number-columns-repeated="4" office:value-type="float" office:value="10.91" calcext:value-type="float">
            <text:p>1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730" calcext:value-type="float">
            <text:p>20100730</text:p>
          </table:table-cell>
          <table:table-cell table:number-columns-repeated="4"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802" calcext:value-type="float">
            <text:p>20100802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803" calcext:value-type="float">
            <text:p>20100803</text:p>
          </table:table-cell>
          <table:table-cell table:number-columns-repeated="4" office:value-type="float" office:value="11.04" calcext:value-type="float">
            <text:p>1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804" calcext:value-type="float">
            <text:p>20100804</text:p>
          </table:table-cell>
          <table:table-cell table:number-columns-repeated="4" office:value-type="float" office:value="11.1" calcext:value-type="float">
            <text:p>1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805" calcext:value-type="float">
            <text:p>20100805</text:p>
          </table:table-cell>
          <table:table-cell table:number-columns-repeated="4" office:value-type="float" office:value="11.03" calcext:value-type="float">
            <text:p>11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806" calcext:value-type="float">
            <text:p>20100806</text:p>
          </table:table-cell>
          <table:table-cell table:number-columns-repeated="4" office:value-type="float" office:value="11.05" calcext:value-type="float">
            <text:p>1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809" calcext:value-type="float">
            <text:p>20100809</text:p>
          </table:table-cell>
          <table:table-cell table:number-columns-repeated="4" office:value-type="float" office:value="11.02" calcext:value-type="float">
            <text:p>11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810" calcext:value-type="float">
            <text:p>20100810</text:p>
          </table:table-cell>
          <table:table-cell table:number-columns-repeated="4" office:value-type="float" office:value="10.92" calcext:value-type="float">
            <text:p>1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811" calcext:value-type="float">
            <text:p>20100811</text:p>
          </table:table-cell>
          <table:table-cell table:number-columns-repeated="4" office:value-type="float" office:value="10.83" calcext:value-type="float">
            <text:p>1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812" calcext:value-type="float">
            <text:p>20100812</text:p>
          </table:table-cell>
          <table:table-cell table:number-columns-repeated="4" office:value-type="float" office:value="10.86" calcext:value-type="float">
            <text:p>1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813" calcext:value-type="float">
            <text:p>20100813</text:p>
          </table:table-cell>
          <table:table-cell table:number-columns-repeated="4" office:value-type="float" office:value="10.83" calcext:value-type="float">
            <text:p>1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816" calcext:value-type="float">
            <text:p>20100816</text:p>
          </table:table-cell>
          <table:table-cell table:number-columns-repeated="4"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817" calcext:value-type="float">
            <text:p>20100817</text:p>
          </table:table-cell>
          <table:table-cell table:number-columns-repeated="4" office:value-type="float" office:value="10.95" calcext:value-type="float">
            <text:p>1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818" calcext:value-type="float">
            <text:p>20100818</text:p>
          </table:table-cell>
          <table:table-cell table:number-columns-repeated="4" office:value-type="float" office:value="10.94" calcext:value-type="float">
            <text:p>1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819" calcext:value-type="float">
            <text:p>20100819</text:p>
          </table:table-cell>
          <table:table-cell table:number-columns-repeated="4" office:value-type="float" office:value="10.91" calcext:value-type="float">
            <text:p>1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820" calcext:value-type="float">
            <text:p>20100820</text:p>
          </table:table-cell>
          <table:table-cell table:number-columns-repeated="4"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823" calcext:value-type="float">
            <text:p>20100823</text:p>
          </table:table-cell>
          <table:table-cell table:number-columns-repeated="4" office:value-type="float" office:value="10.93" calcext:value-type="float">
            <text:p>1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824" calcext:value-type="float">
            <text:p>20100824</text:p>
          </table:table-cell>
          <table:table-cell table:number-columns-repeated="4" office:value-type="float" office:value="10.78" calcext:value-type="float">
            <text:p>10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825" calcext:value-type="float">
            <text:p>20100825</text:p>
          </table:table-cell>
          <table:table-cell table:number-columns-repeated="4" office:value-type="float" office:value="10.74" calcext:value-type="float">
            <text:p>1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826" calcext:value-type="float">
            <text:p>20100826</text:p>
          </table:table-cell>
          <table:table-cell table:number-columns-repeated="4" office:value-type="float" office:value="10.73" calcext:value-type="float">
            <text:p>1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827" calcext:value-type="float">
            <text:p>20100827</text:p>
          </table:table-cell>
          <table:table-cell table:number-columns-repeated="4" office:value-type="float" office:value="10.75" calcext:value-type="float">
            <text:p>1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830" calcext:value-type="float">
            <text:p>20100830</text:p>
          </table:table-cell>
          <table:table-cell table:number-columns-repeated="4" office:value-type="float" office:value="10.72" calcext:value-type="float">
            <text:p>1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831" calcext:value-type="float">
            <text:p>20100831</text:p>
          </table:table-cell>
          <table:table-cell table:number-columns-repeated="4" office:value-type="float" office:value="10.72" calcext:value-type="float">
            <text:p>1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901" calcext:value-type="float">
            <text:p>20100901</text:p>
          </table:table-cell>
          <table:table-cell table:number-columns-repeated="4" office:value-type="float" office:value="10.82" calcext:value-type="float">
            <text:p>1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902" calcext:value-type="float">
            <text:p>20100902</text:p>
          </table:table-cell>
          <table:table-cell table:number-columns-repeated="4"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903" calcext:value-type="float">
            <text:p>20100903</text:p>
          </table:table-cell>
          <table:table-cell table:number-columns-repeated="4"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906" calcext:value-type="float">
            <text:p>20100906</text:p>
          </table:table-cell>
          <table:table-cell table:number-columns-repeated="4"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907" calcext:value-type="float">
            <text:p>20100907</text:p>
          </table:table-cell>
          <table:table-cell table:number-columns-repeated="4" office:value-type="float" office:value="10.79" calcext:value-type="float">
            <text:p>1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908" calcext:value-type="float">
            <text:p>20100908</text:p>
          </table:table-cell>
          <table:table-cell table:number-columns-repeated="4" office:value-type="float" office:value="10.85" calcext:value-type="float">
            <text:p>1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909" calcext:value-type="float">
            <text:p>20100909</text:p>
          </table:table-cell>
          <table:table-cell table:number-columns-repeated="4"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910" calcext:value-type="float">
            <text:p>20100910</text:p>
          </table:table-cell>
          <table:table-cell table:number-columns-repeated="4" office:value-type="float" office:value="10.91" calcext:value-type="float">
            <text:p>1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913" calcext:value-type="float">
            <text:p>20100913</text:p>
          </table:table-cell>
          <table:table-cell table:number-columns-repeated="4" office:value-type="float" office:value="11.01" calcext:value-type="float">
            <text:p>11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914" calcext:value-type="float">
            <text:p>20100914</text:p>
          </table:table-cell>
          <table:table-cell table:number-columns-repeated="4" office:value-type="float" office:value="11.02" calcext:value-type="float">
            <text:p>11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915" calcext:value-type="float">
            <text:p>20100915</text:p>
          </table:table-cell>
          <table:table-cell table:number-columns-repeated="4" office:value-type="float" office:value="11.05" calcext:value-type="float">
            <text:p>1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916" calcext:value-type="float">
            <text:p>20100916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917" calcext:value-type="float">
            <text:p>20100917</text:p>
          </table:table-cell>
          <table:table-cell table:number-columns-repeated="4" office:value-type="float" office:value="10.99" calcext:value-type="float">
            <text:p>1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920" calcext:value-type="float">
            <text:p>20100920</text:p>
          </table:table-cell>
          <table:table-cell table:number-columns-repeated="4" office:value-type="float" office:value="11.04" calcext:value-type="float">
            <text:p>1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921" calcext:value-type="float">
            <text:p>20100921</text:p>
          </table:table-cell>
          <table:table-cell table:number-columns-repeated="4" office:value-type="float" office:value="11.09" calcext:value-type="float">
            <text:p>11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922" calcext:value-type="float">
            <text:p>20100922</text:p>
          </table:table-cell>
          <table:table-cell table:number-columns-repeated="4" office:value-type="float" office:value="11.08" calcext:value-type="float">
            <text:p>1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923" calcext:value-type="float">
            <text:p>20100923</text:p>
          </table:table-cell>
          <table:table-cell table:number-columns-repeated="4" office:value-type="float" office:value="11.09" calcext:value-type="float">
            <text:p>11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924" calcext:value-type="float">
            <text:p>20100924</text:p>
          </table:table-cell>
          <table:table-cell table:number-columns-repeated="4" office:value-type="float" office:value="11.17" calcext:value-type="float">
            <text:p>1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927" calcext:value-type="float">
            <text:p>20100927</text:p>
          </table:table-cell>
          <table:table-cell table:number-columns-repeated="4" office:value-type="float" office:value="11.14" calcext:value-type="float">
            <text:p>1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928" calcext:value-type="float">
            <text:p>20100928</text:p>
          </table:table-cell>
          <table:table-cell table:number-columns-repeated="4" office:value-type="float" office:value="11.14" calcext:value-type="float">
            <text:p>1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929" calcext:value-type="float">
            <text:p>20100929</text:p>
          </table:table-cell>
          <table:table-cell table:number-columns-repeated="4" office:value-type="float" office:value="11.14" calcext:value-type="float">
            <text:p>1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0930" calcext:value-type="float">
            <text:p>20100930</text:p>
          </table:table-cell>
          <table:table-cell table:number-columns-repeated="4" office:value-type="float" office:value="11.23" calcext:value-type="float">
            <text:p>11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001" calcext:value-type="float">
            <text:p>20101001</text:p>
          </table:table-cell>
          <table:table-cell table:number-columns-repeated="4" office:value-type="float" office:value="11.24" calcext:value-type="float">
            <text:p>1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004" calcext:value-type="float">
            <text:p>20101004</text:p>
          </table:table-cell>
          <table:table-cell table:number-columns-repeated="4"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005" calcext:value-type="float">
            <text:p>20101005</text:p>
          </table:table-cell>
          <table:table-cell table:number-columns-repeated="4" office:value-type="float" office:value="11.37" calcext:value-type="float">
            <text:p>1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006" calcext:value-type="float">
            <text:p>20101006</text:p>
          </table:table-cell>
          <table:table-cell table:number-columns-repeated="4" office:value-type="float" office:value="11.37" calcext:value-type="float">
            <text:p>1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007" calcext:value-type="float">
            <text:p>20101007</text:p>
          </table:table-cell>
          <table:table-cell table:number-columns-repeated="4" office:value-type="float" office:value="11.36" calcext:value-type="float">
            <text:p>1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008" calcext:value-type="float">
            <text:p>20101008</text:p>
          </table:table-cell>
          <table:table-cell table:number-columns-repeated="4" office:value-type="float" office:value="11.32" calcext:value-type="float">
            <text:p>1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011" calcext:value-type="float">
            <text:p>20101011</text:p>
          </table:table-cell>
          <table:table-cell table:number-columns-repeated="4" office:value-type="float" office:value="11.36" calcext:value-type="float">
            <text:p>1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012" calcext:value-type="float">
            <text:p>20101012</text:p>
          </table:table-cell>
          <table:table-cell table:number-columns-repeated="4" office:value-type="float" office:value="11.35" calcext:value-type="float">
            <text:p>11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013" calcext:value-type="float">
            <text:p>20101013</text:p>
          </table:table-cell>
          <table:table-cell table:number-columns-repeated="4" office:value-type="float" office:value="11.45" calcext:value-type="float">
            <text:p>1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014" calcext:value-type="float">
            <text:p>20101014</text:p>
          </table:table-cell>
          <table:table-cell table:number-columns-repeated="4" office:value-type="float" office:value="11.32" calcext:value-type="float">
            <text:p>1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015" calcext:value-type="float">
            <text:p>20101015</text:p>
          </table:table-cell>
          <table:table-cell table:number-columns-repeated="4" office:value-type="float" office:value="11.25" calcext:value-type="float">
            <text:p>11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018" calcext:value-type="float">
            <text:p>20101018</text:p>
          </table:table-cell>
          <table:table-cell table:number-columns-repeated="4" office:value-type="float" office:value="11.25" calcext:value-type="float">
            <text:p>11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019" calcext:value-type="float">
            <text:p>20101019</text:p>
          </table:table-cell>
          <table:table-cell table:number-columns-repeated="4" office:value-type="float" office:value="11.21" calcext:value-type="float">
            <text:p>11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020" calcext:value-type="float">
            <text:p>20101020</text:p>
          </table:table-cell>
          <table:table-cell table:number-columns-repeated="4" office:value-type="float" office:value="11.27" calcext:value-type="float">
            <text:p>1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021" calcext:value-type="float">
            <text:p>20101021</text:p>
          </table:table-cell>
          <table:table-cell table:number-columns-repeated="4" office:value-type="float" office:value="11.34" calcext:value-type="float">
            <text:p>11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022" calcext:value-type="float">
            <text:p>20101022</text:p>
          </table:table-cell>
          <table:table-cell table:number-columns-repeated="4"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025" calcext:value-type="float">
            <text:p>20101025</text:p>
          </table:table-cell>
          <table:table-cell table:number-columns-repeated="4" office:value-type="float" office:value="11.32" calcext:value-type="float">
            <text:p>1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026" calcext:value-type="float">
            <text:p>20101026</text:p>
          </table:table-cell>
          <table:table-cell table:number-columns-repeated="4" office:value-type="float" office:value="11.26" calcext:value-type="float">
            <text:p>1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027" calcext:value-type="float">
            <text:p>20101027</text:p>
          </table:table-cell>
          <table:table-cell table:number-columns-repeated="4" office:value-type="float" office:value="11.23" calcext:value-type="float">
            <text:p>11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028" calcext:value-type="float">
            <text:p>20101028</text:p>
          </table:table-cell>
          <table:table-cell table:number-columns-repeated="4" office:value-type="float" office:value="11.28" calcext:value-type="float">
            <text:p>11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029" calcext:value-type="float">
            <text:p>20101029</text:p>
          </table:table-cell>
          <table:table-cell table:number-columns-repeated="4" office:value-type="float" office:value="11.36" calcext:value-type="float">
            <text:p>1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102" calcext:value-type="float">
            <text:p>20101102</text:p>
          </table:table-cell>
          <table:table-cell table:number-columns-repeated="4" office:value-type="float" office:value="11.37" calcext:value-type="float">
            <text:p>1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103" calcext:value-type="float">
            <text:p>20101103</text:p>
          </table:table-cell>
          <table:table-cell table:number-columns-repeated="4" office:value-type="float" office:value="11.33" calcext:value-type="float">
            <text:p>11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104" calcext:value-type="float">
            <text:p>20101104</text:p>
          </table:table-cell>
          <table:table-cell table:number-columns-repeated="4" office:value-type="float" office:value="11.37" calcext:value-type="float">
            <text:p>1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105" calcext:value-type="float">
            <text:p>20101105</text:p>
          </table:table-cell>
          <table:table-cell table:number-columns-repeated="4" office:value-type="float" office:value="11.33" calcext:value-type="float">
            <text:p>11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108" calcext:value-type="float">
            <text:p>20101108</text:p>
          </table:table-cell>
          <table:table-cell table:number-columns-repeated="4" office:value-type="float" office:value="11.34" calcext:value-type="float">
            <text:p>11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109" calcext:value-type="float">
            <text:p>20101109</text:p>
          </table:table-cell>
          <table:table-cell table:number-columns-repeated="4" office:value-type="float" office:value="11.41" calcext:value-type="float">
            <text:p>11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110" calcext:value-type="float">
            <text:p>20101110</text:p>
          </table:table-cell>
          <table:table-cell table:number-columns-repeated="4" office:value-type="float" office:value="11.27" calcext:value-type="float">
            <text:p>1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112" calcext:value-type="float">
            <text:p>20101112</text:p>
          </table:table-cell>
          <table:table-cell table:number-columns-repeated="4"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115" calcext:value-type="float">
            <text:p>20101115</text:p>
          </table:table-cell>
          <table:table-cell table:number-columns-repeated="4" office:value-type="float" office:value="11.27" calcext:value-type="float">
            <text:p>1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116" calcext:value-type="float">
            <text:p>20101116</text:p>
          </table:table-cell>
          <table:table-cell table:number-columns-repeated="4"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117" calcext:value-type="float">
            <text:p>20101117</text:p>
          </table:table-cell>
          <table:table-cell table:number-columns-repeated="4" office:value-type="float" office:value="11.19" calcext:value-type="float">
            <text:p>1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118" calcext:value-type="float">
            <text:p>20101118</text:p>
          </table:table-cell>
          <table:table-cell table:number-columns-repeated="4" office:value-type="float" office:value="11.24" calcext:value-type="float">
            <text:p>1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119" calcext:value-type="float">
            <text:p>20101119</text:p>
          </table:table-cell>
          <table:table-cell table:number-columns-repeated="4" office:value-type="float" office:value="11.17" calcext:value-type="float">
            <text:p>1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122" calcext:value-type="float">
            <text:p>20101122</text:p>
          </table:table-cell>
          <table:table-cell table:number-columns-repeated="4" office:value-type="float" office:value="11.12" calcext:value-type="float">
            <text:p>1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123" calcext:value-type="float">
            <text:p>20101123</text:p>
          </table:table-cell>
          <table:table-cell table:number-columns-repeated="4" office:value-type="float" office:value="11.06" calcext:value-type="float">
            <text:p>1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124" calcext:value-type="float">
            <text:p>20101124</text:p>
          </table:table-cell>
          <table:table-cell table:number-columns-repeated="4" office:value-type="float" office:value="11.12" calcext:value-type="float">
            <text:p>1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125" calcext:value-type="float">
            <text:p>20101125</text:p>
          </table:table-cell>
          <table:table-cell table:number-columns-repeated="4" office:value-type="float" office:value="11.04" calcext:value-type="float">
            <text:p>1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126" calcext:value-type="float">
            <text:p>20101126</text:p>
          </table:table-cell>
          <table:table-cell table:number-columns-repeated="4" office:value-type="float" office:value="10.97" calcext:value-type="float">
            <text:p>1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129" calcext:value-type="float">
            <text:p>20101129</text:p>
          </table:table-cell>
          <table:table-cell table:number-columns-repeated="4" office:value-type="float" office:value="10.89" calcext:value-type="float">
            <text:p>1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130" calcext:value-type="float">
            <text:p>20101130</text:p>
          </table:table-cell>
          <table:table-cell table:number-columns-repeated="4"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201" calcext:value-type="float">
            <text:p>20101201</text:p>
          </table:table-cell>
          <table:table-cell table:number-columns-repeated="4" office:value-type="float" office:value="11.05" calcext:value-type="float">
            <text:p>1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202" calcext:value-type="float">
            <text:p>20101202</text:p>
          </table:table-cell>
          <table:table-cell table:number-columns-repeated="4" office:value-type="float" office:value="11.09" calcext:value-type="float">
            <text:p>11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203" calcext:value-type="float">
            <text:p>20101203</text:p>
          </table:table-cell>
          <table:table-cell table:number-columns-repeated="4" office:value-type="float" office:value="11.16" calcext:value-type="float">
            <text:p>1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206" calcext:value-type="float">
            <text:p>20101206</text:p>
          </table:table-cell>
          <table:table-cell table:number-columns-repeated="4" office:value-type="float" office:value="11.18" calcext:value-type="float">
            <text:p>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207" calcext:value-type="float">
            <text:p>20101207</text:p>
          </table:table-cell>
          <table:table-cell table:number-columns-repeated="4" office:value-type="float" office:value="11.25" calcext:value-type="float">
            <text:p>11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208" calcext:value-type="float">
            <text:p>20101208</text:p>
          </table:table-cell>
          <table:table-cell table:number-columns-repeated="4"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209" calcext:value-type="float">
            <text:p>20101209</text:p>
          </table:table-cell>
          <table:table-cell table:number-columns-repeated="4" office:value-type="float" office:value="11.27" calcext:value-type="float">
            <text:p>1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210" calcext:value-type="float">
            <text:p>20101210</text:p>
          </table:table-cell>
          <table:table-cell table:number-columns-repeated="4" office:value-type="float" office:value="11.29" calcext:value-type="float">
            <text:p>11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213" calcext:value-type="float">
            <text:p>20101213</text:p>
          </table:table-cell>
          <table:table-cell table:number-columns-repeated="4" office:value-type="float" office:value="11.27" calcext:value-type="float">
            <text:p>1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214" calcext:value-type="float">
            <text:p>20101214</text:p>
          </table:table-cell>
          <table:table-cell table:number-columns-repeated="4" office:value-type="float" office:value="11.27" calcext:value-type="float">
            <text:p>1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215" calcext:value-type="float">
            <text:p>20101215</text:p>
          </table:table-cell>
          <table:table-cell table:number-columns-repeated="4" office:value-type="float" office:value="11.27" calcext:value-type="float">
            <text:p>1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216" calcext:value-type="float">
            <text:p>20101216</text:p>
          </table:table-cell>
          <table:table-cell table:number-columns-repeated="4" office:value-type="float" office:value="11.26" calcext:value-type="float">
            <text:p>1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217" calcext:value-type="float">
            <text:p>20101217</text:p>
          </table:table-cell>
          <table:table-cell table:number-columns-repeated="4" office:value-type="float" office:value="11.27" calcext:value-type="float">
            <text:p>1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220" calcext:value-type="float">
            <text:p>20101220</text:p>
          </table:table-cell>
          <table:table-cell table:number-columns-repeated="4" office:value-type="float" office:value="11.28" calcext:value-type="float">
            <text:p>11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221" calcext:value-type="float">
            <text:p>20101221</text:p>
          </table:table-cell>
          <table:table-cell table:number-columns-repeated="4"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222" calcext:value-type="float">
            <text:p>20101222</text:p>
          </table:table-cell>
          <table:table-cell table:number-columns-repeated="4" office:value-type="float" office:value="11.34" calcext:value-type="float">
            <text:p>11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223" calcext:value-type="float">
            <text:p>20101223</text:p>
          </table:table-cell>
          <table:table-cell table:number-columns-repeated="4"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227" calcext:value-type="float">
            <text:p>20101227</text:p>
          </table:table-cell>
          <table:table-cell table:number-columns-repeated="4" office:value-type="float" office:value="11.26" calcext:value-type="float">
            <text:p>1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228" calcext:value-type="float">
            <text:p>20101228</text:p>
          </table:table-cell>
          <table:table-cell table:number-columns-repeated="4" office:value-type="float" office:value="11.24" calcext:value-type="float">
            <text:p>1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229" calcext:value-type="float">
            <text:p>20101229</text:p>
          </table:table-cell>
          <table:table-cell table:number-columns-repeated="4"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230" calcext:value-type="float">
            <text:p>20101230</text:p>
          </table:table-cell>
          <table:table-cell table:number-columns-repeated="4" office:value-type="float" office:value="11.25" calcext:value-type="float">
            <text:p>11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01231" calcext:value-type="float">
            <text:p>20101231</text:p>
          </table:table-cell>
          <table:table-cell table:number-columns-repeated="4" office:value-type="float" office:value="11.22" calcext:value-type="float">
            <text:p>1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103" calcext:value-type="float">
            <text:p>20110103</text:p>
          </table:table-cell>
          <table:table-cell table:number-columns-repeated="4" office:value-type="float" office:value="11.34" calcext:value-type="float">
            <text:p>11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104" calcext:value-type="float">
            <text:p>20110104</text:p>
          </table:table-cell>
          <table:table-cell table:number-columns-repeated="4"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105" calcext:value-type="float">
            <text:p>20110105</text:p>
          </table:table-cell>
          <table:table-cell table:number-columns-repeated="4" office:value-type="float" office:value="11.21" calcext:value-type="float">
            <text:p>11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107" calcext:value-type="float">
            <text:p>20110107</text:p>
          </table:table-cell>
          <table:table-cell table:number-columns-repeated="4" office:value-type="float" office:value="11.13" calcext:value-type="float">
            <text:p>1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110" calcext:value-type="float">
            <text:p>20110110</text:p>
          </table:table-cell>
          <table:table-cell table:number-columns-repeated="4" office:value-type="float" office:value="11.07" calcext:value-type="float">
            <text:p>11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111" calcext:value-type="float">
            <text:p>20110111</text:p>
          </table:table-cell>
          <table:table-cell table:number-columns-repeated="4" office:value-type="float" office:value="11.14" calcext:value-type="float">
            <text:p>1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112" calcext:value-type="float">
            <text:p>20110112</text:p>
          </table:table-cell>
          <table:table-cell table:number-columns-repeated="4" office:value-type="float" office:value="11.24" calcext:value-type="float">
            <text:p>1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113" calcext:value-type="float">
            <text:p>20110113</text:p>
          </table:table-cell>
          <table:table-cell table:number-columns-repeated="4" office:value-type="float" office:value="11.27" calcext:value-type="float">
            <text:p>1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114" calcext:value-type="float">
            <text:p>20110114</text:p>
          </table:table-cell>
          <table:table-cell table:number-columns-repeated="4" office:value-type="float" office:value="11.25" calcext:value-type="float">
            <text:p>11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117" calcext:value-type="float">
            <text:p>20110117</text:p>
          </table:table-cell>
          <table:table-cell table:number-columns-repeated="4"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118" calcext:value-type="float">
            <text:p>20110118</text:p>
          </table:table-cell>
          <table:table-cell table:number-columns-repeated="4" office:value-type="float" office:value="11.51" calcext:value-type="float">
            <text:p>11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119" calcext:value-type="float">
            <text:p>20110119</text:p>
          </table:table-cell>
          <table:table-cell table:number-columns-repeated="4" office:value-type="float" office:value="11.48" calcext:value-type="float">
            <text:p>11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120" calcext:value-type="float">
            <text:p>20110120</text:p>
          </table:table-cell>
          <table:table-cell table:number-columns-repeated="4"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121" calcext:value-type="float">
            <text:p>20110121</text:p>
          </table:table-cell>
          <table:table-cell table:number-columns-repeated="4" office:value-type="float" office:value="11.41" calcext:value-type="float">
            <text:p>11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124" calcext:value-type="float">
            <text:p>20110124</text:p>
          </table:table-cell>
          <table:table-cell table:number-columns-repeated="4" office:value-type="float" office:value="11.36" calcext:value-type="float">
            <text:p>1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125" calcext:value-type="float">
            <text:p>20110125</text:p>
          </table:table-cell>
          <table:table-cell table:number-columns-repeated="4" office:value-type="float" office:value="11.32" calcext:value-type="float">
            <text:p>1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126" calcext:value-type="float">
            <text:p>20110126</text:p>
          </table:table-cell>
          <table:table-cell table:number-columns-repeated="4" office:value-type="float" office:value="11.41" calcext:value-type="float">
            <text:p>11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127" calcext:value-type="float">
            <text:p>20110127</text:p>
          </table:table-cell>
          <table:table-cell table:number-columns-repeated="4"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128" calcext:value-type="float">
            <text:p>20110128</text:p>
          </table:table-cell>
          <table:table-cell table:number-columns-repeated="4" office:value-type="float" office:value="11.47" calcext:value-type="float">
            <text:p>11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131" calcext:value-type="float">
            <text:p>20110131</text:p>
          </table:table-cell>
          <table:table-cell table:number-columns-repeated="4" office:value-type="float" office:value="11.46" calcext:value-type="float">
            <text:p>1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201" calcext:value-type="float">
            <text:p>20110201</text:p>
          </table:table-cell>
          <table:table-cell table:number-columns-repeated="4" office:value-type="float" office:value="11.55" calcext:value-type="float">
            <text:p>1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202" calcext:value-type="float">
            <text:p>20110202</text:p>
          </table:table-cell>
          <table:table-cell table:number-columns-repeated="4" office:value-type="float" office:value="11.61" calcext:value-type="float">
            <text:p>11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203" calcext:value-type="float">
            <text:p>20110203</text:p>
          </table:table-cell>
          <table:table-cell table:number-columns-repeated="4" office:value-type="float" office:value="11.59" calcext:value-type="float">
            <text:p>11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204" calcext:value-type="float">
            <text:p>20110204</text:p>
          </table:table-cell>
          <table:table-cell table:number-columns-repeated="4" office:value-type="float" office:value="11.62" calcext:value-type="float">
            <text:p>11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207" calcext:value-type="float">
            <text:p>20110207</text:p>
          </table:table-cell>
          <table:table-cell table:number-columns-repeated="4" office:value-type="float" office:value="11.57" calcext:value-type="float">
            <text:p>11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208" calcext:value-type="float">
            <text:p>20110208</text:p>
          </table:table-cell>
          <table:table-cell table:number-columns-repeated="4" office:value-type="float" office:value="11.56" calcext:value-type="float">
            <text:p>11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209" calcext:value-type="float">
            <text:p>20110209</text:p>
          </table:table-cell>
          <table:table-cell table:number-columns-repeated="4" office:value-type="float" office:value="11.52" calcext:value-type="float">
            <text:p>11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210" calcext:value-type="float">
            <text:p>20110210</text:p>
          </table:table-cell>
          <table:table-cell table:number-columns-repeated="4" office:value-type="float" office:value="11.41" calcext:value-type="float">
            <text:p>11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211" calcext:value-type="float">
            <text:p>20110211</text:p>
          </table:table-cell>
          <table:table-cell table:number-columns-repeated="4" office:value-type="float" office:value="11.47" calcext:value-type="float">
            <text:p>11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214" calcext:value-type="float">
            <text:p>20110214</text:p>
          </table:table-cell>
          <table:table-cell table:number-columns-repeated="4" office:value-type="float" office:value="11.51" calcext:value-type="float">
            <text:p>11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215" calcext:value-type="float">
            <text:p>20110215</text:p>
          </table:table-cell>
          <table:table-cell table:number-columns-repeated="4" office:value-type="float" office:value="11.49" calcext:value-type="float">
            <text:p>11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216" calcext:value-type="float">
            <text:p>20110216</text:p>
          </table:table-cell>
          <table:table-cell table:number-columns-repeated="4" office:value-type="float" office:value="11.44" calcext:value-type="float">
            <text:p>1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217" calcext:value-type="float">
            <text:p>20110217</text:p>
          </table:table-cell>
          <table:table-cell table:number-columns-repeated="4" office:value-type="float" office:value="11.35" calcext:value-type="float">
            <text:p>11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218" calcext:value-type="float">
            <text:p>20110218</text:p>
          </table:table-cell>
          <table:table-cell table:number-columns-repeated="4" office:value-type="float" office:value="11.38" calcext:value-type="float">
            <text:p>11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221" calcext:value-type="float">
            <text:p>20110221</text:p>
          </table:table-cell>
          <table:table-cell table:number-columns-repeated="4" office:value-type="float" office:value="11.38" calcext:value-type="float">
            <text:p>11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222" calcext:value-type="float">
            <text:p>20110222</text:p>
          </table:table-cell>
          <table:table-cell table:number-columns-repeated="4"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223" calcext:value-type="float">
            <text:p>20110223</text:p>
          </table:table-cell>
          <table:table-cell table:number-columns-repeated="4" office:value-type="float" office:value="11.42" calcext:value-type="float">
            <text:p>11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224" calcext:value-type="float">
            <text:p>20110224</text:p>
          </table:table-cell>
          <table:table-cell table:number-columns-repeated="4" office:value-type="float" office:value="11.45" calcext:value-type="float">
            <text:p>1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225" calcext:value-type="float">
            <text:p>20110225</text:p>
          </table:table-cell>
          <table:table-cell table:number-columns-repeated="4" office:value-type="float" office:value="11.49" calcext:value-type="float">
            <text:p>11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228" calcext:value-type="float">
            <text:p>20110228</text:p>
          </table:table-cell>
          <table:table-cell table:number-columns-repeated="4" office:value-type="float" office:value="11.62" calcext:value-type="float">
            <text:p>11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301" calcext:value-type="float">
            <text:p>20110301</text:p>
          </table:table-cell>
          <table:table-cell table:number-columns-repeated="4" office:value-type="float" office:value="11.53" calcext:value-type="float">
            <text:p>11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302" calcext:value-type="float">
            <text:p>20110302</text:p>
          </table:table-cell>
          <table:table-cell table:number-columns-repeated="4" office:value-type="float" office:value="11.56" calcext:value-type="float">
            <text:p>11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303" calcext:value-type="float">
            <text:p>20110303</text:p>
          </table:table-cell>
          <table:table-cell table:number-columns-repeated="4"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304" calcext:value-type="float">
            <text:p>20110304</text:p>
          </table:table-cell>
          <table:table-cell table:number-columns-repeated="4" office:value-type="float" office:value="11.71" calcext:value-type="float">
            <text:p>1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307" calcext:value-type="float">
            <text:p>20110307</text:p>
          </table:table-cell>
          <table:table-cell table:number-columns-repeated="4" office:value-type="float" office:value="11.69" calcext:value-type="float">
            <text:p>1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308" calcext:value-type="float">
            <text:p>20110308</text:p>
          </table:table-cell>
          <table:table-cell table:number-columns-repeated="4" office:value-type="float" office:value="11.65" calcext:value-type="float">
            <text:p>11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309" calcext:value-type="float">
            <text:p>20110309</text:p>
          </table:table-cell>
          <table:table-cell table:number-columns-repeated="4" office:value-type="float" office:value="11.58" calcext:value-type="float">
            <text:p>11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310" calcext:value-type="float">
            <text:p>20110310</text:p>
          </table:table-cell>
          <table:table-cell table:number-columns-repeated="4" office:value-type="float" office:value="11.53" calcext:value-type="float">
            <text:p>11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311" calcext:value-type="float">
            <text:p>20110311</text:p>
          </table:table-cell>
          <table:table-cell table:number-columns-repeated="4" office:value-type="float" office:value="11.57" calcext:value-type="float">
            <text:p>11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314" calcext:value-type="float">
            <text:p>20110314</text:p>
          </table:table-cell>
          <table:table-cell table:number-columns-repeated="4" office:value-type="float" office:value="11.58" calcext:value-type="float">
            <text:p>11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315" calcext:value-type="float">
            <text:p>20110315</text:p>
          </table:table-cell>
          <table:table-cell table:number-columns-repeated="4" office:value-type="float" office:value="11.61" calcext:value-type="float">
            <text:p>11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316" calcext:value-type="float">
            <text:p>20110316</text:p>
          </table:table-cell>
          <table:table-cell table:number-columns-repeated="4" office:value-type="float" office:value="11.55" calcext:value-type="float">
            <text:p>1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317" calcext:value-type="float">
            <text:p>20110317</text:p>
          </table:table-cell>
          <table:table-cell table:number-columns-repeated="4" office:value-type="float" office:value="11.67" calcext:value-type="float">
            <text:p>11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318" calcext:value-type="float">
            <text:p>20110318</text:p>
          </table:table-cell>
          <table:table-cell table:number-columns-repeated="4"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321" calcext:value-type="float">
            <text:p>20110321</text:p>
          </table:table-cell>
          <table:table-cell table:number-columns-repeated="4" office:value-type="float" office:value="11.77" calcext:value-type="float">
            <text:p>11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322" calcext:value-type="float">
            <text:p>20110322</text:p>
          </table:table-cell>
          <table:table-cell table:number-columns-repeated="4" office:value-type="float" office:value="11.73" calcext:value-type="float">
            <text:p>11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323" calcext:value-type="float">
            <text:p>20110323</text:p>
          </table:table-cell>
          <table:table-cell table:number-columns-repeated="4" office:value-type="float" office:value="11.75" calcext:value-type="float">
            <text:p>11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324" calcext:value-type="float">
            <text:p>20110324</text:p>
          </table:table-cell>
          <table:table-cell table:number-columns-repeated="4" office:value-type="float" office:value="11.81" calcext:value-type="float">
            <text:p>11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325" calcext:value-type="float">
            <text:p>20110325</text:p>
          </table:table-cell>
          <table:table-cell table:number-columns-repeated="4" office:value-type="float" office:value="11.89" calcext:value-type="float">
            <text:p>1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328" calcext:value-type="float">
            <text:p>20110328</text:p>
          </table:table-cell>
          <table:table-cell table:number-columns-repeated="4" office:value-type="float" office:value="11.86" calcext:value-type="float">
            <text:p>11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329" calcext:value-type="float">
            <text:p>20110329</text:p>
          </table:table-cell>
          <table:table-cell table:number-columns-repeated="4" office:value-type="float" office:value="11.82" calcext:value-type="float">
            <text:p>11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330" calcext:value-type="float">
            <text:p>20110330</text:p>
          </table:table-cell>
          <table:table-cell table:number-columns-repeated="4" office:value-type="float" office:value="11.8" calcext:value-type="float">
            <text:p>1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331" calcext:value-type="float">
            <text:p>20110331</text:p>
          </table:table-cell>
          <table:table-cell table:number-columns-repeated="4" office:value-type="float" office:value="11.87" calcext:value-type="float">
            <text:p>11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401" calcext:value-type="float">
            <text:p>20110401</text:p>
          </table:table-cell>
          <table:table-cell table:number-columns-repeated="4" office:value-type="float" office:value="12.03" calcext:value-type="float">
            <text:p>12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404" calcext:value-type="float">
            <text:p>20110404</text:p>
          </table:table-cell>
          <table:table-cell table:number-columns-repeated="4" office:value-type="float" office:value="12.06" calcext:value-type="float">
            <text:p>12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405" calcext:value-type="float">
            <text:p>20110405</text:p>
          </table:table-cell>
          <table:table-cell table:number-columns-repeated="4" office:value-type="float" office:value="12.08" calcext:value-type="float">
            <text:p>12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406" calcext:value-type="float">
            <text:p>20110406</text:p>
          </table:table-cell>
          <table:table-cell table:number-columns-repeated="4" office:value-type="float" office:value="12.17" calcext:value-type="float">
            <text:p>12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407" calcext:value-type="float">
            <text:p>20110407</text:p>
          </table:table-cell>
          <table:table-cell table:number-columns-repeated="4" office:value-type="float" office:value="12.13" calcext:value-type="float">
            <text:p>12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408" calcext:value-type="float">
            <text:p>20110408</text:p>
          </table:table-cell>
          <table:table-cell table:number-columns-repeated="4" office:value-type="float" office:value="12.07" calcext:value-type="float">
            <text:p>12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411" calcext:value-type="float">
            <text:p>20110411</text:p>
          </table:table-cell>
          <table:table-cell table:number-columns-repeated="4" office:value-type="float" office:value="12.07" calcext:value-type="float">
            <text:p>12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412" calcext:value-type="float">
            <text:p>20110412</text:p>
          </table:table-cell>
          <table:table-cell table:number-columns-repeated="4" office:value-type="float" office:value="11.95" calcext:value-type="float">
            <text:p>11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413" calcext:value-type="float">
            <text:p>20110413</text:p>
          </table:table-cell>
          <table:table-cell table:number-columns-repeated="4" office:value-type="float" office:value="12.03" calcext:value-type="float">
            <text:p>12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414" calcext:value-type="float">
            <text:p>20110414</text:p>
          </table:table-cell>
          <table:table-cell table:number-columns-repeated="4" office:value-type="float" office:value="11.96" calcext:value-type="float">
            <text:p>11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415" calcext:value-type="float">
            <text:p>20110415</text:p>
          </table:table-cell>
          <table:table-cell table:number-columns-repeated="4" office:value-type="float" office:value="11.99" calcext:value-type="float">
            <text:p>11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418" calcext:value-type="float">
            <text:p>20110418</text:p>
          </table:table-cell>
          <table:table-cell table:number-columns-repeated="4" office:value-type="float" office:value="11.88" calcext:value-type="float">
            <text:p>1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419" calcext:value-type="float">
            <text:p>20110419</text:p>
          </table:table-cell>
          <table:table-cell table:number-columns-repeated="4" office:value-type="float" office:value="11.93" calcext:value-type="float">
            <text:p>11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420" calcext:value-type="float">
            <text:p>20110420</text:p>
          </table:table-cell>
          <table:table-cell table:number-columns-repeated="4" office:value-type="float" office:value="12.05" calcext:value-type="float">
            <text:p>12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421" calcext:value-type="float">
            <text:p>20110421</text:p>
          </table:table-cell>
          <table:table-cell table:number-columns-repeated="4" office:value-type="float" office:value="12.06" calcext:value-type="float">
            <text:p>12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426" calcext:value-type="float">
            <text:p>20110426</text:p>
          </table:table-cell>
          <table:table-cell table:number-columns-repeated="4" office:value-type="float" office:value="12.03" calcext:value-type="float">
            <text:p>12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427" calcext:value-type="float">
            <text:p>20110427</text:p>
          </table:table-cell>
          <table:table-cell table:number-columns-repeated="4" office:value-type="float" office:value="12.04" calcext:value-type="float">
            <text:p>1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428" calcext:value-type="float">
            <text:p>20110428</text:p>
          </table:table-cell>
          <table:table-cell table:number-columns-repeated="4" office:value-type="float" office:value="12.06" calcext:value-type="float">
            <text:p>12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429" calcext:value-type="float">
            <text:p>20110429</text:p>
          </table:table-cell>
          <table:table-cell table:number-columns-repeated="4" office:value-type="float" office:value="12.02" calcext:value-type="float">
            <text:p>12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502" calcext:value-type="float">
            <text:p>20110502</text:p>
          </table:table-cell>
          <table:table-cell table:number-columns-repeated="4" office:value-type="float" office:value="12.05" calcext:value-type="float">
            <text:p>12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504" calcext:value-type="float">
            <text:p>20110504</text:p>
          </table:table-cell>
          <table:table-cell table:number-columns-repeated="4" office:value-type="float" office:value="11.93" calcext:value-type="float">
            <text:p>11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505" calcext:value-type="float">
            <text:p>20110505</text:p>
          </table:table-cell>
          <table:table-cell table:number-columns-repeated="4"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506" calcext:value-type="float">
            <text:p>20110506</text:p>
          </table:table-cell>
          <table:table-cell table:number-columns-repeated="4" office:value-type="float" office:value="11.96" calcext:value-type="float">
            <text:p>11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509" calcext:value-type="float">
            <text:p>20110509</text:p>
          </table:table-cell>
          <table:table-cell table:number-columns-repeated="4" office:value-type="float" office:value="11.87" calcext:value-type="float">
            <text:p>11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510" calcext:value-type="float">
            <text:p>20110510</text:p>
          </table:table-cell>
          <table:table-cell table:number-columns-repeated="4" office:value-type="float" office:value="11.95" calcext:value-type="float">
            <text:p>11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511" calcext:value-type="float">
            <text:p>20110511</text:p>
          </table:table-cell>
          <table:table-cell table:number-columns-repeated="4" office:value-type="float" office:value="11.91" calcext:value-type="float">
            <text:p>11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512" calcext:value-type="float">
            <text:p>20110512</text:p>
          </table:table-cell>
          <table:table-cell table:number-columns-repeated="4" office:value-type="float" office:value="11.82" calcext:value-type="float">
            <text:p>11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513" calcext:value-type="float">
            <text:p>20110513</text:p>
          </table:table-cell>
          <table:table-cell table:number-columns-repeated="4" office:value-type="float" office:value="11.79" calcext:value-type="float">
            <text:p>11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516" calcext:value-type="float">
            <text:p>20110516</text:p>
          </table:table-cell>
          <table:table-cell table:number-columns-repeated="4" office:value-type="float" office:value="11.81" calcext:value-type="float">
            <text:p>11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517" calcext:value-type="float">
            <text:p>20110517</text:p>
          </table:table-cell>
          <table:table-cell table:number-columns-repeated="4" office:value-type="float" office:value="11.73" calcext:value-type="float">
            <text:p>11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518" calcext:value-type="float">
            <text:p>20110518</text:p>
          </table:table-cell>
          <table:table-cell table:number-columns-repeated="4"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519" calcext:value-type="float">
            <text:p>20110519</text:p>
          </table:table-cell>
          <table:table-cell table:number-columns-repeated="4" office:value-type="float" office:value="11.77" calcext:value-type="float">
            <text:p>11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520" calcext:value-type="float">
            <text:p>20110520</text:p>
          </table:table-cell>
          <table:table-cell table:number-columns-repeated="4" office:value-type="float" office:value="11.79" calcext:value-type="float">
            <text:p>11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523" calcext:value-type="float">
            <text:p>20110523</text:p>
          </table:table-cell>
          <table:table-cell table:number-columns-repeated="4" office:value-type="float" office:value="11.74" calcext:value-type="float">
            <text:p>11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524" calcext:value-type="float">
            <text:p>20110524</text:p>
          </table:table-cell>
          <table:table-cell table:number-columns-repeated="4" office:value-type="float" office:value="11.79" calcext:value-type="float">
            <text:p>11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525" calcext:value-type="float">
            <text:p>20110525</text:p>
          </table:table-cell>
          <table:table-cell table:number-columns-repeated="4" office:value-type="float" office:value="11.81" calcext:value-type="float">
            <text:p>11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526" calcext:value-type="float">
            <text:p>20110526</text:p>
          </table:table-cell>
          <table:table-cell table:number-columns-repeated="4" office:value-type="float" office:value="11.84" calcext:value-type="float">
            <text:p>11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527" calcext:value-type="float">
            <text:p>20110527</text:p>
          </table:table-cell>
          <table:table-cell table:number-columns-repeated="4" office:value-type="float" office:value="11.86" calcext:value-type="float">
            <text:p>11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530" calcext:value-type="float">
            <text:p>20110530</text:p>
          </table:table-cell>
          <table:table-cell table:number-columns-repeated="4" office:value-type="float" office:value="11.87" calcext:value-type="float">
            <text:p>11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531" calcext:value-type="float">
            <text:p>20110531</text:p>
          </table:table-cell>
          <table:table-cell table:number-columns-repeated="4" office:value-type="float" office:value="11.94" calcext:value-type="float">
            <text:p>11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601" calcext:value-type="float">
            <text:p>20110601</text:p>
          </table:table-cell>
          <table:table-cell table:number-columns-repeated="4" office:value-type="float" office:value="11.91" calcext:value-type="float">
            <text:p>11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602" calcext:value-type="float">
            <text:p>20110602</text:p>
          </table:table-cell>
          <table:table-cell table:number-columns-repeated="4" office:value-type="float" office:value="11.95" calcext:value-type="float">
            <text:p>11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603" calcext:value-type="float">
            <text:p>20110603</text:p>
          </table:table-cell>
          <table:table-cell table:number-columns-repeated="4" office:value-type="float" office:value="11.92" calcext:value-type="float">
            <text:p>11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606" calcext:value-type="float">
            <text:p>20110606</text:p>
          </table:table-cell>
          <table:table-cell table:number-columns-repeated="4" office:value-type="float" office:value="11.91" calcext:value-type="float">
            <text:p>11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607" calcext:value-type="float">
            <text:p>20110607</text:p>
          </table:table-cell>
          <table:table-cell table:number-columns-repeated="4" office:value-type="float" office:value="11.96" calcext:value-type="float">
            <text:p>11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608" calcext:value-type="float">
            <text:p>20110608</text:p>
          </table:table-cell>
          <table:table-cell table:number-columns-repeated="4" office:value-type="float" office:value="11.92" calcext:value-type="float">
            <text:p>11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609" calcext:value-type="float">
            <text:p>20110609</text:p>
          </table:table-cell>
          <table:table-cell table:number-columns-repeated="4" office:value-type="float" office:value="11.93" calcext:value-type="float">
            <text:p>11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610" calcext:value-type="float">
            <text:p>20110610</text:p>
          </table:table-cell>
          <table:table-cell table:number-columns-repeated="4" office:value-type="float" office:value="11.93" calcext:value-type="float">
            <text:p>11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613" calcext:value-type="float">
            <text:p>20110613</text:p>
          </table:table-cell>
          <table:table-cell table:number-columns-repeated="4" office:value-type="float" office:value="11.92" calcext:value-type="float">
            <text:p>11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614" calcext:value-type="float">
            <text:p>20110614</text:p>
          </table:table-cell>
          <table:table-cell table:number-columns-repeated="4" office:value-type="float" office:value="11.94" calcext:value-type="float">
            <text:p>11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615" calcext:value-type="float">
            <text:p>20110615</text:p>
          </table:table-cell>
          <table:table-cell table:number-columns-repeated="4" office:value-type="float" office:value="11.92" calcext:value-type="float">
            <text:p>11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616" calcext:value-type="float">
            <text:p>20110616</text:p>
          </table:table-cell>
          <table:table-cell table:number-columns-repeated="4" office:value-type="float" office:value="11.85" calcext:value-type="float">
            <text:p>11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617" calcext:value-type="float">
            <text:p>20110617</text:p>
          </table:table-cell>
          <table:table-cell table:number-columns-repeated="4" office:value-type="float" office:value="11.91" calcext:value-type="float">
            <text:p>11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620" calcext:value-type="float">
            <text:p>20110620</text:p>
          </table:table-cell>
          <table:table-cell table:number-columns-repeated="4" office:value-type="float" office:value="11.84" calcext:value-type="float">
            <text:p>11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621" calcext:value-type="float">
            <text:p>20110621</text:p>
          </table:table-cell>
          <table:table-cell table:number-columns-repeated="4"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622" calcext:value-type="float">
            <text:p>20110622</text:p>
          </table:table-cell>
          <table:table-cell table:number-columns-repeated="4" office:value-type="float" office:value="11.86" calcext:value-type="float">
            <text:p>11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624" calcext:value-type="float">
            <text:p>20110624</text:p>
          </table:table-cell>
          <table:table-cell table:number-columns-repeated="4" office:value-type="float" office:value="11.77" calcext:value-type="float">
            <text:p>11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627" calcext:value-type="float">
            <text:p>20110627</text:p>
          </table:table-cell>
          <table:table-cell table:number-columns-repeated="4"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628" calcext:value-type="float">
            <text:p>20110628</text:p>
          </table:table-cell>
          <table:table-cell table:number-columns-repeated="4" office:value-type="float" office:value="11.79" calcext:value-type="float">
            <text:p>11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629" calcext:value-type="float">
            <text:p>20110629</text:p>
          </table:table-cell>
          <table:table-cell table:number-columns-repeated="4" office:value-type="float" office:value="11.86" calcext:value-type="float">
            <text:p>11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630" calcext:value-type="float">
            <text:p>20110630</text:p>
          </table:table-cell>
          <table:table-cell table:number-columns-repeated="4" office:value-type="float" office:value="11.87" calcext:value-type="float">
            <text:p>11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701" calcext:value-type="float">
            <text:p>20110701</text:p>
          </table:table-cell>
          <table:table-cell table:number-columns-repeated="4" office:value-type="float" office:value="11.87" calcext:value-type="float">
            <text:p>11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704" calcext:value-type="float">
            <text:p>20110704</text:p>
          </table:table-cell>
          <table:table-cell table:number-columns-repeated="4" office:value-type="float" office:value="11.85" calcext:value-type="float">
            <text:p>11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705" calcext:value-type="float">
            <text:p>20110705</text:p>
          </table:table-cell>
          <table:table-cell table:number-columns-repeated="4" office:value-type="float" office:value="11.85" calcext:value-type="float">
            <text:p>11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706" calcext:value-type="float">
            <text:p>20110706</text:p>
          </table:table-cell>
          <table:table-cell table:number-columns-repeated="4" office:value-type="float" office:value="11.8" calcext:value-type="float">
            <text:p>1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707" calcext:value-type="float">
            <text:p>20110707</text:p>
          </table:table-cell>
          <table:table-cell table:number-columns-repeated="4" office:value-type="float" office:value="11.92" calcext:value-type="float">
            <text:p>11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708" calcext:value-type="float">
            <text:p>20110708</text:p>
          </table:table-cell>
          <table:table-cell table:number-columns-repeated="4" office:value-type="float" office:value="11.87" calcext:value-type="float">
            <text:p>11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711" calcext:value-type="float">
            <text:p>20110711</text:p>
          </table:table-cell>
          <table:table-cell table:number-columns-repeated="4"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712" calcext:value-type="float">
            <text:p>20110712</text:p>
          </table:table-cell>
          <table:table-cell table:number-columns-repeated="4" office:value-type="float" office:value="11.78" calcext:value-type="float">
            <text:p>11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713" calcext:value-type="float">
            <text:p>20110713</text:p>
          </table:table-cell>
          <table:table-cell table:number-columns-repeated="4" office:value-type="float" office:value="11.84" calcext:value-type="float">
            <text:p>11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714" calcext:value-type="float">
            <text:p>20110714</text:p>
          </table:table-cell>
          <table:table-cell table:number-columns-repeated="4" office:value-type="float" office:value="11.79" calcext:value-type="float">
            <text:p>11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715" calcext:value-type="float">
            <text:p>20110715</text:p>
          </table:table-cell>
          <table:table-cell table:number-columns-repeated="4" office:value-type="float" office:value="11.78" calcext:value-type="float">
            <text:p>11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718" calcext:value-type="float">
            <text:p>20110718</text:p>
          </table:table-cell>
          <table:table-cell table:number-columns-repeated="4" office:value-type="float" office:value="11.63" calcext:value-type="float">
            <text:p>11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719" calcext:value-type="float">
            <text:p>20110719</text:p>
          </table:table-cell>
          <table:table-cell table:number-columns-repeated="4" office:value-type="float" office:value="11.64" calcext:value-type="float">
            <text:p>11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720" calcext:value-type="float">
            <text:p>20110720</text:p>
          </table:table-cell>
          <table:table-cell table:number-columns-repeated="4" office:value-type="float" office:value="11.64" calcext:value-type="float">
            <text:p>11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721" calcext:value-type="float">
            <text:p>20110721</text:p>
          </table:table-cell>
          <table:table-cell table:number-columns-repeated="4" office:value-type="float" office:value="11.74" calcext:value-type="float">
            <text:p>11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722" calcext:value-type="float">
            <text:p>20110722</text:p>
          </table:table-cell>
          <table:table-cell table:number-columns-repeated="4" office:value-type="float" office:value="11.74" calcext:value-type="float">
            <text:p>11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725" calcext:value-type="float">
            <text:p>20110725</text:p>
          </table:table-cell>
          <table:table-cell table:number-columns-repeated="4" office:value-type="float" office:value="11.69" calcext:value-type="float">
            <text:p>1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726" calcext:value-type="float">
            <text:p>20110726</text:p>
          </table:table-cell>
          <table:table-cell table:number-columns-repeated="4"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727" calcext:value-type="float">
            <text:p>20110727</text:p>
          </table:table-cell>
          <table:table-cell table:number-columns-repeated="4" office:value-type="float" office:value="11.65" calcext:value-type="float">
            <text:p>11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728" calcext:value-type="float">
            <text:p>20110728</text:p>
          </table:table-cell>
          <table:table-cell table:number-columns-repeated="4"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729" calcext:value-type="float">
            <text:p>20110729</text:p>
          </table:table-cell>
          <table:table-cell table:number-columns-repeated="4" office:value-type="float" office:value="11.69" calcext:value-type="float">
            <text:p>1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801" calcext:value-type="float">
            <text:p>20110801</text:p>
          </table:table-cell>
          <table:table-cell table:number-columns-repeated="4" office:value-type="float" office:value="11.64" calcext:value-type="float">
            <text:p>11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802" calcext:value-type="float">
            <text:p>20110802</text:p>
          </table:table-cell>
          <table:table-cell table:number-columns-repeated="4" office:value-type="float" office:value="11.59" calcext:value-type="float">
            <text:p>11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803" calcext:value-type="float">
            <text:p>20110803</text:p>
          </table:table-cell>
          <table:table-cell table:number-columns-repeated="4" office:value-type="float" office:value="11.38" calcext:value-type="float">
            <text:p>11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804" calcext:value-type="float">
            <text:p>20110804</text:p>
          </table:table-cell>
          <table:table-cell table:number-columns-repeated="4"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805" calcext:value-type="float">
            <text:p>20110805</text:p>
          </table:table-cell>
          <table:table-cell table:number-columns-repeated="4" office:value-type="float" office:value="11.05" calcext:value-type="float">
            <text:p>1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808" calcext:value-type="float">
            <text:p>20110808</text:p>
          </table:table-cell>
          <table:table-cell table:number-columns-repeated="4"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809" calcext:value-type="float">
            <text:p>20110809</text:p>
          </table:table-cell>
          <table:table-cell table:number-columns-repeated="4"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810" calcext:value-type="float">
            <text:p>20110810</text:p>
          </table:table-cell>
          <table:table-cell table:number-columns-repeated="4" office:value-type="float" office:value="10.51" calcext:value-type="float">
            <text:p>1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811" calcext:value-type="float">
            <text:p>20110811</text:p>
          </table:table-cell>
          <table:table-cell table:number-columns-repeated="4" office:value-type="float" office:value="10.76" calcext:value-type="float">
            <text:p>1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812" calcext:value-type="float">
            <text:p>20110812</text:p>
          </table:table-cell>
          <table:table-cell table:number-columns-repeated="4" office:value-type="float" office:value="10.83" calcext:value-type="float">
            <text:p>1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816" calcext:value-type="float">
            <text:p>20110816</text:p>
          </table:table-cell>
          <table:table-cell table:number-columns-repeated="4" office:value-type="float" office:value="11.01" calcext:value-type="float">
            <text:p>11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817" calcext:value-type="float">
            <text:p>20110817</text:p>
          </table:table-cell>
          <table:table-cell table:number-columns-repeated="4" office:value-type="float" office:value="11.03" calcext:value-type="float">
            <text:p>11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818" calcext:value-type="float">
            <text:p>20110818</text:p>
          </table:table-cell>
          <table:table-cell table:number-columns-repeated="4" office:value-type="float" office:value="10.77" calcext:value-type="float">
            <text:p>10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819" calcext:value-type="float">
            <text:p>20110819</text:p>
          </table:table-cell>
          <table:table-cell table:number-columns-repeated="4" office:value-type="float" office:value="10.79" calcext:value-type="float">
            <text:p>1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822" calcext:value-type="float">
            <text:p>20110822</text:p>
          </table:table-cell>
          <table:table-cell table:number-columns-repeated="4" office:value-type="float" office:value="10.87" calcext:value-type="float">
            <text:p>1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823" calcext:value-type="float">
            <text:p>20110823</text:p>
          </table:table-cell>
          <table:table-cell table:number-columns-repeated="4" office:value-type="float" office:value="10.87" calcext:value-type="float">
            <text:p>1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824" calcext:value-type="float">
            <text:p>20110824</text:p>
          </table:table-cell>
          <table:table-cell table:number-columns-repeated="4" office:value-type="float" office:value="10.87" calcext:value-type="float">
            <text:p>1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825" calcext:value-type="float">
            <text:p>20110825</text:p>
          </table:table-cell>
          <table:table-cell table:number-columns-repeated="4"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826" calcext:value-type="float">
            <text:p>20110826</text:p>
          </table:table-cell>
          <table:table-cell table:number-columns-repeated="4" office:value-type="float" office:value="10.89" calcext:value-type="float">
            <text:p>1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829" calcext:value-type="float">
            <text:p>20110829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830" calcext:value-type="float">
            <text:p>20110830</text:p>
          </table:table-cell>
          <table:table-cell table:number-columns-repeated="4" office:value-type="float" office:value="11.08" calcext:value-type="float">
            <text:p>1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831" calcext:value-type="float">
            <text:p>20110831</text:p>
          </table:table-cell>
          <table:table-cell table:number-columns-repeated="4" office:value-type="float" office:value="11.22" calcext:value-type="float">
            <text:p>1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901" calcext:value-type="float">
            <text:p>20110901</text:p>
          </table:table-cell>
          <table:table-cell table:number-columns-repeated="4" office:value-type="float" office:value="11.14" calcext:value-type="float">
            <text:p>1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902" calcext:value-type="float">
            <text:p>20110902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905" calcext:value-type="float">
            <text:p>20110905</text:p>
          </table:table-cell>
          <table:table-cell table:number-columns-repeated="4" office:value-type="float" office:value="10.83" calcext:value-type="float">
            <text:p>1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906" calcext:value-type="float">
            <text:p>20110906</text:p>
          </table:table-cell>
          <table:table-cell table:number-columns-repeated="4" office:value-type="float" office:value="10.89" calcext:value-type="float">
            <text:p>1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907" calcext:value-type="float">
            <text:p>20110907</text:p>
          </table:table-cell>
          <table:table-cell table:number-columns-repeated="4" office:value-type="float" office:value="11.13" calcext:value-type="float">
            <text:p>1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908" calcext:value-type="float">
            <text:p>20110908</text:p>
          </table:table-cell>
          <table:table-cell table:number-columns-repeated="4" office:value-type="float" office:value="11.12" calcext:value-type="float">
            <text:p>1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909" calcext:value-type="float">
            <text:p>20110909</text:p>
          </table:table-cell>
          <table:table-cell table:number-columns-repeated="4" office:value-type="float" office:value="10.89" calcext:value-type="float">
            <text:p>1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912" calcext:value-type="float">
            <text:p>20110912</text:p>
          </table:table-cell>
          <table:table-cell table:number-columns-repeated="4" office:value-type="float" office:value="10.66" calcext:value-type="float">
            <text:p>1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913" calcext:value-type="float">
            <text:p>20110913</text:p>
          </table:table-cell>
          <table:table-cell table:number-columns-repeated="4"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914" calcext:value-type="float">
            <text:p>20110914</text:p>
          </table:table-cell>
          <table:table-cell table:number-columns-repeated="4" office:value-type="float" office:value="10.64" calcext:value-type="float">
            <text:p>1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915" calcext:value-type="float">
            <text:p>20110915</text:p>
          </table:table-cell>
          <table:table-cell table:number-columns-repeated="4" office:value-type="float" office:value="10.85" calcext:value-type="float">
            <text:p>1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916" calcext:value-type="float">
            <text:p>20110916</text:p>
          </table:table-cell>
          <table:table-cell table:number-columns-repeated="4" office:value-type="float" office:value="10.81" calcext:value-type="float">
            <text:p>1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919" calcext:value-type="float">
            <text:p>20110919</text:p>
          </table:table-cell>
          <table:table-cell table:number-columns-repeated="4" office:value-type="float" office:value="10.63" calcext:value-type="float">
            <text:p>1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920" calcext:value-type="float">
            <text:p>20110920</text:p>
          </table:table-cell>
          <table:table-cell table:number-columns-repeated="4" office:value-type="float" office:value="10.69" calcext:value-type="float">
            <text:p>1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921" calcext:value-type="float">
            <text:p>20110921</text:p>
          </table:table-cell>
          <table:table-cell table:number-columns-repeated="4"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922" calcext:value-type="float">
            <text:p>20110922</text:p>
          </table:table-cell>
          <table:table-cell table:number-columns-repeated="4" office:value-type="float" office:value="10.33" calcext:value-type="float">
            <text:p>1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923" calcext:value-type="float">
            <text:p>20110923</text:p>
          </table:table-cell>
          <table:table-cell table:number-columns-repeated="4" office:value-type="float" office:value="10.32" calcext:value-type="float">
            <text:p>1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926" calcext:value-type="float">
            <text:p>20110926</text:p>
          </table:table-cell>
          <table:table-cell table:number-columns-repeated="4" office:value-type="float" office:value="10.31" calcext:value-type="float">
            <text:p>1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927" calcext:value-type="float">
            <text:p>20110927</text:p>
          </table:table-cell>
          <table:table-cell table:number-columns-repeated="4"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928" calcext:value-type="float">
            <text:p>20110928</text:p>
          </table:table-cell>
          <table:table-cell table:number-columns-repeated="4"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929" calcext:value-type="float">
            <text:p>20110929</text:p>
          </table:table-cell>
          <table:table-cell table:number-columns-repeated="4"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0930" calcext:value-type="float">
            <text:p>20110930</text:p>
          </table:table-cell>
          <table:table-cell table:number-columns-repeated="4" office:value-type="float" office:value="10.54" calcext:value-type="float">
            <text:p>1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003" calcext:value-type="float">
            <text:p>20111003</text:p>
          </table:table-cell>
          <table:table-cell table:number-columns-repeated="4" office:value-type="float" office:value="10.42" calcext:value-type="float">
            <text:p>1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004" calcext:value-type="float">
            <text:p>20111004</text:p>
          </table:table-cell>
          <table:table-cell table:number-columns-repeated="4" office:value-type="float" office:value="10.23" calcext:value-type="float">
            <text:p>1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005" calcext:value-type="float">
            <text:p>20111005</text:p>
          </table:table-cell>
          <table:table-cell table:number-columns-repeated="4" office:value-type="float" office:value="10.37" calcext:value-type="float">
            <text:p>10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006" calcext:value-type="float">
            <text:p>20111006</text:p>
          </table:table-cell>
          <table:table-cell table:number-columns-repeated="4" office:value-type="float" office:value="10.52" calcext:value-type="float">
            <text:p>1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007" calcext:value-type="float">
            <text:p>20111007</text:p>
          </table:table-cell>
          <table:table-cell table:number-columns-repeated="4" office:value-type="float" office:value="10.53" calcext:value-type="float">
            <text:p>1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010" calcext:value-type="float">
            <text:p>20111010</text:p>
          </table:table-cell>
          <table:table-cell table:number-columns-repeated="4"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011" calcext:value-type="float">
            <text:p>20111011</text:p>
          </table:table-cell>
          <table:table-cell table:number-columns-repeated="4" office:value-type="float" office:value="10.64" calcext:value-type="float">
            <text:p>1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012" calcext:value-type="float">
            <text:p>20111012</text:p>
          </table:table-cell>
          <table:table-cell table:number-columns-repeated="4" office:value-type="float" office:value="10.79" calcext:value-type="float">
            <text:p>1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013" calcext:value-type="float">
            <text:p>20111013</text:p>
          </table:table-cell>
          <table:table-cell table:number-columns-repeated="4"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014" calcext:value-type="float">
            <text:p>20111014</text:p>
          </table:table-cell>
          <table:table-cell table:number-columns-repeated="4" office:value-type="float" office:value="10.73" calcext:value-type="float">
            <text:p>1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017" calcext:value-type="float">
            <text:p>20111017</text:p>
          </table:table-cell>
          <table:table-cell table:number-columns-repeated="4"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018" calcext:value-type="float">
            <text:p>20111018</text:p>
          </table:table-cell>
          <table:table-cell table:number-columns-repeated="4" office:value-type="float" office:value="10.68" calcext:value-type="float">
            <text:p>1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019" calcext:value-type="float">
            <text:p>20111019</text:p>
          </table:table-cell>
          <table:table-cell table:number-columns-repeated="4" office:value-type="float" office:value="10.68" calcext:value-type="float">
            <text:p>1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020" calcext:value-type="float">
            <text:p>20111020</text:p>
          </table:table-cell>
          <table:table-cell table:number-columns-repeated="4" office:value-type="float" office:value="10.54" calcext:value-type="float">
            <text:p>1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021" calcext:value-type="float">
            <text:p>20111021</text:p>
          </table:table-cell>
          <table:table-cell table:number-columns-repeated="4" office:value-type="float" office:value="10.71" calcext:value-type="float">
            <text:p>1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024" calcext:value-type="float">
            <text:p>20111024</text:p>
          </table:table-cell>
          <table:table-cell table:number-columns-repeated="4" office:value-type="float" office:value="10.87" calcext:value-type="float">
            <text:p>1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025" calcext:value-type="float">
            <text:p>20111025</text:p>
          </table:table-cell>
          <table:table-cell table:number-columns-repeated="4"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026" calcext:value-type="float">
            <text:p>20111026</text:p>
          </table:table-cell>
          <table:table-cell table:number-columns-repeated="4"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027" calcext:value-type="float">
            <text:p>20111027</text:p>
          </table:table-cell>
          <table:table-cell table:number-columns-repeated="4"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028" calcext:value-type="float">
            <text:p>20111028</text:p>
          </table:table-cell>
          <table:table-cell table:number-columns-repeated="4"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031" calcext:value-type="float">
            <text:p>20111031</text:p>
          </table:table-cell>
          <table:table-cell table:number-columns-repeated="4" office:value-type="float" office:value="10.77" calcext:value-type="float">
            <text:p>10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102" calcext:value-type="float">
            <text:p>20111102</text:p>
          </table:table-cell>
          <table:table-cell table:number-columns-repeated="4"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103" calcext:value-type="float">
            <text:p>20111103</text:p>
          </table:table-cell>
          <table:table-cell table:number-columns-repeated="4" office:value-type="float" office:value="10.71" calcext:value-type="float">
            <text:p>1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104" calcext:value-type="float">
            <text:p>20111104</text:p>
          </table:table-cell>
          <table:table-cell table:number-columns-repeated="4" office:value-type="float" office:value="10.68" calcext:value-type="float">
            <text:p>1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107" calcext:value-type="float">
            <text:p>20111107</text:p>
          </table:table-cell>
          <table:table-cell table:number-columns-repeated="4"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108" calcext:value-type="float">
            <text:p>20111108</text:p>
          </table:table-cell>
          <table:table-cell table:number-columns-repeated="4" office:value-type="float" office:value="10.68" calcext:value-type="float">
            <text:p>1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109" calcext:value-type="float">
            <text:p>20111109</text:p>
          </table:table-cell>
          <table:table-cell table:number-columns-repeated="4"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110" calcext:value-type="float">
            <text:p>20111110</text:p>
          </table:table-cell>
          <table:table-cell table:number-columns-repeated="4" office:value-type="float" office:value="10.46" calcext:value-type="float">
            <text:p>1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114" calcext:value-type="float">
            <text:p>20111114</text:p>
          </table:table-cell>
          <table:table-cell table:number-columns-repeated="4" office:value-type="float" office:value="10.41" calcext:value-type="float">
            <text:p>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115" calcext:value-type="float">
            <text:p>20111115</text:p>
          </table:table-cell>
          <table:table-cell table:number-columns-repeated="4" office:value-type="float" office:value="10.39" calcext:value-type="float">
            <text:p>1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116" calcext:value-type="float">
            <text:p>20111116</text:p>
          </table:table-cell>
          <table:table-cell table:number-columns-repeated="4" office:value-type="float" office:value="10.49" calcext:value-type="float">
            <text:p>10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117" calcext:value-type="float">
            <text:p>20111117</text:p>
          </table:table-cell>
          <table:table-cell table:number-columns-repeated="4" office:value-type="float" office:value="10.44" calcext:value-type="float">
            <text:p>1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118" calcext:value-type="float">
            <text:p>20111118</text:p>
          </table:table-cell>
          <table:table-cell table:number-columns-repeated="4" office:value-type="float" office:value="10.41" calcext:value-type="float">
            <text:p>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121" calcext:value-type="float">
            <text:p>20111121</text:p>
          </table:table-cell>
          <table:table-cell table:number-columns-repeated="4" office:value-type="float" office:value="10.31" calcext:value-type="float">
            <text:p>1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122" calcext:value-type="float">
            <text:p>20111122</text:p>
          </table:table-cell>
          <table:table-cell table:number-columns-repeated="4" office:value-type="float" office:value="10.31" calcext:value-type="float">
            <text:p>1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123" calcext:value-type="float">
            <text:p>20111123</text:p>
          </table:table-cell>
          <table:table-cell table:number-columns-repeated="4" office:value-type="float" office:value="10.19" calcext:value-type="float">
            <text:p>1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124" calcext:value-type="float">
            <text:p>20111124</text:p>
          </table:table-cell>
          <table:table-cell table:number-columns-repeated="4" office:value-type="float" office:value="10.19" calcext:value-type="float">
            <text:p>1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125" calcext:value-type="float">
            <text:p>20111125</text:p>
          </table:table-cell>
          <table:table-cell table:number-columns-repeated="4" office:value-type="float" office:value="10.05" calcext:value-type="float">
            <text:p>1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128" calcext:value-type="float">
            <text:p>20111128</text:p>
          </table:table-cell>
          <table:table-cell table:number-columns-repeated="4" office:value-type="float" office:value="10.27" calcext:value-type="float">
            <text:p>1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129" calcext:value-type="float">
            <text:p>20111129</text:p>
          </table:table-cell>
          <table:table-cell table:number-columns-repeated="4" office:value-type="float" office:value="10.21" calcext:value-type="float">
            <text:p>1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130" calcext:value-type="float">
            <text:p>20111130</text:p>
          </table:table-cell>
          <table:table-cell table:number-columns-repeated="4" office:value-type="float" office:value="10.53" calcext:value-type="float">
            <text:p>1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201" calcext:value-type="float">
            <text:p>20111201</text:p>
          </table:table-cell>
          <table:table-cell table:number-columns-repeated="4" office:value-type="float" office:value="10.53" calcext:value-type="float">
            <text:p>1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202" calcext:value-type="float">
            <text:p>20111202</text:p>
          </table:table-cell>
          <table:table-cell table:number-columns-repeated="4" office:value-type="float" office:value="10.53" calcext:value-type="float">
            <text:p>1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205" calcext:value-type="float">
            <text:p>20111205</text:p>
          </table:table-cell>
          <table:table-cell table:number-columns-repeated="4"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206" calcext:value-type="float">
            <text:p>20111206</text:p>
          </table:table-cell>
          <table:table-cell table:number-columns-repeated="4" office:value-type="float" office:value="10.52" calcext:value-type="float">
            <text:p>1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207" calcext:value-type="float">
            <text:p>20111207</text:p>
          </table:table-cell>
          <table:table-cell table:number-columns-repeated="4" office:value-type="float" office:value="10.53" calcext:value-type="float">
            <text:p>1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208" calcext:value-type="float">
            <text:p>20111208</text:p>
          </table:table-cell>
          <table:table-cell table:number-columns-repeated="4" office:value-type="float" office:value="10.39" calcext:value-type="float">
            <text:p>1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209" calcext:value-type="float">
            <text:p>20111209</text:p>
          </table:table-cell>
          <table:table-cell table:number-columns-repeated="4" office:value-type="float" office:value="10.37" calcext:value-type="float">
            <text:p>10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212" calcext:value-type="float">
            <text:p>20111212</text:p>
          </table:table-cell>
          <table:table-cell table:number-columns-repeated="4"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213" calcext:value-type="float">
            <text:p>20111213</text:p>
          </table:table-cell>
          <table:table-cell table:number-columns-repeated="4" office:value-type="float" office:value="10.36" calcext:value-type="float">
            <text:p>1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214" calcext:value-type="float">
            <text:p>20111214</text:p>
          </table:table-cell>
          <table:table-cell table:number-columns-repeated="4" office:value-type="float" office:value="10.32" calcext:value-type="float">
            <text:p>1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215" calcext:value-type="float">
            <text:p>20111215</text:p>
          </table:table-cell>
          <table:table-cell table:number-columns-repeated="4"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216" calcext:value-type="float">
            <text:p>20111216</text:p>
          </table:table-cell>
          <table:table-cell table:number-columns-repeated="4" office:value-type="float" office:value="10.23" calcext:value-type="float">
            <text:p>1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219" calcext:value-type="float">
            <text:p>20111219</text:p>
          </table:table-cell>
          <table:table-cell table:number-columns-repeated="4" office:value-type="float" office:value="10.17" calcext:value-type="float">
            <text:p>1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220" calcext:value-type="float">
            <text:p>20111220</text:p>
          </table:table-cell>
          <table:table-cell table:number-columns-repeated="4" office:value-type="float" office:value="10.24" calcext:value-type="float">
            <text:p>1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221" calcext:value-type="float">
            <text:p>20111221</text:p>
          </table:table-cell>
          <table:table-cell table:number-columns-repeated="4" office:value-type="float" office:value="10.27" calcext:value-type="float">
            <text:p>1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222" calcext:value-type="float">
            <text:p>20111222</text:p>
          </table:table-cell>
          <table:table-cell table:number-columns-repeated="4" office:value-type="float" office:value="10.16" calcext:value-type="float">
            <text:p>1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223" calcext:value-type="float">
            <text:p>20111223</text:p>
          </table:table-cell>
          <table:table-cell table:number-columns-repeated="4" office:value-type="float" office:value="10.21" calcext:value-type="float">
            <text:p>1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227" calcext:value-type="float">
            <text:p>20111227</text:p>
          </table:table-cell>
          <table:table-cell table:number-columns-repeated="4"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228" calcext:value-type="float">
            <text:p>20111228</text:p>
          </table:table-cell>
          <table:table-cell table:number-columns-repeated="4" office:value-type="float" office:value="10.11" calcext:value-type="float">
            <text:p>1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229" calcext:value-type="float">
            <text:p>20111229</text:p>
          </table:table-cell>
          <table:table-cell table:number-columns-repeated="4"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11230" calcext:value-type="float">
            <text:p>20111230</text:p>
          </table:table-cell>
          <table:table-cell table:number-columns-repeated="4" office:value-type="float" office:value="10.06" calcext:value-type="float">
            <text:p>1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102" calcext:value-type="float">
            <text:p>20120102</text:p>
          </table:table-cell>
          <table:table-cell table:number-columns-repeated="4" office:value-type="float" office:value="10.18" calcext:value-type="float">
            <text:p>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103" calcext:value-type="float">
            <text:p>20120103</text:p>
          </table:table-cell>
          <table:table-cell table:number-columns-repeated="4" office:value-type="float" office:value="10.21" calcext:value-type="float">
            <text:p>1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104" calcext:value-type="float">
            <text:p>20120104</text:p>
          </table:table-cell>
          <table:table-cell table:number-columns-repeated="4"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105" calcext:value-type="float">
            <text:p>20120105</text:p>
          </table:table-cell>
          <table:table-cell table:number-columns-repeated="4" office:value-type="float" office:value="9.98" calcext:value-type="float">
            <text:p>9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109" calcext:value-type="float">
            <text:p>20120109</text:p>
          </table:table-cell>
          <table:table-cell table:number-columns-repeated="4" office:value-type="float" office:value="10.03" calcext:value-type="float">
            <text:p>1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110" calcext:value-type="float">
            <text:p>20120110</text:p>
          </table:table-cell>
          <table:table-cell table:number-columns-repeated="4" office:value-type="float" office:value="10.14" calcext:value-type="float">
            <text:p>1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111" calcext:value-type="float">
            <text:p>20120111</text:p>
          </table:table-cell>
          <table:table-cell table:number-columns-repeated="4" office:value-type="float" office:value="10.11" calcext:value-type="float">
            <text:p>1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112" calcext:value-type="float">
            <text:p>20120112</text:p>
          </table:table-cell>
          <table:table-cell table:number-columns-repeated="4" office:value-type="float" office:value="10.19" calcext:value-type="float">
            <text:p>1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113" calcext:value-type="float">
            <text:p>20120113</text:p>
          </table:table-cell>
          <table:table-cell table:number-columns-repeated="4" office:value-type="float" office:value="10.15" calcext:value-type="float">
            <text:p>1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116" calcext:value-type="float">
            <text:p>20120116</text:p>
          </table:table-cell>
          <table:table-cell table:number-columns-repeated="4" office:value-type="float" office:value="10.17" calcext:value-type="float">
            <text:p>1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117" calcext:value-type="float">
            <text:p>20120117</text:p>
          </table:table-cell>
          <table:table-cell table:number-columns-repeated="4" office:value-type="float" office:value="10.18" calcext:value-type="float">
            <text:p>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118" calcext:value-type="float">
            <text:p>20120118</text:p>
          </table:table-cell>
          <table:table-cell table:number-columns-repeated="4"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119" calcext:value-type="float">
            <text:p>20120119</text:p>
          </table:table-cell>
          <table:table-cell table:number-columns-repeated="4" office:value-type="float" office:value="10.42" calcext:value-type="float">
            <text:p>1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120" calcext:value-type="float">
            <text:p>20120120</text:p>
          </table:table-cell>
          <table:table-cell table:number-columns-repeated="4" office:value-type="float" office:value="10.44" calcext:value-type="float">
            <text:p>1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123" calcext:value-type="float">
            <text:p>20120123</text:p>
          </table:table-cell>
          <table:table-cell table:number-columns-repeated="4" office:value-type="float" office:value="10.51" calcext:value-type="float">
            <text:p>1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124" calcext:value-type="float">
            <text:p>20120124</text:p>
          </table:table-cell>
          <table:table-cell table:number-columns-repeated="4"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125" calcext:value-type="float">
            <text:p>20120125</text:p>
          </table:table-cell>
          <table:table-cell table:number-columns-repeated="4" office:value-type="float" office:value="10.51" calcext:value-type="float">
            <text:p>1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126" calcext:value-type="float">
            <text:p>20120126</text:p>
          </table:table-cell>
          <table:table-cell table:number-columns-repeated="4" office:value-type="float" office:value="10.69" calcext:value-type="float">
            <text:p>1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127" calcext:value-type="float">
            <text:p>20120127</text:p>
          </table:table-cell>
          <table:table-cell table:number-columns-repeated="4"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130" calcext:value-type="float">
            <text:p>20120130</text:p>
          </table:table-cell>
          <table:table-cell table:number-columns-repeated="4" office:value-type="float" office:value="10.64" calcext:value-type="float">
            <text:p>1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131" calcext:value-type="float">
            <text:p>20120131</text:p>
          </table:table-cell>
          <table:table-cell table:number-columns-repeated="4"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201" calcext:value-type="float">
            <text:p>20120201</text:p>
          </table:table-cell>
          <table:table-cell table:number-columns-repeated="4" office:value-type="float" office:value="10.79" calcext:value-type="float">
            <text:p>1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202" calcext:value-type="float">
            <text:p>20120202</text:p>
          </table:table-cell>
          <table:table-cell table:number-columns-repeated="4" office:value-type="float" office:value="10.87" calcext:value-type="float">
            <text:p>1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203" calcext:value-type="float">
            <text:p>20120203</text:p>
          </table:table-cell>
          <table:table-cell table:number-columns-repeated="4" office:value-type="float" office:value="10.92" calcext:value-type="float">
            <text:p>1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206" calcext:value-type="float">
            <text:p>20120206</text:p>
          </table:table-cell>
          <table:table-cell table:number-columns-repeated="4" office:value-type="float" office:value="10.94" calcext:value-type="float">
            <text:p>1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207" calcext:value-type="float">
            <text:p>20120207</text:p>
          </table:table-cell>
          <table:table-cell table:number-columns-repeated="4" office:value-type="float" office:value="10.95" calcext:value-type="float">
            <text:p>1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208" calcext:value-type="float">
            <text:p>20120208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209" calcext:value-type="float">
            <text:p>20120209</text:p>
          </table:table-cell>
          <table:table-cell table:number-columns-repeated="4" office:value-type="float" office:value="10.93" calcext:value-type="float">
            <text:p>1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210" calcext:value-type="float">
            <text:p>20120210</text:p>
          </table:table-cell>
          <table:table-cell table:number-columns-repeated="4" office:value-type="float" office:value="10.81" calcext:value-type="float">
            <text:p>1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213" calcext:value-type="float">
            <text:p>20120213</text:p>
          </table:table-cell>
          <table:table-cell table:number-columns-repeated="4"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214" calcext:value-type="float">
            <text:p>20120214</text:p>
          </table:table-cell>
          <table:table-cell table:number-columns-repeated="4" office:value-type="float" office:value="10.83" calcext:value-type="float">
            <text:p>1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215" calcext:value-type="float">
            <text:p>20120215</text:p>
          </table:table-cell>
          <table:table-cell table:number-columns-repeated="4"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216" calcext:value-type="float">
            <text:p>20120216</text:p>
          </table:table-cell>
          <table:table-cell table:number-columns-repeated="4" office:value-type="float" office:value="10.81" calcext:value-type="float">
            <text:p>1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217" calcext:value-type="float">
            <text:p>20120217</text:p>
          </table:table-cell>
          <table:table-cell table:number-columns-repeated="4" office:value-type="float" office:value="10.92" calcext:value-type="float">
            <text:p>1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220" calcext:value-type="float">
            <text:p>20120220</text:p>
          </table:table-cell>
          <table:table-cell table:number-columns-repeated="4" office:value-type="float" office:value="10.94" calcext:value-type="float">
            <text:p>1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221" calcext:value-type="float">
            <text:p>20120221</text:p>
          </table:table-cell>
          <table:table-cell table:number-columns-repeated="4" office:value-type="float" office:value="10.94" calcext:value-type="float">
            <text:p>1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222" calcext:value-type="float">
            <text:p>20120222</text:p>
          </table:table-cell>
          <table:table-cell table:number-columns-repeated="4" office:value-type="float" office:value="10.87" calcext:value-type="float">
            <text:p>1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223" calcext:value-type="float">
            <text:p>20120223</text:p>
          </table:table-cell>
          <table:table-cell table:number-columns-repeated="4" office:value-type="float" office:value="10.78" calcext:value-type="float">
            <text:p>10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224" calcext:value-type="float">
            <text:p>20120224</text:p>
          </table:table-cell>
          <table:table-cell table:number-columns-repeated="4" office:value-type="float" office:value="10.81" calcext:value-type="float">
            <text:p>1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227" calcext:value-type="float">
            <text:p>20120227</text:p>
          </table:table-cell>
          <table:table-cell table:number-columns-repeated="4" office:value-type="float" office:value="10.79" calcext:value-type="float">
            <text:p>1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228" calcext:value-type="float">
            <text:p>20120228</text:p>
          </table:table-cell>
          <table:table-cell table:number-columns-repeated="4"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229" calcext:value-type="float">
            <text:p>20120229</text:p>
          </table:table-cell>
          <table:table-cell table:number-columns-repeated="4" office:value-type="float" office:value="10.81" calcext:value-type="float">
            <text:p>1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301" calcext:value-type="float">
            <text:p>20120301</text:p>
          </table:table-cell>
          <table:table-cell table:number-columns-repeated="4" office:value-type="float" office:value="10.85" calcext:value-type="float">
            <text:p>1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302" calcext:value-type="float">
            <text:p>20120302</text:p>
          </table:table-cell>
          <table:table-cell table:number-columns-repeated="4" office:value-type="float" office:value="10.87" calcext:value-type="float">
            <text:p>1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305" calcext:value-type="float">
            <text:p>20120305</text:p>
          </table:table-cell>
          <table:table-cell table:number-columns-repeated="4" office:value-type="float" office:value="10.75" calcext:value-type="float">
            <text:p>1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306" calcext:value-type="float">
            <text:p>20120306</text:p>
          </table:table-cell>
          <table:table-cell table:number-columns-repeated="4" office:value-type="float" office:value="10.63" calcext:value-type="float">
            <text:p>1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307" calcext:value-type="float">
            <text:p>20120307</text:p>
          </table:table-cell>
          <table:table-cell table:number-columns-repeated="4"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308" calcext:value-type="float">
            <text:p>20120308</text:p>
          </table:table-cell>
          <table:table-cell table:number-columns-repeated="4" office:value-type="float" office:value="10.72" calcext:value-type="float">
            <text:p>1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309" calcext:value-type="float">
            <text:p>20120309</text:p>
          </table:table-cell>
          <table:table-cell table:number-columns-repeated="4" office:value-type="float" office:value="10.69" calcext:value-type="float">
            <text:p>1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312" calcext:value-type="float">
            <text:p>20120312</text:p>
          </table:table-cell>
          <table:table-cell table:number-columns-repeated="4" office:value-type="float" office:value="10.69" calcext:value-type="float">
            <text:p>1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313" calcext:value-type="float">
            <text:p>20120313</text:p>
          </table:table-cell>
          <table:table-cell table:number-columns-repeated="4" office:value-type="float" office:value="10.73" calcext:value-type="float">
            <text:p>1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314" calcext:value-type="float">
            <text:p>20120314</text:p>
          </table:table-cell>
          <table:table-cell table:number-columns-repeated="4"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315" calcext:value-type="float">
            <text:p>20120315</text:p>
          </table:table-cell>
          <table:table-cell table:number-columns-repeated="4" office:value-type="float" office:value="10.85" calcext:value-type="float">
            <text:p>1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316" calcext:value-type="float">
            <text:p>20120316</text:p>
          </table:table-cell>
          <table:table-cell table:number-columns-repeated="4" office:value-type="float" office:value="10.83" calcext:value-type="float">
            <text:p>1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319" calcext:value-type="float">
            <text:p>20120319</text:p>
          </table:table-cell>
          <table:table-cell table:number-columns-repeated="4" office:value-type="float" office:value="10.81" calcext:value-type="float">
            <text:p>1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320" calcext:value-type="float">
            <text:p>20120320</text:p>
          </table:table-cell>
          <table:table-cell table:number-columns-repeated="4" office:value-type="float" office:value="10.75" calcext:value-type="float">
            <text:p>1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321" calcext:value-type="float">
            <text:p>20120321</text:p>
          </table:table-cell>
          <table:table-cell table:number-columns-repeated="4" office:value-type="float" office:value="10.74" calcext:value-type="float">
            <text:p>1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322" calcext:value-type="float">
            <text:p>20120322</text:p>
          </table:table-cell>
          <table:table-cell table:number-columns-repeated="4"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323" calcext:value-type="float">
            <text:p>20120323</text:p>
          </table:table-cell>
          <table:table-cell table:number-columns-repeated="4" office:value-type="float" office:value="10.71" calcext:value-type="float">
            <text:p>1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326" calcext:value-type="float">
            <text:p>20120326</text:p>
          </table:table-cell>
          <table:table-cell table:number-columns-repeated="4" office:value-type="float" office:value="10.72" calcext:value-type="float">
            <text:p>1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327" calcext:value-type="float">
            <text:p>20120327</text:p>
          </table:table-cell>
          <table:table-cell table:number-columns-repeated="4" office:value-type="float" office:value="10.75" calcext:value-type="float">
            <text:p>1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328" calcext:value-type="float">
            <text:p>20120328</text:p>
          </table:table-cell>
          <table:table-cell table:number-columns-repeated="4" office:value-type="float" office:value="10.71" calcext:value-type="float">
            <text:p>1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329" calcext:value-type="float">
            <text:p>20120329</text:p>
          </table:table-cell>
          <table:table-cell table:number-columns-repeated="4" office:value-type="float" office:value="10.63" calcext:value-type="float">
            <text:p>1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330" calcext:value-type="float">
            <text:p>20120330</text:p>
          </table:table-cell>
          <table:table-cell table:number-columns-repeated="4" office:value-type="float" office:value="10.65" calcext:value-type="float">
            <text:p>1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402" calcext:value-type="float">
            <text:p>20120402</text:p>
          </table:table-cell>
          <table:table-cell table:number-columns-repeated="4"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403" calcext:value-type="float">
            <text:p>20120403</text:p>
          </table:table-cell>
          <table:table-cell table:number-columns-repeated="4" office:value-type="float" office:value="10.64" calcext:value-type="float">
            <text:p>1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404" calcext:value-type="float">
            <text:p>20120404</text:p>
          </table:table-cell>
          <table:table-cell table:number-columns-repeated="4" office:value-type="float" office:value="10.55" calcext:value-type="float">
            <text:p>1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405" calcext:value-type="float">
            <text:p>20120405</text:p>
          </table:table-cell>
          <table:table-cell table:number-columns-repeated="4" office:value-type="float" office:value="10.54" calcext:value-type="float">
            <text:p>1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410" calcext:value-type="float">
            <text:p>20120410</text:p>
          </table:table-cell>
          <table:table-cell table:number-columns-repeated="4" office:value-type="float" office:value="10.47" calcext:value-type="float">
            <text:p>10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411" calcext:value-type="float">
            <text:p>20120411</text:p>
          </table:table-cell>
          <table:table-cell table:number-columns-repeated="4" office:value-type="float" office:value="10.51" calcext:value-type="float">
            <text:p>1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412" calcext:value-type="float">
            <text:p>20120412</text:p>
          </table:table-cell>
          <table:table-cell table:number-columns-repeated="4"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413" calcext:value-type="float">
            <text:p>20120413</text:p>
          </table:table-cell>
          <table:table-cell table:number-columns-repeated="4" office:value-type="float" office:value="10.48" calcext:value-type="float">
            <text:p>1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416" calcext:value-type="float">
            <text:p>20120416</text:p>
          </table:table-cell>
          <table:table-cell table:number-columns-repeated="4" office:value-type="float" office:value="10.48" calcext:value-type="float">
            <text:p>1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417" calcext:value-type="float">
            <text:p>20120417</text:p>
          </table:table-cell>
          <table:table-cell table:number-columns-repeated="4" office:value-type="float" office:value="10.53" calcext:value-type="float">
            <text:p>1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418" calcext:value-type="float">
            <text:p>20120418</text:p>
          </table:table-cell>
          <table:table-cell table:number-columns-repeated="4" office:value-type="float" office:value="10.48" calcext:value-type="float">
            <text:p>1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419" calcext:value-type="float">
            <text:p>20120419</text:p>
          </table:table-cell>
          <table:table-cell table:number-columns-repeated="4" office:value-type="float" office:value="10.47" calcext:value-type="float">
            <text:p>10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420" calcext:value-type="float">
            <text:p>20120420</text:p>
          </table:table-cell>
          <table:table-cell table:number-columns-repeated="4" office:value-type="float" office:value="10.48" calcext:value-type="float">
            <text:p>1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423" calcext:value-type="float">
            <text:p>20120423</text:p>
          </table:table-cell>
          <table:table-cell table:number-columns-repeated="4" office:value-type="float" office:value="10.34" calcext:value-type="float">
            <text:p>1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424" calcext:value-type="float">
            <text:p>20120424</text:p>
          </table:table-cell>
          <table:table-cell table:number-columns-repeated="4" office:value-type="float" office:value="10.41" calcext:value-type="float">
            <text:p>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425" calcext:value-type="float">
            <text:p>20120425</text:p>
          </table:table-cell>
          <table:table-cell table:number-columns-repeated="4" office:value-type="float" office:value="10.48" calcext:value-type="float">
            <text:p>1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426" calcext:value-type="float">
            <text:p>20120426</text:p>
          </table:table-cell>
          <table:table-cell table:number-columns-repeated="4"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427" calcext:value-type="float">
            <text:p>20120427</text:p>
          </table:table-cell>
          <table:table-cell table:number-columns-repeated="4" office:value-type="float" office:value="10.65" calcext:value-type="float">
            <text:p>1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430" calcext:value-type="float">
            <text:p>20120430</text:p>
          </table:table-cell>
          <table:table-cell table:number-columns-repeated="4" office:value-type="float" office:value="10.65" calcext:value-type="float">
            <text:p>1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502" calcext:value-type="float">
            <text:p>20120502</text:p>
          </table:table-cell>
          <table:table-cell table:number-columns-repeated="4" office:value-type="float" office:value="10.62" calcext:value-type="float">
            <text:p>1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504" calcext:value-type="float">
            <text:p>20120504</text:p>
          </table:table-cell>
          <table:table-cell table:number-columns-repeated="4" office:value-type="float" office:value="10.58" calcext:value-type="float">
            <text:p>1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507" calcext:value-type="float">
            <text:p>20120507</text:p>
          </table:table-cell>
          <table:table-cell table:number-columns-repeated="4"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508" calcext:value-type="float">
            <text:p>20120508</text:p>
          </table:table-cell>
          <table:table-cell table:number-columns-repeated="4" office:value-type="float" office:value="10.48" calcext:value-type="float">
            <text:p>1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509" calcext:value-type="float">
            <text:p>20120509</text:p>
          </table:table-cell>
          <table:table-cell table:number-columns-repeated="4" office:value-type="float" office:value="10.42" calcext:value-type="float">
            <text:p>1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510" calcext:value-type="float">
            <text:p>20120510</text:p>
          </table:table-cell>
          <table:table-cell table:number-columns-repeated="4"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511" calcext:value-type="float">
            <text:p>20120511</text:p>
          </table:table-cell>
          <table:table-cell table:number-columns-repeated="4"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514" calcext:value-type="float">
            <text:p>20120514</text:p>
          </table:table-cell>
          <table:table-cell table:number-columns-repeated="4"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515" calcext:value-type="float">
            <text:p>20120515</text:p>
          </table:table-cell>
          <table:table-cell table:number-columns-repeated="4" office:value-type="float" office:value="10.36" calcext:value-type="float">
            <text:p>1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516" calcext:value-type="float">
            <text:p>20120516</text:p>
          </table:table-cell>
          <table:table-cell table:number-columns-repeated="4" office:value-type="float" office:value="10.35" calcext:value-type="float">
            <text:p>10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517" calcext:value-type="float">
            <text:p>20120517</text:p>
          </table:table-cell>
          <table:table-cell table:number-columns-repeated="4" office:value-type="float" office:value="10.23" calcext:value-type="float">
            <text:p>1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518" calcext:value-type="float">
            <text:p>20120518</text:p>
          </table:table-cell>
          <table:table-cell table:number-columns-repeated="4" office:value-type="float" office:value="10.21" calcext:value-type="float">
            <text:p>1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521" calcext:value-type="float">
            <text:p>20120521</text:p>
          </table:table-cell>
          <table:table-cell table:number-columns-repeated="4" office:value-type="float" office:value="10.26" calcext:value-type="float">
            <text:p>10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522" calcext:value-type="float">
            <text:p>20120522</text:p>
          </table:table-cell>
          <table:table-cell table:number-columns-repeated="4" office:value-type="float" office:value="10.29" calcext:value-type="float">
            <text:p>1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523" calcext:value-type="float">
            <text:p>20120523</text:p>
          </table:table-cell>
          <table:table-cell table:number-columns-repeated="4" office:value-type="float" office:value="10.11" calcext:value-type="float">
            <text:p>1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524" calcext:value-type="float">
            <text:p>20120524</text:p>
          </table:table-cell>
          <table:table-cell table:number-columns-repeated="4" office:value-type="float" office:value="10.15" calcext:value-type="float">
            <text:p>1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525" calcext:value-type="float">
            <text:p>20120525</text:p>
          </table:table-cell>
          <table:table-cell table:number-columns-repeated="4" office:value-type="float" office:value="10.14" calcext:value-type="float">
            <text:p>1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528" calcext:value-type="float">
            <text:p>20120528</text:p>
          </table:table-cell>
          <table:table-cell table:number-columns-repeated="4" office:value-type="float" office:value="10.18" calcext:value-type="float">
            <text:p>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529" calcext:value-type="float">
            <text:p>20120529</text:p>
          </table:table-cell>
          <table:table-cell table:number-columns-repeated="4" office:value-type="float" office:value="10.27" calcext:value-type="float">
            <text:p>1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530" calcext:value-type="float">
            <text:p>20120530</text:p>
          </table:table-cell>
          <table:table-cell table:number-columns-repeated="4" office:value-type="float" office:value="10.24" calcext:value-type="float">
            <text:p>1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531" calcext:value-type="float">
            <text:p>20120531</text:p>
          </table:table-cell>
          <table:table-cell table:number-columns-repeated="4" office:value-type="float" office:value="10.24" calcext:value-type="float">
            <text:p>1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601" calcext:value-type="float">
            <text:p>20120601</text:p>
          </table:table-cell>
          <table:table-cell table:number-columns-repeated="4" office:value-type="float" office:value="10.18" calcext:value-type="float">
            <text:p>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604" calcext:value-type="float">
            <text:p>20120604</text:p>
          </table:table-cell>
          <table:table-cell table:number-columns-repeated="4" office:value-type="float" office:value="10.16" calcext:value-type="float">
            <text:p>1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605" calcext:value-type="float">
            <text:p>20120605</text:p>
          </table:table-cell>
          <table:table-cell table:number-columns-repeated="4" office:value-type="float" office:value="10.13" calcext:value-type="float">
            <text:p>1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606" calcext:value-type="float">
            <text:p>20120606</text:p>
          </table:table-cell>
          <table:table-cell table:number-columns-repeated="4" office:value-type="float" office:value="10.27" calcext:value-type="float">
            <text:p>1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608" calcext:value-type="float">
            <text:p>20120608</text:p>
          </table:table-cell>
          <table:table-cell table:number-columns-repeated="4" office:value-type="float" office:value="10.35" calcext:value-type="float">
            <text:p>10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611" calcext:value-type="float">
            <text:p>20120611</text:p>
          </table:table-cell>
          <table:table-cell table:number-columns-repeated="4" office:value-type="float" office:value="10.35" calcext:value-type="float">
            <text:p>10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612" calcext:value-type="float">
            <text:p>20120612</text:p>
          </table:table-cell>
          <table:table-cell table:number-columns-repeated="4" office:value-type="float" office:value="10.42" calcext:value-type="float">
            <text:p>1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613" calcext:value-type="float">
            <text:p>20120613</text:p>
          </table:table-cell>
          <table:table-cell table:number-columns-repeated="4" office:value-type="float" office:value="10.44" calcext:value-type="float">
            <text:p>1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614" calcext:value-type="float">
            <text:p>20120614</text:p>
          </table:table-cell>
          <table:table-cell table:number-columns-repeated="4" office:value-type="float" office:value="10.42" calcext:value-type="float">
            <text:p>1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615" calcext:value-type="float">
            <text:p>20120615</text:p>
          </table:table-cell>
          <table:table-cell table:number-columns-repeated="4" office:value-type="float" office:value="10.48" calcext:value-type="float">
            <text:p>1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618" calcext:value-type="float">
            <text:p>20120618</text:p>
          </table:table-cell>
          <table:table-cell table:number-columns-repeated="4"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619" calcext:value-type="float">
            <text:p>20120619</text:p>
          </table:table-cell>
          <table:table-cell table:number-columns-repeated="4" office:value-type="float" office:value="10.65" calcext:value-type="float">
            <text:p>1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620" calcext:value-type="float">
            <text:p>20120620</text:p>
          </table:table-cell>
          <table:table-cell table:number-columns-repeated="4"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621" calcext:value-type="float">
            <text:p>20120621</text:p>
          </table:table-cell>
          <table:table-cell table:number-columns-repeated="4" office:value-type="float" office:value="10.58" calcext:value-type="float">
            <text:p>1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622" calcext:value-type="float">
            <text:p>20120622</text:p>
          </table:table-cell>
          <table:table-cell table:number-columns-repeated="4" office:value-type="float" office:value="10.54" calcext:value-type="float">
            <text:p>1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625" calcext:value-type="float">
            <text:p>20120625</text:p>
          </table:table-cell>
          <table:table-cell table:number-columns-repeated="4" office:value-type="float" office:value="10.46" calcext:value-type="float">
            <text:p>1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626" calcext:value-type="float">
            <text:p>20120626</text:p>
          </table:table-cell>
          <table:table-cell table:number-columns-repeated="4" office:value-type="float" office:value="10.54" calcext:value-type="float">
            <text:p>1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627" calcext:value-type="float">
            <text:p>20120627</text:p>
          </table:table-cell>
          <table:table-cell table:number-columns-repeated="4" office:value-type="float" office:value="10.61" calcext:value-type="float">
            <text:p>10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628" calcext:value-type="float">
            <text:p>20120628</text:p>
          </table:table-cell>
          <table:table-cell table:number-columns-repeated="4"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629" calcext:value-type="float">
            <text:p>20120629</text:p>
          </table:table-cell>
          <table:table-cell table:number-columns-repeated="4"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702" calcext:value-type="float">
            <text:p>20120702</text:p>
          </table:table-cell>
          <table:table-cell table:number-columns-repeated="4" office:value-type="float" office:value="10.66" calcext:value-type="float">
            <text:p>1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703" calcext:value-type="float">
            <text:p>20120703</text:p>
          </table:table-cell>
          <table:table-cell table:number-columns-repeated="4" office:value-type="float" office:value="10.72" calcext:value-type="float">
            <text:p>1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704" calcext:value-type="float">
            <text:p>20120704</text:p>
          </table:table-cell>
          <table:table-cell table:number-columns-repeated="4" office:value-type="float" office:value="10.72" calcext:value-type="float">
            <text:p>1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705" calcext:value-type="float">
            <text:p>20120705</text:p>
          </table:table-cell>
          <table:table-cell table:number-columns-repeated="4" office:value-type="float" office:value="10.74" calcext:value-type="float">
            <text:p>1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706" calcext:value-type="float">
            <text:p>20120706</text:p>
          </table:table-cell>
          <table:table-cell table:number-columns-repeated="4" office:value-type="float" office:value="10.68" calcext:value-type="float">
            <text:p>1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709" calcext:value-type="float">
            <text:p>20120709</text:p>
          </table:table-cell>
          <table:table-cell table:number-columns-repeated="4" office:value-type="float" office:value="10.65" calcext:value-type="float">
            <text:p>1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710" calcext:value-type="float">
            <text:p>20120710</text:p>
          </table:table-cell>
          <table:table-cell table:number-columns-repeated="4" office:value-type="float" office:value="10.66" calcext:value-type="float">
            <text:p>1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711" calcext:value-type="float">
            <text:p>20120711</text:p>
          </table:table-cell>
          <table:table-cell table:number-columns-repeated="4"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712" calcext:value-type="float">
            <text:p>20120712</text:p>
          </table:table-cell>
          <table:table-cell table:number-columns-repeated="4"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713" calcext:value-type="float">
            <text:p>20120713</text:p>
          </table:table-cell>
          <table:table-cell table:number-columns-repeated="4" office:value-type="float" office:value="10.66" calcext:value-type="float">
            <text:p>1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716" calcext:value-type="float">
            <text:p>20120716</text:p>
          </table:table-cell>
          <table:table-cell table:number-columns-repeated="4" office:value-type="float" office:value="10.66" calcext:value-type="float">
            <text:p>1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717" calcext:value-type="float">
            <text:p>20120717</text:p>
          </table:table-cell>
          <table:table-cell table:number-columns-repeated="4"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718" calcext:value-type="float">
            <text:p>20120718</text:p>
          </table:table-cell>
          <table:table-cell table:number-columns-repeated="4"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719" calcext:value-type="float">
            <text:p>20120719</text:p>
          </table:table-cell>
          <table:table-cell table:number-columns-repeated="4" office:value-type="float" office:value="10.71" calcext:value-type="float">
            <text:p>1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720" calcext:value-type="float">
            <text:p>20120720</text:p>
          </table:table-cell>
          <table:table-cell table:number-columns-repeated="4" office:value-type="float" office:value="10.65" calcext:value-type="float">
            <text:p>1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723" calcext:value-type="float">
            <text:p>20120723</text:p>
          </table:table-cell>
          <table:table-cell table:number-columns-repeated="4" office:value-type="float" office:value="10.47" calcext:value-type="float">
            <text:p>10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724" calcext:value-type="float">
            <text:p>20120724</text:p>
          </table:table-cell>
          <table:table-cell table:number-columns-repeated="4" office:value-type="float" office:value="10.51" calcext:value-type="float">
            <text:p>1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725" calcext:value-type="float">
            <text:p>20120725</text:p>
          </table:table-cell>
          <table:table-cell table:number-columns-repeated="4" office:value-type="float" office:value="10.51" calcext:value-type="float">
            <text:p>1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726" calcext:value-type="float">
            <text:p>20120726</text:p>
          </table:table-cell>
          <table:table-cell table:number-columns-repeated="4"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727" calcext:value-type="float">
            <text:p>20120727</text:p>
          </table:table-cell>
          <table:table-cell table:number-columns-repeated="4" office:value-type="float" office:value="10.65" calcext:value-type="float">
            <text:p>1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730" calcext:value-type="float">
            <text:p>20120730</text:p>
          </table:table-cell>
          <table:table-cell table:number-columns-repeated="4" office:value-type="float" office:value="10.73" calcext:value-type="float">
            <text:p>1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731" calcext:value-type="float">
            <text:p>20120731</text:p>
          </table:table-cell>
          <table:table-cell table:number-columns-repeated="4" office:value-type="float" office:value="10.66" calcext:value-type="float">
            <text:p>1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801" calcext:value-type="float">
            <text:p>20120801</text:p>
          </table:table-cell>
          <table:table-cell table:number-columns-repeated="4" office:value-type="float" office:value="10.66" calcext:value-type="float">
            <text:p>1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802" calcext:value-type="float">
            <text:p>20120802</text:p>
          </table:table-cell>
          <table:table-cell table:number-columns-repeated="4"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803" calcext:value-type="float">
            <text:p>20120803</text:p>
          </table:table-cell>
          <table:table-cell table:number-columns-repeated="4" office:value-type="float" office:value="10.76" calcext:value-type="float">
            <text:p>1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806" calcext:value-type="float">
            <text:p>20120806</text:p>
          </table:table-cell>
          <table:table-cell table:number-columns-repeated="4" office:value-type="float" office:value="10.79" calcext:value-type="float">
            <text:p>1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807" calcext:value-type="float">
            <text:p>20120807</text:p>
          </table:table-cell>
          <table:table-cell table:number-columns-repeated="4"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808" calcext:value-type="float">
            <text:p>20120808</text:p>
          </table:table-cell>
          <table:table-cell table:number-columns-repeated="4" office:value-type="float" office:value="10.86" calcext:value-type="float">
            <text:p>1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809" calcext:value-type="float">
            <text:p>20120809</text:p>
          </table:table-cell>
          <table:table-cell table:number-columns-repeated="4" office:value-type="float" office:value="10.87" calcext:value-type="float">
            <text:p>1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810" calcext:value-type="float">
            <text:p>20120810</text:p>
          </table:table-cell>
          <table:table-cell table:number-columns-repeated="4" office:value-type="float" office:value="10.87" calcext:value-type="float">
            <text:p>1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813" calcext:value-type="float">
            <text:p>20120813</text:p>
          </table:table-cell>
          <table:table-cell table:number-columns-repeated="4" office:value-type="float" office:value="10.87" calcext:value-type="float">
            <text:p>1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814" calcext:value-type="float">
            <text:p>20120814</text:p>
          </table:table-cell>
          <table:table-cell table:number-columns-repeated="4"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816" calcext:value-type="float">
            <text:p>20120816</text:p>
          </table:table-cell>
          <table:table-cell table:number-columns-repeated="4" office:value-type="float" office:value="10.94" calcext:value-type="float">
            <text:p>1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817" calcext:value-type="float">
            <text:p>20120817</text:p>
          </table:table-cell>
          <table:table-cell table:number-columns-repeated="4" office:value-type="float" office:value="10.89" calcext:value-type="float">
            <text:p>1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820" calcext:value-type="float">
            <text:p>20120820</text:p>
          </table:table-cell>
          <table:table-cell table:number-columns-repeated="4" office:value-type="float" office:value="10.86" calcext:value-type="float">
            <text:p>1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821" calcext:value-type="float">
            <text:p>20120821</text:p>
          </table:table-cell>
          <table:table-cell table:number-columns-repeated="4" office:value-type="float" office:value="10.92" calcext:value-type="float">
            <text:p>1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822" calcext:value-type="float">
            <text:p>20120822</text:p>
          </table:table-cell>
          <table:table-cell table:number-columns-repeated="4"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823" calcext:value-type="float">
            <text:p>20120823</text:p>
          </table:table-cell>
          <table:table-cell table:number-columns-repeated="4" office:value-type="float" office:value="10.89" calcext:value-type="float">
            <text:p>1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824" calcext:value-type="float">
            <text:p>20120824</text:p>
          </table:table-cell>
          <table:table-cell table:number-columns-repeated="4" office:value-type="float" office:value="10.89" calcext:value-type="float">
            <text:p>1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827" calcext:value-type="float">
            <text:p>20120827</text:p>
          </table:table-cell>
          <table:table-cell table:number-columns-repeated="4"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828" calcext:value-type="float">
            <text:p>20120828</text:p>
          </table:table-cell>
          <table:table-cell table:number-columns-repeated="4" office:value-type="float" office:value="10.86" calcext:value-type="float">
            <text:p>1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829" calcext:value-type="float">
            <text:p>20120829</text:p>
          </table:table-cell>
          <table:table-cell table:number-columns-repeated="4" office:value-type="float" office:value="10.86" calcext:value-type="float">
            <text:p>1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830" calcext:value-type="float">
            <text:p>20120830</text:p>
          </table:table-cell>
          <table:table-cell table:number-columns-repeated="4" office:value-type="float" office:value="10.85" calcext:value-type="float">
            <text:p>1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831" calcext:value-type="float">
            <text:p>20120831</text:p>
          </table:table-cell>
          <table:table-cell table:number-columns-repeated="4" office:value-type="float" office:value="10.93" calcext:value-type="float">
            <text:p>1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903" calcext:value-type="float">
            <text:p>20120903</text:p>
          </table:table-cell>
          <table:table-cell table:number-columns-repeated="4" office:value-type="float" office:value="10.91" calcext:value-type="float">
            <text:p>1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904" calcext:value-type="float">
            <text:p>20120904</text:p>
          </table:table-cell>
          <table:table-cell table:number-columns-repeated="4" office:value-type="float" office:value="10.89" calcext:value-type="float">
            <text:p>1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905" calcext:value-type="float">
            <text:p>20120905</text:p>
          </table:table-cell>
          <table:table-cell table:number-columns-repeated="4" office:value-type="float" office:value="10.92" calcext:value-type="float">
            <text:p>1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906" calcext:value-type="float">
            <text:p>20120906</text:p>
          </table:table-cell>
          <table:table-cell table:number-columns-repeated="4" office:value-type="float" office:value="10.95" calcext:value-type="float">
            <text:p>1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907" calcext:value-type="float">
            <text:p>20120907</text:p>
          </table:table-cell>
          <table:table-cell table:number-columns-repeated="4" office:value-type="float" office:value="10.95" calcext:value-type="float">
            <text:p>1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910" calcext:value-type="float">
            <text:p>20120910</text:p>
          </table:table-cell>
          <table:table-cell table:number-columns-repeated="4" office:value-type="float" office:value="10.97" calcext:value-type="float">
            <text:p>1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911" calcext:value-type="float">
            <text:p>20120911</text:p>
          </table:table-cell>
          <table:table-cell table:number-columns-repeated="4" office:value-type="float" office:value="10.98" calcext:value-type="float">
            <text:p>1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912" calcext:value-type="float">
            <text:p>20120912</text:p>
          </table:table-cell>
          <table:table-cell table:number-columns-repeated="4" office:value-type="float" office:value="10.97" calcext:value-type="float">
            <text:p>1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913" calcext:value-type="float">
            <text:p>20120913</text:p>
          </table:table-cell>
          <table:table-cell table:number-columns-repeated="4" office:value-type="float" office:value="10.98" calcext:value-type="float">
            <text:p>1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914" calcext:value-type="float">
            <text:p>20120914</text:p>
          </table:table-cell>
          <table:table-cell table:number-columns-repeated="4" office:value-type="float" office:value="11.12" calcext:value-type="float">
            <text:p>1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917" calcext:value-type="float">
            <text:p>20120917</text:p>
          </table:table-cell>
          <table:table-cell table:number-columns-repeated="4" office:value-type="float" office:value="11.1" calcext:value-type="float">
            <text:p>1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918" calcext:value-type="float">
            <text:p>20120918</text:p>
          </table:table-cell>
          <table:table-cell table:number-columns-repeated="4" office:value-type="float" office:value="11.1" calcext:value-type="float">
            <text:p>1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919" calcext:value-type="float">
            <text:p>20120919</text:p>
          </table:table-cell>
          <table:table-cell table:number-columns-repeated="4" office:value-type="float" office:value="11.09" calcext:value-type="float">
            <text:p>11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920" calcext:value-type="float">
            <text:p>20120920</text:p>
          </table:table-cell>
          <table:table-cell table:number-columns-repeated="4" office:value-type="float" office:value="11.12" calcext:value-type="float">
            <text:p>1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921" calcext:value-type="float">
            <text:p>20120921</text:p>
          </table:table-cell>
          <table:table-cell table:number-columns-repeated="4" office:value-type="float" office:value="11.12" calcext:value-type="float">
            <text:p>1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924" calcext:value-type="float">
            <text:p>20120924</text:p>
          </table:table-cell>
          <table:table-cell table:number-columns-repeated="4" office:value-type="float" office:value="11.11" calcext:value-type="float">
            <text:p>11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925" calcext:value-type="float">
            <text:p>20120925</text:p>
          </table:table-cell>
          <table:table-cell table:number-columns-repeated="4" office:value-type="float" office:value="11.12" calcext:value-type="float">
            <text:p>1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926" calcext:value-type="float">
            <text:p>20120926</text:p>
          </table:table-cell>
          <table:table-cell table:number-columns-repeated="4" office:value-type="float" office:value="10.97" calcext:value-type="float">
            <text:p>1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927" calcext:value-type="float">
            <text:p>20120927</text:p>
          </table:table-cell>
          <table:table-cell table:number-columns-repeated="4" office:value-type="float" office:value="11.05" calcext:value-type="float">
            <text:p>1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0928" calcext:value-type="float">
            <text:p>20120928</text:p>
          </table:table-cell>
          <table:table-cell table:number-columns-repeated="4" office:value-type="float" office:value="10.98" calcext:value-type="float">
            <text:p>1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001" calcext:value-type="float">
            <text:p>20121001</text:p>
          </table:table-cell>
          <table:table-cell table:number-columns-repeated="4" office:value-type="float" office:value="11.09" calcext:value-type="float">
            <text:p>11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002" calcext:value-type="float">
            <text:p>20121002</text:p>
          </table:table-cell>
          <table:table-cell table:number-columns-repeated="4" office:value-type="float" office:value="11.08" calcext:value-type="float">
            <text:p>1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003" calcext:value-type="float">
            <text:p>20121003</text:p>
          </table:table-cell>
          <table:table-cell table:number-columns-repeated="4" office:value-type="float" office:value="11.08" calcext:value-type="float">
            <text:p>1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004" calcext:value-type="float">
            <text:p>20121004</text:p>
          </table:table-cell>
          <table:table-cell table:number-columns-repeated="4" office:value-type="float" office:value="11.01" calcext:value-type="float">
            <text:p>11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005" calcext:value-type="float">
            <text:p>20121005</text:p>
          </table:table-cell>
          <table:table-cell table:number-columns-repeated="4" office:value-type="float" office:value="11.12" calcext:value-type="float">
            <text:p>1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008" calcext:value-type="float">
            <text:p>20121008</text:p>
          </table:table-cell>
          <table:table-cell table:number-columns-repeated="4" office:value-type="float" office:value="11.07" calcext:value-type="float">
            <text:p>11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009" calcext:value-type="float">
            <text:p>20121009</text:p>
          </table:table-cell>
          <table:table-cell table:number-columns-repeated="4" office:value-type="float" office:value="11.06" calcext:value-type="float">
            <text:p>1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010" calcext:value-type="float">
            <text:p>20121010</text:p>
          </table:table-cell>
          <table:table-cell table:number-columns-repeated="4" office:value-type="float" office:value="11.11" calcext:value-type="float">
            <text:p>11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011" calcext:value-type="float">
            <text:p>20121011</text:p>
          </table:table-cell>
          <table:table-cell table:number-columns-repeated="4" office:value-type="float" office:value="11.18" calcext:value-type="float">
            <text:p>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012" calcext:value-type="float">
            <text:p>20121012</text:p>
          </table:table-cell>
          <table:table-cell table:number-columns-repeated="4" office:value-type="float" office:value="11.14" calcext:value-type="float">
            <text:p>1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015" calcext:value-type="float">
            <text:p>20121015</text:p>
          </table:table-cell>
          <table:table-cell table:number-columns-repeated="4" office:value-type="float" office:value="11.17" calcext:value-type="float">
            <text:p>1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016" calcext:value-type="float">
            <text:p>20121016</text:p>
          </table:table-cell>
          <table:table-cell table:number-columns-repeated="4" office:value-type="float" office:value="11.22" calcext:value-type="float">
            <text:p>1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017" calcext:value-type="float">
            <text:p>20121017</text:p>
          </table:table-cell>
          <table:table-cell table:number-columns-repeated="4" office:value-type="float" office:value="11.25" calcext:value-type="float">
            <text:p>11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018" calcext:value-type="float">
            <text:p>20121018</text:p>
          </table:table-cell>
          <table:table-cell table:number-columns-repeated="4"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019" calcext:value-type="float">
            <text:p>20121019</text:p>
          </table:table-cell>
          <table:table-cell table:number-columns-repeated="4" office:value-type="float" office:value="11.23" calcext:value-type="float">
            <text:p>11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022" calcext:value-type="float">
            <text:p>20121022</text:p>
          </table:table-cell>
          <table:table-cell table:number-columns-repeated="4" office:value-type="float" office:value="11.22" calcext:value-type="float">
            <text:p>1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023" calcext:value-type="float">
            <text:p>20121023</text:p>
          </table:table-cell>
          <table:table-cell table:number-columns-repeated="4" office:value-type="float" office:value="11.14" calcext:value-type="float">
            <text:p>1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024" calcext:value-type="float">
            <text:p>20121024</text:p>
          </table:table-cell>
          <table:table-cell table:number-columns-repeated="4" office:value-type="float" office:value="11.18" calcext:value-type="float">
            <text:p>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025" calcext:value-type="float">
            <text:p>20121025</text:p>
          </table:table-cell>
          <table:table-cell table:number-columns-repeated="4"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026" calcext:value-type="float">
            <text:p>20121026</text:p>
          </table:table-cell>
          <table:table-cell table:number-columns-repeated="4" office:value-type="float" office:value="11.17" calcext:value-type="float">
            <text:p>1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029" calcext:value-type="float">
            <text:p>20121029</text:p>
          </table:table-cell>
          <table:table-cell table:number-columns-repeated="4" office:value-type="float" office:value="11.12" calcext:value-type="float">
            <text:p>1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030" calcext:value-type="float">
            <text:p>20121030</text:p>
          </table:table-cell>
          <table:table-cell table:number-columns-repeated="4" office:value-type="float" office:value="11.12" calcext:value-type="float">
            <text:p>1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031" calcext:value-type="float">
            <text:p>20121031</text:p>
          </table:table-cell>
          <table:table-cell table:number-columns-repeated="4" office:value-type="float" office:value="11.09" calcext:value-type="float">
            <text:p>11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102" calcext:value-type="float">
            <text:p>20121102</text:p>
          </table:table-cell>
          <table:table-cell table:number-columns-repeated="4" office:value-type="float" office:value="11.17" calcext:value-type="float">
            <text:p>1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105" calcext:value-type="float">
            <text:p>20121105</text:p>
          </table:table-cell>
          <table:table-cell table:number-columns-repeated="4" office:value-type="float" office:value="11.21" calcext:value-type="float">
            <text:p>11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106" calcext:value-type="float">
            <text:p>20121106</text:p>
          </table:table-cell>
          <table:table-cell table:number-columns-repeated="4" office:value-type="float" office:value="11.22" calcext:value-type="float">
            <text:p>1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108" calcext:value-type="float">
            <text:p>20121108</text:p>
          </table:table-cell>
          <table:table-cell table:number-columns-repeated="4"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109" calcext:value-type="float">
            <text:p>20121109</text:p>
          </table:table-cell>
          <table:table-cell table:number-columns-repeated="4" office:value-type="float" office:value="11.19" calcext:value-type="float">
            <text:p>1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112" calcext:value-type="float">
            <text:p>20121112</text:p>
          </table:table-cell>
          <table:table-cell table:number-columns-repeated="4" office:value-type="float" office:value="11.23" calcext:value-type="float">
            <text:p>11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113" calcext:value-type="float">
            <text:p>20121113</text:p>
          </table:table-cell>
          <table:table-cell table:number-columns-repeated="4" office:value-type="float" office:value="11.21" calcext:value-type="float">
            <text:p>11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114" calcext:value-type="float">
            <text:p>20121114</text:p>
          </table:table-cell>
          <table:table-cell table:number-columns-repeated="4" office:value-type="float" office:value="11.19" calcext:value-type="float">
            <text:p>1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115" calcext:value-type="float">
            <text:p>20121115</text:p>
          </table:table-cell>
          <table:table-cell table:number-columns-repeated="4" office:value-type="float" office:value="11.17" calcext:value-type="float">
            <text:p>1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116" calcext:value-type="float">
            <text:p>20121116</text:p>
          </table:table-cell>
          <table:table-cell table:number-columns-repeated="4" office:value-type="float" office:value="11.14" calcext:value-type="float">
            <text:p>1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119" calcext:value-type="float">
            <text:p>20121119</text:p>
          </table:table-cell>
          <table:table-cell table:number-columns-repeated="4" office:value-type="float" office:value="11.19" calcext:value-type="float">
            <text:p>1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120" calcext:value-type="float">
            <text:p>20121120</text:p>
          </table:table-cell>
          <table:table-cell table:number-columns-repeated="4"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121" calcext:value-type="float">
            <text:p>20121121</text:p>
          </table:table-cell>
          <table:table-cell table:number-columns-repeated="4" office:value-type="float" office:value="11.16" calcext:value-type="float">
            <text:p>1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122" calcext:value-type="float">
            <text:p>20121122</text:p>
          </table:table-cell>
          <table:table-cell table:number-columns-repeated="4" office:value-type="float" office:value="11.13" calcext:value-type="float">
            <text:p>1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123" calcext:value-type="float">
            <text:p>20121123</text:p>
          </table:table-cell>
          <table:table-cell table:number-columns-repeated="4"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126" calcext:value-type="float">
            <text:p>20121126</text:p>
          </table:table-cell>
          <table:table-cell table:number-columns-repeated="4" office:value-type="float" office:value="11.17" calcext:value-type="float">
            <text:p>1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127" calcext:value-type="float">
            <text:p>20121127</text:p>
          </table:table-cell>
          <table:table-cell table:number-columns-repeated="4" office:value-type="float" office:value="11.16" calcext:value-type="float">
            <text:p>1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128" calcext:value-type="float">
            <text:p>20121128</text:p>
          </table:table-cell>
          <table:table-cell table:number-columns-repeated="4" office:value-type="float" office:value="11.16" calcext:value-type="float">
            <text:p>1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129" calcext:value-type="float">
            <text:p>20121129</text:p>
          </table:table-cell>
          <table:table-cell table:number-columns-repeated="4"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130" calcext:value-type="float">
            <text:p>20121130</text:p>
          </table:table-cell>
          <table:table-cell table:number-columns-repeated="4" office:value-type="float" office:value="11.24" calcext:value-type="float">
            <text:p>1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203" calcext:value-type="float">
            <text:p>20121203</text:p>
          </table:table-cell>
          <table:table-cell table:number-columns-repeated="4" office:value-type="float" office:value="11.26" calcext:value-type="float">
            <text:p>1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204" calcext:value-type="float">
            <text:p>20121204</text:p>
          </table:table-cell>
          <table:table-cell table:number-columns-repeated="4" office:value-type="float" office:value="11.33" calcext:value-type="float">
            <text:p>11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205" calcext:value-type="float">
            <text:p>20121205</text:p>
          </table:table-cell>
          <table:table-cell table:number-columns-repeated="4" office:value-type="float" office:value="11.37" calcext:value-type="float">
            <text:p>1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206" calcext:value-type="float">
            <text:p>20121206</text:p>
          </table:table-cell>
          <table:table-cell table:number-columns-repeated="4" office:value-type="float" office:value="11.38" calcext:value-type="float">
            <text:p>11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207" calcext:value-type="float">
            <text:p>20121207</text:p>
          </table:table-cell>
          <table:table-cell table:number-columns-repeated="4" office:value-type="float" office:value="11.38" calcext:value-type="float">
            <text:p>11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210" calcext:value-type="float">
            <text:p>20121210</text:p>
          </table:table-cell>
          <table:table-cell table:number-columns-repeated="4" office:value-type="float" office:value="11.45" calcext:value-type="float">
            <text:p>1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211" calcext:value-type="float">
            <text:p>20121211</text:p>
          </table:table-cell>
          <table:table-cell table:number-columns-repeated="4" office:value-type="float" office:value="11.45" calcext:value-type="float">
            <text:p>1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212" calcext:value-type="float">
            <text:p>20121212</text:p>
          </table:table-cell>
          <table:table-cell table:number-columns-repeated="4" office:value-type="float" office:value="11.46" calcext:value-type="float">
            <text:p>1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213" calcext:value-type="float">
            <text:p>20121213</text:p>
          </table:table-cell>
          <table:table-cell table:number-columns-repeated="4" office:value-type="float" office:value="11.42" calcext:value-type="float">
            <text:p>11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214" calcext:value-type="float">
            <text:p>20121214</text:p>
          </table:table-cell>
          <table:table-cell table:number-columns-repeated="4" office:value-type="float" office:value="11.43" calcext:value-type="float">
            <text:p>11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217" calcext:value-type="float">
            <text:p>20121217</text:p>
          </table:table-cell>
          <table:table-cell table:number-columns-repeated="4" office:value-type="float" office:value="11.42" calcext:value-type="float">
            <text:p>11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218" calcext:value-type="float">
            <text:p>20121218</text:p>
          </table:table-cell>
          <table:table-cell table:number-columns-repeated="4" office:value-type="float" office:value="11.44" calcext:value-type="float">
            <text:p>1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219" calcext:value-type="float">
            <text:p>20121219</text:p>
          </table:table-cell>
          <table:table-cell table:number-columns-repeated="4" office:value-type="float" office:value="11.43" calcext:value-type="float">
            <text:p>11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220" calcext:value-type="float">
            <text:p>20121220</text:p>
          </table:table-cell>
          <table:table-cell table:number-columns-repeated="4" office:value-type="float" office:value="11.48" calcext:value-type="float">
            <text:p>11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221" calcext:value-type="float">
            <text:p>20121221</text:p>
          </table:table-cell>
          <table:table-cell table:number-columns-repeated="4" office:value-type="float" office:value="11.43" calcext:value-type="float">
            <text:p>11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227" calcext:value-type="float">
            <text:p>20121227</text:p>
          </table:table-cell>
          <table:table-cell table:number-columns-repeated="4" office:value-type="float" office:value="11.46" calcext:value-type="float">
            <text:p>1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21228" calcext:value-type="float">
            <text:p>20121228</text:p>
          </table:table-cell>
          <table:table-cell table:number-columns-repeated="4" office:value-type="float" office:value="11.48" calcext:value-type="float">
            <text:p>11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102" calcext:value-type="float">
            <text:p>20130102</text:p>
          </table:table-cell>
          <table:table-cell table:number-columns-repeated="4"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103" calcext:value-type="float">
            <text:p>20130103</text:p>
          </table:table-cell>
          <table:table-cell table:number-columns-repeated="4" office:value-type="float" office:value="11.69" calcext:value-type="float">
            <text:p>1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104" calcext:value-type="float">
            <text:p>20130104</text:p>
          </table:table-cell>
          <table:table-cell table:number-columns-repeated="4"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107" calcext:value-type="float">
            <text:p>20130107</text:p>
          </table:table-cell>
          <table:table-cell table:number-columns-repeated="4" office:value-type="float" office:value="11.71" calcext:value-type="float">
            <text:p>1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108" calcext:value-type="float">
            <text:p>20130108</text:p>
          </table:table-cell>
          <table:table-cell table:number-columns-repeated="4" office:value-type="float" office:value="11.66" calcext:value-type="float">
            <text:p>11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109" calcext:value-type="float">
            <text:p>20130109</text:p>
          </table:table-cell>
          <table:table-cell table:number-columns-repeated="4" office:value-type="float" office:value="11.72" calcext:value-type="float">
            <text:p>1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110" calcext:value-type="float">
            <text:p>20130110</text:p>
          </table:table-cell>
          <table:table-cell table:number-columns-repeated="4" office:value-type="float" office:value="11.61" calcext:value-type="float">
            <text:p>11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111" calcext:value-type="float">
            <text:p>20130111</text:p>
          </table:table-cell>
          <table:table-cell table:number-columns-repeated="4" office:value-type="float" office:value="11.56" calcext:value-type="float">
            <text:p>11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114" calcext:value-type="float">
            <text:p>20130114</text:p>
          </table:table-cell>
          <table:table-cell table:number-columns-repeated="4"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115" calcext:value-type="float">
            <text:p>20130115</text:p>
          </table:table-cell>
          <table:table-cell table:number-columns-repeated="4" office:value-type="float" office:value="11.58" calcext:value-type="float">
            <text:p>11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116" calcext:value-type="float">
            <text:p>20130116</text:p>
          </table:table-cell>
          <table:table-cell table:number-columns-repeated="4" office:value-type="float" office:value="11.65" calcext:value-type="float">
            <text:p>11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117" calcext:value-type="float">
            <text:p>20130117</text:p>
          </table:table-cell>
          <table:table-cell table:number-columns-repeated="4"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118" calcext:value-type="float">
            <text:p>20130118</text:p>
          </table:table-cell>
          <table:table-cell table:number-columns-repeated="4" office:value-type="float" office:value="11.71" calcext:value-type="float">
            <text:p>1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121" calcext:value-type="float">
            <text:p>20130121</text:p>
          </table:table-cell>
          <table:table-cell table:number-columns-repeated="4" office:value-type="float" office:value="11.8" calcext:value-type="float">
            <text:p>1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122" calcext:value-type="float">
            <text:p>20130122</text:p>
          </table:table-cell>
          <table:table-cell table:number-columns-repeated="4"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123" calcext:value-type="float">
            <text:p>20130123</text:p>
          </table:table-cell>
          <table:table-cell table:number-columns-repeated="4" office:value-type="float" office:value="11.74" calcext:value-type="float">
            <text:p>11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124" calcext:value-type="float">
            <text:p>20130124</text:p>
          </table:table-cell>
          <table:table-cell table:number-columns-repeated="4" office:value-type="float" office:value="11.8" calcext:value-type="float">
            <text:p>1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125" calcext:value-type="float">
            <text:p>20130125</text:p>
          </table:table-cell>
          <table:table-cell table:number-columns-repeated="4" office:value-type="float" office:value="11.71" calcext:value-type="float">
            <text:p>1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128" calcext:value-type="float">
            <text:p>20130128</text:p>
          </table:table-cell>
          <table:table-cell table:number-columns-repeated="4" office:value-type="float" office:value="11.63" calcext:value-type="float">
            <text:p>11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129" calcext:value-type="float">
            <text:p>20130129</text:p>
          </table:table-cell>
          <table:table-cell table:number-columns-repeated="4" office:value-type="float" office:value="11.68" calcext:value-type="float">
            <text:p>1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130" calcext:value-type="float">
            <text:p>20130130</text:p>
          </table:table-cell>
          <table:table-cell table:number-columns-repeated="4" office:value-type="float" office:value="11.57" calcext:value-type="float">
            <text:p>11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131" calcext:value-type="float">
            <text:p>20130131</text:p>
          </table:table-cell>
          <table:table-cell table:number-columns-repeated="4" office:value-type="float" office:value="11.58" calcext:value-type="float">
            <text:p>11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201" calcext:value-type="float">
            <text:p>20130201</text:p>
          </table:table-cell>
          <table:table-cell table:number-columns-repeated="4" office:value-type="float" office:value="11.62" calcext:value-type="float">
            <text:p>11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204" calcext:value-type="float">
            <text:p>20130204</text:p>
          </table:table-cell>
          <table:table-cell table:number-columns-repeated="4" office:value-type="float" office:value="11.51" calcext:value-type="float">
            <text:p>11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205" calcext:value-type="float">
            <text:p>20130205</text:p>
          </table:table-cell>
          <table:table-cell table:number-columns-repeated="4" office:value-type="float" office:value="11.54" calcext:value-type="float">
            <text:p>11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206" calcext:value-type="float">
            <text:p>20130206</text:p>
          </table:table-cell>
          <table:table-cell table:number-columns-repeated="4"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207" calcext:value-type="float">
            <text:p>20130207</text:p>
          </table:table-cell>
          <table:table-cell table:number-columns-repeated="4" office:value-type="float" office:value="11.45" calcext:value-type="float">
            <text:p>1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208" calcext:value-type="float">
            <text:p>20130208</text:p>
          </table:table-cell>
          <table:table-cell table:number-columns-repeated="4" office:value-type="float" office:value="11.52" calcext:value-type="float">
            <text:p>11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211" calcext:value-type="float">
            <text:p>20130211</text:p>
          </table:table-cell>
          <table:table-cell table:number-columns-repeated="4" office:value-type="float" office:value="11.48" calcext:value-type="float">
            <text:p>11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212" calcext:value-type="float">
            <text:p>20130212</text:p>
          </table:table-cell>
          <table:table-cell table:number-columns-repeated="4" office:value-type="float" office:value="11.44" calcext:value-type="float">
            <text:p>1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213" calcext:value-type="float">
            <text:p>20130213</text:p>
          </table:table-cell>
          <table:table-cell table:number-columns-repeated="4" office:value-type="float" office:value="11.47" calcext:value-type="float">
            <text:p>11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214" calcext:value-type="float">
            <text:p>20130214</text:p>
          </table:table-cell>
          <table:table-cell table:number-columns-repeated="4"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215" calcext:value-type="float">
            <text:p>20130215</text:p>
          </table:table-cell>
          <table:table-cell table:number-columns-repeated="4" office:value-type="float" office:value="11.42" calcext:value-type="float">
            <text:p>11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218" calcext:value-type="float">
            <text:p>20130218</text:p>
          </table:table-cell>
          <table:table-cell table:number-columns-repeated="4" office:value-type="float" office:value="11.46" calcext:value-type="float">
            <text:p>1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219" calcext:value-type="float">
            <text:p>20130219</text:p>
          </table:table-cell>
          <table:table-cell table:number-columns-repeated="4" office:value-type="float" office:value="11.45" calcext:value-type="float">
            <text:p>1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220" calcext:value-type="float">
            <text:p>20130220</text:p>
          </table:table-cell>
          <table:table-cell table:number-columns-repeated="4" office:value-type="float" office:value="11.35" calcext:value-type="float">
            <text:p>11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221" calcext:value-type="float">
            <text:p>20130221</text:p>
          </table:table-cell>
          <table:table-cell table:number-columns-repeated="4"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222" calcext:value-type="float">
            <text:p>20130222</text:p>
          </table:table-cell>
          <table:table-cell table:number-columns-repeated="4" office:value-type="float" office:value="11.27" calcext:value-type="float">
            <text:p>1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225" calcext:value-type="float">
            <text:p>20130225</text:p>
          </table:table-cell>
          <table:table-cell table:number-columns-repeated="4" office:value-type="float" office:value="11.28" calcext:value-type="float">
            <text:p>11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226" calcext:value-type="float">
            <text:p>20130226</text:p>
          </table:table-cell>
          <table:table-cell table:number-columns-repeated="4" office:value-type="float" office:value="11.27" calcext:value-type="float">
            <text:p>1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227" calcext:value-type="float">
            <text:p>20130227</text:p>
          </table:table-cell>
          <table:table-cell table:number-columns-repeated="4"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228" calcext:value-type="float">
            <text:p>20130228</text:p>
          </table:table-cell>
          <table:table-cell table:number-columns-repeated="4"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301" calcext:value-type="float">
            <text:p>20130301</text:p>
          </table:table-cell>
          <table:table-cell table:number-columns-repeated="4" office:value-type="float" office:value="11.29" calcext:value-type="float">
            <text:p>11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304" calcext:value-type="float">
            <text:p>20130304</text:p>
          </table:table-cell>
          <table:table-cell table:number-columns-repeated="4" office:value-type="float" office:value="11.23" calcext:value-type="float">
            <text:p>11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305" calcext:value-type="float">
            <text:p>20130305</text:p>
          </table:table-cell>
          <table:table-cell table:number-columns-repeated="4" office:value-type="float" office:value="11.29" calcext:value-type="float">
            <text:p>11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306" calcext:value-type="float">
            <text:p>20130306</text:p>
          </table:table-cell>
          <table:table-cell table:number-columns-repeated="4"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307" calcext:value-type="float">
            <text:p>20130307</text:p>
          </table:table-cell>
          <table:table-cell table:number-columns-repeated="4" office:value-type="float" office:value="11.32" calcext:value-type="float">
            <text:p>1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308" calcext:value-type="float">
            <text:p>20130308</text:p>
          </table:table-cell>
          <table:table-cell table:number-columns-repeated="4"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311" calcext:value-type="float">
            <text:p>20130311</text:p>
          </table:table-cell>
          <table:table-cell table:number-columns-repeated="4" office:value-type="float" office:value="11.32" calcext:value-type="float">
            <text:p>1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312" calcext:value-type="float">
            <text:p>20130312</text:p>
          </table:table-cell>
          <table:table-cell table:number-columns-repeated="4" office:value-type="float" office:value="11.28" calcext:value-type="float">
            <text:p>11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313" calcext:value-type="float">
            <text:p>20130313</text:p>
          </table:table-cell>
          <table:table-cell table:number-columns-repeated="4" office:value-type="float" office:value="11.22" calcext:value-type="float">
            <text:p>1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314" calcext:value-type="float">
            <text:p>20130314</text:p>
          </table:table-cell>
          <table:table-cell table:number-columns-repeated="4" office:value-type="float" office:value="11.26" calcext:value-type="float">
            <text:p>1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315" calcext:value-type="float">
            <text:p>20130315</text:p>
          </table:table-cell>
          <table:table-cell table:number-columns-repeated="4" office:value-type="float" office:value="11.26" calcext:value-type="float">
            <text:p>1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318" calcext:value-type="float">
            <text:p>20130318</text:p>
          </table:table-cell>
          <table:table-cell table:number-columns-repeated="4" office:value-type="float" office:value="11.15" calcext:value-type="float">
            <text:p>11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319" calcext:value-type="float">
            <text:p>20130319</text:p>
          </table:table-cell>
          <table:table-cell table:number-columns-repeated="4" office:value-type="float" office:value="11.07" calcext:value-type="float">
            <text:p>11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320" calcext:value-type="float">
            <text:p>20130320</text:p>
          </table:table-cell>
          <table:table-cell table:number-columns-repeated="4" office:value-type="float" office:value="11.13" calcext:value-type="float">
            <text:p>1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321" calcext:value-type="float">
            <text:p>20130321</text:p>
          </table:table-cell>
          <table:table-cell table:number-columns-repeated="4" office:value-type="float" office:value="11.13" calcext:value-type="float">
            <text:p>1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322" calcext:value-type="float">
            <text:p>20130322</text:p>
          </table:table-cell>
          <table:table-cell table:number-columns-repeated="4" office:value-type="float" office:value="11.06" calcext:value-type="float">
            <text:p>1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325" calcext:value-type="float">
            <text:p>20130325</text:p>
          </table:table-cell>
          <table:table-cell table:number-columns-repeated="4" office:value-type="float" office:value="10.98" calcext:value-type="float">
            <text:p>1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326" calcext:value-type="float">
            <text:p>20130326</text:p>
          </table:table-cell>
          <table:table-cell table:number-columns-repeated="4" office:value-type="float" office:value="11.05" calcext:value-type="float">
            <text:p>1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327" calcext:value-type="float">
            <text:p>20130327</text:p>
          </table:table-cell>
          <table:table-cell table:number-columns-repeated="4" office:value-type="float" office:value="11.13" calcext:value-type="float">
            <text:p>1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328" calcext:value-type="float">
            <text:p>20130328</text:p>
          </table:table-cell>
          <table:table-cell table:number-columns-repeated="4" office:value-type="float" office:value="11.17" calcext:value-type="float">
            <text:p>1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402" calcext:value-type="float">
            <text:p>20130402</text:p>
          </table:table-cell>
          <table:table-cell table:number-columns-repeated="4" office:value-type="float" office:value="11.21" calcext:value-type="float">
            <text:p>11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403" calcext:value-type="float">
            <text:p>20130403</text:p>
          </table:table-cell>
          <table:table-cell table:number-columns-repeated="4" office:value-type="float" office:value="11.17" calcext:value-type="float">
            <text:p>1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404" calcext:value-type="float">
            <text:p>20130404</text:p>
          </table:table-cell>
          <table:table-cell table:number-columns-repeated="4" office:value-type="float" office:value="11.15" calcext:value-type="float">
            <text:p>11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405" calcext:value-type="float">
            <text:p>20130405</text:p>
          </table:table-cell>
          <table:table-cell table:number-columns-repeated="4" office:value-type="float" office:value="11.12" calcext:value-type="float">
            <text:p>1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408" calcext:value-type="float">
            <text:p>20130408</text:p>
          </table:table-cell>
          <table:table-cell table:number-columns-repeated="4" office:value-type="float" office:value="11.15" calcext:value-type="float">
            <text:p>11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409" calcext:value-type="float">
            <text:p>20130409</text:p>
          </table:table-cell>
          <table:table-cell table:number-columns-repeated="4" office:value-type="float" office:value="11.13" calcext:value-type="float">
            <text:p>1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410" calcext:value-type="float">
            <text:p>20130410</text:p>
          </table:table-cell>
          <table:table-cell table:number-columns-repeated="4" office:value-type="float" office:value="11.14" calcext:value-type="float">
            <text:p>1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411" calcext:value-type="float">
            <text:p>20130411</text:p>
          </table:table-cell>
          <table:table-cell table:number-columns-repeated="4" office:value-type="float" office:value="11.19" calcext:value-type="float">
            <text:p>1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412" calcext:value-type="float">
            <text:p>20130412</text:p>
          </table:table-cell>
          <table:table-cell table:number-columns-repeated="4" office:value-type="float" office:value="11.18" calcext:value-type="float">
            <text:p>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415" calcext:value-type="float">
            <text:p>20130415</text:p>
          </table:table-cell>
          <table:table-cell table:number-columns-repeated="4" office:value-type="float" office:value="11.1" calcext:value-type="float">
            <text:p>1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417" calcext:value-type="float">
            <text:p>20130417</text:p>
          </table:table-cell>
          <table:table-cell table:number-columns-repeated="4" office:value-type="float" office:value="11.02" calcext:value-type="float">
            <text:p>11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418" calcext:value-type="float">
            <text:p>20130418</text:p>
          </table:table-cell>
          <table:table-cell table:number-columns-repeated="4" office:value-type="float" office:value="10.94" calcext:value-type="float">
            <text:p>1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419" calcext:value-type="float">
            <text:p>20130419</text:p>
          </table:table-cell>
          <table:table-cell table:number-columns-repeated="4" office:value-type="float" office:value="10.95" calcext:value-type="float">
            <text:p>1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422" calcext:value-type="float">
            <text:p>20130422</text:p>
          </table:table-cell>
          <table:table-cell table:number-columns-repeated="4" office:value-type="float" office:value="10.96" calcext:value-type="float">
            <text:p>1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423" calcext:value-type="float">
            <text:p>20130423</text:p>
          </table:table-cell>
          <table:table-cell table:number-columns-repeated="4" office:value-type="float" office:value="11.01" calcext:value-type="float">
            <text:p>11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424" calcext:value-type="float">
            <text:p>20130424</text:p>
          </table:table-cell>
          <table:table-cell table:number-columns-repeated="4" office:value-type="float" office:value="11.07" calcext:value-type="float">
            <text:p>11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425" calcext:value-type="float">
            <text:p>20130425</text:p>
          </table:table-cell>
          <table:table-cell table:number-columns-repeated="4" office:value-type="float" office:value="11.08" calcext:value-type="float">
            <text:p>1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426" calcext:value-type="float">
            <text:p>20130426</text:p>
          </table:table-cell>
          <table:table-cell table:number-columns-repeated="4" office:value-type="float" office:value="11.1" calcext:value-type="float">
            <text:p>1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429" calcext:value-type="float">
            <text:p>20130429</text:p>
          </table:table-cell>
          <table:table-cell table:number-columns-repeated="4" office:value-type="float" office:value="11.1" calcext:value-type="float">
            <text:p>1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430" calcext:value-type="float">
            <text:p>20130430</text:p>
          </table:table-cell>
          <table:table-cell table:number-columns-repeated="4" office:value-type="float" office:value="11.18" calcext:value-type="float">
            <text:p>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502" calcext:value-type="float">
            <text:p>20130502</text:p>
          </table:table-cell>
          <table:table-cell table:number-columns-repeated="4" office:value-type="float" office:value="11.24" calcext:value-type="float">
            <text:p>1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506" calcext:value-type="float">
            <text:p>20130506</text:p>
          </table:table-cell>
          <table:table-cell table:number-columns-repeated="4" office:value-type="float" office:value="11.37" calcext:value-type="float">
            <text:p>1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507" calcext:value-type="float">
            <text:p>20130507</text:p>
          </table:table-cell>
          <table:table-cell table:number-columns-repeated="4"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508" calcext:value-type="float">
            <text:p>20130508</text:p>
          </table:table-cell>
          <table:table-cell table:number-columns-repeated="4"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509" calcext:value-type="float">
            <text:p>20130509</text:p>
          </table:table-cell>
          <table:table-cell table:number-columns-repeated="4" office:value-type="float" office:value="11.43" calcext:value-type="float">
            <text:p>11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510" calcext:value-type="float">
            <text:p>20130510</text:p>
          </table:table-cell>
          <table:table-cell table:number-columns-repeated="4" office:value-type="float" office:value="11.44" calcext:value-type="float">
            <text:p>1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513" calcext:value-type="float">
            <text:p>20130513</text:p>
          </table:table-cell>
          <table:table-cell table:number-columns-repeated="4" office:value-type="float" office:value="11.45" calcext:value-type="float">
            <text:p>1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514" calcext:value-type="float">
            <text:p>20130514</text:p>
          </table:table-cell>
          <table:table-cell table:number-columns-repeated="4" office:value-type="float" office:value="11.51" calcext:value-type="float">
            <text:p>11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515" calcext:value-type="float">
            <text:p>20130515</text:p>
          </table:table-cell>
          <table:table-cell table:number-columns-repeated="4"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516" calcext:value-type="float">
            <text:p>20130516</text:p>
          </table:table-cell>
          <table:table-cell table:number-columns-repeated="4"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517" calcext:value-type="float">
            <text:p>20130517</text:p>
          </table:table-cell>
          <table:table-cell table:number-columns-repeated="4" office:value-type="float" office:value="11.61" calcext:value-type="float">
            <text:p>11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520" calcext:value-type="float">
            <text:p>20130520</text:p>
          </table:table-cell>
          <table:table-cell table:number-columns-repeated="4" office:value-type="float" office:value="11.56" calcext:value-type="float">
            <text:p>11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521" calcext:value-type="float">
            <text:p>20130521</text:p>
          </table:table-cell>
          <table:table-cell table:number-columns-repeated="4"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522" calcext:value-type="float">
            <text:p>20130522</text:p>
          </table:table-cell>
          <table:table-cell table:number-columns-repeated="4" office:value-type="float" office:value="11.71" calcext:value-type="float">
            <text:p>1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523" calcext:value-type="float">
            <text:p>20130523</text:p>
          </table:table-cell>
          <table:table-cell table:number-columns-repeated="4" office:value-type="float" office:value="11.59" calcext:value-type="float">
            <text:p>11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524" calcext:value-type="float">
            <text:p>20130524</text:p>
          </table:table-cell>
          <table:table-cell table:number-columns-repeated="4" office:value-type="float" office:value="11.59" calcext:value-type="float">
            <text:p>11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527" calcext:value-type="float">
            <text:p>20130527</text:p>
          </table:table-cell>
          <table:table-cell table:number-columns-repeated="4" office:value-type="float" office:value="11.65" calcext:value-type="float">
            <text:p>11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528" calcext:value-type="float">
            <text:p>20130528</text:p>
          </table:table-cell>
          <table:table-cell table:number-columns-repeated="4" office:value-type="float" office:value="11.66" calcext:value-type="float">
            <text:p>11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529" calcext:value-type="float">
            <text:p>20130529</text:p>
          </table:table-cell>
          <table:table-cell table:number-columns-repeated="4" office:value-type="float" office:value="11.62" calcext:value-type="float">
            <text:p>11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531" calcext:value-type="float">
            <text:p>20130531</text:p>
          </table:table-cell>
          <table:table-cell table:number-columns-repeated="4" office:value-type="float" office:value="11.53" calcext:value-type="float">
            <text:p>11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603" calcext:value-type="float">
            <text:p>20130603</text:p>
          </table:table-cell>
          <table:table-cell table:number-columns-repeated="4" office:value-type="float" office:value="11.28" calcext:value-type="float">
            <text:p>11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604" calcext:value-type="float">
            <text:p>20130604</text:p>
          </table:table-cell>
          <table:table-cell table:number-columns-repeated="4" office:value-type="float" office:value="11.36" calcext:value-type="float">
            <text:p>1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605" calcext:value-type="float">
            <text:p>20130605</text:p>
          </table:table-cell>
          <table:table-cell table:number-columns-repeated="4" office:value-type="float" office:value="11.27" calcext:value-type="float">
            <text:p>1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606" calcext:value-type="float">
            <text:p>20130606</text:p>
          </table:table-cell>
          <table:table-cell table:number-columns-repeated="4" office:value-type="float" office:value="11.13" calcext:value-type="float">
            <text:p>1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607" calcext:value-type="float">
            <text:p>20130607</text:p>
          </table:table-cell>
          <table:table-cell table:number-columns-repeated="4"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610" calcext:value-type="float">
            <text:p>20130610</text:p>
          </table:table-cell>
          <table:table-cell table:number-columns-repeated="4" office:value-type="float" office:value="11.18" calcext:value-type="float">
            <text:p>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611" calcext:value-type="float">
            <text:p>20130611</text:p>
          </table:table-cell>
          <table:table-cell table:number-columns-repeated="4" office:value-type="float" office:value="11.06" calcext:value-type="float">
            <text:p>1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612" calcext:value-type="float">
            <text:p>20130612</text:p>
          </table:table-cell>
          <table:table-cell table:number-columns-repeated="4" office:value-type="float" office:value="11.11" calcext:value-type="float">
            <text:p>11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613" calcext:value-type="float">
            <text:p>20130613</text:p>
          </table:table-cell>
          <table:table-cell table:number-columns-repeated="4" office:value-type="float" office:value="11.14" calcext:value-type="float">
            <text:p>1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614" calcext:value-type="float">
            <text:p>20130614</text:p>
          </table:table-cell>
          <table:table-cell table:number-columns-repeated="4" office:value-type="float" office:value="11.24" calcext:value-type="float">
            <text:p>1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617" calcext:value-type="float">
            <text:p>20130617</text:p>
          </table:table-cell>
          <table:table-cell table:number-columns-repeated="4" office:value-type="float" office:value="11.23" calcext:value-type="float">
            <text:p>11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618" calcext:value-type="float">
            <text:p>20130618</text:p>
          </table:table-cell>
          <table:table-cell table:number-columns-repeated="4" office:value-type="float" office:value="11.19" calcext:value-type="float">
            <text:p>1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619" calcext:value-type="float">
            <text:p>20130619</text:p>
          </table:table-cell>
          <table:table-cell table:number-columns-repeated="4" office:value-type="float" office:value="11.13" calcext:value-type="float">
            <text:p>1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620" calcext:value-type="float">
            <text:p>20130620</text:p>
          </table:table-cell>
          <table:table-cell table:number-columns-repeated="4" office:value-type="float" office:value="10.86" calcext:value-type="float">
            <text:p>1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621" calcext:value-type="float">
            <text:p>20130621</text:p>
          </table:table-cell>
          <table:table-cell table:number-columns-repeated="4" office:value-type="float" office:value="10.79" calcext:value-type="float">
            <text:p>1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624" calcext:value-type="float">
            <text:p>20130624</text:p>
          </table:table-cell>
          <table:table-cell table:number-columns-repeated="4"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625" calcext:value-type="float">
            <text:p>20130625</text:p>
          </table:table-cell>
          <table:table-cell table:number-columns-repeated="4" office:value-type="float" office:value="10.75" calcext:value-type="float">
            <text:p>1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626" calcext:value-type="float">
            <text:p>20130626</text:p>
          </table:table-cell>
          <table:table-cell table:number-columns-repeated="4"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627" calcext:value-type="float">
            <text:p>20130627</text:p>
          </table:table-cell>
          <table:table-cell table:number-columns-repeated="4" office:value-type="float" office:value="10.89" calcext:value-type="float">
            <text:p>1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628" calcext:value-type="float">
            <text:p>20130628</text:p>
          </table:table-cell>
          <table:table-cell table:number-columns-repeated="4" office:value-type="float" office:value="10.97" calcext:value-type="float">
            <text:p>1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701" calcext:value-type="float">
            <text:p>20130701</text:p>
          </table:table-cell>
          <table:table-cell table:number-columns-repeated="4" office:value-type="float" office:value="11.01" calcext:value-type="float">
            <text:p>11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702" calcext:value-type="float">
            <text:p>20130702</text:p>
          </table:table-cell>
          <table:table-cell table:number-columns-repeated="4" office:value-type="float" office:value="11.06" calcext:value-type="float">
            <text:p>1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703" calcext:value-type="float">
            <text:p>20130703</text:p>
          </table:table-cell>
          <table:table-cell table:number-columns-repeated="4" office:value-type="float" office:value="10.96" calcext:value-type="float">
            <text:p>1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704" calcext:value-type="float">
            <text:p>20130704</text:p>
          </table:table-cell>
          <table:table-cell table:number-columns-repeated="4" office:value-type="float" office:value="11.04" calcext:value-type="float">
            <text:p>1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705" calcext:value-type="float">
            <text:p>20130705</text:p>
          </table:table-cell>
          <table:table-cell table:number-columns-repeated="4"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708" calcext:value-type="float">
            <text:p>20130708</text:p>
          </table:table-cell>
          <table:table-cell table:number-columns-repeated="4" office:value-type="float" office:value="10.91" calcext:value-type="float">
            <text:p>1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709" calcext:value-type="float">
            <text:p>20130709</text:p>
          </table:table-cell>
          <table:table-cell table:number-columns-repeated="4" office:value-type="float" office:value="10.96" calcext:value-type="float">
            <text:p>1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710" calcext:value-type="float">
            <text:p>20130710</text:p>
          </table:table-cell>
          <table:table-cell table:number-columns-repeated="4" office:value-type="float" office:value="10.97" calcext:value-type="float">
            <text:p>1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711" calcext:value-type="float">
            <text:p>20130711</text:p>
          </table:table-cell>
          <table:table-cell table:number-columns-repeated="4" office:value-type="float" office:value="11.06" calcext:value-type="float">
            <text:p>1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712" calcext:value-type="float">
            <text:p>20130712</text:p>
          </table:table-cell>
          <table:table-cell table:number-columns-repeated="4" office:value-type="float" office:value="11.15" calcext:value-type="float">
            <text:p>11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715" calcext:value-type="float">
            <text:p>20130715</text:p>
          </table:table-cell>
          <table:table-cell table:number-columns-repeated="4" office:value-type="float" office:value="11.17" calcext:value-type="float">
            <text:p>1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716" calcext:value-type="float">
            <text:p>20130716</text:p>
          </table:table-cell>
          <table:table-cell table:number-columns-repeated="4" office:value-type="float" office:value="11.12" calcext:value-type="float">
            <text:p>1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717" calcext:value-type="float">
            <text:p>20130717</text:p>
          </table:table-cell>
          <table:table-cell table:number-columns-repeated="4" office:value-type="float" office:value="11.11" calcext:value-type="float">
            <text:p>11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718" calcext:value-type="float">
            <text:p>20130718</text:p>
          </table:table-cell>
          <table:table-cell table:number-columns-repeated="4" office:value-type="float" office:value="11.06" calcext:value-type="float">
            <text:p>1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719" calcext:value-type="float">
            <text:p>20130719</text:p>
          </table:table-cell>
          <table:table-cell table:number-columns-repeated="4" office:value-type="float" office:value="11.05" calcext:value-type="float">
            <text:p>1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722" calcext:value-type="float">
            <text:p>20130722</text:p>
          </table:table-cell>
          <table:table-cell table:number-columns-repeated="4" office:value-type="float" office:value="11.02" calcext:value-type="float">
            <text:p>11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723" calcext:value-type="float">
            <text:p>20130723</text:p>
          </table:table-cell>
          <table:table-cell table:number-columns-repeated="4" office:value-type="float" office:value="11.03" calcext:value-type="float">
            <text:p>11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724" calcext:value-type="float">
            <text:p>20130724</text:p>
          </table:table-cell>
          <table:table-cell table:number-columns-repeated="4" office:value-type="float" office:value="10.92" calcext:value-type="float">
            <text:p>1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725" calcext:value-type="float">
            <text:p>20130725</text:p>
          </table:table-cell>
          <table:table-cell table:number-columns-repeated="4" office:value-type="float" office:value="10.95" calcext:value-type="float">
            <text:p>1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726" calcext:value-type="float">
            <text:p>20130726</text:p>
          </table:table-cell>
          <table:table-cell table:number-columns-repeated="4" office:value-type="float" office:value="10.87" calcext:value-type="float">
            <text:p>1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729" calcext:value-type="float">
            <text:p>20130729</text:p>
          </table:table-cell>
          <table:table-cell table:number-columns-repeated="4" office:value-type="float" office:value="10.87" calcext:value-type="float">
            <text:p>1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730" calcext:value-type="float">
            <text:p>20130730</text:p>
          </table:table-cell>
          <table:table-cell table:number-columns-repeated="4" office:value-type="float" office:value="10.86" calcext:value-type="float">
            <text:p>1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731" calcext:value-type="float">
            <text:p>20130731</text:p>
          </table:table-cell>
          <table:table-cell table:number-columns-repeated="4" office:value-type="float" office:value="10.85" calcext:value-type="float">
            <text:p>1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801" calcext:value-type="float">
            <text:p>20130801</text:p>
          </table:table-cell>
          <table:table-cell table:number-columns-repeated="4" office:value-type="float" office:value="10.91" calcext:value-type="float">
            <text:p>1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802" calcext:value-type="float">
            <text:p>20130802</text:p>
          </table:table-cell>
          <table:table-cell table:number-columns-repeated="4" office:value-type="float" office:value="10.99" calcext:value-type="float">
            <text:p>1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805" calcext:value-type="float">
            <text:p>20130805</text:p>
          </table:table-cell>
          <table:table-cell table:number-columns-repeated="4" office:value-type="float" office:value="10.95" calcext:value-type="float">
            <text:p>1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806" calcext:value-type="float">
            <text:p>20130806</text:p>
          </table:table-cell>
          <table:table-cell table:number-columns-repeated="4" office:value-type="float" office:value="10.85" calcext:value-type="float">
            <text:p>1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807" calcext:value-type="float">
            <text:p>20130807</text:p>
          </table:table-cell>
          <table:table-cell table:number-columns-repeated="4" office:value-type="float" office:value="10.86" calcext:value-type="float">
            <text:p>1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808" calcext:value-type="float">
            <text:p>20130808</text:p>
          </table:table-cell>
          <table:table-cell table:number-columns-repeated="4" office:value-type="float" office:value="10.89" calcext:value-type="float">
            <text:p>1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809" calcext:value-type="float">
            <text:p>20130809</text:p>
          </table:table-cell>
          <table:table-cell table:number-columns-repeated="4" office:value-type="float" office:value="10.94" calcext:value-type="float">
            <text:p>1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812" calcext:value-type="float">
            <text:p>20130812</text:p>
          </table:table-cell>
          <table:table-cell table:number-columns-repeated="4" office:value-type="float" office:value="11.01" calcext:value-type="float">
            <text:p>11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813" calcext:value-type="float">
            <text:p>20130813</text:p>
          </table:table-cell>
          <table:table-cell table:number-columns-repeated="4" office:value-type="float" office:value="10.98" calcext:value-type="float">
            <text:p>1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814" calcext:value-type="float">
            <text:p>20130814</text:p>
          </table:table-cell>
          <table:table-cell table:number-columns-repeated="4" office:value-type="float" office:value="11.04" calcext:value-type="float">
            <text:p>1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816" calcext:value-type="float">
            <text:p>20130816</text:p>
          </table:table-cell>
          <table:table-cell table:number-columns-repeated="4" office:value-type="float" office:value="10.96" calcext:value-type="float">
            <text:p>1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819" calcext:value-type="float">
            <text:p>20130819</text:p>
          </table:table-cell>
          <table:table-cell table:number-columns-repeated="4" office:value-type="float" office:value="10.92" calcext:value-type="float">
            <text:p>1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820" calcext:value-type="float">
            <text:p>20130820</text:p>
          </table:table-cell>
          <table:table-cell table:number-columns-repeated="4" office:value-type="float" office:value="10.86" calcext:value-type="float">
            <text:p>1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821" calcext:value-type="float">
            <text:p>20130821</text:p>
          </table:table-cell>
          <table:table-cell table:number-columns-repeated="4" office:value-type="float" office:value="10.79" calcext:value-type="float">
            <text:p>1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822" calcext:value-type="float">
            <text:p>20130822</text:p>
          </table:table-cell>
          <table:table-cell table:number-columns-repeated="4" office:value-type="float" office:value="10.82" calcext:value-type="float">
            <text:p>1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823" calcext:value-type="float">
            <text:p>20130823</text:p>
          </table:table-cell>
          <table:table-cell table:number-columns-repeated="4" office:value-type="float" office:value="10.83" calcext:value-type="float">
            <text:p>1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826" calcext:value-type="float">
            <text:p>20130826</text:p>
          </table:table-cell>
          <table:table-cell table:number-columns-repeated="4" office:value-type="float" office:value="10.85" calcext:value-type="float">
            <text:p>1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827" calcext:value-type="float">
            <text:p>20130827</text:p>
          </table:table-cell>
          <table:table-cell table:number-columns-repeated="4"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828" calcext:value-type="float">
            <text:p>20130828</text:p>
          </table:table-cell>
          <table:table-cell table:number-columns-repeated="4"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829" calcext:value-type="float">
            <text:p>20130829</text:p>
          </table:table-cell>
          <table:table-cell table:number-columns-repeated="4"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830" calcext:value-type="float">
            <text:p>20130830</text:p>
          </table:table-cell>
          <table:table-cell table:number-columns-repeated="4" office:value-type="float" office:value="10.76" calcext:value-type="float">
            <text:p>1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902" calcext:value-type="float">
            <text:p>20130902</text:p>
          </table:table-cell>
          <table:table-cell table:number-columns-repeated="4" office:value-type="float" office:value="10.82" calcext:value-type="float">
            <text:p>1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903" calcext:value-type="float">
            <text:p>20130903</text:p>
          </table:table-cell>
          <table:table-cell table:number-columns-repeated="4" office:value-type="float" office:value="10.76" calcext:value-type="float">
            <text:p>1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904" calcext:value-type="float">
            <text:p>20130904</text:p>
          </table:table-cell>
          <table:table-cell table:number-columns-repeated="4"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905" calcext:value-type="float">
            <text:p>20130905</text:p>
          </table:table-cell>
          <table:table-cell table:number-columns-repeated="4" office:value-type="float" office:value="10.68" calcext:value-type="float">
            <text:p>1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906" calcext:value-type="float">
            <text:p>20130906</text:p>
          </table:table-cell>
          <table:table-cell table:number-columns-repeated="4" office:value-type="float" office:value="10.79" calcext:value-type="float">
            <text:p>1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909" calcext:value-type="float">
            <text:p>20130909</text:p>
          </table:table-cell>
          <table:table-cell table:number-columns-repeated="4" office:value-type="float" office:value="10.86" calcext:value-type="float">
            <text:p>1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910" calcext:value-type="float">
            <text:p>20130910</text:p>
          </table:table-cell>
          <table:table-cell table:number-columns-repeated="4" office:value-type="float" office:value="10.99" calcext:value-type="float">
            <text:p>1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911" calcext:value-type="float">
            <text:p>20130911</text:p>
          </table:table-cell>
          <table:table-cell table:number-columns-repeated="4" office:value-type="float" office:value="10.99" calcext:value-type="float">
            <text:p>1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912" calcext:value-type="float">
            <text:p>20130912</text:p>
          </table:table-cell>
          <table:table-cell table:number-columns-repeated="4" office:value-type="float" office:value="10.98" calcext:value-type="float">
            <text:p>1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913" calcext:value-type="float">
            <text:p>20130913</text:p>
          </table:table-cell>
          <table:table-cell table:number-columns-repeated="4" office:value-type="float" office:value="10.91" calcext:value-type="float">
            <text:p>1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916" calcext:value-type="float">
            <text:p>20130916</text:p>
          </table:table-cell>
          <table:table-cell table:number-columns-repeated="4" office:value-type="float" office:value="11.03" calcext:value-type="float">
            <text:p>11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917" calcext:value-type="float">
            <text:p>20130917</text:p>
          </table:table-cell>
          <table:table-cell table:number-columns-repeated="4" office:value-type="float" office:value="11.08" calcext:value-type="float">
            <text:p>1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918" calcext:value-type="float">
            <text:p>20130918</text:p>
          </table:table-cell>
          <table:table-cell table:number-columns-repeated="4" office:value-type="float" office:value="11.11" calcext:value-type="float">
            <text:p>11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919" calcext:value-type="float">
            <text:p>20130919</text:p>
          </table:table-cell>
          <table:table-cell table:number-columns-repeated="4" office:value-type="float" office:value="11.22" calcext:value-type="float">
            <text:p>1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920" calcext:value-type="float">
            <text:p>20130920</text:p>
          </table:table-cell>
          <table:table-cell table:number-columns-repeated="4" office:value-type="float" office:value="11.18" calcext:value-type="float">
            <text:p>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923" calcext:value-type="float">
            <text:p>20130923</text:p>
          </table:table-cell>
          <table:table-cell table:number-columns-repeated="4" office:value-type="float" office:value="11.15" calcext:value-type="float">
            <text:p>11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924" calcext:value-type="float">
            <text:p>20130924</text:p>
          </table:table-cell>
          <table:table-cell table:number-columns-repeated="4" office:value-type="float" office:value="11.14" calcext:value-type="float">
            <text:p>1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925" calcext:value-type="float">
            <text:p>20130925</text:p>
          </table:table-cell>
          <table:table-cell table:number-columns-repeated="4" office:value-type="float" office:value="11.12" calcext:value-type="float">
            <text:p>1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926" calcext:value-type="float">
            <text:p>20130926</text:p>
          </table:table-cell>
          <table:table-cell table:number-columns-repeated="4" office:value-type="float" office:value="11.12" calcext:value-type="float">
            <text:p>1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927" calcext:value-type="float">
            <text:p>20130927</text:p>
          </table:table-cell>
          <table:table-cell table:number-columns-repeated="4" office:value-type="float" office:value="11.07" calcext:value-type="float">
            <text:p>11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0930" calcext:value-type="float">
            <text:p>20130930</text:p>
          </table:table-cell>
          <table:table-cell table:number-columns-repeated="4" office:value-type="float" office:value="11.02" calcext:value-type="float">
            <text:p>11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001" calcext:value-type="float">
            <text:p>20131001</text:p>
          </table:table-cell>
          <table:table-cell table:number-columns-repeated="4" office:value-type="float" office:value="11.14" calcext:value-type="float">
            <text:p>1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002" calcext:value-type="float">
            <text:p>20131002</text:p>
          </table:table-cell>
          <table:table-cell table:number-columns-repeated="4" office:value-type="float" office:value="11.1" calcext:value-type="float">
            <text:p>1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003" calcext:value-type="float">
            <text:p>20131003</text:p>
          </table:table-cell>
          <table:table-cell table:number-columns-repeated="4" office:value-type="float" office:value="11.1" calcext:value-type="float">
            <text:p>1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004" calcext:value-type="float">
            <text:p>20131004</text:p>
          </table:table-cell>
          <table:table-cell table:number-columns-repeated="4" office:value-type="float" office:value="11.08" calcext:value-type="float">
            <text:p>1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007" calcext:value-type="float">
            <text:p>20131007</text:p>
          </table:table-cell>
          <table:table-cell table:number-columns-repeated="4" office:value-type="float" office:value="11.06" calcext:value-type="float">
            <text:p>1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008" calcext:value-type="float">
            <text:p>20131008</text:p>
          </table:table-cell>
          <table:table-cell table:number-columns-repeated="4" office:value-type="float" office:value="11.05" calcext:value-type="float">
            <text:p>1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009" calcext:value-type="float">
            <text:p>20131009</text:p>
          </table:table-cell>
          <table:table-cell table:number-columns-repeated="4" office:value-type="float" office:value="11.06" calcext:value-type="float">
            <text:p>1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010" calcext:value-type="float">
            <text:p>20131010</text:p>
          </table:table-cell>
          <table:table-cell table:number-columns-repeated="4"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011" calcext:value-type="float">
            <text:p>20131011</text:p>
          </table:table-cell>
          <table:table-cell table:number-columns-repeated="4"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014" calcext:value-type="float">
            <text:p>20131014</text:p>
          </table:table-cell>
          <table:table-cell table:number-columns-repeated="4" office:value-type="float" office:value="11.23" calcext:value-type="float">
            <text:p>11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015" calcext:value-type="float">
            <text:p>20131015</text:p>
          </table:table-cell>
          <table:table-cell table:number-columns-repeated="4" office:value-type="float" office:value="11.26" calcext:value-type="float">
            <text:p>1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016" calcext:value-type="float">
            <text:p>20131016</text:p>
          </table:table-cell>
          <table:table-cell table:number-columns-repeated="4" office:value-type="float" office:value="11.24" calcext:value-type="float">
            <text:p>1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017" calcext:value-type="float">
            <text:p>20131017</text:p>
          </table:table-cell>
          <table:table-cell table:number-columns-repeated="4" office:value-type="float" office:value="11.19" calcext:value-type="float">
            <text:p>1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018" calcext:value-type="float">
            <text:p>20131018</text:p>
          </table:table-cell>
          <table:table-cell table:number-columns-repeated="4" office:value-type="float" office:value="11.26" calcext:value-type="float">
            <text:p>1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021" calcext:value-type="float">
            <text:p>20131021</text:p>
          </table:table-cell>
          <table:table-cell table:number-columns-repeated="4" office:value-type="float" office:value="11.34" calcext:value-type="float">
            <text:p>11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022" calcext:value-type="float">
            <text:p>20131022</text:p>
          </table:table-cell>
          <table:table-cell table:number-columns-repeated="4"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023" calcext:value-type="float">
            <text:p>20131023</text:p>
          </table:table-cell>
          <table:table-cell table:number-columns-repeated="4" office:value-type="float" office:value="11.28" calcext:value-type="float">
            <text:p>11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030" calcext:value-type="float">
            <text:p>20131030</text:p>
          </table:table-cell>
          <table:table-cell table:number-columns-repeated="4" office:value-type="float" office:value="11.34" calcext:value-type="float">
            <text:p>11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031" calcext:value-type="float">
            <text:p>20131031</text:p>
          </table:table-cell>
          <table:table-cell table:number-columns-repeated="4" office:value-type="float" office:value="11.27" calcext:value-type="float">
            <text:p>1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104" calcext:value-type="float">
            <text:p>20131104</text:p>
          </table:table-cell>
          <table:table-cell table:number-columns-repeated="4" office:value-type="float" office:value="11.28" calcext:value-type="float">
            <text:p>11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105" calcext:value-type="float">
            <text:p>20131105</text:p>
          </table:table-cell>
          <table:table-cell table:number-columns-repeated="4" office:value-type="float" office:value="11.19" calcext:value-type="float">
            <text:p>1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106" calcext:value-type="float">
            <text:p>20131106</text:p>
          </table:table-cell>
          <table:table-cell table:number-columns-repeated="4" office:value-type="float" office:value="11.21" calcext:value-type="float">
            <text:p>11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107" calcext:value-type="float">
            <text:p>20131107</text:p>
          </table:table-cell>
          <table:table-cell table:number-columns-repeated="4"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108" calcext:value-type="float">
            <text:p>20131108</text:p>
          </table:table-cell>
          <table:table-cell table:number-columns-repeated="4" office:value-type="float" office:value="11.11" calcext:value-type="float">
            <text:p>11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112" calcext:value-type="float">
            <text:p>20131112</text:p>
          </table:table-cell>
          <table:table-cell table:number-columns-repeated="4" office:value-type="float" office:value="11.06" calcext:value-type="float">
            <text:p>1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113" calcext:value-type="float">
            <text:p>20131113</text:p>
          </table:table-cell>
          <table:table-cell table:number-columns-repeated="4" office:value-type="float" office:value="10.98" calcext:value-type="float">
            <text:p>1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114" calcext:value-type="float">
            <text:p>20131114</text:p>
          </table:table-cell>
          <table:table-cell table:number-columns-repeated="4" office:value-type="float" office:value="11.05" calcext:value-type="float">
            <text:p>1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115" calcext:value-type="float">
            <text:p>20131115</text:p>
          </table:table-cell>
          <table:table-cell table:number-columns-repeated="4" office:value-type="float" office:value="11.1" calcext:value-type="float">
            <text:p>1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118" calcext:value-type="float">
            <text:p>20131118</text:p>
          </table:table-cell>
          <table:table-cell table:number-columns-repeated="4"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119" calcext:value-type="float">
            <text:p>20131119</text:p>
          </table:table-cell>
          <table:table-cell table:number-columns-repeated="4" office:value-type="float" office:value="11.15" calcext:value-type="float">
            <text:p>11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120" calcext:value-type="float">
            <text:p>20131120</text:p>
          </table:table-cell>
          <table:table-cell table:number-columns-repeated="4" office:value-type="float" office:value="11.14" calcext:value-type="float">
            <text:p>1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121" calcext:value-type="float">
            <text:p>20131121</text:p>
          </table:table-cell>
          <table:table-cell table:number-columns-repeated="4" office:value-type="float" office:value="11.13" calcext:value-type="float">
            <text:p>1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122" calcext:value-type="float">
            <text:p>20131122</text:p>
          </table:table-cell>
          <table:table-cell table:number-columns-repeated="4" office:value-type="float" office:value="11.15" calcext:value-type="float">
            <text:p>11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125" calcext:value-type="float">
            <text:p>20131125</text:p>
          </table:table-cell>
          <table:table-cell table:number-columns-repeated="4" office:value-type="float" office:value="11.16" calcext:value-type="float">
            <text:p>1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126" calcext:value-type="float">
            <text:p>20131126</text:p>
          </table:table-cell>
          <table:table-cell table:number-columns-repeated="4" office:value-type="float" office:value="11.07" calcext:value-type="float">
            <text:p>11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127" calcext:value-type="float">
            <text:p>20131127</text:p>
          </table:table-cell>
          <table:table-cell table:number-columns-repeated="4" office:value-type="float" office:value="11.07" calcext:value-type="float">
            <text:p>11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128" calcext:value-type="float">
            <text:p>20131128</text:p>
          </table:table-cell>
          <table:table-cell table:number-columns-repeated="4" office:value-type="float" office:value="11.03" calcext:value-type="float">
            <text:p>11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129" calcext:value-type="float">
            <text:p>20131129</text:p>
          </table:table-cell>
          <table:table-cell table:number-columns-repeated="4" office:value-type="float" office:value="11.05" calcext:value-type="float">
            <text:p>1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202" calcext:value-type="float">
            <text:p>20131202</text:p>
          </table:table-cell>
          <table:table-cell table:number-columns-repeated="4" office:value-type="float" office:value="10.94" calcext:value-type="float">
            <text:p>1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203" calcext:value-type="float">
            <text:p>20131203</text:p>
          </table:table-cell>
          <table:table-cell table:number-columns-repeated="4"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204" calcext:value-type="float">
            <text:p>20131204</text:p>
          </table:table-cell>
          <table:table-cell table:number-columns-repeated="4" office:value-type="float" office:value="10.83" calcext:value-type="float">
            <text:p>1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205" calcext:value-type="float">
            <text:p>20131205</text:p>
          </table:table-cell>
          <table:table-cell table:number-columns-repeated="4" office:value-type="float" office:value="10.76" calcext:value-type="float">
            <text:p>1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206" calcext:value-type="float">
            <text:p>20131206</text:p>
          </table:table-cell>
          <table:table-cell table:number-columns-repeated="4"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209" calcext:value-type="float">
            <text:p>20131209</text:p>
          </table:table-cell>
          <table:table-cell table:number-columns-repeated="4" office:value-type="float" office:value="10.83" calcext:value-type="float">
            <text:p>1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210" calcext:value-type="float">
            <text:p>20131210</text:p>
          </table:table-cell>
          <table:table-cell table:number-columns-repeated="4" office:value-type="float" office:value="10.81" calcext:value-type="float">
            <text:p>1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211" calcext:value-type="float">
            <text:p>20131211</text:p>
          </table:table-cell>
          <table:table-cell table:number-columns-repeated="4" office:value-type="float" office:value="10.78" calcext:value-type="float">
            <text:p>10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212" calcext:value-type="float">
            <text:p>20131212</text:p>
          </table:table-cell>
          <table:table-cell table:number-columns-repeated="4" office:value-type="float" office:value="10.71" calcext:value-type="float">
            <text:p>1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213" calcext:value-type="float">
            <text:p>20131213</text:p>
          </table:table-cell>
          <table:table-cell table:number-columns-repeated="4" office:value-type="float" office:value="10.71" calcext:value-type="float">
            <text:p>1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216" calcext:value-type="float">
            <text:p>20131216</text:p>
          </table:table-cell>
          <table:table-cell table:number-columns-repeated="4" office:value-type="float" office:value="10.77" calcext:value-type="float">
            <text:p>10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217" calcext:value-type="float">
            <text:p>20131217</text:p>
          </table:table-cell>
          <table:table-cell table:number-columns-repeated="4" office:value-type="float" office:value="10.68" calcext:value-type="float">
            <text:p>1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218" calcext:value-type="float">
            <text:p>20131218</text:p>
          </table:table-cell>
          <table:table-cell table:number-columns-repeated="4" office:value-type="float" office:value="10.71" calcext:value-type="float">
            <text:p>1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219" calcext:value-type="float">
            <text:p>20131219</text:p>
          </table:table-cell>
          <table:table-cell table:number-columns-repeated="4" office:value-type="float" office:value="10.68" calcext:value-type="float">
            <text:p>1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220" calcext:value-type="float">
            <text:p>20131220</text:p>
          </table:table-cell>
          <table:table-cell table:number-columns-repeated="4"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223" calcext:value-type="float">
            <text:p>20131223</text:p>
          </table:table-cell>
          <table:table-cell table:number-columns-repeated="4" office:value-type="float" office:value="10.69" calcext:value-type="float">
            <text:p>1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227" calcext:value-type="float">
            <text:p>20131227</text:p>
          </table:table-cell>
          <table:table-cell table:number-columns-repeated="4"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31230" calcext:value-type="float">
            <text:p>20131230</text:p>
          </table:table-cell>
          <table:table-cell table:number-columns-repeated="4" office:value-type="float" office:value="10.62" calcext:value-type="float">
            <text:p>1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102" calcext:value-type="float">
            <text:p>20140102</text:p>
          </table:table-cell>
          <table:table-cell table:number-columns-repeated="4" office:value-type="float" office:value="10.65" calcext:value-type="float">
            <text:p>1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103" calcext:value-type="float">
            <text:p>20140103</text:p>
          </table:table-cell>
          <table:table-cell table:number-columns-repeated="4"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107" calcext:value-type="float">
            <text:p>20140107</text:p>
          </table:table-cell>
          <table:table-cell table:number-columns-repeated="4" office:value-type="float" office:value="10.53" calcext:value-type="float">
            <text:p>1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108" calcext:value-type="float">
            <text:p>20140108</text:p>
          </table:table-cell>
          <table:table-cell table:number-columns-repeated="4" office:value-type="float" office:value="10.52" calcext:value-type="float">
            <text:p>1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109" calcext:value-type="float">
            <text:p>20140109</text:p>
          </table:table-cell>
          <table:table-cell table:number-columns-repeated="4" office:value-type="float" office:value="10.45" calcext:value-type="float">
            <text:p>1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110" calcext:value-type="float">
            <text:p>20140110</text:p>
          </table:table-cell>
          <table:table-cell table:number-columns-repeated="4" office:value-type="float" office:value="10.52" calcext:value-type="float">
            <text:p>1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113" calcext:value-type="float">
            <text:p>20140113</text:p>
          </table:table-cell>
          <table:table-cell table:number-columns-repeated="4"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114" calcext:value-type="float">
            <text:p>20140114</text:p>
          </table:table-cell>
          <table:table-cell table:number-columns-repeated="4" office:value-type="float" office:value="10.55" calcext:value-type="float">
            <text:p>1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115" calcext:value-type="float">
            <text:p>20140115</text:p>
          </table:table-cell>
          <table:table-cell table:number-columns-repeated="4"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116" calcext:value-type="float">
            <text:p>20140116</text:p>
          </table:table-cell>
          <table:table-cell table:number-columns-repeated="4"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117" calcext:value-type="float">
            <text:p>20140117</text:p>
          </table:table-cell>
          <table:table-cell table:number-columns-repeated="4" office:value-type="float" office:value="10.51" calcext:value-type="float">
            <text:p>1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120" calcext:value-type="float">
            <text:p>20140120</text:p>
          </table:table-cell>
          <table:table-cell table:number-columns-repeated="4"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121" calcext:value-type="float">
            <text:p>20140121</text:p>
          </table:table-cell>
          <table:table-cell table:number-columns-repeated="4"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122" calcext:value-type="float">
            <text:p>20140122</text:p>
          </table:table-cell>
          <table:table-cell table:number-columns-repeated="4"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123" calcext:value-type="float">
            <text:p>20140123</text:p>
          </table:table-cell>
          <table:table-cell table:number-columns-repeated="4" office:value-type="float" office:value="10.47" calcext:value-type="float">
            <text:p>10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124" calcext:value-type="float">
            <text:p>20140124</text:p>
          </table:table-cell>
          <table:table-cell table:number-columns-repeated="4" office:value-type="float" office:value="10.36" calcext:value-type="float">
            <text:p>1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127" calcext:value-type="float">
            <text:p>20140127</text:p>
          </table:table-cell>
          <table:table-cell table:number-columns-repeated="4" office:value-type="float" office:value="10.33" calcext:value-type="float">
            <text:p>1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128" calcext:value-type="float">
            <text:p>20140128</text:p>
          </table:table-cell>
          <table:table-cell table:number-columns-repeated="4" office:value-type="float" office:value="10.31" calcext:value-type="float">
            <text:p>1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129" calcext:value-type="float">
            <text:p>20140129</text:p>
          </table:table-cell>
          <table:table-cell table:number-columns-repeated="4" office:value-type="float" office:value="10.24" calcext:value-type="float">
            <text:p>1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130" calcext:value-type="float">
            <text:p>20140130</text:p>
          </table:table-cell>
          <table:table-cell table:number-columns-repeated="4" office:value-type="float" office:value="10.22" calcext:value-type="float">
            <text:p>1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131" calcext:value-type="float">
            <text:p>20140131</text:p>
          </table:table-cell>
          <table:table-cell table:number-columns-repeated="4" office:value-type="float" office:value="10.23" calcext:value-type="float">
            <text:p>1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203" calcext:value-type="float">
            <text:p>20140203</text:p>
          </table:table-cell>
          <table:table-cell table:number-columns-repeated="4" office:value-type="float" office:value="10.18" calcext:value-type="float">
            <text:p>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204" calcext:value-type="float">
            <text:p>20140204</text:p>
          </table:table-cell>
          <table:table-cell table:number-columns-repeated="4" office:value-type="float" office:value="10.19" calcext:value-type="float">
            <text:p>1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205" calcext:value-type="float">
            <text:p>20140205</text:p>
          </table:table-cell>
          <table:table-cell table:number-columns-repeated="4" office:value-type="float" office:value="10.22" calcext:value-type="float">
            <text:p>1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206" calcext:value-type="float">
            <text:p>20140206</text:p>
          </table:table-cell>
          <table:table-cell table:number-columns-repeated="4" office:value-type="float" office:value="10.37" calcext:value-type="float">
            <text:p>10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207" calcext:value-type="float">
            <text:p>20140207</text:p>
          </table:table-cell>
          <table:table-cell table:number-columns-repeated="4" office:value-type="float" office:value="10.37" calcext:value-type="float">
            <text:p>10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210" calcext:value-type="float">
            <text:p>20140210</text:p>
          </table:table-cell>
          <table:table-cell table:number-columns-repeated="4" office:value-type="float" office:value="10.32" calcext:value-type="float">
            <text:p>1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211" calcext:value-type="float">
            <text:p>20140211</text:p>
          </table:table-cell>
          <table:table-cell table:number-columns-repeated="4"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212" calcext:value-type="float">
            <text:p>20140212</text:p>
          </table:table-cell>
          <table:table-cell table:number-columns-repeated="4" office:value-type="float" office:value="10.46" calcext:value-type="float">
            <text:p>1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213" calcext:value-type="float">
            <text:p>20140213</text:p>
          </table:table-cell>
          <table:table-cell table:number-columns-repeated="4" office:value-type="float" office:value="10.37" calcext:value-type="float">
            <text:p>10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214" calcext:value-type="float">
            <text:p>20140214</text:p>
          </table:table-cell>
          <table:table-cell table:number-columns-repeated="4" office:value-type="float" office:value="10.44" calcext:value-type="float">
            <text:p>1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217" calcext:value-type="float">
            <text:p>20140217</text:p>
          </table:table-cell>
          <table:table-cell table:number-columns-repeated="4" office:value-type="float" office:value="10.44" calcext:value-type="float">
            <text:p>1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218" calcext:value-type="float">
            <text:p>20140218</text:p>
          </table:table-cell>
          <table:table-cell table:number-columns-repeated="4" office:value-type="float" office:value="10.39" calcext:value-type="float">
            <text:p>1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219" calcext:value-type="float">
            <text:p>20140219</text:p>
          </table:table-cell>
          <table:table-cell table:number-columns-repeated="4" office:value-type="float" office:value="10.32" calcext:value-type="float">
            <text:p>1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220" calcext:value-type="float">
            <text:p>20140220</text:p>
          </table:table-cell>
          <table:table-cell table:number-columns-repeated="4" office:value-type="float" office:value="10.29" calcext:value-type="float">
            <text:p>1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221" calcext:value-type="float">
            <text:p>20140221</text:p>
          </table:table-cell>
          <table:table-cell table:number-columns-repeated="4" office:value-type="float" office:value="10.36" calcext:value-type="float">
            <text:p>1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224" calcext:value-type="float">
            <text:p>20140224</text:p>
          </table:table-cell>
          <table:table-cell table:number-columns-repeated="4"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225" calcext:value-type="float">
            <text:p>20140225</text:p>
          </table:table-cell>
          <table:table-cell table:number-columns-repeated="4" office:value-type="float" office:value="10.31" calcext:value-type="float">
            <text:p>1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226" calcext:value-type="float">
            <text:p>20140226</text:p>
          </table:table-cell>
          <table:table-cell table:number-columns-repeated="4" office:value-type="float" office:value="10.25" calcext:value-type="float">
            <text:p>1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227" calcext:value-type="float">
            <text:p>20140227</text:p>
          </table:table-cell>
          <table:table-cell table:number-columns-repeated="4" office:value-type="float" office:value="10.22" calcext:value-type="float">
            <text:p>1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228" calcext:value-type="float">
            <text:p>20140228</text:p>
          </table:table-cell>
          <table:table-cell table:number-columns-repeated="4" office:value-type="float" office:value="10.29" calcext:value-type="float">
            <text:p>1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303" calcext:value-type="float">
            <text:p>20140303</text:p>
          </table:table-cell>
          <table:table-cell table:number-columns-repeated="4" office:value-type="float" office:value="9.94" calcext:value-type="float">
            <text:p>9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304" calcext:value-type="float">
            <text:p>20140304</text:p>
          </table:table-cell>
          <table:table-cell table:number-columns-repeated="4" office:value-type="float" office:value="10.13" calcext:value-type="float">
            <text:p>1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305" calcext:value-type="float">
            <text:p>20140305</text:p>
          </table:table-cell>
          <table:table-cell table:number-columns-repeated="4" office:value-type="float" office:value="10.16" calcext:value-type="float">
            <text:p>1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306" calcext:value-type="float">
            <text:p>20140306</text:p>
          </table:table-cell>
          <table:table-cell table:number-columns-repeated="4"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307" calcext:value-type="float">
            <text:p>20140307</text:p>
          </table:table-cell>
          <table:table-cell table:number-columns-repeated="4" office:value-type="float" office:value="10.11" calcext:value-type="float">
            <text:p>1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310" calcext:value-type="float">
            <text:p>20140310</text:p>
          </table:table-cell>
          <table:table-cell table:number-columns-repeated="4" office:value-type="float" office:value="10.03" calcext:value-type="float">
            <text:p>1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311" calcext:value-type="float">
            <text:p>20140311</text:p>
          </table:table-cell>
          <table:table-cell table:number-columns-repeated="4" office:value-type="float" office:value="10.02" calcext:value-type="float">
            <text:p>1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312" calcext:value-type="float">
            <text:p>20140312</text:p>
          </table:table-cell>
          <table:table-cell table:number-columns-repeated="4" office:value-type="float" office:value="9.97" calcext:value-type="float">
            <text:p>9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313" calcext:value-type="float">
            <text:p>20140313</text:p>
          </table:table-cell>
          <table:table-cell table:number-columns-repeated="4" office:value-type="float" office:value="9.93" calcext:value-type="float">
            <text:p>9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314" calcext:value-type="float">
            <text:p>20140314</text:p>
          </table:table-cell>
          <table:table-cell table:number-columns-repeated="4" office:value-type="float" office:value="9.94" calcext:value-type="float">
            <text:p>9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317" calcext:value-type="float">
            <text:p>20140317</text:p>
          </table:table-cell>
          <table:table-cell table:number-columns-repeated="4" office:value-type="float" office:value="10.05" calcext:value-type="float">
            <text:p>1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318" calcext:value-type="float">
            <text:p>20140318</text:p>
          </table:table-cell>
          <table:table-cell table:number-columns-repeated="4" office:value-type="float" office:value="10.08" calcext:value-type="float">
            <text:p>1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319" calcext:value-type="float">
            <text:p>20140319</text:p>
          </table:table-cell>
          <table:table-cell table:number-columns-repeated="4" office:value-type="float" office:value="10.04" calcext:value-type="float">
            <text:p>1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320" calcext:value-type="float">
            <text:p>20140320</text:p>
          </table:table-cell>
          <table:table-cell table:number-columns-repeated="4" office:value-type="float" office:value="10.04" calcext:value-type="float">
            <text:p>1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321" calcext:value-type="float">
            <text:p>2014032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324" calcext:value-type="float">
            <text:p>20140324</text:p>
          </table:table-cell>
          <table:table-cell table:number-columns-repeated="4" office:value-type="float" office:value="9.96" calcext:value-type="float">
            <text:p>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325" calcext:value-type="float">
            <text:p>20140325</text:p>
          </table:table-cell>
          <table:table-cell table:number-columns-repeated="4" office:value-type="float" office:value="10.05" calcext:value-type="float">
            <text:p>1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326" calcext:value-type="float">
            <text:p>20140326</text:p>
          </table:table-cell>
          <table:table-cell table:number-columns-repeated="4" office:value-type="float" office:value="10.16" calcext:value-type="float">
            <text:p>1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327" calcext:value-type="float">
            <text:p>20140327</text:p>
          </table:table-cell>
          <table:table-cell table:number-columns-repeated="4" office:value-type="float" office:value="10.16" calcext:value-type="float">
            <text:p>1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328" calcext:value-type="float">
            <text:p>20140328</text:p>
          </table:table-cell>
          <table:table-cell table:number-columns-repeated="4" office:value-type="float" office:value="10.25" calcext:value-type="float">
            <text:p>1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331" calcext:value-type="float">
            <text:p>20140331</text:p>
          </table:table-cell>
          <table:table-cell table:number-columns-repeated="4" office:value-type="float" office:value="10.35" calcext:value-type="float">
            <text:p>10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401" calcext:value-type="float">
            <text:p>20140401</text:p>
          </table:table-cell>
          <table:table-cell table:number-columns-repeated="4" office:value-type="float" office:value="10.39" calcext:value-type="float">
            <text:p>1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402" calcext:value-type="float">
            <text:p>20140402</text:p>
          </table:table-cell>
          <table:table-cell table:number-columns-repeated="4" office:value-type="float" office:value="10.43" calcext:value-type="float">
            <text:p>10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403" calcext:value-type="float">
            <text:p>20140403</text:p>
          </table:table-cell>
          <table:table-cell table:number-columns-repeated="4"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404" calcext:value-type="float">
            <text:p>20140404</text:p>
          </table:table-cell>
          <table:table-cell table:number-columns-repeated="4" office:value-type="float" office:value="10.48" calcext:value-type="float">
            <text:p>1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407" calcext:value-type="float">
            <text:p>20140407</text:p>
          </table:table-cell>
          <table:table-cell table:number-columns-repeated="4" office:value-type="float" office:value="10.47" calcext:value-type="float">
            <text:p>10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408" calcext:value-type="float">
            <text:p>20140408</text:p>
          </table:table-cell>
          <table:table-cell table:number-columns-repeated="4" office:value-type="float" office:value="10.54" calcext:value-type="float">
            <text:p>1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409" calcext:value-type="float">
            <text:p>20140409</text:p>
          </table:table-cell>
          <table:table-cell table:number-columns-repeated="4"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410" calcext:value-type="float">
            <text:p>20140410</text:p>
          </table:table-cell>
          <table:table-cell table:number-columns-repeated="4" office:value-type="float" office:value="10.51" calcext:value-type="float">
            <text:p>1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411" calcext:value-type="float">
            <text:p>20140411</text:p>
          </table:table-cell>
          <table:table-cell table:number-columns-repeated="4" office:value-type="float" office:value="10.48" calcext:value-type="float">
            <text:p>1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414" calcext:value-type="float">
            <text:p>20140414</text:p>
          </table:table-cell>
          <table:table-cell table:number-columns-repeated="4" office:value-type="float" office:value="10.46" calcext:value-type="float">
            <text:p>1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415" calcext:value-type="float">
            <text:p>20140415</text:p>
          </table:table-cell>
          <table:table-cell table:number-columns-repeated="4" office:value-type="float" office:value="10.34" calcext:value-type="float">
            <text:p>1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416" calcext:value-type="float">
            <text:p>20140416</text:p>
          </table:table-cell>
          <table:table-cell table:number-columns-repeated="4" office:value-type="float" office:value="10.35" calcext:value-type="float">
            <text:p>10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417" calcext:value-type="float">
            <text:p>20140417</text:p>
          </table:table-cell>
          <table:table-cell table:number-columns-repeated="4" office:value-type="float" office:value="10.45" calcext:value-type="float">
            <text:p>1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422" calcext:value-type="float">
            <text:p>20140422</text:p>
          </table:table-cell>
          <table:table-cell table:number-columns-repeated="4" office:value-type="float" office:value="10.48" calcext:value-type="float">
            <text:p>1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423" calcext:value-type="float">
            <text:p>20140423</text:p>
          </table:table-cell>
          <table:table-cell table:number-columns-repeated="4" office:value-type="float" office:value="10.45" calcext:value-type="float">
            <text:p>1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424" calcext:value-type="float">
            <text:p>20140424</text:p>
          </table:table-cell>
          <table:table-cell table:number-columns-repeated="4" office:value-type="float" office:value="10.43" calcext:value-type="float">
            <text:p>10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425" calcext:value-type="float">
            <text:p>20140425</text:p>
          </table:table-cell>
          <table:table-cell table:number-columns-repeated="4" office:value-type="float" office:value="10.35" calcext:value-type="float">
            <text:p>10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428" calcext:value-type="float">
            <text:p>20140428</text:p>
          </table:table-cell>
          <table:table-cell table:number-columns-repeated="4"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429" calcext:value-type="float">
            <text:p>20140429</text:p>
          </table:table-cell>
          <table:table-cell table:number-columns-repeated="4" office:value-type="float" office:value="10.46" calcext:value-type="float">
            <text:p>1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430" calcext:value-type="float">
            <text:p>20140430</text:p>
          </table:table-cell>
          <table:table-cell table:number-columns-repeated="4" office:value-type="float" office:value="10.51" calcext:value-type="float">
            <text:p>1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502" calcext:value-type="float">
            <text:p>20140502</text:p>
          </table:table-cell>
          <table:table-cell table:number-columns-repeated="4" office:value-type="float" office:value="10.54" calcext:value-type="float">
            <text:p>1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505" calcext:value-type="float">
            <text:p>20140505</text:p>
          </table:table-cell>
          <table:table-cell table:number-columns-repeated="4"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506" calcext:value-type="float">
            <text:p>20140506</text:p>
          </table:table-cell>
          <table:table-cell table:number-columns-repeated="4"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507" calcext:value-type="float">
            <text:p>20140507</text:p>
          </table:table-cell>
          <table:table-cell table:number-columns-repeated="4" office:value-type="float" office:value="10.51" calcext:value-type="float">
            <text:p>1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508" calcext:value-type="float">
            <text:p>20140508</text:p>
          </table:table-cell>
          <table:table-cell table:number-columns-repeated="4"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509" calcext:value-type="float">
            <text:p>20140509</text:p>
          </table:table-cell>
          <table:table-cell table:number-columns-repeated="4" office:value-type="float" office:value="10.58" calcext:value-type="float">
            <text:p>1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512" calcext:value-type="float">
            <text:p>20140512</text:p>
          </table:table-cell>
          <table:table-cell table:number-columns-repeated="4" office:value-type="float" office:value="10.62" calcext:value-type="float">
            <text:p>1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513" calcext:value-type="float">
            <text:p>20140513</text:p>
          </table:table-cell>
          <table:table-cell table:number-columns-repeated="4" office:value-type="float" office:value="10.63" calcext:value-type="float">
            <text:p>1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514" calcext:value-type="float">
            <text:p>20140514</text:p>
          </table:table-cell>
          <table:table-cell table:number-columns-repeated="4"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515" calcext:value-type="float">
            <text:p>20140515</text:p>
          </table:table-cell>
          <table:table-cell table:number-columns-repeated="4" office:value-type="float" office:value="10.61" calcext:value-type="float">
            <text:p>10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516" calcext:value-type="float">
            <text:p>20140516</text:p>
          </table:table-cell>
          <table:table-cell table:number-columns-repeated="4"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519" calcext:value-type="float">
            <text:p>20140519</text:p>
          </table:table-cell>
          <table:table-cell table:number-columns-repeated="4" office:value-type="float" office:value="10.61" calcext:value-type="float">
            <text:p>10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520" calcext:value-type="float">
            <text:p>20140520</text:p>
          </table:table-cell>
          <table:table-cell table:number-columns-repeated="4" office:value-type="float" office:value="10.62" calcext:value-type="float">
            <text:p>1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521" calcext:value-type="float">
            <text:p>20140521</text:p>
          </table:table-cell>
          <table:table-cell table:number-columns-repeated="4" office:value-type="float" office:value="10.68" calcext:value-type="float">
            <text:p>1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522" calcext:value-type="float">
            <text:p>20140522</text:p>
          </table:table-cell>
          <table:table-cell table:number-columns-repeated="4" office:value-type="float" office:value="10.83" calcext:value-type="float">
            <text:p>1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523" calcext:value-type="float">
            <text:p>20140523</text:p>
          </table:table-cell>
          <table:table-cell table:number-columns-repeated="4" office:value-type="float" office:value="10.85" calcext:value-type="float">
            <text:p>1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526" calcext:value-type="float">
            <text:p>20140526</text:p>
          </table:table-cell>
          <table:table-cell table:number-columns-repeated="4"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527" calcext:value-type="float">
            <text:p>20140527</text:p>
          </table:table-cell>
          <table:table-cell table:number-columns-repeated="4"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528" calcext:value-type="float">
            <text:p>20140528</text:p>
          </table:table-cell>
          <table:table-cell table:number-columns-repeated="4" office:value-type="float" office:value="10.83" calcext:value-type="float">
            <text:p>1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529" calcext:value-type="float">
            <text:p>20140529</text:p>
          </table:table-cell>
          <table:table-cell table:number-columns-repeated="4"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530" calcext:value-type="float">
            <text:p>20140530</text:p>
          </table:table-cell>
          <table:table-cell table:number-columns-repeated="4"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602" calcext:value-type="float">
            <text:p>20140602</text:p>
          </table:table-cell>
          <table:table-cell table:number-columns-repeated="4" office:value-type="float" office:value="10.83" calcext:value-type="float">
            <text:p>1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603" calcext:value-type="float">
            <text:p>20140603</text:p>
          </table:table-cell>
          <table:table-cell table:number-columns-repeated="4" office:value-type="float" office:value="10.82" calcext:value-type="float">
            <text:p>1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604" calcext:value-type="float">
            <text:p>20140604</text:p>
          </table:table-cell>
          <table:table-cell table:number-columns-repeated="4" office:value-type="float" office:value="10.82" calcext:value-type="float">
            <text:p>1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605" calcext:value-type="float">
            <text:p>20140605</text:p>
          </table:table-cell>
          <table:table-cell table:number-columns-repeated="4"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606" calcext:value-type="float">
            <text:p>20140606</text:p>
          </table:table-cell>
          <table:table-cell table:number-columns-repeated="4" office:value-type="float" office:value="11.03" calcext:value-type="float">
            <text:p>11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609" calcext:value-type="float">
            <text:p>20140609</text:p>
          </table:table-cell>
          <table:table-cell table:number-columns-repeated="4" office:value-type="float" office:value="10.98" calcext:value-type="float">
            <text:p>1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610" calcext:value-type="float">
            <text:p>20140610</text:p>
          </table:table-cell>
          <table:table-cell table:number-columns-repeated="4" office:value-type="float" office:value="11.05" calcext:value-type="float">
            <text:p>1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611" calcext:value-type="float">
            <text:p>20140611</text:p>
          </table:table-cell>
          <table:table-cell table:number-columns-repeated="4" office:value-type="float" office:value="10.97" calcext:value-type="float">
            <text:p>1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612" calcext:value-type="float">
            <text:p>20140612</text:p>
          </table:table-cell>
          <table:table-cell table:number-columns-repeated="4" office:value-type="float" office:value="10.96" calcext:value-type="float">
            <text:p>1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613" calcext:value-type="float">
            <text:p>20140613</text:p>
          </table:table-cell>
          <table:table-cell table:number-columns-repeated="4" office:value-type="float" office:value="10.92" calcext:value-type="float">
            <text:p>1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616" calcext:value-type="float">
            <text:p>20140616</text:p>
          </table:table-cell>
          <table:table-cell table:number-columns-repeated="4"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617" calcext:value-type="float">
            <text:p>20140617</text:p>
          </table:table-cell>
          <table:table-cell table:number-columns-repeated="4" office:value-type="float" office:value="10.87" calcext:value-type="float">
            <text:p>1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618" calcext:value-type="float">
            <text:p>20140618</text:p>
          </table:table-cell>
          <table:table-cell table:number-columns-repeated="4" office:value-type="float" office:value="10.89" calcext:value-type="float">
            <text:p>1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620" calcext:value-type="float">
            <text:p>20140620</text:p>
          </table:table-cell>
          <table:table-cell table:number-columns-repeated="4" office:value-type="float" office:value="10.89" calcext:value-type="float">
            <text:p>1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623" calcext:value-type="float">
            <text:p>20140623</text:p>
          </table:table-cell>
          <table:table-cell table:number-columns-repeated="4" office:value-type="float" office:value="10.95" calcext:value-type="float">
            <text:p>1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624" calcext:value-type="float">
            <text:p>20140624</text:p>
          </table:table-cell>
          <table:table-cell table:number-columns-repeated="4" office:value-type="float" office:value="10.95" calcext:value-type="float">
            <text:p>1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625" calcext:value-type="float">
            <text:p>20140625</text:p>
          </table:table-cell>
          <table:table-cell table:number-columns-repeated="4" office:value-type="float" office:value="10.87" calcext:value-type="float">
            <text:p>1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626" calcext:value-type="float">
            <text:p>20140626</text:p>
          </table:table-cell>
          <table:table-cell table:number-columns-repeated="4" office:value-type="float" office:value="10.81" calcext:value-type="float">
            <text:p>1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627" calcext:value-type="float">
            <text:p>20140627</text:p>
          </table:table-cell>
          <table:table-cell table:number-columns-repeated="4"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630" calcext:value-type="float">
            <text:p>20140630</text:p>
          </table:table-cell>
          <table:table-cell table:number-columns-repeated="4"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701" calcext:value-type="float">
            <text:p>20140701</text:p>
          </table:table-cell>
          <table:table-cell table:number-columns-repeated="4" office:value-type="float" office:value="10.79" calcext:value-type="float">
            <text:p>1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702" calcext:value-type="float">
            <text:p>20140702</text:p>
          </table:table-cell>
          <table:table-cell table:number-columns-repeated="4" office:value-type="float" office:value="10.76" calcext:value-type="float">
            <text:p>1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703" calcext:value-type="float">
            <text:p>20140703</text:p>
          </table:table-cell>
          <table:table-cell table:number-columns-repeated="4" office:value-type="float" office:value="10.76" calcext:value-type="float">
            <text:p>1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704" calcext:value-type="float">
            <text:p>20140704</text:p>
          </table:table-cell>
          <table:table-cell table:number-columns-repeated="4" office:value-type="float" office:value="10.73" calcext:value-type="float">
            <text:p>1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707" calcext:value-type="float">
            <text:p>20140707</text:p>
          </table:table-cell>
          <table:table-cell table:number-columns-repeated="4" office:value-type="float" office:value="10.79" calcext:value-type="float">
            <text:p>1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708" calcext:value-type="float">
            <text:p>20140708</text:p>
          </table:table-cell>
          <table:table-cell table:number-columns-repeated="4" office:value-type="float" office:value="10.77" calcext:value-type="float">
            <text:p>10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709" calcext:value-type="float">
            <text:p>20140709</text:p>
          </table:table-cell>
          <table:table-cell table:number-columns-repeated="4" office:value-type="float" office:value="10.74" calcext:value-type="float">
            <text:p>1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710" calcext:value-type="float">
            <text:p>20140710</text:p>
          </table:table-cell>
          <table:table-cell table:number-columns-repeated="4" office:value-type="float" office:value="10.72" calcext:value-type="float">
            <text:p>1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711" calcext:value-type="float">
            <text:p>20140711</text:p>
          </table:table-cell>
          <table:table-cell table:number-columns-repeated="4"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714" calcext:value-type="float">
            <text:p>20140714</text:p>
          </table:table-cell>
          <table:table-cell table:number-columns-repeated="4" office:value-type="float" office:value="10.82" calcext:value-type="float">
            <text:p>1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715" calcext:value-type="float">
            <text:p>20140715</text:p>
          </table:table-cell>
          <table:table-cell table:number-columns-repeated="4"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716" calcext:value-type="float">
            <text:p>20140716</text:p>
          </table:table-cell>
          <table:table-cell table:number-columns-repeated="4" office:value-type="float" office:value="10.87" calcext:value-type="float">
            <text:p>1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717" calcext:value-type="float">
            <text:p>20140717</text:p>
          </table:table-cell>
          <table:table-cell table:number-columns-repeated="4"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718" calcext:value-type="float">
            <text:p>20140718</text:p>
          </table:table-cell>
          <table:table-cell table:number-columns-repeated="4"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721" calcext:value-type="float">
            <text:p>20140721</text:p>
          </table:table-cell>
          <table:table-cell table:number-columns-repeated="4"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722" calcext:value-type="float">
            <text:p>20140722</text:p>
          </table:table-cell>
          <table:table-cell table:number-columns-repeated="4" office:value-type="float" office:value="10.89" calcext:value-type="float">
            <text:p>1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723" calcext:value-type="float">
            <text:p>20140723</text:p>
          </table:table-cell>
          <table:table-cell table:number-columns-repeated="4" office:value-type="float" office:value="10.91" calcext:value-type="float">
            <text:p>1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724" calcext:value-type="float">
            <text:p>20140724</text:p>
          </table:table-cell>
          <table:table-cell table:number-columns-repeated="4" office:value-type="float" office:value="10.93" calcext:value-type="float">
            <text:p>1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725" calcext:value-type="float">
            <text:p>20140725</text:p>
          </table:table-cell>
          <table:table-cell table:number-columns-repeated="4" office:value-type="float" office:value="10.95" calcext:value-type="float">
            <text:p>1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728" calcext:value-type="float">
            <text:p>20140728</text:p>
          </table:table-cell>
          <table:table-cell table:number-columns-repeated="4" office:value-type="float" office:value="10.92" calcext:value-type="float">
            <text:p>1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729" calcext:value-type="float">
            <text:p>20140729</text:p>
          </table:table-cell>
          <table:table-cell table:number-columns-repeated="4"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730" calcext:value-type="float">
            <text:p>20140730</text:p>
          </table:table-cell>
          <table:table-cell table:number-columns-repeated="4" office:value-type="float" office:value="10.81" calcext:value-type="float">
            <text:p>1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731" calcext:value-type="float">
            <text:p>20140731</text:p>
          </table:table-cell>
          <table:table-cell table:number-columns-repeated="4"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801" calcext:value-type="float">
            <text:p>20140801</text:p>
          </table:table-cell>
          <table:table-cell table:number-columns-repeated="4"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804" calcext:value-type="float">
            <text:p>20140804</text:p>
          </table:table-cell>
          <table:table-cell table:number-columns-repeated="4" office:value-type="float" office:value="10.73" calcext:value-type="float">
            <text:p>1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805" calcext:value-type="float">
            <text:p>20140805</text:p>
          </table:table-cell>
          <table:table-cell table:number-columns-repeated="4" office:value-type="float" office:value="10.69" calcext:value-type="float">
            <text:p>1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806" calcext:value-type="float">
            <text:p>20140806</text:p>
          </table:table-cell>
          <table:table-cell table:number-columns-repeated="4" office:value-type="float" office:value="10.61" calcext:value-type="float">
            <text:p>10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807" calcext:value-type="float">
            <text:p>20140807</text:p>
          </table:table-cell>
          <table:table-cell table:number-columns-repeated="4"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808" calcext:value-type="float">
            <text:p>20140808</text:p>
          </table:table-cell>
          <table:table-cell table:number-columns-repeated="4"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811" calcext:value-type="float">
            <text:p>20140811</text:p>
          </table:table-cell>
          <table:table-cell table:number-columns-repeated="4" office:value-type="float" office:value="10.63" calcext:value-type="float">
            <text:p>1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812" calcext:value-type="float">
            <text:p>20140812</text:p>
          </table:table-cell>
          <table:table-cell table:number-columns-repeated="4" office:value-type="float" office:value="10.64" calcext:value-type="float">
            <text:p>1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813" calcext:value-type="float">
            <text:p>20140813</text:p>
          </table:table-cell>
          <table:table-cell table:number-columns-repeated="4" office:value-type="float" office:value="10.71" calcext:value-type="float">
            <text:p>1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814" calcext:value-type="float">
            <text:p>20140814</text:p>
          </table:table-cell>
          <table:table-cell table:number-columns-repeated="4" office:value-type="float" office:value="10.76" calcext:value-type="float">
            <text:p>1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818" calcext:value-type="float">
            <text:p>20140818</text:p>
          </table:table-cell>
          <table:table-cell table:number-columns-repeated="4"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820" calcext:value-type="float">
            <text:p>20140820</text:p>
          </table:table-cell>
          <table:table-cell table:number-columns-repeated="4" office:value-type="float" office:value="10.91" calcext:value-type="float">
            <text:p>1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821" calcext:value-type="float">
            <text:p>20140821</text:p>
          </table:table-cell>
          <table:table-cell table:number-columns-repeated="4" office:value-type="float" office:value="10.91" calcext:value-type="float">
            <text:p>1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822" calcext:value-type="float">
            <text:p>20140822</text:p>
          </table:table-cell>
          <table:table-cell table:number-columns-repeated="4"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825" calcext:value-type="float">
            <text:p>20140825</text:p>
          </table:table-cell>
          <table:table-cell table:number-columns-repeated="4" office:value-type="float" office:value="10.92" calcext:value-type="float">
            <text:p>1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826" calcext:value-type="float">
            <text:p>20140826</text:p>
          </table:table-cell>
          <table:table-cell table:number-columns-repeated="4" office:value-type="float" office:value="11.01" calcext:value-type="float">
            <text:p>11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827" calcext:value-type="float">
            <text:p>20140827</text:p>
          </table:table-cell>
          <table:table-cell table:number-columns-repeated="4" office:value-type="float" office:value="11.03" calcext:value-type="float">
            <text:p>11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828" calcext:value-type="float">
            <text:p>20140828</text:p>
          </table:table-cell>
          <table:table-cell table:number-columns-repeated="4" office:value-type="float" office:value="10.92" calcext:value-type="float">
            <text:p>1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829" calcext:value-type="float">
            <text:p>20140829</text:p>
          </table:table-cell>
          <table:table-cell table:number-columns-repeated="4"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901" calcext:value-type="float">
            <text:p>20140901</text:p>
          </table:table-cell>
          <table:table-cell table:number-columns-repeated="4" office:value-type="float" office:value="10.95" calcext:value-type="float">
            <text:p>1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902" calcext:value-type="float">
            <text:p>20140902</text:p>
          </table:table-cell>
          <table:table-cell table:number-columns-repeated="4" office:value-type="float" office:value="10.95" calcext:value-type="float">
            <text:p>1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903" calcext:value-type="float">
            <text:p>20140903</text:p>
          </table:table-cell>
          <table:table-cell table:number-columns-repeated="4" office:value-type="float" office:value="11.05" calcext:value-type="float">
            <text:p>1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904" calcext:value-type="float">
            <text:p>20140904</text:p>
          </table:table-cell>
          <table:table-cell table:number-columns-repeated="4" office:value-type="float" office:value="11.15" calcext:value-type="float">
            <text:p>11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905" calcext:value-type="float">
            <text:p>20140905</text:p>
          </table:table-cell>
          <table:table-cell table:number-columns-repeated="4" office:value-type="float" office:value="11.17" calcext:value-type="float">
            <text:p>1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908" calcext:value-type="float">
            <text:p>20140908</text:p>
          </table:table-cell>
          <table:table-cell table:number-columns-repeated="4" office:value-type="float" office:value="11.18" calcext:value-type="float">
            <text:p>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909" calcext:value-type="float">
            <text:p>20140909</text:p>
          </table:table-cell>
          <table:table-cell table:number-columns-repeated="4" office:value-type="float" office:value="11.11" calcext:value-type="float">
            <text:p>11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910" calcext:value-type="float">
            <text:p>20140910</text:p>
          </table:table-cell>
          <table:table-cell table:number-columns-repeated="4" office:value-type="float" office:value="11.09" calcext:value-type="float">
            <text:p>11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918" calcext:value-type="float">
            <text:p>20140918</text:p>
          </table:table-cell>
          <table:table-cell table:number-columns-repeated="4" office:value-type="float" office:value="11.06" calcext:value-type="float">
            <text:p>1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919" calcext:value-type="float">
            <text:p>20140919</text:p>
          </table:table-cell>
          <table:table-cell table:number-columns-repeated="4" office:value-type="float" office:value="11.1" calcext:value-type="float">
            <text:p>1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922" calcext:value-type="float">
            <text:p>20140922</text:p>
          </table:table-cell>
          <table:table-cell table:number-columns-repeated="4" office:value-type="float" office:value="11.06" calcext:value-type="float">
            <text:p>1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923" calcext:value-type="float">
            <text:p>20140923</text:p>
          </table:table-cell>
          <table:table-cell table:number-columns-repeated="4" office:value-type="float" office:value="11.01" calcext:value-type="float">
            <text:p>11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924" calcext:value-type="float">
            <text:p>20140924</text:p>
          </table:table-cell>
          <table:table-cell table:number-columns-repeated="4" office:value-type="float" office:value="10.99" calcext:value-type="float">
            <text:p>1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925" calcext:value-type="float">
            <text:p>20140925</text:p>
          </table:table-cell>
          <table:table-cell table:number-columns-repeated="4" office:value-type="float" office:value="10.97" calcext:value-type="float">
            <text:p>1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929" calcext:value-type="float">
            <text:p>20140929</text:p>
          </table:table-cell>
          <table:table-cell table:number-columns-repeated="4" office:value-type="float" office:value="10.96" calcext:value-type="float">
            <text:p>1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0930" calcext:value-type="float">
            <text:p>20140930</text:p>
          </table:table-cell>
          <table:table-cell table:number-columns-repeated="4" office:value-type="float" office:value="10.99" calcext:value-type="float">
            <text:p>1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001" calcext:value-type="float">
            <text:p>20141001</text:p>
          </table:table-cell>
          <table:table-cell table:number-columns-repeated="4" office:value-type="float" office:value="10.95" calcext:value-type="float">
            <text:p>1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002" calcext:value-type="float">
            <text:p>20141002</text:p>
          </table:table-cell>
          <table:table-cell table:number-columns-repeated="4" office:value-type="float" office:value="10.89" calcext:value-type="float">
            <text:p>1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006" calcext:value-type="float">
            <text:p>20141006</text:p>
          </table:table-cell>
          <table:table-cell table:number-columns-repeated="4" office:value-type="float" office:value="10.98" calcext:value-type="float">
            <text:p>1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007" calcext:value-type="float">
            <text:p>20141007</text:p>
          </table:table-cell>
          <table:table-cell table:number-columns-repeated="4" office:value-type="float" office:value="10.96" calcext:value-type="float">
            <text:p>1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008" calcext:value-type="float">
            <text:p>20141008</text:p>
          </table:table-cell>
          <table:table-cell table:number-columns-repeated="4"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009" calcext:value-type="float">
            <text:p>20141009</text:p>
          </table:table-cell>
          <table:table-cell table:number-columns-repeated="4" office:value-type="float" office:value="10.95" calcext:value-type="float">
            <text:p>1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010" calcext:value-type="float">
            <text:p>20141010</text:p>
          </table:table-cell>
          <table:table-cell table:number-columns-repeated="4" office:value-type="float" office:value="10.85" calcext:value-type="float">
            <text:p>1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013" calcext:value-type="float">
            <text:p>20141013</text:p>
          </table:table-cell>
          <table:table-cell table:number-columns-repeated="4" office:value-type="float" office:value="10.93" calcext:value-type="float">
            <text:p>1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014" calcext:value-type="float">
            <text:p>20141014</text:p>
          </table:table-cell>
          <table:table-cell table:number-columns-repeated="4" office:value-type="float" office:value="10.93" calcext:value-type="float">
            <text:p>1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015" calcext:value-type="float">
            <text:p>20141015</text:p>
          </table:table-cell>
          <table:table-cell table:number-columns-repeated="4" office:value-type="float" office:value="10.91" calcext:value-type="float">
            <text:p>1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016" calcext:value-type="float">
            <text:p>20141016</text:p>
          </table:table-cell>
          <table:table-cell table:number-columns-repeated="4"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017" calcext:value-type="float">
            <text:p>20141017</text:p>
          </table:table-cell>
          <table:table-cell table:number-columns-repeated="4" office:value-type="float" office:value="10.97" calcext:value-type="float">
            <text:p>1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020" calcext:value-type="float">
            <text:p>20141020</text:p>
          </table:table-cell>
          <table:table-cell table:number-columns-repeated="4" office:value-type="float" office:value="10.94" calcext:value-type="float">
            <text:p>1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021" calcext:value-type="float">
            <text:p>20141021</text:p>
          </table:table-cell>
          <table:table-cell table:number-columns-repeated="4" office:value-type="float" office:value="11.05" calcext:value-type="float">
            <text:p>1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022" calcext:value-type="float">
            <text:p>20141022</text:p>
          </table:table-cell>
          <table:table-cell table:number-columns-repeated="4" office:value-type="float" office:value="11.06" calcext:value-type="float">
            <text:p>1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023" calcext:value-type="float">
            <text:p>20141023</text:p>
          </table:table-cell>
          <table:table-cell table:number-columns-repeated="4" office:value-type="float" office:value="11.08" calcext:value-type="float">
            <text:p>1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024" calcext:value-type="float">
            <text:p>20141024</text:p>
          </table:table-cell>
          <table:table-cell table:number-columns-repeated="4" office:value-type="float" office:value="11.06" calcext:value-type="float">
            <text:p>1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027" calcext:value-type="float">
            <text:p>20141027</text:p>
          </table:table-cell>
          <table:table-cell table:number-columns-repeated="4" office:value-type="float" office:value="11.06" calcext:value-type="float">
            <text:p>1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028" calcext:value-type="float">
            <text:p>20141028</text:p>
          </table:table-cell>
          <table:table-cell table:number-columns-repeated="4" office:value-type="float" office:value="11.13" calcext:value-type="float">
            <text:p>1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029" calcext:value-type="float">
            <text:p>20141029</text:p>
          </table:table-cell>
          <table:table-cell table:number-columns-repeated="4" office:value-type="float" office:value="11.13" calcext:value-type="float">
            <text:p>1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030" calcext:value-type="float">
            <text:p>20141030</text:p>
          </table:table-cell>
          <table:table-cell table:number-columns-repeated="4" office:value-type="float" office:value="11.17" calcext:value-type="float">
            <text:p>1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031" calcext:value-type="float">
            <text:p>20141031</text:p>
          </table:table-cell>
          <table:table-cell table:number-columns-repeated="4" office:value-type="float" office:value="11.21" calcext:value-type="float">
            <text:p>11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103" calcext:value-type="float">
            <text:p>20141103</text:p>
          </table:table-cell>
          <table:table-cell table:number-columns-repeated="4"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104" calcext:value-type="float">
            <text:p>20141104</text:p>
          </table:table-cell>
          <table:table-cell table:number-columns-repeated="4" office:value-type="float" office:value="11.17" calcext:value-type="float">
            <text:p>1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105" calcext:value-type="float">
            <text:p>20141105</text:p>
          </table:table-cell>
          <table:table-cell table:number-columns-repeated="4" office:value-type="float" office:value="11.12" calcext:value-type="float">
            <text:p>1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106" calcext:value-type="float">
            <text:p>20141106</text:p>
          </table:table-cell>
          <table:table-cell table:number-columns-repeated="4" office:value-type="float" office:value="11.03" calcext:value-type="float">
            <text:p>11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107" calcext:value-type="float">
            <text:p>20141107</text:p>
          </table:table-cell>
          <table:table-cell table:number-columns-repeated="4" office:value-type="float" office:value="11.03" calcext:value-type="float">
            <text:p>11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110" calcext:value-type="float">
            <text:p>20141110</text:p>
          </table:table-cell>
          <table:table-cell table:number-columns-repeated="4" office:value-type="float" office:value="11.05" calcext:value-type="float">
            <text:p>1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112" calcext:value-type="float">
            <text:p>20141112</text:p>
          </table:table-cell>
          <table:table-cell table:number-columns-repeated="4" office:value-type="float" office:value="11.11" calcext:value-type="float">
            <text:p>11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113" calcext:value-type="float">
            <text:p>20141113</text:p>
          </table:table-cell>
          <table:table-cell table:number-columns-repeated="4" office:value-type="float" office:value="11.08" calcext:value-type="float">
            <text:p>1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114" calcext:value-type="float">
            <text:p>20141114</text:p>
          </table:table-cell>
          <table:table-cell table:number-columns-repeated="4" office:value-type="float" office:value="11.12" calcext:value-type="float">
            <text:p>1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117" calcext:value-type="float">
            <text:p>20141117</text:p>
          </table:table-cell>
          <table:table-cell table:number-columns-repeated="4" office:value-type="float" office:value="11.12" calcext:value-type="float">
            <text:p>1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118" calcext:value-type="float">
            <text:p>20141118</text:p>
          </table:table-cell>
          <table:table-cell table:number-columns-repeated="4" office:value-type="float" office:value="11.13" calcext:value-type="float">
            <text:p>1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119" calcext:value-type="float">
            <text:p>20141119</text:p>
          </table:table-cell>
          <table:table-cell table:number-columns-repeated="4" office:value-type="float" office:value="11.11" calcext:value-type="float">
            <text:p>11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120" calcext:value-type="float">
            <text:p>20141120</text:p>
          </table:table-cell>
          <table:table-cell table:number-columns-repeated="4" office:value-type="float" office:value="11.12" calcext:value-type="float">
            <text:p>1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121" calcext:value-type="float">
            <text:p>20141121</text:p>
          </table:table-cell>
          <table:table-cell table:number-columns-repeated="4"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124" calcext:value-type="float">
            <text:p>20141124</text:p>
          </table:table-cell>
          <table:table-cell table:number-columns-repeated="4" office:value-type="float" office:value="11.19" calcext:value-type="float">
            <text:p>1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125" calcext:value-type="float">
            <text:p>20141125</text:p>
          </table:table-cell>
          <table:table-cell table:number-columns-repeated="4" office:value-type="float" office:value="11.15" calcext:value-type="float">
            <text:p>11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126" calcext:value-type="float">
            <text:p>20141126</text:p>
          </table:table-cell>
          <table:table-cell table:number-columns-repeated="4" office:value-type="float" office:value="11.14" calcext:value-type="float">
            <text:p>1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127" calcext:value-type="float">
            <text:p>20141127</text:p>
          </table:table-cell>
          <table:table-cell table:number-columns-repeated="4" office:value-type="float" office:value="11.13" calcext:value-type="float">
            <text:p>1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128" calcext:value-type="float">
            <text:p>20141128</text:p>
          </table:table-cell>
          <table:table-cell table:number-columns-repeated="4" office:value-type="float" office:value="11.13" calcext:value-type="float">
            <text:p>1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201" calcext:value-type="float">
            <text:p>20141201</text:p>
          </table:table-cell>
          <table:table-cell table:number-columns-repeated="4" office:value-type="float" office:value="11.08" calcext:value-type="float">
            <text:p>1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202" calcext:value-type="float">
            <text:p>20141202</text:p>
          </table:table-cell>
          <table:table-cell table:number-columns-repeated="4" office:value-type="float" office:value="11.05" calcext:value-type="float">
            <text:p>1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203" calcext:value-type="float">
            <text:p>20141203</text:p>
          </table:table-cell>
          <table:table-cell table:number-columns-repeated="4" office:value-type="float" office:value="11.08" calcext:value-type="float">
            <text:p>1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204" calcext:value-type="float">
            <text:p>20141204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205" calcext:value-type="float">
            <text:p>20141205</text:p>
          </table:table-cell>
          <table:table-cell table:number-columns-repeated="4" office:value-type="float" office:value="10.99" calcext:value-type="float">
            <text:p>1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208" calcext:value-type="float">
            <text:p>20141208</text:p>
          </table:table-cell>
          <table:table-cell table:number-columns-repeated="4" office:value-type="float" office:value="10.96" calcext:value-type="float">
            <text:p>1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209" calcext:value-type="float">
            <text:p>20141209</text:p>
          </table:table-cell>
          <table:table-cell table:number-columns-repeated="4"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210" calcext:value-type="float">
            <text:p>20141210</text:p>
          </table:table-cell>
          <table:table-cell table:number-columns-repeated="4" office:value-type="float" office:value="10.83" calcext:value-type="float">
            <text:p>1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211" calcext:value-type="float">
            <text:p>20141211</text:p>
          </table:table-cell>
          <table:table-cell table:number-columns-repeated="4"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212" calcext:value-type="float">
            <text:p>20141212</text:p>
          </table:table-cell>
          <table:table-cell table:number-columns-repeated="4" office:value-type="float" office:value="10.74" calcext:value-type="float">
            <text:p>1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215" calcext:value-type="float">
            <text:p>20141215</text:p>
          </table:table-cell>
          <table:table-cell table:number-columns-repeated="4"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216" calcext:value-type="float">
            <text:p>20141216</text:p>
          </table:table-cell>
          <table:table-cell table:number-columns-repeated="4" office:value-type="float" office:value="10.32" calcext:value-type="float">
            <text:p>1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217" calcext:value-type="float">
            <text:p>20141217</text:p>
          </table:table-cell>
          <table:table-cell table:number-columns-repeated="4" office:value-type="float" office:value="10.47" calcext:value-type="float">
            <text:p>10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218" calcext:value-type="float">
            <text:p>20141218</text:p>
          </table:table-cell>
          <table:table-cell table:number-columns-repeated="4" office:value-type="float" office:value="10.61" calcext:value-type="float">
            <text:p>10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219" calcext:value-type="float">
            <text:p>20141219</text:p>
          </table:table-cell>
          <table:table-cell table:number-columns-repeated="4" office:value-type="float" office:value="10.63" calcext:value-type="float">
            <text:p>1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222" calcext:value-type="float">
            <text:p>20141222</text:p>
          </table:table-cell>
          <table:table-cell table:number-columns-repeated="4"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223" calcext:value-type="float">
            <text:p>20141223</text:p>
          </table:table-cell>
          <table:table-cell table:number-columns-repeated="4" office:value-type="float" office:value="10.71" calcext:value-type="float">
            <text:p>1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229" calcext:value-type="float">
            <text:p>20141229</text:p>
          </table:table-cell>
          <table:table-cell table:number-columns-repeated="4" office:value-type="float" office:value="10.71" calcext:value-type="float">
            <text:p>1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41230" calcext:value-type="float">
            <text:p>20141230</text:p>
          </table:table-cell>
          <table:table-cell table:number-columns-repeated="4" office:value-type="float" office:value="10.75" calcext:value-type="float">
            <text:p>1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102" calcext:value-type="float">
            <text:p>20150102</text:p>
          </table:table-cell>
          <table:table-cell table:number-columns-repeated="4" office:value-type="float" office:value="10.69" calcext:value-type="float">
            <text:p>1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105" calcext:value-type="float">
            <text:p>20150105</text:p>
          </table:table-cell>
          <table:table-cell table:number-columns-repeated="4" office:value-type="float" office:value="10.64" calcext:value-type="float">
            <text:p>1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107" calcext:value-type="float">
            <text:p>20150107</text:p>
          </table:table-cell>
          <table:table-cell table:number-columns-repeated="4" office:value-type="float" office:value="10.72" calcext:value-type="float">
            <text:p>1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108" calcext:value-type="float">
            <text:p>20150108</text:p>
          </table:table-cell>
          <table:table-cell table:number-columns-repeated="4" office:value-type="float" office:value="10.91" calcext:value-type="float">
            <text:p>1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109" calcext:value-type="float">
            <text:p>20150109</text:p>
          </table:table-cell>
          <table:table-cell table:number-columns-repeated="4"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112" calcext:value-type="float">
            <text:p>20150112</text:p>
          </table:table-cell>
          <table:table-cell table:number-columns-repeated="4" office:value-type="float" office:value="10.73" calcext:value-type="float">
            <text:p>1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113" calcext:value-type="float">
            <text:p>20150113</text:p>
          </table:table-cell>
          <table:table-cell table:number-columns-repeated="4" office:value-type="float" office:value="10.79" calcext:value-type="float">
            <text:p>1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114" calcext:value-type="float">
            <text:p>20150114</text:p>
          </table:table-cell>
          <table:table-cell table:number-columns-repeated="4" office:value-type="float" office:value="10.77" calcext:value-type="float">
            <text:p>10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115" calcext:value-type="float">
            <text:p>20150115</text:p>
          </table:table-cell>
          <table:table-cell table:number-columns-repeated="4"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116" calcext:value-type="float">
            <text:p>20150116</text:p>
          </table:table-cell>
          <table:table-cell table:number-columns-repeated="4" office:value-type="float" office:value="10.74" calcext:value-type="float">
            <text:p>1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119" calcext:value-type="float">
            <text:p>20150119</text:p>
          </table:table-cell>
          <table:table-cell table:number-columns-repeated="4" office:value-type="float" office:value="10.74" calcext:value-type="float">
            <text:p>1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120" calcext:value-type="float">
            <text:p>20150120</text:p>
          </table:table-cell>
          <table:table-cell table:number-columns-repeated="4" office:value-type="float" office:value="10.74" calcext:value-type="float">
            <text:p>1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121" calcext:value-type="float">
            <text:p>20150121</text:p>
          </table:table-cell>
          <table:table-cell table:number-columns-repeated="4"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122" calcext:value-type="float">
            <text:p>20150122</text:p>
          </table:table-cell>
          <table:table-cell table:number-columns-repeated="4" office:value-type="float" office:value="10.96" calcext:value-type="float">
            <text:p>1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123" calcext:value-type="float">
            <text:p>20150123</text:p>
          </table:table-cell>
          <table:table-cell table:number-columns-repeated="4" office:value-type="float" office:value="11.04" calcext:value-type="float">
            <text:p>1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126" calcext:value-type="float">
            <text:p>20150126</text:p>
          </table:table-cell>
          <table:table-cell table:number-columns-repeated="4" office:value-type="float" office:value="10.96" calcext:value-type="float">
            <text:p>1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127" calcext:value-type="float">
            <text:p>20150127</text:p>
          </table:table-cell>
          <table:table-cell table:number-columns-repeated="4" office:value-type="float" office:value="10.95" calcext:value-type="float">
            <text:p>1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128" calcext:value-type="float">
            <text:p>20150128</text:p>
          </table:table-cell>
          <table:table-cell table:number-columns-repeated="4" office:value-type="float" office:value="10.96" calcext:value-type="float">
            <text:p>1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129" calcext:value-type="float">
            <text:p>20150129</text:p>
          </table:table-cell>
          <table:table-cell table:number-columns-repeated="4" office:value-type="float" office:value="10.94" calcext:value-type="float">
            <text:p>1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130" calcext:value-type="float">
            <text:p>20150130</text:p>
          </table:table-cell>
          <table:table-cell table:number-columns-repeated="4" office:value-type="float" office:value="10.87" calcext:value-type="float">
            <text:p>1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202" calcext:value-type="float">
            <text:p>20150202</text:p>
          </table:table-cell>
          <table:table-cell table:number-columns-repeated="4"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203" calcext:value-type="float">
            <text:p>20150203</text:p>
          </table:table-cell>
          <table:table-cell table:number-columns-repeated="4" office:value-type="float" office:value="10.95" calcext:value-type="float">
            <text:p>1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204" calcext:value-type="float">
            <text:p>20150204</text:p>
          </table:table-cell>
          <table:table-cell table:number-columns-repeated="4" office:value-type="float" office:value="10.92" calcext:value-type="float">
            <text:p>1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205" calcext:value-type="float">
            <text:p>20150205</text:p>
          </table:table-cell>
          <table:table-cell table:number-columns-repeated="4" office:value-type="float" office:value="10.96" calcext:value-type="float">
            <text:p>1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206" calcext:value-type="float">
            <text:p>20150206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209" calcext:value-type="float">
            <text:p>20150209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210" calcext:value-type="float">
            <text:p>20150210</text:p>
          </table:table-cell>
          <table:table-cell table:number-columns-repeated="4" office:value-type="float" office:value="10.99" calcext:value-type="float">
            <text:p>1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211" calcext:value-type="float">
            <text:p>20150211</text:p>
          </table:table-cell>
          <table:table-cell table:number-columns-repeated="4" office:value-type="float" office:value="10.99" calcext:value-type="float">
            <text:p>1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212" calcext:value-type="float">
            <text:p>20150212</text:p>
          </table:table-cell>
          <table:table-cell table:number-columns-repeated="4" office:value-type="float" office:value="11.11" calcext:value-type="float">
            <text:p>11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213" calcext:value-type="float">
            <text:p>20150213</text:p>
          </table:table-cell>
          <table:table-cell table:number-columns-repeated="4"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216" calcext:value-type="float">
            <text:p>20150216</text:p>
          </table:table-cell>
          <table:table-cell table:number-columns-repeated="4" office:value-type="float" office:value="11.18" calcext:value-type="float">
            <text:p>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217" calcext:value-type="float">
            <text:p>20150217</text:p>
          </table:table-cell>
          <table:table-cell table:number-columns-repeated="4" office:value-type="float" office:value="11.16" calcext:value-type="float">
            <text:p>1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218" calcext:value-type="float">
            <text:p>20150218</text:p>
          </table:table-cell>
          <table:table-cell table:number-columns-repeated="4" office:value-type="float" office:value="11.16" calcext:value-type="float">
            <text:p>1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219" calcext:value-type="float">
            <text:p>20150219</text:p>
          </table:table-cell>
          <table:table-cell table:number-columns-repeated="4" office:value-type="float" office:value="11.17" calcext:value-type="float">
            <text:p>1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220" calcext:value-type="float">
            <text:p>20150220</text:p>
          </table:table-cell>
          <table:table-cell table:number-columns-repeated="4" office:value-type="float" office:value="11.18" calcext:value-type="float">
            <text:p>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223" calcext:value-type="float">
            <text:p>20150223</text:p>
          </table:table-cell>
          <table:table-cell table:number-columns-repeated="4" office:value-type="float" office:value="11.19" calcext:value-type="float">
            <text:p>1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224" calcext:value-type="float">
            <text:p>20150224</text:p>
          </table:table-cell>
          <table:table-cell table:number-columns-repeated="4" office:value-type="float" office:value="11.22" calcext:value-type="float">
            <text:p>1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225" calcext:value-type="float">
            <text:p>20150225</text:p>
          </table:table-cell>
          <table:table-cell table:number-columns-repeated="4" office:value-type="float" office:value="11.19" calcext:value-type="float">
            <text:p>1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226" calcext:value-type="float">
            <text:p>20150226</text:p>
          </table:table-cell>
          <table:table-cell table:number-columns-repeated="4" office:value-type="float" office:value="11.23" calcext:value-type="float">
            <text:p>11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227" calcext:value-type="float">
            <text:p>20150227</text:p>
          </table:table-cell>
          <table:table-cell table:number-columns-repeated="4" office:value-type="float" office:value="11.23" calcext:value-type="float">
            <text:p>11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302" calcext:value-type="float">
            <text:p>20150302</text:p>
          </table:table-cell>
          <table:table-cell table:number-columns-repeated="4" office:value-type="float" office:value="11.22" calcext:value-type="float">
            <text:p>1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303" calcext:value-type="float">
            <text:p>20150303</text:p>
          </table:table-cell>
          <table:table-cell table:number-columns-repeated="4" office:value-type="float" office:value="11.17" calcext:value-type="float">
            <text:p>1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304" calcext:value-type="float">
            <text:p>20150304</text:p>
          </table:table-cell>
          <table:table-cell table:number-columns-repeated="4" office:value-type="float" office:value="11.15" calcext:value-type="float">
            <text:p>11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305" calcext:value-type="float">
            <text:p>20150305</text:p>
          </table:table-cell>
          <table:table-cell table:number-columns-repeated="4" office:value-type="float" office:value="11.17" calcext:value-type="float">
            <text:p>1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306" calcext:value-type="float">
            <text:p>20150306</text:p>
          </table:table-cell>
          <table:table-cell table:number-columns-repeated="4" office:value-type="float" office:value="11.15" calcext:value-type="float">
            <text:p>11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309" calcext:value-type="float">
            <text:p>20150309</text:p>
          </table:table-cell>
          <table:table-cell table:number-columns-repeated="4" office:value-type="float" office:value="11.11" calcext:value-type="float">
            <text:p>11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310" calcext:value-type="float">
            <text:p>20150310</text:p>
          </table:table-cell>
          <table:table-cell table:number-columns-repeated="4" office:value-type="float" office:value="11.02" calcext:value-type="float">
            <text:p>11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311" calcext:value-type="float">
            <text:p>20150311</text:p>
          </table:table-cell>
          <table:table-cell table:number-columns-repeated="4" office:value-type="float" office:value="11.12" calcext:value-type="float">
            <text:p>1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312" calcext:value-type="float">
            <text:p>20150312</text:p>
          </table:table-cell>
          <table:table-cell table:number-columns-repeated="4" office:value-type="float" office:value="11.15" calcext:value-type="float">
            <text:p>11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313" calcext:value-type="float">
            <text:p>20150313</text:p>
          </table:table-cell>
          <table:table-cell table:number-columns-repeated="4" office:value-type="float" office:value="11.08" calcext:value-type="float">
            <text:p>1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316" calcext:value-type="float">
            <text:p>20150316</text:p>
          </table:table-cell>
          <table:table-cell table:number-columns-repeated="4" office:value-type="float" office:value="11.09" calcext:value-type="float">
            <text:p>11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317" calcext:value-type="float">
            <text:p>20150317</text:p>
          </table:table-cell>
          <table:table-cell table:number-columns-repeated="4" office:value-type="float" office:value="11.13" calcext:value-type="float">
            <text:p>1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318" calcext:value-type="float">
            <text:p>20150318</text:p>
          </table:table-cell>
          <table:table-cell table:number-columns-repeated="4" office:value-type="float" office:value="11.17" calcext:value-type="float">
            <text:p>1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319" calcext:value-type="float">
            <text:p>20150319</text:p>
          </table:table-cell>
          <table:table-cell table:number-columns-repeated="4" office:value-type="float" office:value="11.26" calcext:value-type="float">
            <text:p>1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320" calcext:value-type="float">
            <text:p>20150320</text:p>
          </table:table-cell>
          <table:table-cell table:number-columns-repeated="4"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323" calcext:value-type="float">
            <text:p>20150323</text:p>
          </table:table-cell>
          <table:table-cell table:number-columns-repeated="4"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324" calcext:value-type="float">
            <text:p>20150324</text:p>
          </table:table-cell>
          <table:table-cell table:number-columns-repeated="4" office:value-type="float" office:value="11.26" calcext:value-type="float">
            <text:p>1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325" calcext:value-type="float">
            <text:p>20150325</text:p>
          </table:table-cell>
          <table:table-cell table:number-columns-repeated="4" office:value-type="float" office:value="11.29" calcext:value-type="float">
            <text:p>11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326" calcext:value-type="float">
            <text:p>20150326</text:p>
          </table:table-cell>
          <table:table-cell table:number-columns-repeated="4" office:value-type="float" office:value="11.19" calcext:value-type="float">
            <text:p>1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327" calcext:value-type="float">
            <text:p>20150327</text:p>
          </table:table-cell>
          <table:table-cell table:number-columns-repeated="4" office:value-type="float" office:value="11.21" calcext:value-type="float">
            <text:p>11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330" calcext:value-type="float">
            <text:p>20150330</text:p>
          </table:table-cell>
          <table:table-cell table:number-columns-repeated="4" office:value-type="float" office:value="11.28" calcext:value-type="float">
            <text:p>11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331" calcext:value-type="float">
            <text:p>20150331</text:p>
          </table:table-cell>
          <table:table-cell table:number-columns-repeated="4" office:value-type="float" office:value="11.28" calcext:value-type="float">
            <text:p>11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401" calcext:value-type="float">
            <text:p>20150401</text:p>
          </table:table-cell>
          <table:table-cell table:number-columns-repeated="4" office:value-type="float" office:value="11.27" calcext:value-type="float">
            <text:p>1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402" calcext:value-type="float">
            <text:p>20150402</text:p>
          </table:table-cell>
          <table:table-cell table:number-columns-repeated="4"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407" calcext:value-type="float">
            <text:p>20150407</text:p>
          </table:table-cell>
          <table:table-cell table:number-columns-repeated="4" office:value-type="float" office:value="11.37" calcext:value-type="float">
            <text:p>1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408" calcext:value-type="float">
            <text:p>20150408</text:p>
          </table:table-cell>
          <table:table-cell table:number-columns-repeated="4" office:value-type="float" office:value="11.39" calcext:value-type="float">
            <text:p>11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409" calcext:value-type="float">
            <text:p>20150409</text:p>
          </table:table-cell>
          <table:table-cell table:number-columns-repeated="4" office:value-type="float" office:value="11.44" calcext:value-type="float">
            <text:p>1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410" calcext:value-type="float">
            <text:p>20150410</text:p>
          </table:table-cell>
          <table:table-cell table:number-columns-repeated="4" office:value-type="float" office:value="11.46" calcext:value-type="float">
            <text:p>1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413" calcext:value-type="float">
            <text:p>20150413</text:p>
          </table:table-cell>
          <table:table-cell table:number-columns-repeated="4" office:value-type="float" office:value="11.48" calcext:value-type="float">
            <text:p>11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414" calcext:value-type="float">
            <text:p>20150414</text:p>
          </table:table-cell>
          <table:table-cell table:number-columns-repeated="4" office:value-type="float" office:value="11.46" calcext:value-type="float">
            <text:p>1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415" calcext:value-type="float">
            <text:p>20150415</text:p>
          </table:table-cell>
          <table:table-cell table:number-columns-repeated="4" office:value-type="float" office:value="11.51" calcext:value-type="float">
            <text:p>11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416" calcext:value-type="float">
            <text:p>20150416</text:p>
          </table:table-cell>
          <table:table-cell table:number-columns-repeated="4"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417" calcext:value-type="float">
            <text:p>20150417</text:p>
          </table:table-cell>
          <table:table-cell table:number-columns-repeated="4"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420" calcext:value-type="float">
            <text:p>20150420</text:p>
          </table:table-cell>
          <table:table-cell table:number-columns-repeated="4" office:value-type="float" office:value="11.43" calcext:value-type="float">
            <text:p>11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421" calcext:value-type="float">
            <text:p>20150421</text:p>
          </table:table-cell>
          <table:table-cell table:number-columns-repeated="4" office:value-type="float" office:value="11.47" calcext:value-type="float">
            <text:p>11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422" calcext:value-type="float">
            <text:p>20150422</text:p>
          </table:table-cell>
          <table:table-cell table:number-columns-repeated="4" office:value-type="float" office:value="11.44" calcext:value-type="float">
            <text:p>1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423" calcext:value-type="float">
            <text:p>20150423</text:p>
          </table:table-cell>
          <table:table-cell table:number-columns-repeated="4" office:value-type="float" office:value="11.45" calcext:value-type="float">
            <text:p>1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424" calcext:value-type="float">
            <text:p>20150424</text:p>
          </table:table-cell>
          <table:table-cell table:number-columns-repeated="4" office:value-type="float" office:value="11.47" calcext:value-type="float">
            <text:p>11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427" calcext:value-type="float">
            <text:p>20150427</text:p>
          </table:table-cell>
          <table:table-cell table:number-columns-repeated="4" office:value-type="float" office:value="11.52" calcext:value-type="float">
            <text:p>11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428" calcext:value-type="float">
            <text:p>20150428</text:p>
          </table:table-cell>
          <table:table-cell table:number-columns-repeated="4"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429" calcext:value-type="float">
            <text:p>20150429</text:p>
          </table:table-cell>
          <table:table-cell table:number-columns-repeated="4" office:value-type="float" office:value="11.42" calcext:value-type="float">
            <text:p>11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430" calcext:value-type="float">
            <text:p>20150430</text:p>
          </table:table-cell>
          <table:table-cell table:number-columns-repeated="4" office:value-type="float" office:value="11.36" calcext:value-type="float">
            <text:p>1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504" calcext:value-type="float">
            <text:p>20150504</text:p>
          </table:table-cell>
          <table:table-cell table:number-columns-repeated="4" office:value-type="float" office:value="11.37" calcext:value-type="float">
            <text:p>1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505" calcext:value-type="float">
            <text:p>20150505</text:p>
          </table:table-cell>
          <table:table-cell table:number-columns-repeated="4" office:value-type="float" office:value="11.34" calcext:value-type="float">
            <text:p>11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506" calcext:value-type="float">
            <text:p>20150506</text:p>
          </table:table-cell>
          <table:table-cell table:number-columns-repeated="4" office:value-type="float" office:value="11.34" calcext:value-type="float">
            <text:p>11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507" calcext:value-type="float">
            <text:p>20150507</text:p>
          </table:table-cell>
          <table:table-cell table:number-columns-repeated="4"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508" calcext:value-type="float">
            <text:p>20150508</text:p>
          </table:table-cell>
          <table:table-cell table:number-columns-repeated="4" office:value-type="float" office:value="11.44" calcext:value-type="float">
            <text:p>1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511" calcext:value-type="float">
            <text:p>20150511</text:p>
          </table:table-cell>
          <table:table-cell table:number-columns-repeated="4" office:value-type="float" office:value="11.43" calcext:value-type="float">
            <text:p>11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512" calcext:value-type="float">
            <text:p>20150512</text:p>
          </table:table-cell>
          <table:table-cell table:number-columns-repeated="4" office:value-type="float" office:value="11.42" calcext:value-type="float">
            <text:p>11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513" calcext:value-type="float">
            <text:p>20150513</text:p>
          </table:table-cell>
          <table:table-cell table:number-columns-repeated="4" office:value-type="float" office:value="11.45" calcext:value-type="float">
            <text:p>1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514" calcext:value-type="float">
            <text:p>20150514</text:p>
          </table:table-cell>
          <table:table-cell table:number-columns-repeated="4" office:value-type="float" office:value="11.41" calcext:value-type="float">
            <text:p>11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515" calcext:value-type="float">
            <text:p>20150515</text:p>
          </table:table-cell>
          <table:table-cell table:number-columns-repeated="4" office:value-type="float" office:value="11.42" calcext:value-type="float">
            <text:p>11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518" calcext:value-type="float">
            <text:p>20150518</text:p>
          </table:table-cell>
          <table:table-cell table:number-columns-repeated="4" office:value-type="float" office:value="11.43" calcext:value-type="float">
            <text:p>11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519" calcext:value-type="float">
            <text:p>20150519</text:p>
          </table:table-cell>
          <table:table-cell table:number-columns-repeated="4" office:value-type="float" office:value="11.46" calcext:value-type="float">
            <text:p>1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520" calcext:value-type="float">
            <text:p>20150520</text:p>
          </table:table-cell>
          <table:table-cell table:number-columns-repeated="4" office:value-type="float" office:value="11.43" calcext:value-type="float">
            <text:p>11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521" calcext:value-type="float">
            <text:p>20150521</text:p>
          </table:table-cell>
          <table:table-cell table:number-columns-repeated="4" office:value-type="float" office:value="11.46" calcext:value-type="float">
            <text:p>1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522" calcext:value-type="float">
            <text:p>20150522</text:p>
          </table:table-cell>
          <table:table-cell table:number-columns-repeated="4" office:value-type="float" office:value="11.46" calcext:value-type="float">
            <text:p>1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525" calcext:value-type="float">
            <text:p>20150525</text:p>
          </table:table-cell>
          <table:table-cell table:number-columns-repeated="4" office:value-type="float" office:value="11.42" calcext:value-type="float">
            <text:p>11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526" calcext:value-type="float">
            <text:p>20150526</text:p>
          </table:table-cell>
          <table:table-cell table:number-columns-repeated="4" office:value-type="float" office:value="11.37" calcext:value-type="float">
            <text:p>1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527" calcext:value-type="float">
            <text:p>20150527</text:p>
          </table:table-cell>
          <table:table-cell table:number-columns-repeated="4"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528" calcext:value-type="float">
            <text:p>20150528</text:p>
          </table:table-cell>
          <table:table-cell table:number-columns-repeated="4" office:value-type="float" office:value="11.33" calcext:value-type="float">
            <text:p>11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529" calcext:value-type="float">
            <text:p>20150529</text:p>
          </table:table-cell>
          <table:table-cell table:number-columns-repeated="4" office:value-type="float" office:value="11.28" calcext:value-type="float">
            <text:p>11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601" calcext:value-type="float">
            <text:p>20150601</text:p>
          </table:table-cell>
          <table:table-cell table:number-columns-repeated="4" office:value-type="float" office:value="11.22" calcext:value-type="float">
            <text:p>1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602" calcext:value-type="float">
            <text:p>20150602</text:p>
          </table:table-cell>
          <table:table-cell table:number-columns-repeated="4" office:value-type="float" office:value="11.23" calcext:value-type="float">
            <text:p>11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603" calcext:value-type="float">
            <text:p>20150603</text:p>
          </table:table-cell>
          <table:table-cell table:number-columns-repeated="4" office:value-type="float" office:value="11.16" calcext:value-type="float">
            <text:p>1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605" calcext:value-type="float">
            <text:p>20150605</text:p>
          </table:table-cell>
          <table:table-cell table:number-columns-repeated="4" office:value-type="float" office:value="11.12" calcext:value-type="float">
            <text:p>1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608" calcext:value-type="float">
            <text:p>20150608</text:p>
          </table:table-cell>
          <table:table-cell table:number-columns-repeated="4" office:value-type="float" office:value="10.94" calcext:value-type="float">
            <text:p>1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609" calcext:value-type="float">
            <text:p>20150609</text:p>
          </table:table-cell>
          <table:table-cell table:number-columns-repeated="4" office:value-type="float" office:value="10.94" calcext:value-type="float">
            <text:p>1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610" calcext:value-type="float">
            <text:p>20150610</text:p>
          </table:table-cell>
          <table:table-cell table:number-columns-repeated="4" office:value-type="float" office:value="11.01" calcext:value-type="float">
            <text:p>11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611" calcext:value-type="float">
            <text:p>20150611</text:p>
          </table:table-cell>
          <table:table-cell table:number-columns-repeated="4" office:value-type="float" office:value="11.02" calcext:value-type="float">
            <text:p>11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612" calcext:value-type="float">
            <text:p>20150612</text:p>
          </table:table-cell>
          <table:table-cell table:number-columns-repeated="4" office:value-type="float" office:value="10.99" calcext:value-type="float">
            <text:p>1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615" calcext:value-type="float">
            <text:p>20150615</text:p>
          </table:table-cell>
          <table:table-cell table:number-columns-repeated="4" office:value-type="float" office:value="10.93" calcext:value-type="float">
            <text:p>1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616" calcext:value-type="float">
            <text:p>20150616</text:p>
          </table:table-cell>
          <table:table-cell table:number-columns-repeated="4" office:value-type="float" office:value="10.94" calcext:value-type="float">
            <text:p>1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617" calcext:value-type="float">
            <text:p>20150617</text:p>
          </table:table-cell>
          <table:table-cell table:number-columns-repeated="4" office:value-type="float" office:value="10.92" calcext:value-type="float">
            <text:p>1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618" calcext:value-type="float">
            <text:p>20150618</text:p>
          </table:table-cell>
          <table:table-cell table:number-columns-repeated="4" office:value-type="float" office:value="10.96" calcext:value-type="float">
            <text:p>1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619" calcext:value-type="float">
            <text:p>20150619</text:p>
          </table:table-cell>
          <table:table-cell table:number-columns-repeated="4" office:value-type="float" office:value="10.94" calcext:value-type="float">
            <text:p>1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622" calcext:value-type="float">
            <text:p>20150622</text:p>
          </table:table-cell>
          <table:table-cell table:number-columns-repeated="4" office:value-type="float" office:value="11.07" calcext:value-type="float">
            <text:p>11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623" calcext:value-type="float">
            <text:p>20150623</text:p>
          </table:table-cell>
          <table:table-cell table:number-columns-repeated="4" office:value-type="float" office:value="11.11" calcext:value-type="float">
            <text:p>11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624" calcext:value-type="float">
            <text:p>20150624</text:p>
          </table:table-cell>
          <table:table-cell table:number-columns-repeated="4" office:value-type="float" office:value="11.11" calcext:value-type="float">
            <text:p>11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625" calcext:value-type="float">
            <text:p>20150625</text:p>
          </table:table-cell>
          <table:table-cell table:number-columns-repeated="4" office:value-type="float" office:value="11.1" calcext:value-type="float">
            <text:p>1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626" calcext:value-type="float">
            <text:p>20150626</text:p>
          </table:table-cell>
          <table:table-cell table:number-columns-repeated="4" office:value-type="float" office:value="11.09" calcext:value-type="float">
            <text:p>11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629" calcext:value-type="float">
            <text:p>20150629</text:p>
          </table:table-cell>
          <table:table-cell table:number-columns-repeated="4" office:value-type="float" office:value="10.99" calcext:value-type="float">
            <text:p>1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630" calcext:value-type="float">
            <text:p>20150630</text:p>
          </table:table-cell>
          <table:table-cell table:number-columns-repeated="4" office:value-type="float" office:value="11.02" calcext:value-type="float">
            <text:p>11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701" calcext:value-type="float">
            <text:p>20150701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702" calcext:value-type="float">
            <text:p>20150702</text:p>
          </table:table-cell>
          <table:table-cell table:number-columns-repeated="4" office:value-type="float" office:value="11.01" calcext:value-type="float">
            <text:p>11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703" calcext:value-type="float">
            <text:p>20150703</text:p>
          </table:table-cell>
          <table:table-cell table:number-columns-repeated="4" office:value-type="float" office:value="10.97" calcext:value-type="float">
            <text:p>1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706" calcext:value-type="float">
            <text:p>20150706</text:p>
          </table:table-cell>
          <table:table-cell table:number-columns-repeated="4" office:value-type="float" office:value="10.95" calcext:value-type="float">
            <text:p>1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707" calcext:value-type="float">
            <text:p>20150707</text:p>
          </table:table-cell>
          <table:table-cell table:number-columns-repeated="4"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708" calcext:value-type="float">
            <text:p>20150708</text:p>
          </table:table-cell>
          <table:table-cell table:number-columns-repeated="4" office:value-type="float" office:value="10.86" calcext:value-type="float">
            <text:p>1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709" calcext:value-type="float">
            <text:p>20150709</text:p>
          </table:table-cell>
          <table:table-cell table:number-columns-repeated="4" office:value-type="float" office:value="10.98" calcext:value-type="float">
            <text:p>1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710" calcext:value-type="float">
            <text:p>20150710</text:p>
          </table:table-cell>
          <table:table-cell table:number-columns-repeated="4" office:value-type="float" office:value="11.05" calcext:value-type="float">
            <text:p>1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713" calcext:value-type="float">
            <text:p>20150713</text:p>
          </table:table-cell>
          <table:table-cell table:number-columns-repeated="4" office:value-type="float" office:value="11.06" calcext:value-type="float">
            <text:p>1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714" calcext:value-type="float">
            <text:p>20150714</text:p>
          </table:table-cell>
          <table:table-cell table:number-columns-repeated="4" office:value-type="float" office:value="11.04" calcext:value-type="float">
            <text:p>1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715" calcext:value-type="float">
            <text:p>20150715</text:p>
          </table:table-cell>
          <table:table-cell table:number-columns-repeated="4" office:value-type="float" office:value="11.01" calcext:value-type="float">
            <text:p>11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716" calcext:value-type="float">
            <text:p>20150716</text:p>
          </table:table-cell>
          <table:table-cell table:number-columns-repeated="4" office:value-type="float" office:value="11.09" calcext:value-type="float">
            <text:p>11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717" calcext:value-type="float">
            <text:p>20150717</text:p>
          </table:table-cell>
          <table:table-cell table:number-columns-repeated="4" office:value-type="float" office:value="11.07" calcext:value-type="float">
            <text:p>11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727" calcext:value-type="float">
            <text:p>20150727</text:p>
          </table:table-cell>
          <table:table-cell table:number-columns-repeated="4" office:value-type="float" office:value="10.73" calcext:value-type="float">
            <text:p>1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728" calcext:value-type="float">
            <text:p>20150728</text:p>
          </table:table-cell>
          <table:table-cell table:number-columns-repeated="4" office:value-type="float" office:value="10.76" calcext:value-type="float">
            <text:p>1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729" calcext:value-type="float">
            <text:p>20150729</text:p>
          </table:table-cell>
          <table:table-cell table:number-columns-repeated="4" office:value-type="float" office:value="10.82" calcext:value-type="float">
            <text:p>1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730" calcext:value-type="float">
            <text:p>20150730</text:p>
          </table:table-cell>
          <table:table-cell table:number-columns-repeated="4" office:value-type="float" office:value="10.83" calcext:value-type="float">
            <text:p>1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731" calcext:value-type="float">
            <text:p>20150731</text:p>
          </table:table-cell>
          <table:table-cell table:number-columns-repeated="4"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803" calcext:value-type="float">
            <text:p>20150803</text:p>
          </table:table-cell>
          <table:table-cell table:number-columns-repeated="4" office:value-type="float" office:value="10.86" calcext:value-type="float">
            <text:p>1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804" calcext:value-type="float">
            <text:p>20150804</text:p>
          </table:table-cell>
          <table:table-cell table:number-columns-repeated="4" office:value-type="float" office:value="10.85" calcext:value-type="float">
            <text:p>1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805" calcext:value-type="float">
            <text:p>20150805</text:p>
          </table:table-cell>
          <table:table-cell table:number-columns-repeated="4" office:value-type="float" office:value="10.93" calcext:value-type="float">
            <text:p>1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806" calcext:value-type="float">
            <text:p>20150806</text:p>
          </table:table-cell>
          <table:table-cell table:number-columns-repeated="4" office:value-type="float" office:value="10.79" calcext:value-type="float">
            <text:p>1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807" calcext:value-type="float">
            <text:p>20150807</text:p>
          </table:table-cell>
          <table:table-cell table:number-columns-repeated="4" office:value-type="float" office:value="10.81" calcext:value-type="float">
            <text:p>1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810" calcext:value-type="float">
            <text:p>20150810</text:p>
          </table:table-cell>
          <table:table-cell table:number-columns-repeated="4" office:value-type="float" office:value="10.85" calcext:value-type="float">
            <text:p>1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811" calcext:value-type="float">
            <text:p>20150811</text:p>
          </table:table-cell>
          <table:table-cell table:number-columns-repeated="4" office:value-type="float" office:value="10.86" calcext:value-type="float">
            <text:p>1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812" calcext:value-type="float">
            <text:p>20150812</text:p>
          </table:table-cell>
          <table:table-cell table:number-columns-repeated="4" office:value-type="float" office:value="10.76" calcext:value-type="float">
            <text:p>1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813" calcext:value-type="float">
            <text:p>20150813</text:p>
          </table:table-cell>
          <table:table-cell table:number-columns-repeated="4"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814" calcext:value-type="float">
            <text:p>20150814</text:p>
          </table:table-cell>
          <table:table-cell table:number-columns-repeated="4" office:value-type="float" office:value="10.76" calcext:value-type="float">
            <text:p>1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817" calcext:value-type="float">
            <text:p>20150817</text:p>
          </table:table-cell>
          <table:table-cell table:number-columns-repeated="4" office:value-type="float" office:value="10.69" calcext:value-type="float">
            <text:p>1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818" calcext:value-type="float">
            <text:p>20150818</text:p>
          </table:table-cell>
          <table:table-cell table:number-columns-repeated="4" office:value-type="float" office:value="10.62" calcext:value-type="float">
            <text:p>1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819" calcext:value-type="float">
            <text:p>20150819</text:p>
          </table:table-cell>
          <table:table-cell table:number-columns-repeated="4" office:value-type="float" office:value="10.65" calcext:value-type="float">
            <text:p>1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820" calcext:value-type="float">
            <text:p>20150820</text:p>
          </table:table-cell>
          <table:table-cell table:number-columns-repeated="4"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821" calcext:value-type="float">
            <text:p>20150821</text:p>
          </table:table-cell>
          <table:table-cell table:number-columns-repeated="4" office:value-type="float" office:value="10.52" calcext:value-type="float">
            <text:p>1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824" calcext:value-type="float">
            <text:p>20150824</text:p>
          </table:table-cell>
          <table:table-cell table:number-columns-repeated="4" office:value-type="float" office:value="10.21" calcext:value-type="float">
            <text:p>1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825" calcext:value-type="float">
            <text:p>20150825</text:p>
          </table:table-cell>
          <table:table-cell table:number-columns-repeated="4" office:value-type="float" office:value="10.29" calcext:value-type="float">
            <text:p>1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826" calcext:value-type="float">
            <text:p>20150826</text:p>
          </table:table-cell>
          <table:table-cell table:number-columns-repeated="4" office:value-type="float" office:value="10.28" calcext:value-type="float">
            <text:p>1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827" calcext:value-type="float">
            <text:p>20150827</text:p>
          </table:table-cell>
          <table:table-cell table:number-columns-repeated="4" office:value-type="float" office:value="10.48" calcext:value-type="float">
            <text:p>1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828" calcext:value-type="float">
            <text:p>20150828</text:p>
          </table:table-cell>
          <table:table-cell table:number-columns-repeated="4" office:value-type="float" office:value="10.53" calcext:value-type="float">
            <text:p>1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831" calcext:value-type="float">
            <text:p>20150831</text:p>
          </table:table-cell>
          <table:table-cell table:number-columns-repeated="4" office:value-type="float" office:value="10.58" calcext:value-type="float">
            <text:p>1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901" calcext:value-type="float">
            <text:p>20150901</text:p>
          </table:table-cell>
          <table:table-cell table:number-columns-repeated="4" office:value-type="float" office:value="10.43" calcext:value-type="float">
            <text:p>10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902" calcext:value-type="float">
            <text:p>20150902</text:p>
          </table:table-cell>
          <table:table-cell table:number-columns-repeated="4" office:value-type="float" office:value="10.43" calcext:value-type="float">
            <text:p>10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903" calcext:value-type="float">
            <text:p>20150903</text:p>
          </table:table-cell>
          <table:table-cell table:number-columns-repeated="4" office:value-type="float" office:value="10.53" calcext:value-type="float">
            <text:p>1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904" calcext:value-type="float">
            <text:p>20150904</text:p>
          </table:table-cell>
          <table:table-cell table:number-columns-repeated="4" office:value-type="float" office:value="10.47" calcext:value-type="float">
            <text:p>10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907" calcext:value-type="float">
            <text:p>20150907</text:p>
          </table:table-cell>
          <table:table-cell table:number-columns-repeated="4"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908" calcext:value-type="float">
            <text:p>20150908</text:p>
          </table:table-cell>
          <table:table-cell table:number-columns-repeated="4" office:value-type="float" office:value="10.43" calcext:value-type="float">
            <text:p>10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909" calcext:value-type="float">
            <text:p>20150909</text:p>
          </table:table-cell>
          <table:table-cell table:number-columns-repeated="4" office:value-type="float" office:value="10.45" calcext:value-type="float">
            <text:p>1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910" calcext:value-type="float">
            <text:p>20150910</text:p>
          </table:table-cell>
          <table:table-cell table:number-columns-repeated="4" office:value-type="float" office:value="10.46" calcext:value-type="float">
            <text:p>1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911" calcext:value-type="float">
            <text:p>20150911</text:p>
          </table:table-cell>
          <table:table-cell table:number-columns-repeated="4" office:value-type="float" office:value="10.42" calcext:value-type="float">
            <text:p>1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914" calcext:value-type="float">
            <text:p>20150914</text:p>
          </table:table-cell>
          <table:table-cell table:number-columns-repeated="4" office:value-type="float" office:value="10.43" calcext:value-type="float">
            <text:p>10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915" calcext:value-type="float">
            <text:p>20150915</text:p>
          </table:table-cell>
          <table:table-cell table:number-columns-repeated="4" office:value-type="float" office:value="10.48" calcext:value-type="float">
            <text:p>1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916" calcext:value-type="float">
            <text:p>20150916</text:p>
          </table:table-cell>
          <table:table-cell table:number-columns-repeated="4" office:value-type="float" office:value="10.54" calcext:value-type="float">
            <text:p>1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917" calcext:value-type="float">
            <text:p>20150917</text:p>
          </table:table-cell>
          <table:table-cell table:number-columns-repeated="4"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918" calcext:value-type="float">
            <text:p>20150918</text:p>
          </table:table-cell>
          <table:table-cell table:number-columns-repeated="4" office:value-type="float" office:value="10.52" calcext:value-type="float">
            <text:p>1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921" calcext:value-type="float">
            <text:p>20150921</text:p>
          </table:table-cell>
          <table:table-cell table:number-columns-repeated="4" office:value-type="float" office:value="10.51" calcext:value-type="float">
            <text:p>1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922" calcext:value-type="float">
            <text:p>20150922</text:p>
          </table:table-cell>
          <table:table-cell table:number-columns-repeated="4" office:value-type="float" office:value="10.43" calcext:value-type="float">
            <text:p>10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923" calcext:value-type="float">
            <text:p>20150923</text:p>
          </table:table-cell>
          <table:table-cell table:number-columns-repeated="4" office:value-type="float" office:value="10.41" calcext:value-type="float">
            <text:p>1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924" calcext:value-type="float">
            <text:p>20150924</text:p>
          </table:table-cell>
          <table:table-cell table:number-columns-repeated="4" office:value-type="float" office:value="10.34" calcext:value-type="float">
            <text:p>1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925" calcext:value-type="float">
            <text:p>20150925</text:p>
          </table:table-cell>
          <table:table-cell table:number-columns-repeated="4" office:value-type="float" office:value="10.38" calcext:value-type="float">
            <text:p>10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928" calcext:value-type="float">
            <text:p>20150928</text:p>
          </table:table-cell>
          <table:table-cell table:number-columns-repeated="4"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929" calcext:value-type="float">
            <text:p>20150929</text:p>
          </table:table-cell>
          <table:table-cell table:number-columns-repeated="4" office:value-type="float" office:value="10.33" calcext:value-type="float">
            <text:p>1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0930" calcext:value-type="float">
            <text:p>20150930</text:p>
          </table:table-cell>
          <table:table-cell table:number-columns-repeated="4" office:value-type="float" office:value="10.38" calcext:value-type="float">
            <text:p>10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001" calcext:value-type="float">
            <text:p>20151001</text:p>
          </table:table-cell>
          <table:table-cell table:number-columns-repeated="4" office:value-type="float" office:value="10.38" calcext:value-type="float">
            <text:p>10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002" calcext:value-type="float">
            <text:p>20151002</text:p>
          </table:table-cell>
          <table:table-cell table:number-columns-repeated="4" office:value-type="float" office:value="10.34" calcext:value-type="float">
            <text:p>1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005" calcext:value-type="float">
            <text:p>20151005</text:p>
          </table:table-cell>
          <table:table-cell table:number-columns-repeated="4" office:value-type="float" office:value="10.52" calcext:value-type="float">
            <text:p>1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006" calcext:value-type="float">
            <text:p>20151006</text:p>
          </table:table-cell>
          <table:table-cell table:number-columns-repeated="4"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007" calcext:value-type="float">
            <text:p>20151007</text:p>
          </table:table-cell>
          <table:table-cell table:number-columns-repeated="4" office:value-type="float" office:value="10.65" calcext:value-type="float">
            <text:p>1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008" calcext:value-type="float">
            <text:p>20151008</text:p>
          </table:table-cell>
          <table:table-cell table:number-columns-repeated="4" office:value-type="float" office:value="10.69" calcext:value-type="float">
            <text:p>1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009" calcext:value-type="float">
            <text:p>20151009</text:p>
          </table:table-cell>
          <table:table-cell table:number-columns-repeated="4"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012" calcext:value-type="float">
            <text:p>20151012</text:p>
          </table:table-cell>
          <table:table-cell table:number-columns-repeated="4" office:value-type="float" office:value="10.76" calcext:value-type="float">
            <text:p>1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013" calcext:value-type="float">
            <text:p>20151013</text:p>
          </table:table-cell>
          <table:table-cell table:number-columns-repeated="4" office:value-type="float" office:value="10.68" calcext:value-type="float">
            <text:p>1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014" calcext:value-type="float">
            <text:p>20151014</text:p>
          </table:table-cell>
          <table:table-cell table:number-columns-repeated="4"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015" calcext:value-type="float">
            <text:p>20151015</text:p>
          </table:table-cell>
          <table:table-cell table:number-columns-repeated="4" office:value-type="float" office:value="10.76" calcext:value-type="float">
            <text:p>1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016" calcext:value-type="float">
            <text:p>20151016</text:p>
          </table:table-cell>
          <table:table-cell table:number-columns-repeated="4" office:value-type="float" office:value="10.75" calcext:value-type="float">
            <text:p>1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019" calcext:value-type="float">
            <text:p>20151019</text:p>
          </table:table-cell>
          <table:table-cell table:number-columns-repeated="4" office:value-type="float" office:value="10.73" calcext:value-type="float">
            <text:p>1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020" calcext:value-type="float">
            <text:p>20151020</text:p>
          </table:table-cell>
          <table:table-cell table:number-columns-repeated="4" office:value-type="float" office:value="10.75" calcext:value-type="float">
            <text:p>1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021" calcext:value-type="float">
            <text:p>20151021</text:p>
          </table:table-cell>
          <table:table-cell table:number-columns-repeated="4" office:value-type="float" office:value="10.73" calcext:value-type="float">
            <text:p>1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022" calcext:value-type="float">
            <text:p>20151022</text:p>
          </table:table-cell>
          <table:table-cell table:number-columns-repeated="4" office:value-type="float" office:value="10.78" calcext:value-type="float">
            <text:p>10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023" calcext:value-type="float">
            <text:p>20151023</text:p>
          </table:table-cell>
          <table:table-cell table:number-columns-repeated="4"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026" calcext:value-type="float">
            <text:p>20151026</text:p>
          </table:table-cell>
          <table:table-cell table:number-columns-repeated="4" office:value-type="float" office:value="10.83" calcext:value-type="float">
            <text:p>1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027" calcext:value-type="float">
            <text:p>20151027</text:p>
          </table:table-cell>
          <table:table-cell table:number-columns-repeated="4" office:value-type="float" office:value="10.79" calcext:value-type="float">
            <text:p>1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028" calcext:value-type="float">
            <text:p>20151028</text:p>
          </table:table-cell>
          <table:table-cell table:number-columns-repeated="4" office:value-type="float" office:value="10.83" calcext:value-type="float">
            <text:p>1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029" calcext:value-type="float">
            <text:p>20151029</text:p>
          </table:table-cell>
          <table:table-cell table:number-columns-repeated="4" office:value-type="float" office:value="10.74" calcext:value-type="float">
            <text:p>1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030" calcext:value-type="float">
            <text:p>20151030</text:p>
          </table:table-cell>
          <table:table-cell table:number-columns-repeated="4" office:value-type="float" office:value="10.76" calcext:value-type="float">
            <text:p>1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102" calcext:value-type="float">
            <text:p>20151102</text:p>
          </table:table-cell>
          <table:table-cell table:number-columns-repeated="4" office:value-type="float" office:value="10.89" calcext:value-type="float">
            <text:p>1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103" calcext:value-type="float">
            <text:p>20151103</text:p>
          </table:table-cell>
          <table:table-cell table:number-columns-repeated="4" office:value-type="float" office:value="10.87" calcext:value-type="float">
            <text:p>1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104" calcext:value-type="float">
            <text:p>20151104</text:p>
          </table:table-cell>
          <table:table-cell table:number-columns-repeated="4" office:value-type="float" office:value="10.91" calcext:value-type="float">
            <text:p>1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105" calcext:value-type="float">
            <text:p>20151105</text:p>
          </table:table-cell>
          <table:table-cell table:number-columns-repeated="4"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106" calcext:value-type="float">
            <text:p>20151106</text:p>
          </table:table-cell>
          <table:table-cell table:number-columns-repeated="4" office:value-type="float" office:value="10.78" calcext:value-type="float">
            <text:p>10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109" calcext:value-type="float">
            <text:p>20151109</text:p>
          </table:table-cell>
          <table:table-cell table:number-columns-repeated="4" office:value-type="float" office:value="10.78" calcext:value-type="float">
            <text:p>10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110" calcext:value-type="float">
            <text:p>20151110</text:p>
          </table:table-cell>
          <table:table-cell table:number-columns-repeated="4" office:value-type="float" office:value="10.76" calcext:value-type="float">
            <text:p>1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112" calcext:value-type="float">
            <text:p>20151112</text:p>
          </table:table-cell>
          <table:table-cell table:number-columns-repeated="4" office:value-type="float" office:value="10.73" calcext:value-type="float">
            <text:p>1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113" calcext:value-type="float">
            <text:p>20151113</text:p>
          </table:table-cell>
          <table:table-cell table:number-columns-repeated="4"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116" calcext:value-type="float">
            <text:p>20151116</text:p>
          </table:table-cell>
          <table:table-cell table:number-columns-repeated="4" office:value-type="float" office:value="10.66" calcext:value-type="float">
            <text:p>1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117" calcext:value-type="float">
            <text:p>20151117</text:p>
          </table:table-cell>
          <table:table-cell table:number-columns-repeated="4"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118" calcext:value-type="float">
            <text:p>20151118</text:p>
          </table:table-cell>
          <table:table-cell table:number-columns-repeated="4" office:value-type="float" office:value="10.87" calcext:value-type="float">
            <text:p>1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119" calcext:value-type="float">
            <text:p>20151119</text:p>
          </table:table-cell>
          <table:table-cell table:number-columns-repeated="4" office:value-type="float" office:value="10.87" calcext:value-type="float">
            <text:p>1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120" calcext:value-type="float">
            <text:p>20151120</text:p>
          </table:table-cell>
          <table:table-cell table:number-columns-repeated="4" office:value-type="float" office:value="10.91" calcext:value-type="float">
            <text:p>1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123" calcext:value-type="float">
            <text:p>20151123</text:p>
          </table:table-cell>
          <table:table-cell table:number-columns-repeated="4" office:value-type="float" office:value="10.85" calcext:value-type="float">
            <text:p>1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124" calcext:value-type="float">
            <text:p>20151124</text:p>
          </table:table-cell>
          <table:table-cell table:number-columns-repeated="4"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125" calcext:value-type="float">
            <text:p>20151125</text:p>
          </table:table-cell>
          <table:table-cell table:number-columns-repeated="4" office:value-type="float" office:value="10.69" calcext:value-type="float">
            <text:p>1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126" calcext:value-type="float">
            <text:p>20151126</text:p>
          </table:table-cell>
          <table:table-cell table:number-columns-repeated="4" office:value-type="float" office:value="10.68" calcext:value-type="float">
            <text:p>1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127" calcext:value-type="float">
            <text:p>20151127</text:p>
          </table:table-cell>
          <table:table-cell table:number-columns-repeated="4" office:value-type="float" office:value="10.63" calcext:value-type="float">
            <text:p>1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130" calcext:value-type="float">
            <text:p>20151130</text:p>
          </table:table-cell>
          <table:table-cell table:number-columns-repeated="4"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201" calcext:value-type="float">
            <text:p>20151201</text:p>
          </table:table-cell>
          <table:table-cell table:number-columns-repeated="4" office:value-type="float" office:value="10.64" calcext:value-type="float">
            <text:p>1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202" calcext:value-type="float">
            <text:p>20151202</text:p>
          </table:table-cell>
          <table:table-cell table:number-columns-repeated="4"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203" calcext:value-type="float">
            <text:p>20151203</text:p>
          </table:table-cell>
          <table:table-cell table:number-columns-repeated="4" office:value-type="float" office:value="10.53" calcext:value-type="float">
            <text:p>1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204" calcext:value-type="float">
            <text:p>20151204</text:p>
          </table:table-cell>
          <table:table-cell table:number-columns-repeated="4" office:value-type="float" office:value="10.43" calcext:value-type="float">
            <text:p>10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207" calcext:value-type="float">
            <text:p>20151207</text:p>
          </table:table-cell>
          <table:table-cell table:number-columns-repeated="4" office:value-type="float" office:value="10.36" calcext:value-type="float">
            <text:p>1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208" calcext:value-type="float">
            <text:p>20151208</text:p>
          </table:table-cell>
          <table:table-cell table:number-columns-repeated="4" office:value-type="float" office:value="10.25" calcext:value-type="float">
            <text:p>1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209" calcext:value-type="float">
            <text:p>20151209</text:p>
          </table:table-cell>
          <table:table-cell table:number-columns-repeated="4" office:value-type="float" office:value="10.24" calcext:value-type="float">
            <text:p>1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210" calcext:value-type="float">
            <text:p>20151210</text:p>
          </table:table-cell>
          <table:table-cell table:number-columns-repeated="4" office:value-type="float" office:value="10.22" calcext:value-type="float">
            <text:p>1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211" calcext:value-type="float">
            <text:p>20151211</text:p>
          </table:table-cell>
          <table:table-cell table:number-columns-repeated="4" office:value-type="float" office:value="10.05" calcext:value-type="float">
            <text:p>1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214" calcext:value-type="float">
            <text:p>20151214</text:p>
          </table:table-cell>
          <table:table-cell table:number-columns-repeated="4"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215" calcext:value-type="float">
            <text:p>20151215</text:p>
          </table:table-cell>
          <table:table-cell table:number-columns-repeated="4" office:value-type="float" office:value="10.08" calcext:value-type="float">
            <text:p>1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216" calcext:value-type="float">
            <text:p>20151216</text:p>
          </table:table-cell>
          <table:table-cell table:number-columns-repeated="4" office:value-type="float" office:value="10.15" calcext:value-type="float">
            <text:p>1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217" calcext:value-type="float">
            <text:p>20151217</text:p>
          </table:table-cell>
          <table:table-cell table:number-columns-repeated="4" office:value-type="float" office:value="10.22" calcext:value-type="float">
            <text:p>1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218" calcext:value-type="float">
            <text:p>20151218</text:p>
          </table:table-cell>
          <table:table-cell table:number-columns-repeated="4" office:value-type="float" office:value="10.18" calcext:value-type="float">
            <text:p>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221" calcext:value-type="float">
            <text:p>20151221</text:p>
          </table:table-cell>
          <table:table-cell table:number-columns-repeated="4" office:value-type="float" office:value="10.17" calcext:value-type="float">
            <text:p>1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222" calcext:value-type="float">
            <text:p>20151222</text:p>
          </table:table-cell>
          <table:table-cell table:number-columns-repeated="4" office:value-type="float" office:value="10.14" calcext:value-type="float">
            <text:p>1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223" calcext:value-type="float">
            <text:p>20151223</text:p>
          </table:table-cell>
          <table:table-cell table:number-columns-repeated="4" office:value-type="float" office:value="10.21" calcext:value-type="float">
            <text:p>1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228" calcext:value-type="float">
            <text:p>20151228</text:p>
          </table:table-cell>
          <table:table-cell table:number-columns-repeated="4"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229" calcext:value-type="float">
            <text:p>20151229</text:p>
          </table:table-cell>
          <table:table-cell table:number-columns-repeated="4" office:value-type="float" office:value="10.22" calcext:value-type="float">
            <text:p>1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51230" calcext:value-type="float">
            <text:p>20151230</text:p>
          </table:table-cell>
          <table:table-cell table:number-columns-repeated="4" office:value-type="float" office:value="10.16" calcext:value-type="float">
            <text:p>1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104" calcext:value-type="float">
            <text:p>20160104</text:p>
          </table:table-cell>
          <table:table-cell table:number-columns-repeated="4" office:value-type="float" office:value="10.04" calcext:value-type="float">
            <text:p>1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105" calcext:value-type="float">
            <text:p>20160105</text:p>
          </table:table-cell>
          <table:table-cell table:number-columns-repeated="4" office:value-type="float" office:value="10.08" calcext:value-type="float">
            <text:p>1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107" calcext:value-type="float">
            <text:p>20160107</text:p>
          </table:table-cell>
          <table:table-cell table:number-columns-repeated="4" office:value-type="float" office:value="9.96" calcext:value-type="float">
            <text:p>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108" calcext:value-type="float">
            <text:p>20160108</text:p>
          </table:table-cell>
          <table:table-cell table:number-columns-repeated="4"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111" calcext:value-type="float">
            <text:p>20160111</text:p>
          </table:table-cell>
          <table:table-cell table:number-columns-repeated="4" office:value-type="float" office:value="9.88" calcext:value-type="float">
            <text:p>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112" calcext:value-type="float">
            <text:p>20160112</text:p>
          </table:table-cell>
          <table:table-cell table:number-columns-repeated="4" office:value-type="float" office:value="9.95" calcext:value-type="float">
            <text:p>9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113" calcext:value-type="float">
            <text:p>20160113</text:p>
          </table:table-cell>
          <table:table-cell table:number-columns-repeated="4" office:value-type="float" office:value="9.99" calcext:value-type="float">
            <text:p>9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114" calcext:value-type="float">
            <text:p>20160114</text:p>
          </table:table-cell>
          <table:table-cell table:number-columns-repeated="4" office:value-type="float" office:value="9.99" calcext:value-type="float">
            <text:p>9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115" calcext:value-type="float">
            <text:p>20160115</text:p>
          </table:table-cell>
          <table:table-cell table:number-columns-repeated="4" office:value-type="float" office:value="9.91" calcext:value-type="float">
            <text:p>9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118" calcext:value-type="float">
            <text:p>20160118</text:p>
          </table:table-cell>
          <table:table-cell table:number-columns-repeated="4" office:value-type="float" office:value="9.88" calcext:value-type="float">
            <text:p>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119" calcext:value-type="float">
            <text:p>20160119</text:p>
          </table:table-cell>
          <table:table-cell table:number-columns-repeated="4"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120" calcext:value-type="float">
            <text:p>20160120</text:p>
          </table:table-cell>
          <table:table-cell table:number-columns-repeated="4" office:value-type="float" office:value="9.79" calcext:value-type="float">
            <text:p>9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121" calcext:value-type="float">
            <text:p>20160121</text:p>
          </table:table-cell>
          <table:table-cell table:number-columns-repeated="4" office:value-type="float" office:value="9.85" calcext:value-type="float">
            <text:p>9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122" calcext:value-type="float">
            <text:p>20160122</text:p>
          </table:table-cell>
          <table:table-cell table:number-columns-repeated="4" office:value-type="float" office:value="10.02" calcext:value-type="float">
            <text:p>1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125" calcext:value-type="float">
            <text:p>20160125</text:p>
          </table:table-cell>
          <table:table-cell table:number-columns-repeated="4" office:value-type="float" office:value="10.06" calcext:value-type="float">
            <text:p>1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126" calcext:value-type="float">
            <text:p>20160126</text:p>
          </table:table-cell>
          <table:table-cell table:number-columns-repeated="4" office:value-type="float" office:value="10.09" calcext:value-type="float">
            <text:p>1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127" calcext:value-type="float">
            <text:p>20160127</text:p>
          </table:table-cell>
          <table:table-cell table:number-columns-repeated="4" office:value-type="float" office:value="10.12" calcext:value-type="float">
            <text:p>1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128" calcext:value-type="float">
            <text:p>20160128</text:p>
          </table:table-cell>
          <table:table-cell table:number-columns-repeated="4" office:value-type="float" office:value="10.19" calcext:value-type="float">
            <text:p>1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129" calcext:value-type="float">
            <text:p>20160129</text:p>
          </table:table-cell>
          <table:table-cell table:number-columns-repeated="4" office:value-type="float" office:value="10.28" calcext:value-type="float">
            <text:p>1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201" calcext:value-type="float">
            <text:p>20160201</text:p>
          </table:table-cell>
          <table:table-cell table:number-columns-repeated="4" office:value-type="float" office:value="10.24" calcext:value-type="float">
            <text:p>1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202" calcext:value-type="float">
            <text:p>20160202</text:p>
          </table:table-cell>
          <table:table-cell table:number-columns-repeated="4" office:value-type="float" office:value="10.07" calcext:value-type="float">
            <text:p>1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203" calcext:value-type="float">
            <text:p>20160203</text:p>
          </table:table-cell>
          <table:table-cell table:number-columns-repeated="4" office:value-type="float" office:value="10.07" calcext:value-type="float">
            <text:p>1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204" calcext:value-type="float">
            <text:p>20160204</text:p>
          </table:table-cell>
          <table:table-cell table:number-columns-repeated="4" office:value-type="float" office:value="10.24" calcext:value-type="float">
            <text:p>1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205" calcext:value-type="float">
            <text:p>20160205</text:p>
          </table:table-cell>
          <table:table-cell table:number-columns-repeated="4" office:value-type="float" office:value="10.21" calcext:value-type="float">
            <text:p>1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208" calcext:value-type="float">
            <text:p>20160208</text:p>
          </table:table-cell>
          <table:table-cell table:number-columns-repeated="4" office:value-type="float" office:value="10.05" calcext:value-type="float">
            <text:p>1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209" calcext:value-type="float">
            <text:p>20160209</text:p>
          </table:table-cell>
          <table:table-cell table:number-columns-repeated="4" office:value-type="float" office:value="9.99" calcext:value-type="float">
            <text:p>9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210" calcext:value-type="float">
            <text:p>20160210</text:p>
          </table:table-cell>
          <table:table-cell table:number-columns-repeated="4"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211" calcext:value-type="float">
            <text:p>20160211</text:p>
          </table:table-cell>
          <table:table-cell table:number-columns-repeated="4" office:value-type="float" office:value="9.91" calcext:value-type="float">
            <text:p>9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212" calcext:value-type="float">
            <text:p>20160212</text:p>
          </table:table-cell>
          <table:table-cell table:number-columns-repeated="4" office:value-type="float" office:value="9.97" calcext:value-type="float">
            <text:p>9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215" calcext:value-type="float">
            <text:p>20160215</text:p>
          </table:table-cell>
          <table:table-cell table:number-columns-repeated="4" office:value-type="float" office:value="10.05" calcext:value-type="float">
            <text:p>1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216" calcext:value-type="float">
            <text:p>20160216</text:p>
          </table:table-cell>
          <table:table-cell table:number-columns-repeated="4" office:value-type="float" office:value="10.05" calcext:value-type="float">
            <text:p>1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217" calcext:value-type="float">
            <text:p>20160217</text:p>
          </table:table-cell>
          <table:table-cell table:number-columns-repeated="4" office:value-type="float" office:value="10.21" calcext:value-type="float">
            <text:p>1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218" calcext:value-type="float">
            <text:p>20160218</text:p>
          </table:table-cell>
          <table:table-cell table:number-columns-repeated="4" office:value-type="float" office:value="10.24" calcext:value-type="float">
            <text:p>1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219" calcext:value-type="float">
            <text:p>20160219</text:p>
          </table:table-cell>
          <table:table-cell table:number-columns-repeated="4" office:value-type="float" office:value="10.18" calcext:value-type="float">
            <text:p>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222" calcext:value-type="float">
            <text:p>20160222</text:p>
          </table:table-cell>
          <table:table-cell table:number-columns-repeated="4" office:value-type="float" office:value="10.32" calcext:value-type="float">
            <text:p>1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223" calcext:value-type="float">
            <text:p>20160223</text:p>
          </table:table-cell>
          <table:table-cell table:number-columns-repeated="4" office:value-type="float" office:value="10.32" calcext:value-type="float">
            <text:p>1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224" calcext:value-type="float">
            <text:p>20160224</text:p>
          </table:table-cell>
          <table:table-cell table:number-columns-repeated="4"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225" calcext:value-type="float">
            <text:p>20160225</text:p>
          </table:table-cell>
          <table:table-cell table:number-columns-repeated="4" office:value-type="float" office:value="10.28" calcext:value-type="float">
            <text:p>1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226" calcext:value-type="float">
            <text:p>20160226</text:p>
          </table:table-cell>
          <table:table-cell table:number-columns-repeated="4" office:value-type="float" office:value="10.28" calcext:value-type="float">
            <text:p>1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229" calcext:value-type="float">
            <text:p>20160229</text:p>
          </table:table-cell>
          <table:table-cell table:number-columns-repeated="4"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301" calcext:value-type="float">
            <text:p>20160301</text:p>
          </table:table-cell>
          <table:table-cell table:number-columns-repeated="4" office:value-type="float" office:value="10.36" calcext:value-type="float">
            <text:p>1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302" calcext:value-type="float">
            <text:p>20160302</text:p>
          </table:table-cell>
          <table:table-cell table:number-columns-repeated="4" office:value-type="float" office:value="10.35" calcext:value-type="float">
            <text:p>10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303" calcext:value-type="float">
            <text:p>20160303</text:p>
          </table:table-cell>
          <table:table-cell table:number-columns-repeated="4" office:value-type="float" office:value="10.46" calcext:value-type="float">
            <text:p>1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304" calcext:value-type="float">
            <text:p>20160304</text:p>
          </table:table-cell>
          <table:table-cell table:number-columns-repeated="4" office:value-type="float" office:value="10.51" calcext:value-type="float">
            <text:p>1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307" calcext:value-type="float">
            <text:p>20160307</text:p>
          </table:table-cell>
          <table:table-cell table:number-columns-repeated="4"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308" calcext:value-type="float">
            <text:p>20160308</text:p>
          </table:table-cell>
          <table:table-cell table:number-columns-repeated="4"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309" calcext:value-type="float">
            <text:p>20160309</text:p>
          </table:table-cell>
          <table:table-cell table:number-columns-repeated="4"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310" calcext:value-type="float">
            <text:p>20160310</text:p>
          </table:table-cell>
          <table:table-cell table:number-columns-repeated="4" office:value-type="float" office:value="10.58" calcext:value-type="float">
            <text:p>1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311" calcext:value-type="float">
            <text:p>20160311</text:p>
          </table:table-cell>
          <table:table-cell table:number-columns-repeated="4" office:value-type="float" office:value="10.64" calcext:value-type="float">
            <text:p>1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314" calcext:value-type="float">
            <text:p>20160314</text:p>
          </table:table-cell>
          <table:table-cell table:number-columns-repeated="4"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315" calcext:value-type="float">
            <text:p>20160315</text:p>
          </table:table-cell>
          <table:table-cell table:number-columns-repeated="4" office:value-type="float" office:value="10.54" calcext:value-type="float">
            <text:p>1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316" calcext:value-type="float">
            <text:p>20160316</text:p>
          </table:table-cell>
          <table:table-cell table:number-columns-repeated="4" office:value-type="float" office:value="10.53" calcext:value-type="float">
            <text:p>1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317" calcext:value-type="float">
            <text:p>20160317</text:p>
          </table:table-cell>
          <table:table-cell table:number-columns-repeated="4"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318" calcext:value-type="float">
            <text:p>20160318</text:p>
          </table:table-cell>
          <table:table-cell table:number-columns-repeated="4" office:value-type="float" office:value="10.73" calcext:value-type="float">
            <text:p>1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321" calcext:value-type="float">
            <text:p>20160321</text:p>
          </table:table-cell>
          <table:table-cell table:number-columns-repeated="4"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322" calcext:value-type="float">
            <text:p>20160322</text:p>
          </table:table-cell>
          <table:table-cell table:number-columns-repeated="4"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323" calcext:value-type="float">
            <text:p>20160323</text:p>
          </table:table-cell>
          <table:table-cell table:number-columns-repeated="4"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324" calcext:value-type="float">
            <text:p>20160324</text:p>
          </table:table-cell>
          <table:table-cell table:number-columns-repeated="4"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329" calcext:value-type="float">
            <text:p>20160329</text:p>
          </table:table-cell>
          <table:table-cell table:number-columns-repeated="4"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330" calcext:value-type="float">
            <text:p>20160330</text:p>
          </table:table-cell>
          <table:table-cell table:number-columns-repeated="4" office:value-type="float" office:value="10.68" calcext:value-type="float">
            <text:p>1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331" calcext:value-type="float">
            <text:p>20160331</text:p>
          </table:table-cell>
          <table:table-cell table:number-columns-repeated="4"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401" calcext:value-type="float">
            <text:p>20160401</text:p>
          </table:table-cell>
          <table:table-cell table:number-columns-repeated="4" office:value-type="float" office:value="10.58" calcext:value-type="float">
            <text:p>1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404" calcext:value-type="float">
            <text:p>20160404</text:p>
          </table:table-cell>
          <table:table-cell table:number-columns-repeated="4" office:value-type="float" office:value="10.64" calcext:value-type="float">
            <text:p>1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405" calcext:value-type="float">
            <text:p>20160405</text:p>
          </table:table-cell>
          <table:table-cell table:number-columns-repeated="4" office:value-type="float" office:value="10.54" calcext:value-type="float">
            <text:p>1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406" calcext:value-type="float">
            <text:p>20160406</text:p>
          </table:table-cell>
          <table:table-cell table:number-columns-repeated="4" office:value-type="float" office:value="10.54" calcext:value-type="float">
            <text:p>1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407" calcext:value-type="float">
            <text:p>20160407</text:p>
          </table:table-cell>
          <table:table-cell table:number-columns-repeated="4" office:value-type="float" office:value="10.52" calcext:value-type="float">
            <text:p>1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408" calcext:value-type="float">
            <text:p>20160408</text:p>
          </table:table-cell>
          <table:table-cell table:number-columns-repeated="4" office:value-type="float" office:value="10.63" calcext:value-type="float">
            <text:p>1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411" calcext:value-type="float">
            <text:p>20160411</text:p>
          </table:table-cell>
          <table:table-cell table:number-columns-repeated="4" office:value-type="float" office:value="10.65" calcext:value-type="float">
            <text:p>1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412" calcext:value-type="float">
            <text:p>20160412</text:p>
          </table:table-cell>
          <table:table-cell table:number-columns-repeated="4" office:value-type="float" office:value="10.66" calcext:value-type="float">
            <text:p>1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413" calcext:value-type="float">
            <text:p>20160413</text:p>
          </table:table-cell>
          <table:table-cell table:number-columns-repeated="4" office:value-type="float" office:value="10.79" calcext:value-type="float">
            <text:p>1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414" calcext:value-type="float">
            <text:p>20160414</text:p>
          </table:table-cell>
          <table:table-cell table:number-columns-repeated="4" office:value-type="float" office:value="10.85" calcext:value-type="float">
            <text:p>1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415" calcext:value-type="float">
            <text:p>20160415</text:p>
          </table:table-cell>
          <table:table-cell table:number-columns-repeated="4" office:value-type="float" office:value="10.83" calcext:value-type="float">
            <text:p>1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418" calcext:value-type="float">
            <text:p>20160418</text:p>
          </table:table-cell>
          <table:table-cell table:number-columns-repeated="4" office:value-type="float" office:value="10.83" calcext:value-type="float">
            <text:p>1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419" calcext:value-type="float">
            <text:p>20160419</text:p>
          </table:table-cell>
          <table:table-cell table:number-columns-repeated="4"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420" calcext:value-type="float">
            <text:p>20160420</text:p>
          </table:table-cell>
          <table:table-cell table:number-columns-repeated="4"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421" calcext:value-type="float">
            <text:p>20160421</text:p>
          </table:table-cell>
          <table:table-cell table:number-columns-repeated="4"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422" calcext:value-type="float">
            <text:p>20160422</text:p>
          </table:table-cell>
          <table:table-cell table:number-columns-repeated="4" office:value-type="float" office:value="10.96" calcext:value-type="float">
            <text:p>1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425" calcext:value-type="float">
            <text:p>20160425</text:p>
          </table:table-cell>
          <table:table-cell table:number-columns-repeated="4" office:value-type="float" office:value="10.98" calcext:value-type="float">
            <text:p>1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426" calcext:value-type="float">
            <text:p>20160426</text:p>
          </table:table-cell>
          <table:table-cell table:number-columns-repeated="4" office:value-type="float" office:value="10.98" calcext:value-type="float">
            <text:p>1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427" calcext:value-type="float">
            <text:p>20160427</text:p>
          </table:table-cell>
          <table:table-cell table:number-columns-repeated="4" office:value-type="float" office:value="10.94" calcext:value-type="float">
            <text:p>1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428" calcext:value-type="float">
            <text:p>20160428</text:p>
          </table:table-cell>
          <table:table-cell table:number-columns-repeated="4" office:value-type="float" office:value="10.97" calcext:value-type="float">
            <text:p>1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429" calcext:value-type="float">
            <text:p>20160429</text:p>
          </table:table-cell>
          <table:table-cell table:number-columns-repeated="4" office:value-type="float" office:value="10.97" calcext:value-type="float">
            <text:p>1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502" calcext:value-type="float">
            <text:p>20160502</text:p>
          </table:table-cell>
          <table:table-cell table:number-columns-repeated="4" office:value-type="float" office:value="10.89" calcext:value-type="float">
            <text:p>1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504" calcext:value-type="float">
            <text:p>20160504</text:p>
          </table:table-cell>
          <table:table-cell table:number-columns-repeated="4" office:value-type="float" office:value="10.64" calcext:value-type="float">
            <text:p>1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505" calcext:value-type="float">
            <text:p>20160505</text:p>
          </table:table-cell>
          <table:table-cell table:number-columns-repeated="4"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506" calcext:value-type="float">
            <text:p>20160506</text:p>
          </table:table-cell>
          <table:table-cell table:number-columns-repeated="4" office:value-type="float" office:value="10.62" calcext:value-type="float">
            <text:p>1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509" calcext:value-type="float">
            <text:p>20160509</text:p>
          </table:table-cell>
          <table:table-cell table:number-columns-repeated="4"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510" calcext:value-type="float">
            <text:p>20160510</text:p>
          </table:table-cell>
          <table:table-cell table:number-columns-repeated="4"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511" calcext:value-type="float">
            <text:p>20160511</text:p>
          </table:table-cell>
          <table:table-cell table:number-columns-repeated="4"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512" calcext:value-type="float">
            <text:p>20160512</text:p>
          </table:table-cell>
          <table:table-cell table:number-columns-repeated="4" office:value-type="float" office:value="10.58" calcext:value-type="float">
            <text:p>1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513" calcext:value-type="float">
            <text:p>20160513</text:p>
          </table:table-cell>
          <table:table-cell table:number-columns-repeated="4" office:value-type="float" office:value="10.53" calcext:value-type="float">
            <text:p>1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516" calcext:value-type="float">
            <text:p>20160516</text:p>
          </table:table-cell>
          <table:table-cell table:number-columns-repeated="4" office:value-type="float" office:value="10.55" calcext:value-type="float">
            <text:p>1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517" calcext:value-type="float">
            <text:p>20160517</text:p>
          </table:table-cell>
          <table:table-cell table:number-columns-repeated="4"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518" calcext:value-type="float">
            <text:p>20160518</text:p>
          </table:table-cell>
          <table:table-cell table:number-columns-repeated="4" office:value-type="float" office:value="10.55" calcext:value-type="float">
            <text:p>1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519" calcext:value-type="float">
            <text:p>20160519</text:p>
          </table:table-cell>
          <table:table-cell table:number-columns-repeated="4" office:value-type="float" office:value="10.47" calcext:value-type="float">
            <text:p>10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520" calcext:value-type="float">
            <text:p>20160520</text:p>
          </table:table-cell>
          <table:table-cell table:number-columns-repeated="4" office:value-type="float" office:value="10.48" calcext:value-type="float">
            <text:p>1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523" calcext:value-type="float">
            <text:p>20160523</text:p>
          </table:table-cell>
          <table:table-cell table:number-columns-repeated="4" office:value-type="float" office:value="10.52" calcext:value-type="float">
            <text:p>1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524" calcext:value-type="float">
            <text:p>20160524</text:p>
          </table:table-cell>
          <table:table-cell table:number-columns-repeated="4" office:value-type="float" office:value="10.64" calcext:value-type="float">
            <text:p>1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525" calcext:value-type="float">
            <text:p>20160525</text:p>
          </table:table-cell>
          <table:table-cell table:number-columns-repeated="4" office:value-type="float" office:value="10.68" calcext:value-type="float">
            <text:p>1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527" calcext:value-type="float">
            <text:p>20160527</text:p>
          </table:table-cell>
          <table:table-cell table:number-columns-repeated="4" office:value-type="float" office:value="10.65" calcext:value-type="float">
            <text:p>1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530" calcext:value-type="float">
            <text:p>20160530</text:p>
          </table:table-cell>
          <table:table-cell table:number-columns-repeated="4" office:value-type="float" office:value="10.65" calcext:value-type="float">
            <text:p>1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531" calcext:value-type="float">
            <text:p>20160531</text:p>
          </table:table-cell>
          <table:table-cell table:number-columns-repeated="4"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601" calcext:value-type="float">
            <text:p>20160601</text:p>
          </table:table-cell>
          <table:table-cell table:number-columns-repeated="4" office:value-type="float" office:value="10.47" calcext:value-type="float">
            <text:p>10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602" calcext:value-type="float">
            <text:p>20160602</text:p>
          </table:table-cell>
          <table:table-cell table:number-columns-repeated="4" office:value-type="float" office:value="10.46" calcext:value-type="float">
            <text:p>1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603" calcext:value-type="float">
            <text:p>20160603</text:p>
          </table:table-cell>
          <table:table-cell table:number-columns-repeated="4" office:value-type="float" office:value="10.54" calcext:value-type="float">
            <text:p>1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606" calcext:value-type="float">
            <text:p>20160606</text:p>
          </table:table-cell>
          <table:table-cell table:number-columns-repeated="4" office:value-type="float" office:value="10.55" calcext:value-type="float">
            <text:p>1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607" calcext:value-type="float">
            <text:p>20160607</text:p>
          </table:table-cell>
          <table:table-cell table:number-columns-repeated="4"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608" calcext:value-type="float">
            <text:p>20160608</text:p>
          </table:table-cell>
          <table:table-cell table:number-columns-repeated="4" office:value-type="float" office:value="10.61" calcext:value-type="float">
            <text:p>10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609" calcext:value-type="float">
            <text:p>20160609</text:p>
          </table:table-cell>
          <table:table-cell table:number-columns-repeated="4" office:value-type="float" office:value="10.51" calcext:value-type="float">
            <text:p>1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610" calcext:value-type="float">
            <text:p>20160610</text:p>
          </table:table-cell>
          <table:table-cell table:number-columns-repeated="4" office:value-type="float" office:value="10.46" calcext:value-type="float">
            <text:p>1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613" calcext:value-type="float">
            <text:p>20160613</text:p>
          </table:table-cell>
          <table:table-cell table:number-columns-repeated="4" office:value-type="float" office:value="10.45" calcext:value-type="float">
            <text:p>1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614" calcext:value-type="float">
            <text:p>20160614</text:p>
          </table:table-cell>
          <table:table-cell table:number-columns-repeated="4" office:value-type="float" office:value="10.43" calcext:value-type="float">
            <text:p>10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615" calcext:value-type="float">
            <text:p>20160615</text:p>
          </table:table-cell>
          <table:table-cell table:number-columns-repeated="4" office:value-type="float" office:value="10.46" calcext:value-type="float">
            <text:p>1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616" calcext:value-type="float">
            <text:p>20160616</text:p>
          </table:table-cell>
          <table:table-cell table:number-columns-repeated="4" office:value-type="float" office:value="10.36" calcext:value-type="float">
            <text:p>1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617" calcext:value-type="float">
            <text:p>20160617</text:p>
          </table:table-cell>
          <table:table-cell table:number-columns-repeated="4" office:value-type="float" office:value="10.44" calcext:value-type="float">
            <text:p>1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620" calcext:value-type="float">
            <text:p>20160620</text:p>
          </table:table-cell>
          <table:table-cell table:number-columns-repeated="4" office:value-type="float" office:value="10.54" calcext:value-type="float">
            <text:p>1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621" calcext:value-type="float">
            <text:p>20160621</text:p>
          </table:table-cell>
          <table:table-cell table:number-columns-repeated="4"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622" calcext:value-type="float">
            <text:p>20160622</text:p>
          </table:table-cell>
          <table:table-cell table:number-columns-repeated="4" office:value-type="float" office:value="10.58" calcext:value-type="float">
            <text:p>1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623" calcext:value-type="float">
            <text:p>20160623</text:p>
          </table:table-cell>
          <table:table-cell table:number-columns-repeated="4" office:value-type="float" office:value="10.63" calcext:value-type="float">
            <text:p>1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624" calcext:value-type="float">
            <text:p>20160624</text:p>
          </table:table-cell>
          <table:table-cell table:number-columns-repeated="4" office:value-type="float" office:value="10.47" calcext:value-type="float">
            <text:p>10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627" calcext:value-type="float">
            <text:p>20160627</text:p>
          </table:table-cell>
          <table:table-cell table:number-columns-repeated="4" office:value-type="float" office:value="10.38" calcext:value-type="float">
            <text:p>10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628" calcext:value-type="float">
            <text:p>20160628</text:p>
          </table:table-cell>
          <table:table-cell table:number-columns-repeated="4" office:value-type="float" office:value="10.46" calcext:value-type="float">
            <text:p>1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629" calcext:value-type="float">
            <text:p>20160629</text:p>
          </table:table-cell>
          <table:table-cell table:number-columns-repeated="4" office:value-type="float" office:value="10.48" calcext:value-type="float">
            <text:p>1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630" calcext:value-type="float">
            <text:p>20160630</text:p>
          </table:table-cell>
          <table:table-cell table:number-columns-repeated="4" office:value-type="float" office:value="10.51" calcext:value-type="float">
            <text:p>1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701" calcext:value-type="float">
            <text:p>20160701</text:p>
          </table:table-cell>
          <table:table-cell table:number-columns-repeated="4" office:value-type="float" office:value="10.48" calcext:value-type="float">
            <text:p>1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704" calcext:value-type="float">
            <text:p>20160704</text:p>
          </table:table-cell>
          <table:table-cell table:number-columns-repeated="4"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705" calcext:value-type="float">
            <text:p>20160705</text:p>
          </table:table-cell>
          <table:table-cell table:number-columns-repeated="4" office:value-type="float" office:value="10.49" calcext:value-type="float">
            <text:p>10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706" calcext:value-type="float">
            <text:p>20160706</text:p>
          </table:table-cell>
          <table:table-cell table:number-columns-repeated="4" office:value-type="float" office:value="10.45" calcext:value-type="float">
            <text:p>1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707" calcext:value-type="float">
            <text:p>20160707</text:p>
          </table:table-cell>
          <table:table-cell table:number-columns-repeated="4" office:value-type="float" office:value="10.48" calcext:value-type="float">
            <text:p>1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708" calcext:value-type="float">
            <text:p>20160708</text:p>
          </table:table-cell>
          <table:table-cell table:number-columns-repeated="4" office:value-type="float" office:value="10.49" calcext:value-type="float">
            <text:p>10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711" calcext:value-type="float">
            <text:p>20160711</text:p>
          </table:table-cell>
          <table:table-cell table:number-columns-repeated="4" office:value-type="float" office:value="10.61" calcext:value-type="float">
            <text:p>10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712" calcext:value-type="float">
            <text:p>20160712</text:p>
          </table:table-cell>
          <table:table-cell table:number-columns-repeated="4" office:value-type="float" office:value="10.71" calcext:value-type="float">
            <text:p>1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713" calcext:value-type="float">
            <text:p>20160713</text:p>
          </table:table-cell>
          <table:table-cell table:number-columns-repeated="4"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714" calcext:value-type="float">
            <text:p>20160714</text:p>
          </table:table-cell>
          <table:table-cell table:number-columns-repeated="4" office:value-type="float" office:value="10.77" calcext:value-type="float">
            <text:p>10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715" calcext:value-type="float">
            <text:p>20160715</text:p>
          </table:table-cell>
          <table:table-cell table:number-columns-repeated="4"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718" calcext:value-type="float">
            <text:p>20160718</text:p>
          </table:table-cell>
          <table:table-cell table:number-columns-repeated="4" office:value-type="float" office:value="10.71" calcext:value-type="float">
            <text:p>1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719" calcext:value-type="float">
            <text:p>20160719</text:p>
          </table:table-cell>
          <table:table-cell table:number-columns-repeated="4" office:value-type="float" office:value="10.66" calcext:value-type="float">
            <text:p>1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720" calcext:value-type="float">
            <text:p>20160720</text:p>
          </table:table-cell>
          <table:table-cell table:number-columns-repeated="4" office:value-type="float" office:value="10.65" calcext:value-type="float">
            <text:p>1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721" calcext:value-type="float">
            <text:p>20160721</text:p>
          </table:table-cell>
          <table:table-cell table:number-columns-repeated="4"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722" calcext:value-type="float">
            <text:p>20160722</text:p>
          </table:table-cell>
          <table:table-cell table:number-columns-repeated="4"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725" calcext:value-type="float">
            <text:p>20160725</text:p>
          </table:table-cell>
          <table:table-cell table:number-columns-repeated="4" office:value-type="float" office:value="10.65" calcext:value-type="float">
            <text:p>1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726" calcext:value-type="float">
            <text:p>20160726</text:p>
          </table:table-cell>
          <table:table-cell table:number-columns-repeated="4" office:value-type="float" office:value="10.64" calcext:value-type="float">
            <text:p>1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727" calcext:value-type="float">
            <text:p>20160727</text:p>
          </table:table-cell>
          <table:table-cell table:number-columns-repeated="4" office:value-type="float" office:value="10.64" calcext:value-type="float">
            <text:p>1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728" calcext:value-type="float">
            <text:p>20160728</text:p>
          </table:table-cell>
          <table:table-cell table:number-columns-repeated="4" office:value-type="float" office:value="10.62" calcext:value-type="float">
            <text:p>1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729" calcext:value-type="float">
            <text:p>20160729</text:p>
          </table:table-cell>
          <table:table-cell table:number-columns-repeated="4"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801" calcext:value-type="float">
            <text:p>20160801</text:p>
          </table:table-cell>
          <table:table-cell table:number-columns-repeated="4" office:value-type="float" office:value="10.58" calcext:value-type="float">
            <text:p>1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802" calcext:value-type="float">
            <text:p>20160802</text:p>
          </table:table-cell>
          <table:table-cell table:number-columns-repeated="4"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803" calcext:value-type="float">
            <text:p>20160803</text:p>
          </table:table-cell>
          <table:table-cell table:number-columns-repeated="4" office:value-type="float" office:value="10.49" calcext:value-type="float">
            <text:p>10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804" calcext:value-type="float">
            <text:p>20160804</text:p>
          </table:table-cell>
          <table:table-cell table:number-columns-repeated="4" office:value-type="float" office:value="10.58" calcext:value-type="float">
            <text:p>1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805" calcext:value-type="float">
            <text:p>20160805</text:p>
          </table:table-cell>
          <table:table-cell table:number-columns-repeated="4" office:value-type="float" office:value="10.61" calcext:value-type="float">
            <text:p>10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808" calcext:value-type="float">
            <text:p>20160808</text:p>
          </table:table-cell>
          <table:table-cell table:number-columns-repeated="4" office:value-type="float" office:value="10.68" calcext:value-type="float">
            <text:p>1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809" calcext:value-type="float">
            <text:p>20160809</text:p>
          </table:table-cell>
          <table:table-cell table:number-columns-repeated="4" office:value-type="float" office:value="10.68" calcext:value-type="float">
            <text:p>1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810" calcext:value-type="float">
            <text:p>20160810</text:p>
          </table:table-cell>
          <table:table-cell table:number-columns-repeated="4" office:value-type="float" office:value="10.66" calcext:value-type="float">
            <text:p>1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811" calcext:value-type="float">
            <text:p>20160811</text:p>
          </table:table-cell>
          <table:table-cell table:number-columns-repeated="4" office:value-type="float" office:value="10.69" calcext:value-type="float">
            <text:p>1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812" calcext:value-type="float">
            <text:p>20160812</text:p>
          </table:table-cell>
          <table:table-cell table:number-columns-repeated="4" office:value-type="float" office:value="10.68" calcext:value-type="float">
            <text:p>1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816" calcext:value-type="float">
            <text:p>20160816</text:p>
          </table:table-cell>
          <table:table-cell table:number-columns-repeated="4"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817" calcext:value-type="float">
            <text:p>20160817</text:p>
          </table:table-cell>
          <table:table-cell table:number-columns-repeated="4"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818" calcext:value-type="float">
            <text:p>20160818</text:p>
          </table:table-cell>
          <table:table-cell table:number-columns-repeated="4" office:value-type="float" office:value="10.65" calcext:value-type="float">
            <text:p>1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819" calcext:value-type="float">
            <text:p>20160819</text:p>
          </table:table-cell>
          <table:table-cell table:number-columns-repeated="4" office:value-type="float" office:value="10.61" calcext:value-type="float">
            <text:p>10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822" calcext:value-type="float">
            <text:p>20160822</text:p>
          </table:table-cell>
          <table:table-cell table:number-columns-repeated="4" office:value-type="float" office:value="10.62" calcext:value-type="float">
            <text:p>1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823" calcext:value-type="float">
            <text:p>20160823</text:p>
          </table:table-cell>
          <table:table-cell table:number-columns-repeated="4" office:value-type="float" office:value="10.62" calcext:value-type="float">
            <text:p>1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824" calcext:value-type="float">
            <text:p>20160824</text:p>
          </table:table-cell>
          <table:table-cell table:number-columns-repeated="4" office:value-type="float" office:value="10.63" calcext:value-type="float">
            <text:p>1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825" calcext:value-type="float">
            <text:p>20160825</text:p>
          </table:table-cell>
          <table:table-cell table:number-columns-repeated="4" office:value-type="float" office:value="10.61" calcext:value-type="float">
            <text:p>10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826" calcext:value-type="float">
            <text:p>20160826</text:p>
          </table:table-cell>
          <table:table-cell table:number-columns-repeated="4" office:value-type="float" office:value="10.65" calcext:value-type="float">
            <text:p>1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829" calcext:value-type="float">
            <text:p>20160829</text:p>
          </table:table-cell>
          <table:table-cell table:number-columns-repeated="4"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830" calcext:value-type="float">
            <text:p>20160830</text:p>
          </table:table-cell>
          <table:table-cell table:number-columns-repeated="4"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831" calcext:value-type="float">
            <text:p>20160831</text:p>
          </table:table-cell>
          <table:table-cell table:number-columns-repeated="4" office:value-type="float" office:value="10.71" calcext:value-type="float">
            <text:p>1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901" calcext:value-type="float">
            <text:p>20160901</text:p>
          </table:table-cell>
          <table:table-cell table:number-columns-repeated="4" office:value-type="float" office:value="10.66" calcext:value-type="float">
            <text:p>1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902" calcext:value-type="float">
            <text:p>20160902</text:p>
          </table:table-cell>
          <table:table-cell table:number-columns-repeated="4" office:value-type="float" office:value="10.73" calcext:value-type="float">
            <text:p>1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905" calcext:value-type="float">
            <text:p>20160905</text:p>
          </table:table-cell>
          <table:table-cell table:number-columns-repeated="4" office:value-type="float" office:value="10.75" calcext:value-type="float">
            <text:p>1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906" calcext:value-type="float">
            <text:p>20160906</text:p>
          </table:table-cell>
          <table:table-cell table:number-columns-repeated="4" office:value-type="float" office:value="10.77" calcext:value-type="float">
            <text:p>10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907" calcext:value-type="float">
            <text:p>20160907</text:p>
          </table:table-cell>
          <table:table-cell table:number-columns-repeated="4"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908" calcext:value-type="float">
            <text:p>20160908</text:p>
          </table:table-cell>
          <table:table-cell table:number-columns-repeated="4" office:value-type="float" office:value="10.77" calcext:value-type="float">
            <text:p>10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909" calcext:value-type="float">
            <text:p>20160909</text:p>
          </table:table-cell>
          <table:table-cell table:number-columns-repeated="4" office:value-type="float" office:value="10.69" calcext:value-type="float">
            <text:p>1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912" calcext:value-type="float">
            <text:p>20160912</text:p>
          </table:table-cell>
          <table:table-cell table:number-columns-repeated="4" office:value-type="float" office:value="10.64" calcext:value-type="float">
            <text:p>1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913" calcext:value-type="float">
            <text:p>20160913</text:p>
          </table:table-cell>
          <table:table-cell table:number-columns-repeated="4" office:value-type="float" office:value="10.65" calcext:value-type="float">
            <text:p>1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914" calcext:value-type="float">
            <text:p>20160914</text:p>
          </table:table-cell>
          <table:table-cell table:number-columns-repeated="4" office:value-type="float" office:value="10.63" calcext:value-type="float">
            <text:p>1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915" calcext:value-type="float">
            <text:p>20160915</text:p>
          </table:table-cell>
          <table:table-cell table:number-columns-repeated="4" office:value-type="float" office:value="10.61" calcext:value-type="float">
            <text:p>10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916" calcext:value-type="float">
            <text:p>20160916</text:p>
          </table:table-cell>
          <table:table-cell table:number-columns-repeated="4"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919" calcext:value-type="float">
            <text:p>20160919</text:p>
          </table:table-cell>
          <table:table-cell table:number-columns-repeated="4" office:value-type="float" office:value="10.62" calcext:value-type="float">
            <text:p>1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920" calcext:value-type="float">
            <text:p>20160920</text:p>
          </table:table-cell>
          <table:table-cell table:number-columns-repeated="4"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921" calcext:value-type="float">
            <text:p>20160921</text:p>
          </table:table-cell>
          <table:table-cell table:number-columns-repeated="4" office:value-type="float" office:value="10.63" calcext:value-type="float">
            <text:p>1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922" calcext:value-type="float">
            <text:p>20160922</text:p>
          </table:table-cell>
          <table:table-cell table:number-columns-repeated="4" office:value-type="float" office:value="10.69" calcext:value-type="float">
            <text:p>1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923" calcext:value-type="float">
            <text:p>20160923</text:p>
          </table:table-cell>
          <table:table-cell table:number-columns-repeated="4" office:value-type="float" office:value="10.68" calcext:value-type="float">
            <text:p>1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926" calcext:value-type="float">
            <text:p>20160926</text:p>
          </table:table-cell>
          <table:table-cell table:number-columns-repeated="4" office:value-type="float" office:value="10.61" calcext:value-type="float">
            <text:p>10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927" calcext:value-type="float">
            <text:p>20160927</text:p>
          </table:table-cell>
          <table:table-cell table:number-columns-repeated="4"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928" calcext:value-type="float">
            <text:p>20160928</text:p>
          </table:table-cell>
          <table:table-cell table:number-columns-repeated="4" office:value-type="float" office:value="10.55" calcext:value-type="float">
            <text:p>1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929" calcext:value-type="float">
            <text:p>20160929</text:p>
          </table:table-cell>
          <table:table-cell table:number-columns-repeated="4"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0930" calcext:value-type="float">
            <text:p>20160930</text:p>
          </table:table-cell>
          <table:table-cell table:number-columns-repeated="4"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003" calcext:value-type="float">
            <text:p>20161003</text:p>
          </table:table-cell>
          <table:table-cell table:number-columns-repeated="4" office:value-type="float" office:value="10.58" calcext:value-type="float">
            <text:p>1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004" calcext:value-type="float">
            <text:p>20161004</text:p>
          </table:table-cell>
          <table:table-cell table:number-columns-repeated="4"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005" calcext:value-type="float">
            <text:p>20161005</text:p>
          </table:table-cell>
          <table:table-cell table:number-columns-repeated="4"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006" calcext:value-type="float">
            <text:p>20161006</text:p>
          </table:table-cell>
          <table:table-cell table:number-columns-repeated="4" office:value-type="float" office:value="10.69" calcext:value-type="float">
            <text:p>1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007" calcext:value-type="float">
            <text:p>20161007</text:p>
          </table:table-cell>
          <table:table-cell table:number-columns-repeated="4"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010" calcext:value-type="float">
            <text:p>20161010</text:p>
          </table:table-cell>
          <table:table-cell table:number-columns-repeated="4" office:value-type="float" office:value="10.69" calcext:value-type="float">
            <text:p>1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011" calcext:value-type="float">
            <text:p>20161011</text:p>
          </table:table-cell>
          <table:table-cell table:number-columns-repeated="4" office:value-type="float" office:value="10.65" calcext:value-type="float">
            <text:p>1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012" calcext:value-type="float">
            <text:p>20161012</text:p>
          </table:table-cell>
          <table:table-cell table:number-columns-repeated="4" office:value-type="float" office:value="10.65" calcext:value-type="float">
            <text:p>1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013" calcext:value-type="float">
            <text:p>20161013</text:p>
          </table:table-cell>
          <table:table-cell table:number-columns-repeated="4"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014" calcext:value-type="float">
            <text:p>20161014</text:p>
          </table:table-cell>
          <table:table-cell table:number-columns-repeated="4" office:value-type="float" office:value="10.61" calcext:value-type="float">
            <text:p>10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017" calcext:value-type="float">
            <text:p>20161017</text:p>
          </table:table-cell>
          <table:table-cell table:number-columns-repeated="4" office:value-type="float" office:value="10.65" calcext:value-type="float">
            <text:p>1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018" calcext:value-type="float">
            <text:p>20161018</text:p>
          </table:table-cell>
          <table:table-cell table:number-columns-repeated="4" office:value-type="float" office:value="10.66" calcext:value-type="float">
            <text:p>1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019" calcext:value-type="float">
            <text:p>20161019</text:p>
          </table:table-cell>
          <table:table-cell table:number-columns-repeated="4" office:value-type="float" office:value="10.72" calcext:value-type="float">
            <text:p>1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020" calcext:value-type="float">
            <text:p>20161020</text:p>
          </table:table-cell>
          <table:table-cell table:number-columns-repeated="4" office:value-type="float" office:value="10.73" calcext:value-type="float">
            <text:p>1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021" calcext:value-type="float">
            <text:p>20161021</text:p>
          </table:table-cell>
          <table:table-cell table:number-columns-repeated="4" office:value-type="float" office:value="10.77" calcext:value-type="float">
            <text:p>10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024" calcext:value-type="float">
            <text:p>20161024</text:p>
          </table:table-cell>
          <table:table-cell table:number-columns-repeated="4"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025" calcext:value-type="float">
            <text:p>20161025</text:p>
          </table:table-cell>
          <table:table-cell table:number-columns-repeated="4" office:value-type="float" office:value="10.79" calcext:value-type="float">
            <text:p>1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026" calcext:value-type="float">
            <text:p>20161026</text:p>
          </table:table-cell>
          <table:table-cell table:number-columns-repeated="4" office:value-type="float" office:value="10.77" calcext:value-type="float">
            <text:p>10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027" calcext:value-type="float">
            <text:p>20161027</text:p>
          </table:table-cell>
          <table:table-cell table:number-columns-repeated="4" office:value-type="float" office:value="10.82" calcext:value-type="float">
            <text:p>1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028" calcext:value-type="float">
            <text:p>20161028</text:p>
          </table:table-cell>
          <table:table-cell table:number-columns-repeated="4"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031" calcext:value-type="float">
            <text:p>20161031</text:p>
          </table:table-cell>
          <table:table-cell table:number-columns-repeated="4" office:value-type="float" office:value="10.83" calcext:value-type="float">
            <text:p>1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102" calcext:value-type="float">
            <text:p>20161102</text:p>
          </table:table-cell>
          <table:table-cell table:number-columns-repeated="4" office:value-type="float" office:value="10.69" calcext:value-type="float">
            <text:p>1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103" calcext:value-type="float">
            <text:p>20161103</text:p>
          </table:table-cell>
          <table:table-cell table:number-columns-repeated="4" office:value-type="float" office:value="10.73" calcext:value-type="float">
            <text:p>1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104" calcext:value-type="float">
            <text:p>20161104</text:p>
          </table:table-cell>
          <table:table-cell table:number-columns-repeated="4" office:value-type="float" office:value="10.68" calcext:value-type="float">
            <text:p>1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107" calcext:value-type="float">
            <text:p>20161107</text:p>
          </table:table-cell>
          <table:table-cell table:number-columns-repeated="4" office:value-type="float" office:value="10.73" calcext:value-type="float">
            <text:p>1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108" calcext:value-type="float">
            <text:p>20161108</text:p>
          </table:table-cell>
          <table:table-cell table:number-columns-repeated="4" office:value-type="float" office:value="10.76" calcext:value-type="float">
            <text:p>1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109" calcext:value-type="float">
            <text:p>20161109</text:p>
          </table:table-cell>
          <table:table-cell table:number-columns-repeated="4" office:value-type="float" office:value="10.85" calcext:value-type="float">
            <text:p>1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110" calcext:value-type="float">
            <text:p>20161110</text:p>
          </table:table-cell>
          <table:table-cell table:number-columns-repeated="4" office:value-type="float" office:value="10.85" calcext:value-type="float">
            <text:p>1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114" calcext:value-type="float">
            <text:p>20161114</text:p>
          </table:table-cell>
          <table:table-cell table:number-columns-repeated="4" office:value-type="float" office:value="10.79" calcext:value-type="float">
            <text:p>1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115" calcext:value-type="float">
            <text:p>20161115</text:p>
          </table:table-cell>
          <table:table-cell table:number-columns-repeated="4"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116" calcext:value-type="float">
            <text:p>20161116</text:p>
          </table:table-cell>
          <table:table-cell table:number-columns-repeated="4" office:value-type="float" office:value="10.87" calcext:value-type="float">
            <text:p>1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117" calcext:value-type="float">
            <text:p>20161117</text:p>
          </table:table-cell>
          <table:table-cell table:number-columns-repeated="4" office:value-type="float" office:value="10.89" calcext:value-type="float">
            <text:p>1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118" calcext:value-type="float">
            <text:p>20161118</text:p>
          </table:table-cell>
          <table:table-cell table:number-columns-repeated="4" office:value-type="float" office:value="10.87" calcext:value-type="float">
            <text:p>1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121" calcext:value-type="float">
            <text:p>20161121</text:p>
          </table:table-cell>
          <table:table-cell table:number-columns-repeated="4" office:value-type="float" office:value="10.92" calcext:value-type="float">
            <text:p>1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122" calcext:value-type="float">
            <text:p>20161122</text:p>
          </table:table-cell>
          <table:table-cell table:number-columns-repeated="4" office:value-type="float" office:value="10.96" calcext:value-type="float">
            <text:p>1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123" calcext:value-type="float">
            <text:p>20161123</text:p>
          </table:table-cell>
          <table:table-cell table:number-columns-repeated="4" office:value-type="float" office:value="10.94" calcext:value-type="float">
            <text:p>1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124" calcext:value-type="float">
            <text:p>20161124</text:p>
          </table:table-cell>
          <table:table-cell table:number-columns-repeated="4" office:value-type="float" office:value="10.99" calcext:value-type="float">
            <text:p>1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125" calcext:value-type="float">
            <text:p>20161125</text:p>
          </table:table-cell>
          <table:table-cell table:number-columns-repeated="4" office:value-type="float" office:value="10.96" calcext:value-type="float">
            <text:p>1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128" calcext:value-type="float">
            <text:p>20161128</text:p>
          </table:table-cell>
          <table:table-cell table:number-columns-repeated="4" office:value-type="float" office:value="10.93" calcext:value-type="float">
            <text:p>1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129" calcext:value-type="float">
            <text:p>20161129</text:p>
          </table:table-cell>
          <table:table-cell table:number-columns-repeated="4"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130" calcext:value-type="float">
            <text:p>20161130</text:p>
          </table:table-cell>
          <table:table-cell table:number-columns-repeated="4" office:value-type="float" office:value="10.94" calcext:value-type="float">
            <text:p>1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201" calcext:value-type="float">
            <text:p>20161201</text:p>
          </table:table-cell>
          <table:table-cell table:number-columns-repeated="4" office:value-type="float" office:value="10.96" calcext:value-type="float">
            <text:p>1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202" calcext:value-type="float">
            <text:p>20161202</text:p>
          </table:table-cell>
          <table:table-cell table:number-columns-repeated="4" office:value-type="float" office:value="10.97" calcext:value-type="float">
            <text:p>1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205" calcext:value-type="float">
            <text:p>20161205</text:p>
          </table:table-cell>
          <table:table-cell table:number-columns-repeated="4" office:value-type="float" office:value="11.07" calcext:value-type="float">
            <text:p>11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206" calcext:value-type="float">
            <text:p>20161206</text:p>
          </table:table-cell>
          <table:table-cell table:number-columns-repeated="4" office:value-type="float" office:value="11.12" calcext:value-type="float">
            <text:p>1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207" calcext:value-type="float">
            <text:p>20161207</text:p>
          </table:table-cell>
          <table:table-cell table:number-columns-repeated="4" office:value-type="float" office:value="11.07" calcext:value-type="float">
            <text:p>11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208" calcext:value-type="float">
            <text:p>20161208</text:p>
          </table:table-cell>
          <table:table-cell table:number-columns-repeated="4" office:value-type="float" office:value="11.16" calcext:value-type="float">
            <text:p>1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209" calcext:value-type="float">
            <text:p>20161209</text:p>
          </table:table-cell>
          <table:table-cell table:number-columns-repeated="4" office:value-type="float" office:value="11.15" calcext:value-type="float">
            <text:p>11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212" calcext:value-type="float">
            <text:p>20161212</text:p>
          </table:table-cell>
          <table:table-cell table:number-columns-repeated="4" office:value-type="float" office:value="11.21" calcext:value-type="float">
            <text:p>11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213" calcext:value-type="float">
            <text:p>20161213</text:p>
          </table:table-cell>
          <table:table-cell table:number-columns-repeated="4"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214" calcext:value-type="float">
            <text:p>20161214</text:p>
          </table:table-cell>
          <table:table-cell table:number-columns-repeated="4" office:value-type="float" office:value="11.26" calcext:value-type="float">
            <text:p>1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215" calcext:value-type="float">
            <text:p>20161215</text:p>
          </table:table-cell>
          <table:table-cell table:number-columns-repeated="4"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216" calcext:value-type="float">
            <text:p>20161216</text:p>
          </table:table-cell>
          <table:table-cell table:number-columns-repeated="4"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219" calcext:value-type="float">
            <text:p>20161219</text:p>
          </table:table-cell>
          <table:table-cell table:number-columns-repeated="4" office:value-type="float" office:value="11.29" calcext:value-type="float">
            <text:p>11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220" calcext:value-type="float">
            <text:p>20161220</text:p>
          </table:table-cell>
          <table:table-cell table:number-columns-repeated="4" office:value-type="float" office:value="11.35" calcext:value-type="float">
            <text:p>11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221" calcext:value-type="float">
            <text:p>20161221</text:p>
          </table:table-cell>
          <table:table-cell table:number-columns-repeated="4" office:value-type="float" office:value="11.34" calcext:value-type="float">
            <text:p>11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222" calcext:value-type="float">
            <text:p>20161222</text:p>
          </table:table-cell>
          <table:table-cell table:number-columns-repeated="4"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223" calcext:value-type="float">
            <text:p>20161223</text:p>
          </table:table-cell>
          <table:table-cell table:number-columns-repeated="4" office:value-type="float" office:value="11.29" calcext:value-type="float">
            <text:p>11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227" calcext:value-type="float">
            <text:p>20161227</text:p>
          </table:table-cell>
          <table:table-cell table:number-columns-repeated="4" office:value-type="float" office:value="11.28" calcext:value-type="float">
            <text:p>11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228" calcext:value-type="float">
            <text:p>20161228</text:p>
          </table:table-cell>
          <table:table-cell table:number-columns-repeated="4" office:value-type="float" office:value="11.32" calcext:value-type="float">
            <text:p>1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229" calcext:value-type="float">
            <text:p>20161229</text:p>
          </table:table-cell>
          <table:table-cell table:number-columns-repeated="4" office:value-type="float" office:value="11.35" calcext:value-type="float">
            <text:p>11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61230" calcext:value-type="float">
            <text:p>20161230</text:p>
          </table:table-cell>
          <table:table-cell table:number-columns-repeated="4" office:value-type="float" office:value="11.32" calcext:value-type="float">
            <text:p>1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102" calcext:value-type="float">
            <text:p>20170102</text:p>
          </table:table-cell>
          <table:table-cell table:number-columns-repeated="4" office:value-type="float" office:value="11.36" calcext:value-type="float">
            <text:p>1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103" calcext:value-type="float">
            <text:p>20170103</text:p>
          </table:table-cell>
          <table:table-cell table:number-columns-repeated="4" office:value-type="float" office:value="11.44" calcext:value-type="float">
            <text:p>1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104" calcext:value-type="float">
            <text:p>20170104</text:p>
          </table:table-cell>
          <table:table-cell table:number-columns-repeated="4" office:value-type="float" office:value="11.44" calcext:value-type="float">
            <text:p>1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105" calcext:value-type="float">
            <text:p>20170105</text:p>
          </table:table-cell>
          <table:table-cell table:number-columns-repeated="4" office:value-type="float" office:value="11.39" calcext:value-type="float">
            <text:p>11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109" calcext:value-type="float">
            <text:p>20170109</text:p>
          </table:table-cell>
          <table:table-cell table:number-columns-repeated="4" office:value-type="float" office:value="11.39" calcext:value-type="float">
            <text:p>11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110" calcext:value-type="float">
            <text:p>20170110</text:p>
          </table:table-cell>
          <table:table-cell table:number-columns-repeated="4" office:value-type="float" office:value="11.36" calcext:value-type="float">
            <text:p>1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111" calcext:value-type="float">
            <text:p>20170111</text:p>
          </table:table-cell>
          <table:table-cell table:number-columns-repeated="4" office:value-type="float" office:value="11.35" calcext:value-type="float">
            <text:p>11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112" calcext:value-type="float">
            <text:p>20170112</text:p>
          </table:table-cell>
          <table:table-cell table:number-columns-repeated="4"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113" calcext:value-type="float">
            <text:p>20170113</text:p>
          </table:table-cell>
          <table:table-cell table:number-columns-repeated="4" office:value-type="float" office:value="11.38" calcext:value-type="float">
            <text:p>11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116" calcext:value-type="float">
            <text:p>20170116</text:p>
          </table:table-cell>
          <table:table-cell table:number-columns-repeated="4" office:value-type="float" office:value="11.42" calcext:value-type="float">
            <text:p>11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117" calcext:value-type="float">
            <text:p>20170117</text:p>
          </table:table-cell>
          <table:table-cell table:number-columns-repeated="4" office:value-type="float" office:value="11.37" calcext:value-type="float">
            <text:p>1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118" calcext:value-type="float">
            <text:p>20170118</text:p>
          </table:table-cell>
          <table:table-cell table:number-columns-repeated="4" office:value-type="float" office:value="11.36" calcext:value-type="float">
            <text:p>1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119" calcext:value-type="float">
            <text:p>20170119</text:p>
          </table:table-cell>
          <table:table-cell table:number-columns-repeated="4" office:value-type="float" office:value="11.35" calcext:value-type="float">
            <text:p>11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120" calcext:value-type="float">
            <text:p>20170120</text:p>
          </table:table-cell>
          <table:table-cell table:number-columns-repeated="4" office:value-type="float" office:value="11.34" calcext:value-type="float">
            <text:p>11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123" calcext:value-type="float">
            <text:p>20170123</text:p>
          </table:table-cell>
          <table:table-cell table:number-columns-repeated="4"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124" calcext:value-type="float">
            <text:p>20170124</text:p>
          </table:table-cell>
          <table:table-cell table:number-columns-repeated="4" office:value-type="float" office:value="11.36" calcext:value-type="float">
            <text:p>1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125" calcext:value-type="float">
            <text:p>20170125</text:p>
          </table:table-cell>
          <table:table-cell table:number-columns-repeated="4"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126" calcext:value-type="float">
            <text:p>20170126</text:p>
          </table:table-cell>
          <table:table-cell table:number-columns-repeated="4" office:value-type="float" office:value="11.39" calcext:value-type="float">
            <text:p>11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127" calcext:value-type="float">
            <text:p>20170127</text:p>
          </table:table-cell>
          <table:table-cell table:number-columns-repeated="4" office:value-type="float" office:value="11.39" calcext:value-type="float">
            <text:p>11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130" calcext:value-type="float">
            <text:p>20170130</text:p>
          </table:table-cell>
          <table:table-cell table:number-columns-repeated="4" office:value-type="float" office:value="11.34" calcext:value-type="float">
            <text:p>11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131" calcext:value-type="float">
            <text:p>20170131</text:p>
          </table:table-cell>
          <table:table-cell table:number-columns-repeated="4" office:value-type="float" office:value="11.34" calcext:value-type="float">
            <text:p>11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201" calcext:value-type="float">
            <text:p>20170201</text:p>
          </table:table-cell>
          <table:table-cell table:number-columns-repeated="4" office:value-type="float" office:value="11.35" calcext:value-type="float">
            <text:p>11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202" calcext:value-type="float">
            <text:p>20170202</text:p>
          </table:table-cell>
          <table:table-cell table:number-columns-repeated="4" office:value-type="float" office:value="11.36" calcext:value-type="float">
            <text:p>1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203" calcext:value-type="float">
            <text:p>20170203</text:p>
          </table:table-cell>
          <table:table-cell table:number-columns-repeated="4" office:value-type="float" office:value="11.39" calcext:value-type="float">
            <text:p>11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206" calcext:value-type="float">
            <text:p>20170206</text:p>
          </table:table-cell>
          <table:table-cell table:number-columns-repeated="4" office:value-type="float" office:value="11.37" calcext:value-type="float">
            <text:p>1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207" calcext:value-type="float">
            <text:p>20170207</text:p>
          </table:table-cell>
          <table:table-cell table:number-columns-repeated="4" office:value-type="float" office:value="11.39" calcext:value-type="float">
            <text:p>11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208" calcext:value-type="float">
            <text:p>20170208</text:p>
          </table:table-cell>
          <table:table-cell table:number-columns-repeated="4" office:value-type="float" office:value="11.43" calcext:value-type="float">
            <text:p>11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209" calcext:value-type="float">
            <text:p>20170209</text:p>
          </table:table-cell>
          <table:table-cell table:number-columns-repeated="4"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210" calcext:value-type="float">
            <text:p>20170210</text:p>
          </table:table-cell>
          <table:table-cell table:number-columns-repeated="4" office:value-type="float" office:value="11.55" calcext:value-type="float">
            <text:p>1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213" calcext:value-type="float">
            <text:p>20170213</text:p>
          </table:table-cell>
          <table:table-cell table:number-columns-repeated="4" office:value-type="float" office:value="11.62" calcext:value-type="float">
            <text:p>11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214" calcext:value-type="float">
            <text:p>20170214</text:p>
          </table:table-cell>
          <table:table-cell table:number-columns-repeated="4" office:value-type="float" office:value="11.61" calcext:value-type="float">
            <text:p>11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215" calcext:value-type="float">
            <text:p>20170215</text:p>
          </table:table-cell>
          <table:table-cell table:number-columns-repeated="4" office:value-type="float" office:value="11.64" calcext:value-type="float">
            <text:p>11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216" calcext:value-type="float">
            <text:p>20170216</text:p>
          </table:table-cell>
          <table:table-cell table:number-columns-repeated="4" office:value-type="float" office:value="11.66" calcext:value-type="float">
            <text:p>11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217" calcext:value-type="float">
            <text:p>20170217</text:p>
          </table:table-cell>
          <table:table-cell table:number-columns-repeated="4" office:value-type="float" office:value="11.64" calcext:value-type="float">
            <text:p>11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220" calcext:value-type="float">
            <text:p>20170220</text:p>
          </table:table-cell>
          <table:table-cell table:number-columns-repeated="4" office:value-type="float" office:value="11.65" calcext:value-type="float">
            <text:p>11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221" calcext:value-type="float">
            <text:p>20170221</text:p>
          </table:table-cell>
          <table:table-cell table:number-columns-repeated="4" office:value-type="float" office:value="11.73" calcext:value-type="float">
            <text:p>11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222" calcext:value-type="float">
            <text:p>20170222</text:p>
          </table:table-cell>
          <table:table-cell table:number-columns-repeated="4" office:value-type="float" office:value="11.69" calcext:value-type="float">
            <text:p>1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223" calcext:value-type="float">
            <text:p>20170223</text:p>
          </table:table-cell>
          <table:table-cell table:number-columns-repeated="4" office:value-type="float" office:value="11.69" calcext:value-type="float">
            <text:p>1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224" calcext:value-type="float">
            <text:p>20170224</text:p>
          </table:table-cell>
          <table:table-cell table:number-columns-repeated="4" office:value-type="float" office:value="11.57" calcext:value-type="float">
            <text:p>11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227" calcext:value-type="float">
            <text:p>20170227</text:p>
          </table:table-cell>
          <table:table-cell table:number-columns-repeated="4" office:value-type="float" office:value="11.57" calcext:value-type="float">
            <text:p>11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228" calcext:value-type="float">
            <text:p>20170228</text:p>
          </table:table-cell>
          <table:table-cell table:number-columns-repeated="4" office:value-type="float" office:value="11.52" calcext:value-type="float">
            <text:p>11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301" calcext:value-type="float">
            <text:p>20170301</text:p>
          </table:table-cell>
          <table:table-cell table:number-columns-repeated="4" office:value-type="float" office:value="11.62" calcext:value-type="float">
            <text:p>11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302" calcext:value-type="float">
            <text:p>20170302</text:p>
          </table:table-cell>
          <table:table-cell table:number-columns-repeated="4" office:value-type="float" office:value="11.61" calcext:value-type="float">
            <text:p>11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303" calcext:value-type="float">
            <text:p>20170303</text:p>
          </table:table-cell>
          <table:table-cell table:number-columns-repeated="4" office:value-type="float" office:value="11.59" calcext:value-type="float">
            <text:p>11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306" calcext:value-type="float">
            <text:p>20170306</text:p>
          </table:table-cell>
          <table:table-cell table:number-columns-repeated="4"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307" calcext:value-type="float">
            <text:p>20170307</text:p>
          </table:table-cell>
          <table:table-cell table:number-columns-repeated="4" office:value-type="float" office:value="11.56" calcext:value-type="float">
            <text:p>11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308" calcext:value-type="float">
            <text:p>20170308</text:p>
          </table:table-cell>
          <table:table-cell table:number-columns-repeated="4" office:value-type="float" office:value="11.52" calcext:value-type="float">
            <text:p>11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309" calcext:value-type="float">
            <text:p>20170309</text:p>
          </table:table-cell>
          <table:table-cell table:number-columns-repeated="4" office:value-type="float" office:value="11.45" calcext:value-type="float">
            <text:p>1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310" calcext:value-type="float">
            <text:p>20170310</text:p>
          </table:table-cell>
          <table:table-cell table:number-columns-repeated="4" office:value-type="float" office:value="11.47" calcext:value-type="float">
            <text:p>11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313" calcext:value-type="float">
            <text:p>20170313</text:p>
          </table:table-cell>
          <table:table-cell table:number-columns-repeated="4" office:value-type="float" office:value="11.54" calcext:value-type="float">
            <text:p>11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314" calcext:value-type="float">
            <text:p>20170314</text:p>
          </table:table-cell>
          <table:table-cell table:number-columns-repeated="4" office:value-type="float" office:value="11.48" calcext:value-type="float">
            <text:p>11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315" calcext:value-type="float">
            <text:p>20170315</text:p>
          </table:table-cell>
          <table:table-cell table:number-columns-repeated="4" office:value-type="float" office:value="11.47" calcext:value-type="float">
            <text:p>11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316" calcext:value-type="float">
            <text:p>20170316</text:p>
          </table:table-cell>
          <table:table-cell table:number-columns-repeated="4" office:value-type="float" office:value="11.57" calcext:value-type="float">
            <text:p>11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317" calcext:value-type="float">
            <text:p>20170317</text:p>
          </table:table-cell>
          <table:table-cell table:number-columns-repeated="4" office:value-type="float" office:value="11.55" calcext:value-type="float">
            <text:p>1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320" calcext:value-type="float">
            <text:p>20170320</text:p>
          </table:table-cell>
          <table:table-cell table:number-columns-repeated="4" office:value-type="float" office:value="11.51" calcext:value-type="float">
            <text:p>11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321" calcext:value-type="float">
            <text:p>20170321</text:p>
          </table:table-cell>
          <table:table-cell table:number-columns-repeated="4" office:value-type="float" office:value="11.45" calcext:value-type="float">
            <text:p>1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322" calcext:value-type="float">
            <text:p>20170322</text:p>
          </table:table-cell>
          <table:table-cell table:number-columns-repeated="4" office:value-type="float" office:value="11.47" calcext:value-type="float">
            <text:p>11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323" calcext:value-type="float">
            <text:p>20170323</text:p>
          </table:table-cell>
          <table:table-cell table:number-columns-repeated="4" office:value-type="float" office:value="11.46" calcext:value-type="float">
            <text:p>1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324" calcext:value-type="float">
            <text:p>20170324</text:p>
          </table:table-cell>
          <table:table-cell table:number-columns-repeated="4" office:value-type="float" office:value="11.45" calcext:value-type="float">
            <text:p>1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006</text:p>
          </table:table-cell>
          <table:table-cell office:value-type="float" office:value="20170327" calcext:value-type="float">
            <text:p>20170327</text:p>
          </table:table-cell>
          <table:table-cell table:number-columns-repeated="4" office:value-type="float" office:value="11.39" calcext:value-type="float">
            <text:p>11.3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7T01:08:53.312555496</dc:date>
    <meta:editing-duration>PT2M13S</meta:editing-duration>
    <meta:editing-cycles>1</meta:editing-cycles>
    <meta:document-statistic meta:table-count="1" meta:cell-count="2017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42cm" svg:y="4.187cm" style:legend-expansion="high" chart:style-name="ch2"/>
        <chart:plot-area chart:style-name="ch3" table:cell-range-address="AIG006.F2:AIG006.F2882" svg:x="0.32cm" svg:y="0.18cm" svg:width="13.002cm" svg:height="8.64cm">
          <chartooo:coordinate-region svg:x="0.994cm" svg:y="0.18cm" svg:width="12.328cm" svg:height="7.27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IG006.F2:AIG006.F2882" chart:class="chart:bar">
            <chart:data-point chart:repeated="28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IG006.F2:AIG006.F28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94">
                <text:p>9.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77">
                <text:p>9.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77">
                <text:p>9.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4">
                <text:p>9.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59">
                <text:p>9.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46">
                <text:p>9.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53">
                <text:p>9.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57">
                <text:p>9.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81">
                <text:p>9.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77">
                <text:p>9.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.74">
                <text:p>9.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.72">
                <text:p>9.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72">
                <text:p>9.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64">
                <text:p>9.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74">
                <text:p>9.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77">
                <text:p>9.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74">
                <text:p>9.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72">
                <text:p>9.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.64">
                <text:p>9.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64">
                <text:p>9.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.63">
                <text:p>9.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64">
                <text:p>9.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72">
                <text:p>9.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74">
                <text:p>9.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74">
                <text:p>9.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74">
                <text:p>9.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81">
                <text:p>9.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77">
                <text:p>9.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81">
                <text:p>9.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81">
                <text:p>9.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06">
                <text:p>10.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06">
                <text:p>10.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07">
                <text:p>10.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.12">
                <text:p>10.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.26">
                <text:p>10.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12">
                <text:p>10.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.87">
                <text:p>9.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.07">
                <text:p>10.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.19">
                <text:p>10.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.28">
                <text:p>10.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.28">
                <text:p>10.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47">
                <text:p>10.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41">
                <text:p>10.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49">
                <text:p>10.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33">
                <text:p>10.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38">
                <text:p>10.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84">
                <text:p>9.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81">
                <text:p>9.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84">
                <text:p>9.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23">
                <text:p>9.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34">
                <text:p>9.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.81">
                <text:p>9.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.87">
                <text:p>9.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.81">
                <text:p>9.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.86">
                <text:p>9.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.94">
                <text:p>9.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.94">
                <text:p>9.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06">
                <text:p>10.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19">
                <text:p>10.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.12">
                <text:p>10.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29">
                <text:p>10.2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.29">
                <text:p>10.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.39">
                <text:p>10.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.82">
                <text:p>10.8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82">
                <text:p>10.8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82">
                <text:p>10.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.68">
                <text:p>11.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.77">
                <text:p>11.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.82">
                <text:p>11.8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.86">
                <text:p>11.8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.94">
                <text:p>11.9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.94">
                <text:p>11.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.94">
                <text:p>11.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.09">
                <text:p>12.0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.09">
                <text:p>12.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.14">
                <text:p>12.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.09">
                <text:p>12.0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.77">
                <text:p>11.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.18">
                <text:p>12.1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.26">
                <text:p>12.2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.32">
                <text:p>12.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.23">
                <text:p>12.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.19">
                <text:p>12.1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.31">
                <text:p>12.3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2.26">
                <text:p>12.2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2.31">
                <text:p>12.3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.39">
                <text:p>12.3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.39">
                <text:p>12.3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.47">
                <text:p>12.4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2.46">
                <text:p>12.4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2.54">
                <text:p>12.5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2.56">
                <text:p>12.5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2.59">
                <text:p>12.5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2.59">
                <text:p>12.5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.67">
                <text:p>12.6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2.59">
                <text:p>12.5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.63">
                <text:p>12.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.69">
                <text:p>12.6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.74">
                <text:p>12.7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.92">
                <text:p>12.9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.92">
                <text:p>12.9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.82">
                <text:p>12.8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.83">
                <text:p>12.8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.86">
                <text:p>12.8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.98">
                <text:p>12.9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.94">
                <text:p>12.9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.89">
                <text:p>12.8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.97">
                <text:p>12.9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.02">
                <text:p>13.0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.99">
                <text:p>12.9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3.12">
                <text:p>13.1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.07">
                <text:p>13.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.09">
                <text:p>13.0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.08">
                <text:p>13.0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3.02">
                <text:p>13.0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.09">
                <text:p>13.0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.12">
                <text:p>13.1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.83">
                <text:p>12.8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.78">
                <text:p>12.7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.72">
                <text:p>12.7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.74">
                <text:p>12.7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.59">
                <text:p>12.5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.27">
                <text:p>12.2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.29">
                <text:p>12.2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.23">
                <text:p>12.2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.47">
                <text:p>12.4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.56">
                <text:p>12.5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.63">
                <text:p>12.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.79">
                <text:p>12.7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.83">
                <text:p>12.8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.54">
                <text:p>12.5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.58">
                <text:p>12.5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.74">
                <text:p>12.7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.69">
                <text:p>12.6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.92">
                <text:p>12.9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2.89">
                <text:p>12.8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.81">
                <text:p>12.8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.83">
                <text:p>12.8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.79">
                <text:p>12.7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2.78">
                <text:p>12.7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2.83">
                <text:p>12.8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2.79">
                <text:p>12.7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2.87">
                <text:p>12.8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2.98">
                <text:p>12.9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2.98">
                <text:p>12.9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.09">
                <text:p>13.0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2.83">
                <text:p>12.8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.94">
                <text:p>12.9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2.94">
                <text:p>12.9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2.98">
                <text:p>12.9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2.89">
                <text:p>12.8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2.79">
                <text:p>12.7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2.78">
                <text:p>12.7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2.58">
                <text:p>12.5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2.49">
                <text:p>12.4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.38">
                <text:p>12.3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2.37">
                <text:p>12.3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2.26">
                <text:p>12.2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.18">
                <text:p>12.1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2.18">
                <text:p>12.1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.17">
                <text:p>12.1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2.23">
                <text:p>12.2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2.18">
                <text:p>12.1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.38">
                <text:p>12.3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.48">
                <text:p>12.4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2.48">
                <text:p>12.4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.31">
                <text:p>12.3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2.18">
                <text:p>12.1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.28">
                <text:p>12.2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.17">
                <text:p>12.1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2.14">
                <text:p>12.1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.93">
                <text:p>11.9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.82">
                <text:p>11.8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.68">
                <text:p>11.6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.37">
                <text:p>11.3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.91">
                <text:p>10.9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1.32">
                <text:p>11.3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1.32">
                <text:p>11.3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1.37">
                <text:p>11.3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.72">
                <text:p>10.7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.72">
                <text:p>10.7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.07">
                <text:p>11.0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.93">
                <text:p>10.9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.93">
                <text:p>10.9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.07">
                <text:p>11.0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1.07">
                <text:p>11.0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.43">
                <text:p>10.4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0.29">
                <text:p>10.2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.43">
                <text:p>10.4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.77">
                <text:p>9.7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.81">
                <text:p>9.8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.94">
                <text:p>9.9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.61">
                <text:p>8.6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.89">
                <text:p>8.8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43">
                <text:p>7.4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7">
                <text:p>8.1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67">
                <text:p>8.6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82">
                <text:p>8.8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74">
                <text:p>8.7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87">
                <text:p>8.8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38">
                <text:p>8.3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38">
                <text:p>8.3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.87">
                <text:p>7.8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7.19">
                <text:p>7.1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.11">
                <text:p>7.1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.22">
                <text:p>7.2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.19">
                <text:p>7.1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.39">
                <text:p>7.3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7.37">
                <text:p>7.3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7.46">
                <text:p>7.4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8.34">
                <text:p>8.3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.38">
                <text:p>8.3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8.79">
                <text:p>8.7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8.74">
                <text:p>8.7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03">
                <text:p>9.0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11">
                <text:p>9.1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17">
                <text:p>9.1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03">
                <text:p>9.0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57">
                <text:p>9.5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63">
                <text:p>9.6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57">
                <text:p>9.5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74">
                <text:p>9.7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94">
                <text:p>9.9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84">
                <text:p>9.8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.38">
                <text:p>10.3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9.94">
                <text:p>9.9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.19">
                <text:p>10.1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.39">
                <text:p>10.3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.41">
                <text:p>10.4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.33">
                <text:p>10.3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.47">
                <text:p>10.4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.72">
                <text:p>10.7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.93">
                <text:p>10.9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.93">
                <text:p>10.9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.82">
                <text:p>10.8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.79">
                <text:p>10.7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.72">
                <text:p>10.7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.93">
                <text:p>10.9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.93">
                <text:p>10.9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0.93">
                <text:p>10.9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0.29">
                <text:p>10.2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0.47">
                <text:p>10.4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0.47">
                <text:p>10.4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0.49">
                <text:p>10.4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0.79">
                <text:p>10.7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0.91">
                <text:p>10.9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0.93">
                <text:p>10.9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.07">
                <text:p>11.0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.32">
                <text:p>11.3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0.72">
                <text:p>10.7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0.72">
                <text:p>10.7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0.41">
                <text:p>10.4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0.72">
                <text:p>10.7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0.72">
                <text:p>10.72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0.91">
                <text:p>10.9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0.91">
                <text:p>10.9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0.93">
                <text:p>10.9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0.72">
                <text:p>10.7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0.72">
                <text:p>10.7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0.82">
                <text:p>10.8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0.79">
                <text:p>10.7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0.91">
                <text:p>10.9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1.37">
                <text:p>11.3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1.37">
                <text:p>11.3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1.32">
                <text:p>11.3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1.32">
                <text:p>11.3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1.32">
                <text:p>11.3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1.28">
                <text:p>11.2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1.37">
                <text:p>11.3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1.33">
                <text:p>11.3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1.37">
                <text:p>11.3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1.33">
                <text:p>11.3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1.28">
                <text:p>11.28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1.07">
                <text:p>11.0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1.51">
                <text:p>11.5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1.32">
                <text:p>11.3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1.57">
                <text:p>11.57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1.51">
                <text:p>11.5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1.58">
                <text:p>11.5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1.57">
                <text:p>11.5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1.58">
                <text:p>11.5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1.77">
                <text:p>11.7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1.81">
                <text:p>11.8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1.86">
                <text:p>11.8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1.82">
                <text:p>11.8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2.17">
                <text:p>12.1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1.93">
                <text:p>11.93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1.93">
                <text:p>11.9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1.82">
                <text:p>11.8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1.81">
                <text:p>11.8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1.77">
                <text:p>11.7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1.81">
                <text:p>11.8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1.86">
                <text:p>11.8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1.94">
                <text:p>11.9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1.93">
                <text:p>11.9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1.93">
                <text:p>11.9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1.94">
                <text:p>11.94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1.86">
                <text:p>11.8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1.77">
                <text:p>11.7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1.86">
                <text:p>11.86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1.78">
                <text:p>11.78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1.78">
                <text:p>11.7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0.79">
                <text:p>10.7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0.33">
                <text:p>10.3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0.79">
                <text:p>10.79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0.41">
                <text:p>10.4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0.39">
                <text:p>10.39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0.49">
                <text:p>10.49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0.41">
                <text:p>10.41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0.19">
                <text:p>10.1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0.19">
                <text:p>10.1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0.39">
                <text:p>10.39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0.06">
                <text:p>10.06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0.19">
                <text:p>10.19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0.79">
                <text:p>10.79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0.93">
                <text:p>10.93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0.79">
                <text:p>10.79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0.72">
                <text:p>10.72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0.72">
                <text:p>10.72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0.47">
                <text:p>10.47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0.47">
                <text:p>10.47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0.41">
                <text:p>10.41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0.26">
                <text:p>10.2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0.29">
                <text:p>10.29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0.72">
                <text:p>10.72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0.72">
                <text:p>10.7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0.47">
                <text:p>10.47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0.79">
                <text:p>10.79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0.93">
                <text:p>10.93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0.91">
                <text:p>10.91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1.07">
                <text:p>11.07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1.33">
                <text:p>11.33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1.37">
                <text:p>11.37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1.58">
                <text:p>11.58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1.68">
                <text:p>11.68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1.57">
                <text:p>11.57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1.58">
                <text:p>11.58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1.51">
                <text:p>11.51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1.28">
                <text:p>11.28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1.32">
                <text:p>11.32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1.32">
                <text:p>11.32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1.28">
                <text:p>11.28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1.07">
                <text:p>11.07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1.07">
                <text:p>11.07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1.37">
                <text:p>11.37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1.51">
                <text:p>11.51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1.28">
                <text:p>11.28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0.79">
                <text:p>10.79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0.91">
                <text:p>10.91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0.91">
                <text:p>10.91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0.79">
                <text:p>10.7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0.82">
                <text:p>10.82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0.82">
                <text:p>10.82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0.79">
                <text:p>10.7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0.91">
                <text:p>10.91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1.07">
                <text:p>11.07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1.28">
                <text:p>11.28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1.28">
                <text:p>11.28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1.07">
                <text:p>11.07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1.07">
                <text:p>11.07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0.47">
                <text:p>10.47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0.33">
                <text:p>10.33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0.19">
                <text:p>10.19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0.39">
                <text:p>10.39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0.29">
                <text:p>10.29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0.29">
                <text:p>10.29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9.94">
                <text:p>9.94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9.94">
                <text:p>9.94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0.39">
                <text:p>10.39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0.43">
                <text:p>10.4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0.47">
                <text:p>10.47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0.43">
                <text:p>10.43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0.82">
                <text:p>10.82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10.82">
                <text:p>10.82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0.79">
                <text:p>10.79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0.79">
                <text:p>10.79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0.72">
                <text:p>10.72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0.82">
                <text:p>10.82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10.91">
                <text:p>10.91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10.93">
                <text:p>10.93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10.91">
                <text:p>10.91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10.91">
                <text:p>10.91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0.93">
                <text:p>10.93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0.93">
                <text:p>10.93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0.91">
                <text:p>10.91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0.47">
                <text:p>10.47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0.72">
                <text:p>10.72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0.91">
                <text:p>10.91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0.79">
                <text:p>10.79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11.28">
                <text:p>11.28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11.28">
                <text:p>11.28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11.37">
                <text:p>11.37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1.39">
                <text:p>11.39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1.51">
                <text:p>11.51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11.37">
                <text:p>11.37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11.37">
                <text:p>11.37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11.33">
                <text:p>11.33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11.28">
                <text:p>11.28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10.93">
                <text:p>10.93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1.07">
                <text:p>11.07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11.07">
                <text:p>11.07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0.82">
                <text:p>10.82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0.93">
                <text:p>10.93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0.79">
                <text:p>10.79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10.29">
                <text:p>10.29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0.28">
                <text:p>10.28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10.43">
                <text:p>10.43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10.43">
                <text:p>10.43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10.47">
                <text:p>10.47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10.43">
                <text:p>10.43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10.43">
                <text:p>10.43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10.43">
                <text:p>10.43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10.41">
                <text:p>10.41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10.38">
                <text:p>10.38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10.33">
                <text:p>10.33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10.38">
                <text:p>10.38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10.38">
                <text:p>10.38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10.79">
                <text:p>10.79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10.91">
                <text:p>10.91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10.91">
                <text:p>10.91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10.43">
                <text:p>10.43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10.06">
                <text:p>10.06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10.12">
                <text:p>10.12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10.19">
                <text:p>10.19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10.28">
                <text:p>10.28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10.07">
                <text:p>10.07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10.07">
                <text:p>10.07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10.28">
                <text:p>10.28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10.28">
                <text:p>10.28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10.79">
                <text:p>10.79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10.47">
                <text:p>10.47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10.47">
                <text:p>10.47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10.43">
                <text:p>10.43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10.47">
                <text:p>10.47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10.38">
                <text:p>10.38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10.49">
                <text:p>10.49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10.49">
                <text:p>10.49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10.49">
                <text:p>10.49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10.72">
                <text:p>10.72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10.79">
                <text:p>10.79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10.82">
                <text:p>10.82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10.79">
                <text:p>10.79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10.93">
                <text:p>10.93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11.07">
                <text:p>11.07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11.07">
                <text:p>11.07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11.28">
                <text:p>11.28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11.32">
                <text:p>11.32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11.32">
                <text:p>11.32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11.39">
                <text:p>11.39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11.39">
                <text:p>11.39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11.37">
                <text:p>11.37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11.39">
                <text:p>11.39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11.39">
                <text:p>11.39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11.39">
                <text:p>11.39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11.37">
                <text:p>11.37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11.39">
                <text:p>11.39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11.57">
                <text:p>11.57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11.57">
                <text:p>11.57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11.57">
                <text:p>11.57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11.51">
                <text:p>11.51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11.39">
                <text:p>11.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